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TimesTen Roman" svg:font-family="'TimesTen Roman'"/>
    <style:font-face style:name="Courier New" svg:font-family="'Courier New'" style:font-family-generic="modern" style:font-pitch="fixed"/>
    <style:font-face style:name="ARial1" svg:font-family="ARial" style:font-pitch="variable"/>
    <style:font-face style:name="Arial1" svg:font-family="Arial" style:font-pitch="variable"/>
    <style:font-face style:name="HG Mincho Light J" svg:font-family="'HG Mincho Light J'" style:font-pitch="variable"/>
    <style:font-face style:name="HG Mincho Light J1" svg:font-family="'HG Mincho Light J', ms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Taula24" style:family="table">
      <style:table-properties style:width="16.999cm" table:align="margins"/>
    </style:style>
    <style:style style:name="Taula24.A" style:family="table-column">
      <style:table-column-properties style:column-width="16.999cm" style:rel-column-width="65535*"/>
    </style:style>
    <style:style style:name="Taula24.A1" style:family="table-cell">
      <style:table-cell-properties fo:background-color="#b3b3b3" fo:padding="0.097cm" fo:border="0.002cm solid #000000">
        <style:background-image/>
      </style:table-cell-properties>
    </style:style>
    <style:style style:name="Taula24.A2" style:family="table-cell">
      <style:table-cell-properties fo:padding="0.097cm" fo:border-left="0.002cm solid #000000" fo:border-right="0.002cm solid #000000" fo:border-top="none" fo:border-bottom="0.002cm solid #000000"/>
    </style:style>
    <style:style style:name="Taula1" style:family="table">
      <style:table-properties style:width="16.884cm" table:align="right"/>
    </style:style>
    <style:style style:name="Taula1.A" style:family="table-column">
      <style:table-column-properties style:column-width="7.278cm"/>
    </style:style>
    <style:style style:name="Taula1.B" style:family="table-column">
      <style:table-column-properties style:column-width="9.606cm"/>
    </style:style>
    <style:style style:name="Taula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b3b3b3"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fo:margin-left="0.353cm" fo:margin-right="0.427cm" table:align="margins" fo:keep-with-next="always"/>
    </style:style>
    <style:style style:name="Taula2.A" style:family="table-column">
      <style:table-column-properties style:rel-column-width="32931*"/>
    </style:style>
    <style:style style:name="Taula2.B" style:family="table-column">
      <style:table-column-properties style:rel-column-width="32604*"/>
    </style:style>
    <style:style style:name="Tau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e6e6e6"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23" style:family="table">
      <style:table-properties fo:margin-left="0.09cm" fo:margin-right="9.368cm" table:align="margins"/>
    </style:style>
    <style:style style:name="Taula23.A" style:family="table-column">
      <style:table-column-properties style:rel-column-width="65535*"/>
    </style:style>
    <style:style style:name="Taula23.A1" style:family="table-cell">
      <style:table-cell-properties fo:background-color="#b3b3b3" fo:padding="0.097cm" fo:border="0.002cm solid #000000">
        <style:background-image/>
      </style:table-cell-properties>
    </style:style>
    <style:style style:name="Taula23.A2" style:family="table-cell">
      <style:table-cell-properties fo:padding="0.097cm" fo:border-left="0.002cm solid #000000" fo:border-right="0.002cm solid #000000" fo:border-top="none" fo:border-bottom="0.002cm solid #000000"/>
    </style:style>
    <style:style style:name="Taula19" style:family="table">
      <style:table-properties fo:margin-left="0.116cm" fo:margin-right="0.173cm" table:align="margins" fo:keep-with-next="always" style:writing-mode="lr-tb"/>
    </style:style>
    <style:style style:name="Taula19.A" style:family="table-column">
      <style:table-column-properties style:rel-column-width="2380*"/>
    </style:style>
    <style:style style:name="Taula19.B" style:family="table-column">
      <style:table-column-properties style:rel-column-width="14740*"/>
    </style:style>
    <style:style style:name="Taula19.C" style:family="table-column">
      <style:table-column-properties style:rel-column-width="12269*"/>
    </style:style>
    <style:style style:name="Taula19.D" style:family="table-column">
      <style:table-column-properties style:rel-column-width="5999*"/>
    </style:style>
    <style:style style:name="Taula19.E" style:family="table-column">
      <style:table-column-properties style:rel-column-width="3335*"/>
    </style:style>
    <style:style style:name="Taula19.F" style:family="table-column">
      <style:table-column-properties style:rel-column-width="8636*"/>
    </style:style>
    <style:style style:name="Taula19.G" style:family="table-column">
      <style:table-column-properties style:rel-column-width="6089*"/>
    </style:style>
    <style:style style:name="Taula19.H" style:family="table-column">
      <style:table-column-properties style:rel-column-width="3321*"/>
    </style:style>
    <style:style style:name="Taula19.I" style:family="table-column">
      <style:table-column-properties style:rel-column-width="8766*"/>
    </style:style>
    <style:style style:name="Taula19.1" style:family="table-row">
      <style:table-row-properties style:keep-together="true" fo:keep-together="auto"/>
    </style:style>
    <style:style style:name="Taula19.A1" style:family="table-cell">
      <style:table-cell-properties style:vertical-align="top" fo:background-color="#b3b3b3" fo:padding-left="0.123cm" fo:padding-right="0.123cm" fo:padding-top="0cm" fo:padding-bottom="0cm" fo:border-left="0.035cm solid #000000" fo:border-right="none" fo:border-top="0.035cm solid #000000" fo:border-bottom="0.002cm solid #000000" style:writing-mode="lr-tb">
        <style:background-image/>
      </style:table-cell-properties>
    </style:style>
    <style:style style:name="Taula19.D1" style:family="table-cell">
      <style:table-cell-properties style:vertical-align="top" fo:background-color="#b3b3b3" fo:padding-left="0.123cm" fo:padding-right="0.123cm" fo:padding-top="0cm" fo:padding-bottom="0cm" fo:border-left="0.002cm solid #000000" fo:border-right="none" fo:border-top="0.035cm solid #000000" fo:border-bottom="0.002cm solid #000000" style:writing-mode="lr-tb">
        <style:background-image/>
      </style:table-cell-properties>
    </style:style>
    <style:style style:name="Taula19.2" style:family="table-row">
      <style:table-row-properties style:row-height="0.61cm" style:keep-together="true" fo:keep-together="auto"/>
    </style:style>
    <style:style style:name="Taula19.A2" style:family="table-cell">
      <style:table-cell-properties style:vertical-align="middle" fo:padding-left="0.123cm" fo:padding-right="0.123cm" fo:padding-top="0cm" fo:padding-bottom="0cm" fo:border-left="0.035cm solid #000000" fo:border-right="none" fo:border-top="none" fo:border-bottom="none" style:writing-mode="lr-tb"/>
    </style:style>
    <style:style style:name="Taula19.C2" style:family="table-cell">
      <style:table-cell-properties style:vertical-align="middle" fo:padding-left="0.123cm" fo:padding-right="0.123cm" fo:padding-top="0cm" fo:padding-bottom="0cm" fo:border-left="0.002cm solid #000000" fo:border-right="none" fo:border-top="none" fo:border-bottom="none" style:writing-mode="lr-tb"/>
    </style:style>
    <style:style style:name="Taula19.I2" style:family="table-cell">
      <style:table-cell-properties style:vertical-align="middle" fo:padding-left="0.123cm" fo:padding-right="0.123cm" fo:padding-top="0cm" fo:padding-bottom="0cm" fo:border-left="0.002cm solid #000000" fo:border-right="0.035cm solid #000000" fo:border-top="none" fo:border-bottom="none" style:writing-mode="lr-tb"/>
    </style:style>
    <style:style style:name="Taula19.A3" style:family="table-cell">
      <style:table-cell-properties style:vertical-align="top" fo:padding-left="0.123cm" fo:padding-right="0.123cm" fo:padding-top="0cm" fo:padding-bottom="0cm" fo:border-left="0.035cm solid #000000" fo:border-right="none" fo:border-top="0.002cm solid #000000" fo:border-bottom="0.002cm solid #000000" style:writing-mode="lr-tb"/>
    </style:style>
    <style:style style:name="Taula19.B3"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ula4" style:family="table">
      <style:table-properties fo:margin-left="0.037cm" fo:margin-right="0.055cm" table:align="margins" fo:keep-with-next="always" style:writing-mode="lr-tb"/>
    </style:style>
    <style:style style:name="Taula4.A" style:family="table-column">
      <style:table-column-properties style:rel-column-width="15882*"/>
    </style:style>
    <style:style style:name="Taula4.B" style:family="table-column">
      <style:table-column-properties style:rel-column-width="17441*"/>
    </style:style>
    <style:style style:name="Taula4.C" style:family="table-column">
      <style:table-column-properties style:rel-column-width="14768*"/>
    </style:style>
    <style:style style:name="Taula4.D" style:family="table-column">
      <style:table-column-properties style:rel-column-width="17444*"/>
    </style:style>
    <style:style style:name="Taula4.A1" style:family="table-cell">
      <style:table-cell-properties style:vertical-align="top" fo:background-color="#cccccc" style:border-line-width-left="0.002cm 0.035cm 0.002cm" style:border-line-width-top="0.002cm 0.035cm 0.002cm" fo:padding-left="0.212cm" fo:padding-right="0.212cm" fo:padding-top="0cm" fo:padding-bottom="0cm" fo:border-left="0.039cm double #000000" fo:border-right="none" fo:border-top="0.039cm double #000000" fo:border-bottom="none" style:writing-mode="lr-tb">
        <style:background-image/>
      </style:table-cell-properties>
    </style:style>
    <style:style style:name="Taula4.A2" style:family="table-cell">
      <style:table-cell-properties style:vertical-align="top" fo:background-color="#f2f2f2" style:border-line-width-left="0.002cm 0.035cm 0.002cm" fo:padding-left="0.212cm" fo:padding-right="0.212cm" fo:padding-top="0cm" fo:padding-bottom="0cm" fo:border-left="0.039cm double #000000" fo:border-right="none" fo:border-top="0.002cm solid #000000" fo:border-bottom="0.002cm solid #000000" style:writing-mode="lr-tb">
        <style:background-image/>
      </style:table-cell-properties>
    </style:style>
    <style:style style:name="Taula4.B2" style:family="table-cell">
      <style:table-cell-properties style:vertical-align="top" fo:background-color="#f2f2f2" fo:padding-left="0.212cm" fo:padding-right="0.212cm" fo:padding-top="0cm" fo:padding-bottom="0cm" fo:border-left="0.002cm solid #000000" fo:border-right="none" fo:border-top="0.002cm solid #000000" fo:border-bottom="0.002cm solid #000000" style:writing-mode="lr-tb">
        <style:background-image/>
      </style:table-cell-properties>
    </style:style>
    <style:style style:name="Taula4.D2" style:family="table-cell">
      <style:table-cell-properties style:vertical-align="top" fo:background-color="#f2f2f2" style:border-line-width-right="0.002cm 0.035cm 0.002cm" fo:padding-left="0.212cm" fo:padding-right="0.212cm" fo:padding-top="0cm" fo:padding-bottom="0cm" fo:border-left="0.002cm solid #000000" fo:border-right="0.039cm double #000000" fo:border-top="0.002cm solid #000000" fo:border-bottom="0.002cm solid #000000" style:writing-mode="lr-tb">
        <style:background-image/>
      </style:table-cell-properties>
    </style:style>
    <style:style style:name="Taula4.3" style:family="table-row">
      <style:table-row-properties style:min-row-height="0.139cm"/>
    </style:style>
    <style:style style:name="Taula4.A3" style:family="table-cell">
      <style:table-cell-properties style:vertical-align="top" style:border-line-width-left="0.002cm 0.035cm 0.002cm" style:border-line-width-bottom="0.002cm 0.035cm 0.002cm" fo:padding-left="0.212cm" fo:padding-right="0.212cm" fo:padding-top="0cm" fo:padding-bottom="0cm" fo:border-left="0.039cm double #000000" fo:border-right="none" fo:border-top="none" fo:border-bottom="0.039cm double #000000" style:writing-mode="lr-tb"/>
    </style:style>
    <style:style style:name="Taula4.B3" style:family="table-cell">
      <style:table-cell-properties style:vertical-align="top" style:border-line-width-bottom="0.002cm 0.035cm 0.002cm" fo:padding-left="0.212cm" fo:padding-right="0.212cm" fo:padding-top="0cm" fo:padding-bottom="0cm" fo:border-left="0.002cm solid #000000" fo:border-right="none" fo:border-top="none" fo:border-bottom="0.039cm double #000000" style:writing-mode="lr-tb"/>
    </style:style>
    <style:style style:name="Taula4.D3" style:family="table-cell">
      <style:table-cell-properties style:vertical-align="top" style:border-line-width-right="0.002cm 0.035cm 0.002cm" style:border-line-width-bottom="0.002cm 0.035cm 0.002cm" fo:padding-left="0.212cm" fo:padding-right="0.212cm" fo:padding-top="0cm" fo:padding-bottom="0cm" fo:border-left="0.002cm solid #000000" fo:border-right="0.039cm double #000000" fo:border-top="none" fo:border-bottom="0.039cm double #000000" style:writing-mode="lr-tb"/>
    </style:style>
    <style:style style:name="Taula10" style:family="table">
      <style:table-properties fo:margin-left="0.75cm" fo:margin-right="0.639cm" table:align="margins"/>
    </style:style>
    <style:style style:name="Taula10.A" style:family="table-column">
      <style:table-column-properties style:rel-column-width="46438*"/>
    </style:style>
    <style:style style:name="Taula10.B" style:family="table-column">
      <style:table-column-properties style:rel-column-width="19097*"/>
    </style:style>
    <style:style style:name="Taula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0.B1" style:family="table-cell">
      <style:table-cell-properties fo:background-color="#b3b3b3" fo:padding="0.097cm" fo:border="0.002cm solid #000000">
        <style:background-image/>
      </style:table-cell-properties>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25" style:family="table">
      <style:table-properties fo:margin-left="0.168cm" fo:margin-right="0.242cm" table:align="margins" fo:keep-with-next="always"/>
    </style:style>
    <style:style style:name="Taula25.A" style:family="table-column">
      <style:table-column-properties style:rel-column-width="18890*"/>
    </style:style>
    <style:style style:name="Taula25.B" style:family="table-column">
      <style:table-column-properties style:rel-column-width="8278*"/>
    </style:style>
    <style:style style:name="Taula25.C" style:family="table-column">
      <style:table-column-properties style:rel-column-width="13490*"/>
    </style:style>
    <style:style style:name="Taula25.D" style:family="table-column">
      <style:table-column-properties style:rel-column-width="10765*"/>
    </style:style>
    <style:style style:name="Taula25.E" style:family="table-column">
      <style:table-column-properties style:rel-column-width="6891*"/>
    </style:style>
    <style:style style:name="Taula25.F" style:family="table-column">
      <style:table-column-properties style:rel-column-width="7221*"/>
    </style:style>
    <style:style style:name="Taula25.A1" style:family="table-cell">
      <style:table-cell-properties fo:background-color="#b3b3b3" fo:padding="0.097cm" fo:border="0.002cm solid #000000">
        <style:background-image/>
      </style:table-cell-properties>
    </style:style>
    <style:style style:name="Taula25.A2" style:family="table-cell">
      <style:table-cell-properties fo:background-color="#e6e6ff" fo:padding="0.097cm" fo:border-left="0.002cm solid #000000" fo:border-right="none" fo:border-top="none" fo:border-bottom="0.002cm solid #000000">
        <style:background-image/>
      </style:table-cell-properties>
    </style:style>
    <style:style style:name="Taula25.F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ula25.A3" style:family="table-cell">
      <style:table-cell-properties fo:padding="0.097cm" fo:border-left="0.002cm solid #000000" fo:border-right="none" fo:border-top="none" fo:border-bottom="0.002cm solid #000000"/>
    </style:style>
    <style:style style:name="Taula25.B3" style:family="table-cell">
      <style:table-cell-properties style:vertical-align="middle" fo:padding="0.097cm" fo:border-left="0.002cm solid #000000" fo:border-right="none" fo:border-top="none" fo:border-bottom="0.002cm solid #000000"/>
    </style:style>
    <style:style style:name="Taula25.F3" style:family="table-cell">
      <style:table-cell-properties style:vertical-align="middle" fo:padding="0.097cm" fo:border-left="0.002cm solid #000000" fo:border-right="0.002cm solid #000000" fo:border-top="none" fo:border-bottom="0.002cm solid #000000"/>
    </style:style>
    <style:style style:name="Taula26" style:family="table">
      <style:table-properties table:align="margins" fo:keep-with-next="always"/>
    </style:style>
    <style:style style:name="Taula26.A" style:family="table-column">
      <style:table-column-properties style:rel-column-width="18777*"/>
    </style:style>
    <style:style style:name="Taula26.B" style:family="table-column">
      <style:table-column-properties style:rel-column-width="46758*"/>
    </style:style>
    <style:style style:name="Taula2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6.B1" style:family="table-cell">
      <style:table-cell-properties fo:background-color="#b3b3b3" fo:padding="0.097cm" fo:border="0.002cm solid #000000">
        <style:background-image/>
      </style:table-cell-properties>
    </style:style>
    <style:style style:name="Taula26.A2" style:family="table-cell">
      <style:table-cell-properties style:vertical-align="bottom" fo:padding="0.097cm" fo:border-left="0.002cm solid #000000" fo:border-right="0.002cm solid #000000" fo:border-top="none" fo:border-bottom="0.002cm solid #000000"/>
    </style:style>
    <style:style style:name="Taula26.A3" style:family="table-cell">
      <style:table-cell-properties fo:padding="0.097cm" fo:border-left="0.002cm solid #000000" fo:border-right="none" fo:border-top="none" fo:border-bottom="0.002cm solid #000000"/>
    </style:style>
    <style:style style:name="Taula26.B3" style:family="table-cell">
      <style:table-cell-properties fo:padding="0.097cm" fo:border-left="0.002cm solid #000000" fo:border-right="0.002cm solid #000000" fo:border-top="none" fo:border-bottom="0.002cm solid #000000"/>
    </style:style>
    <style:style style:name="Taula22" style:family="table">
      <style:table-properties fo:margin-left="0.247cm" fo:margin-right="0.48cm" table:align="margins"/>
    </style:style>
    <style:style style:name="Taula22.A" style:family="table-column">
      <style:table-column-properties style:rel-column-width="65535*"/>
    </style:style>
    <style:style style:name="Taula22.1" style:family="table-row">
      <style:table-row-properties style:row-height="1.138cm"/>
    </style:style>
    <style:style style:name="Taula22.A1" style:family="table-cell">
      <style:table-cell-properties style:vertical-align="bottom" fo:background-color="#b3b3b3" fo:padding="0.097cm" fo:border="0.002cm solid #000000">
        <style:background-image/>
      </style:table-cell-properties>
    </style:style>
    <style:style style:name="Taula22.A2" style:family="table-cell">
      <style:table-cell-properties fo:padding="0.097cm" fo:border-left="0.002cm solid #000000" fo:border-right="0.002cm solid #000000" fo:border-top="none" fo:border-bottom="0.002cm solid #000000"/>
    </style:style>
    <style:style style:name="Taula22.5" style:family="table-row">
      <style:table-row-properties style:min-row-height="0.984cm"/>
    </style:style>
    <style:style style:name="Taula5" style:family="table">
      <style:table-properties table:align="margins"/>
    </style:style>
    <style:style style:name="Taula5.A" style:family="table-column">
      <style:table-column-properties style:rel-column-width="65535*"/>
    </style:style>
    <style:style style:name="Taula5.A1" style:family="table-cell">
      <style:table-cell-properties fo:background-color="#cccccc"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5.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6" style:family="table">
      <style:table-properties fo:margin-left="0.196cm" fo:margin-right="0.279cm" table:align="margins"/>
    </style:style>
    <style:style style:name="Taula6.A" style:family="table-column">
      <style:table-column-properties style:rel-column-width="5556*"/>
    </style:style>
    <style:style style:name="Taula6.B" style:family="table-column">
      <style:table-column-properties style:rel-column-width="52594*"/>
    </style:style>
    <style:style style:name="Taula6.C" style:family="table-column">
      <style:table-column-properties style:rel-column-width="7385*"/>
    </style:style>
    <style:style style:name="Taula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6.C1" style:family="table-cell">
      <style:table-cell-properties fo:background-color="#b3b3b3" fo:padding="0.097cm" fo:border="0.002cm solid #000000">
        <style:background-image/>
      </style:table-cell-properties>
    </style:style>
    <style:style style:name="Taula6.A2" style:family="table-cell">
      <style:table-cell-properties style:vertical-align="middle" fo:padding="0.097cm" fo:border-left="0.002cm solid #000000" fo:border-right="none" fo:border-top="none" fo:border-bottom="0.002cm solid #000000"/>
    </style:style>
    <style:style style:name="Taula6.B2" style:family="table-cell">
      <style:table-cell-properties fo:padding="0.097cm" fo:border-left="0.002cm solid #000000" fo:border-right="none" fo:border-top="none" fo:border-bottom="0.002cm solid #000000"/>
    </style:style>
    <style:style style:name="Taula6.C2" style:family="table-cell">
      <style:table-cell-properties style:vertical-align="middle" fo:padding="0.097cm" fo:border-left="0.002cm solid #000000" fo:border-right="0.002cm solid #000000" fo:border-top="none" fo:border-bottom="0.002cm solid #000000"/>
    </style:style>
    <style:style style:name="Taula6.C4" style:family="table-cell">
      <style:table-cell-properties fo:padding="0.097cm" fo:border-left="0.002cm solid #000000" fo:border-right="0.002cm solid #000000" fo:border-top="none" fo:border-bottom="0.002cm solid #000000"/>
    </style:style>
    <style:style style:name="Taula7" style:family="table">
      <style:table-properties fo:margin-left="0.247cm" fo:margin-right="0.48cm" table:align="margins"/>
    </style:style>
    <style:style style:name="Taula7.A" style:family="table-column">
      <style:table-column-properties style:rel-column-width="65535*"/>
    </style:style>
    <style:style style:name="Taula7.1" style:family="table-row">
      <style:table-row-properties style:row-height="1.138cm"/>
    </style:style>
    <style:style style:name="Taula7.A1" style:family="table-cell">
      <style:table-cell-properties style:vertical-align="bottom" fo:background-color="#b3b3b3" fo:padding="0.097cm" fo:border="0.002cm solid #000000">
        <style:background-image/>
      </style:table-cell-properties>
    </style:style>
    <style:style style:name="Taula7.A2" style:family="table-cell">
      <style:table-cell-properties fo:padding="0.097cm" fo:border-left="0.002cm solid #000000" fo:border-right="0.002cm solid #000000" fo:border-top="none" fo:border-bottom="0.002cm solid #000000"/>
    </style:style>
    <style:style style:name="Taula8" style:family="table">
      <style:table-properties table:align="margins"/>
    </style:style>
    <style:style style:name="Taula8.A" style:family="table-column">
      <style:table-column-properties style:rel-column-width="65535*"/>
    </style:style>
    <style:style style:name="Taula8.A1" style:family="table-cell">
      <style:table-cell-properties fo:background-color="#cccccc" fo:padding="0.097cm" fo:border="0.002cm solid #000000">
        <style:background-image/>
      </style:table-cell-properties>
    </style:style>
    <style:style style:name="Taula8.A2" style:family="table-cell">
      <style:table-cell-properties fo:padding="0.097cm" fo:border-left="0.002cm solid #000000" fo:border-right="0.002cm solid #000000" fo:border-top="none" fo:border-bottom="0.002cm solid #000000"/>
    </style:style>
    <style:style style:name="Taula8.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9" style:family="table">
      <style:table-properties fo:margin-left="0.196cm" fo:margin-right="0.279cm" table:align="margins"/>
    </style:style>
    <style:style style:name="Taula9.A" style:family="table-column">
      <style:table-column-properties style:rel-column-width="5556*"/>
    </style:style>
    <style:style style:name="Taula9.B" style:family="table-column">
      <style:table-column-properties style:rel-column-width="52594*"/>
    </style:style>
    <style:style style:name="Taula9.C" style:family="table-column">
      <style:table-column-properties style:rel-column-width="7385*"/>
    </style:style>
    <style:style style:name="Taula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9.C1" style:family="table-cell">
      <style:table-cell-properties fo:background-color="#b3b3b3" fo:padding="0.097cm" fo:border="0.002cm solid #000000">
        <style:background-image/>
      </style:table-cell-properties>
    </style:style>
    <style:style style:name="Taula9.A2" style:family="table-cell">
      <style:table-cell-properties style:vertical-align="middle" fo:padding="0.097cm" fo:border-left="0.002cm solid #000000" fo:border-right="none" fo:border-top="none" fo:border-bottom="0.002cm solid #000000"/>
    </style:style>
    <style:style style:name="Taula9.B2" style:family="table-cell">
      <style:table-cell-properties fo:padding="0.097cm" fo:border-left="0.002cm solid #000000" fo:border-right="none" fo:border-top="none" fo:border-bottom="0.002cm solid #000000"/>
    </style:style>
    <style:style style:name="Taula9.C2" style:family="table-cell">
      <style:table-cell-properties style:vertical-align="middle" fo:padding="0.097cm" fo:border-left="0.002cm solid #000000" fo:border-right="0.002cm solid #000000" fo:border-top="none" fo:border-bottom="0.002cm solid #000000"/>
    </style:style>
    <style:style style:name="Taula9.4" style:family="table-row">
      <style:table-row-properties style:min-row-height="2.986cm"/>
    </style:style>
    <style:style style:name="Taula9.C4" style:family="table-cell">
      <style:table-cell-properties fo:padding="0.097cm" fo:border-left="0.002cm solid #000000" fo:border-right="0.002cm solid #000000" fo:border-top="none" fo:border-bottom="0.002cm solid #000000"/>
    </style:style>
    <style:style style:name="Taula27" style:family="table">
      <style:table-properties fo:margin-left="0.247cm" fo:margin-right="0.48cm" table:align="margins"/>
    </style:style>
    <style:style style:name="Taula27.A" style:family="table-column">
      <style:table-column-properties style:rel-column-width="65535*"/>
    </style:style>
    <style:style style:name="Taula27.1" style:family="table-row">
      <style:table-row-properties style:row-height="1.138cm"/>
    </style:style>
    <style:style style:name="Taula27.A1" style:family="table-cell">
      <style:table-cell-properties style:vertical-align="bottom" fo:background-color="#b3b3b3" fo:padding="0.097cm" fo:border="0.002cm solid #000000">
        <style:background-image/>
      </style:table-cell-properties>
    </style:style>
    <style:style style:name="Taula27.A2" style:family="table-cell">
      <style:table-cell-properties fo:padding="0.097cm" fo:border-left="0.002cm solid #000000" fo:border-right="0.002cm solid #000000" fo:border-top="none" fo:border-bottom="0.002cm solid #000000"/>
    </style:style>
    <style:style style:name="Taula27.5" style:family="table-row">
      <style:table-row-properties style:min-row-height="0.984cm"/>
    </style:style>
    <style:style style:name="Taula11" style:family="table">
      <style:table-properties table:align="margins"/>
    </style:style>
    <style:style style:name="Taula11.A" style:family="table-column">
      <style:table-column-properties style:rel-column-width="65535*"/>
    </style:style>
    <style:style style:name="Taula11.A1" style:family="table-cell">
      <style:table-cell-properties fo:background-color="#cccccc" fo:padding="0.097cm" fo:border="0.002cm solid #000000">
        <style:background-image/>
      </style:table-cell-properties>
    </style:style>
    <style:style style:name="Taula11.A2" style:family="table-cell">
      <style:table-cell-properties fo:padding="0.097cm" fo:border-left="0.002cm solid #000000" fo:border-right="0.002cm solid #000000" fo:border-top="none" fo:border-bottom="0.002cm solid #000000"/>
    </style:style>
    <style:style style:name="Taula11.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2" style:family="table">
      <style:table-properties fo:margin-left="0.169cm" fo:margin-right="0.279cm" table:align="margins"/>
    </style:style>
    <style:style style:name="Taula12.A" style:family="table-column">
      <style:table-column-properties style:rel-column-width="5644*"/>
    </style:style>
    <style:style style:name="Taula12.B" style:family="table-column">
      <style:table-column-properties style:rel-column-width="52513*"/>
    </style:style>
    <style:style style:name="Taula12.C" style:family="table-column">
      <style:table-column-properties style:rel-column-width="7378*"/>
    </style:style>
    <style:style style:name="Taula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b3b3b3" fo:padding="0.097cm" fo:border="0.002cm solid #000000">
        <style:background-image/>
      </style:table-cell-properties>
    </style:style>
    <style:style style:name="Taula12.A2" style:family="table-cell">
      <style:table-cell-properties style:vertical-align="middle" fo:padding="0.097cm" fo:border-left="0.002cm solid #000000" fo:border-right="none" fo:border-top="none" fo:border-bottom="0.002cm solid #000000"/>
    </style:style>
    <style:style style:name="Taula12.B2" style:family="table-cell">
      <style:table-cell-properties fo:padding="0.097cm" fo:border-left="0.002cm solid #000000" fo:border-right="none" fo:border-top="none" fo:border-bottom="0.002cm solid #000000"/>
    </style:style>
    <style:style style:name="Taula12.C2" style:family="table-cell">
      <style:table-cell-properties style:vertical-align="middle" fo:padding="0.097cm" fo:border-left="0.002cm solid #000000" fo:border-right="0.002cm solid #000000" fo:border-top="none" fo:border-bottom="0.002cm solid #000000"/>
    </style:style>
    <style:style style:name="Taula12.C4" style:family="table-cell">
      <style:table-cell-properties fo:padding="0.097cm" fo:border-left="0.002cm solid #000000" fo:border-right="0.002cm solid #000000" fo:border-top="none" fo:border-bottom="0.002cm solid #000000"/>
    </style:style>
    <style:style style:name="Taula28" style:family="table">
      <style:table-properties fo:margin-left="0.247cm" fo:margin-right="0.48cm" table:align="margins"/>
    </style:style>
    <style:style style:name="Taula28.A" style:family="table-column">
      <style:table-column-properties style:rel-column-width="65535*"/>
    </style:style>
    <style:style style:name="Taula28.1" style:family="table-row">
      <style:table-row-properties style:row-height="1.138cm"/>
    </style:style>
    <style:style style:name="Taula28.A1" style:family="table-cell">
      <style:table-cell-properties style:vertical-align="bottom" fo:background-color="#b3b3b3" fo:padding="0.097cm" fo:border="0.002cm solid #000000">
        <style:background-image/>
      </style:table-cell-properties>
    </style:style>
    <style:style style:name="Taula28.A2" style:family="table-cell">
      <style:table-cell-properties fo:padding="0.097cm" fo:border-left="0.002cm solid #000000" fo:border-right="0.002cm solid #000000" fo:border-top="none" fo:border-bottom="0.002cm solid #000000"/>
    </style:style>
    <style:style style:name="Taula28.5" style:family="table-row">
      <style:table-row-properties style:min-row-height="0.984cm"/>
    </style:style>
    <style:style style:name="Taula13" style:family="table">
      <style:table-properties table:align="margins"/>
    </style:style>
    <style:style style:name="Taula13.A" style:family="table-column">
      <style:table-column-properties style:rel-column-width="65535*"/>
    </style:style>
    <style:style style:name="Taula13.A1" style:family="table-cell">
      <style:table-cell-properties fo:background-color="#cccccc" fo:padding="0.097cm" fo:border="0.002cm solid #000000">
        <style:background-image/>
      </style:table-cell-properties>
    </style:style>
    <style:style style:name="Taula13.A2" style:family="table-cell">
      <style:table-cell-properties fo:padding="0.097cm" fo:border-left="0.002cm solid #000000" fo:border-right="0.002cm solid #000000" fo:border-top="none" fo:border-bottom="0.002cm solid #000000"/>
    </style:style>
    <style:style style:name="Taula1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4" style:family="table">
      <style:table-properties fo:margin-left="0.196cm" fo:margin-right="0.279cm" table:align="margins"/>
    </style:style>
    <style:style style:name="Taula14.A" style:family="table-column">
      <style:table-column-properties style:rel-column-width="5556*"/>
    </style:style>
    <style:style style:name="Taula14.B" style:family="table-column">
      <style:table-column-properties style:rel-column-width="52594*"/>
    </style:style>
    <style:style style:name="Taula14.C" style:family="table-column">
      <style:table-column-properties style:rel-column-width="7385*"/>
    </style:style>
    <style:style style:name="Taula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4.C1" style:family="table-cell">
      <style:table-cell-properties fo:background-color="#b3b3b3" fo:padding="0.097cm" fo:border="0.002cm solid #000000">
        <style:background-image/>
      </style:table-cell-properties>
    </style:style>
    <style:style style:name="Taula14.A2" style:family="table-cell">
      <style:table-cell-properties style:vertical-align="middle" fo:padding="0.097cm" fo:border-left="0.002cm solid #000000" fo:border-right="none" fo:border-top="none" fo:border-bottom="0.002cm solid #000000"/>
    </style:style>
    <style:style style:name="Taula14.B2" style:family="table-cell">
      <style:table-cell-properties fo:padding="0.097cm" fo:border-left="0.002cm solid #000000" fo:border-right="none" fo:border-top="none" fo:border-bottom="0.002cm solid #000000"/>
    </style:style>
    <style:style style:name="Taula14.C2" style:family="table-cell">
      <style:table-cell-properties style:vertical-align="middle" fo:padding="0.097cm" fo:border-left="0.002cm solid #000000" fo:border-right="0.002cm solid #000000" fo:border-top="none" fo:border-bottom="0.002cm solid #000000"/>
    </style:style>
    <style:style style:name="Taula14.C4" style:family="table-cell">
      <style:table-cell-properties fo:padding="0.097cm" fo:border-left="0.002cm solid #000000" fo:border-right="0.002cm solid #000000" fo:border-top="none" fo:border-bottom="0.002cm solid #000000"/>
    </style:style>
    <style:style style:name="Taula29" style:family="table">
      <style:table-properties fo:margin-left="0.247cm" fo:margin-right="0.48cm" table:align="margins"/>
    </style:style>
    <style:style style:name="Taula29.A" style:family="table-column">
      <style:table-column-properties style:rel-column-width="65535*"/>
    </style:style>
    <style:style style:name="Taula29.1" style:family="table-row">
      <style:table-row-properties style:row-height="1.138cm"/>
    </style:style>
    <style:style style:name="Taula29.A1" style:family="table-cell">
      <style:table-cell-properties style:vertical-align="bottom" fo:background-color="#b3b3b3" fo:padding="0.097cm" fo:border="0.002cm solid #000000">
        <style:background-image/>
      </style:table-cell-properties>
    </style:style>
    <style:style style:name="Taula29.A2" style:family="table-cell">
      <style:table-cell-properties fo:padding="0.097cm" fo:border-left="0.002cm solid #000000" fo:border-right="0.002cm solid #000000" fo:border-top="none" fo:border-bottom="0.002cm solid #000000"/>
    </style:style>
    <style:style style:name="Taula29.5" style:family="table-row">
      <style:table-row-properties style:min-row-height="0.984cm"/>
    </style:style>
    <style:style style:name="Taula15" style:family="table">
      <style:table-properties table:align="margins"/>
    </style:style>
    <style:style style:name="Taula15.A" style:family="table-column">
      <style:table-column-properties style:rel-column-width="65535*"/>
    </style:style>
    <style:style style:name="Taula15.A1" style:family="table-cell">
      <style:table-cell-properties fo:background-color="#cccccc" fo:padding="0.097cm" fo:border="0.002cm solid #000000">
        <style:background-image/>
      </style:table-cell-properties>
    </style:style>
    <style:style style:name="Taula15.A2" style:family="table-cell">
      <style:table-cell-properties fo:padding="0.097cm" fo:border-left="0.002cm solid #000000" fo:border-right="0.002cm solid #000000" fo:border-top="none" fo:border-bottom="0.002cm solid #000000"/>
    </style:style>
    <style:style style:name="Taula15.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6" style:family="table">
      <style:table-properties fo:margin-left="0.196cm" fo:margin-right="0.279cm" table:align="margins"/>
    </style:style>
    <style:style style:name="Taula16.A" style:family="table-column">
      <style:table-column-properties style:rel-column-width="5556*"/>
    </style:style>
    <style:style style:name="Taula16.B" style:family="table-column">
      <style:table-column-properties style:rel-column-width="52594*"/>
    </style:style>
    <style:style style:name="Taula16.C" style:family="table-column">
      <style:table-column-properties style:rel-column-width="7385*"/>
    </style:style>
    <style:style style:name="Taula1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6.C1" style:family="table-cell">
      <style:table-cell-properties fo:background-color="#b3b3b3" fo:padding="0.097cm" fo:border="0.002cm solid #000000">
        <style:background-image/>
      </style:table-cell-properties>
    </style:style>
    <style:style style:name="Taula16.A2" style:family="table-cell">
      <style:table-cell-properties style:vertical-align="middle" fo:padding="0.097cm" fo:border-left="0.002cm solid #000000" fo:border-right="none" fo:border-top="none" fo:border-bottom="0.002cm solid #000000"/>
    </style:style>
    <style:style style:name="Taula16.B2" style:family="table-cell">
      <style:table-cell-properties fo:padding="0.097cm" fo:border-left="0.002cm solid #000000" fo:border-right="none" fo:border-top="none" fo:border-bottom="0.002cm solid #000000"/>
    </style:style>
    <style:style style:name="Taula16.C2" style:family="table-cell">
      <style:table-cell-properties style:vertical-align="middle" fo:padding="0.097cm" fo:border-left="0.002cm solid #000000" fo:border-right="0.002cm solid #000000" fo:border-top="none" fo:border-bottom="0.002cm solid #000000"/>
    </style:style>
    <style:style style:name="Taula16.C4" style:family="table-cell">
      <style:table-cell-properties fo:padding="0.097cm" fo:border-left="0.002cm solid #000000" fo:border-right="0.002cm solid #000000" fo:border-top="none" fo:border-bottom="0.002cm solid #000000"/>
    </style:style>
    <style:style style:name="Taula30" style:family="table">
      <style:table-properties fo:margin-left="0.247cm" fo:margin-right="0.48cm" table:align="margins"/>
    </style:style>
    <style:style style:name="Taula30.A" style:family="table-column">
      <style:table-column-properties style:rel-column-width="65535*"/>
    </style:style>
    <style:style style:name="Taula30.1" style:family="table-row">
      <style:table-row-properties style:row-height="1.138cm"/>
    </style:style>
    <style:style style:name="Taula30.A1" style:family="table-cell">
      <style:table-cell-properties style:vertical-align="bottom" fo:background-color="#b3b3b3" fo:padding="0.097cm" fo:border="0.002cm solid #000000">
        <style:background-image/>
      </style:table-cell-properties>
    </style:style>
    <style:style style:name="Taula30.A2" style:family="table-cell">
      <style:table-cell-properties fo:padding="0.097cm" fo:border-left="0.002cm solid #000000" fo:border-right="0.002cm solid #000000" fo:border-top="none" fo:border-bottom="0.002cm solid #000000"/>
    </style:style>
    <style:style style:name="Taula33" style:family="table">
      <style:table-properties table:align="margins"/>
    </style:style>
    <style:style style:name="Taula33.A" style:family="table-column">
      <style:table-column-properties style:rel-column-width="65535*"/>
    </style:style>
    <style:style style:name="Taula33.A1" style:family="table-cell">
      <style:table-cell-properties fo:background-color="#cccccc" fo:padding="0.097cm" fo:border="0.002cm solid #000000">
        <style:background-image/>
      </style:table-cell-properties>
    </style:style>
    <style:style style:name="Taula33.A2" style:family="table-cell">
      <style:table-cell-properties fo:padding="0.097cm" fo:border-left="0.002cm solid #000000" fo:border-right="0.002cm solid #000000" fo:border-top="none" fo:border-bottom="0.002cm solid #000000"/>
    </style:style>
    <style:style style:name="Taula33.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8" style:family="table">
      <style:table-properties fo:margin-left="0.196cm" fo:margin-right="0.279cm" table:align="margins" style:may-break-between-rows="true"/>
    </style:style>
    <style:style style:name="Taula18.A" style:family="table-column">
      <style:table-column-properties style:rel-column-width="5556*"/>
    </style:style>
    <style:style style:name="Taula18.B" style:family="table-column">
      <style:table-column-properties style:rel-column-width="52594*"/>
    </style:style>
    <style:style style:name="Taula18.C" style:family="table-column">
      <style:table-column-properties style:rel-column-width="7385*"/>
    </style:style>
    <style:style style:name="Taula1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18.C1" style:family="table-cell">
      <style:table-cell-properties fo:background-color="#b3b3b3" fo:padding="0.097cm" fo:border="0.002cm solid #000000">
        <style:background-image/>
      </style:table-cell-properties>
    </style:style>
    <style:style style:name="Taula18.A2" style:family="table-cell">
      <style:table-cell-properties style:vertical-align="middle" fo:padding="0.097cm" fo:border-left="0.002cm solid #000000" fo:border-right="none" fo:border-top="none" fo:border-bottom="0.002cm solid #000000"/>
    </style:style>
    <style:style style:name="Taula18.B2" style:family="table-cell">
      <style:table-cell-properties fo:padding="0.097cm" fo:border-left="0.002cm solid #000000" fo:border-right="none" fo:border-top="none" fo:border-bottom="0.002cm solid #000000"/>
    </style:style>
    <style:style style:name="Taula18.C2" style:family="table-cell">
      <style:table-cell-properties style:vertical-align="middle" fo:padding="0.097cm" fo:border-left="0.002cm solid #000000" fo:border-right="0.002cm solid #000000" fo:border-top="none" fo:border-bottom="0.002cm solid #000000"/>
    </style:style>
    <style:style style:name="Taula18.4" style:family="table-row">
      <style:table-row-properties style:min-row-height="13.012cm"/>
    </style:style>
    <style:style style:name="Taula18.C4" style:family="table-cell">
      <style:table-cell-properties fo:padding="0.097cm" fo:border-left="0.002cm solid #000000" fo:border-right="0.002cm solid #000000" fo:border-top="none" fo:border-bottom="0.002cm solid #000000"/>
    </style:style>
    <style:style style:name="Taula18.5" style:family="table-row">
      <style:table-row-properties style:min-row-height="1.296cm"/>
    </style:style>
    <style:style style:name="Taula31" style:family="table">
      <style:table-properties fo:margin-left="0.247cm" fo:margin-right="0.48cm" table:align="margins"/>
    </style:style>
    <style:style style:name="Taula31.A" style:family="table-column">
      <style:table-column-properties style:rel-column-width="65535*"/>
    </style:style>
    <style:style style:name="Taula31.1" style:family="table-row">
      <style:table-row-properties style:row-height="1.138cm"/>
    </style:style>
    <style:style style:name="Taula31.A1" style:family="table-cell">
      <style:table-cell-properties style:vertical-align="bottom" fo:background-color="#b3b3b3" fo:padding="0.097cm" fo:border="0.002cm solid #000000">
        <style:background-image/>
      </style:table-cell-properties>
    </style:style>
    <style:style style:name="Taula31.A2" style:family="table-cell">
      <style:table-cell-properties fo:padding="0.097cm" fo:border-left="0.002cm solid #000000" fo:border-right="0.002cm solid #000000" fo:border-top="none" fo:border-bottom="0.002cm solid #000000"/>
    </style:style>
    <style:style style:name="Taula20" style:family="table">
      <style:table-properties table:align="margins"/>
    </style:style>
    <style:style style:name="Taula20.A" style:family="table-column">
      <style:table-column-properties style:rel-column-width="65535*"/>
    </style:style>
    <style:style style:name="Taula20.A1" style:family="table-cell">
      <style:table-cell-properties fo:background-color="#cccccc" fo:padding="0.097cm" fo:border="0.002cm solid #000000">
        <style:background-image/>
      </style:table-cell-properties>
    </style:style>
    <style:style style:name="Taula20.A2" style:family="table-cell">
      <style:table-cell-properties fo:padding="0.097cm" fo:border-left="0.002cm solid #000000" fo:border-right="0.002cm solid #000000" fo:border-top="none" fo:border-bottom="0.002cm solid #000000"/>
    </style:style>
    <style:style style:name="Taula20.A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21" style:family="table">
      <style:table-properties fo:margin-left="0.196cm" fo:margin-right="0.279cm" table:align="margins"/>
    </style:style>
    <style:style style:name="Taula21.A" style:family="table-column">
      <style:table-column-properties style:rel-column-width="5556*"/>
    </style:style>
    <style:style style:name="Taula21.B" style:family="table-column">
      <style:table-column-properties style:rel-column-width="52594*"/>
    </style:style>
    <style:style style:name="Taula21.C" style:family="table-column">
      <style:table-column-properties style:rel-column-width="7385*"/>
    </style:style>
    <style:style style:name="Taula2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21.C1" style:family="table-cell">
      <style:table-cell-properties fo:background-color="#b3b3b3" fo:padding="0.097cm" fo:border="0.002cm solid #000000">
        <style:background-image/>
      </style:table-cell-properties>
    </style:style>
    <style:style style:name="Taula21.A2" style:family="table-cell">
      <style:table-cell-properties style:vertical-align="middle" fo:padding="0.097cm" fo:border-left="0.002cm solid #000000" fo:border-right="none" fo:border-top="none" fo:border-bottom="0.002cm solid #000000"/>
    </style:style>
    <style:style style:name="Taula21.B2" style:family="table-cell">
      <style:table-cell-properties fo:padding="0.097cm" fo:border-left="0.002cm solid #000000" fo:border-right="none" fo:border-top="none" fo:border-bottom="0.002cm solid #000000"/>
    </style:style>
    <style:style style:name="Taula21.C2" style:family="table-cell">
      <style:table-cell-properties style:vertical-align="middle" fo:padding="0.097cm" fo:border-left="0.002cm solid #000000" fo:border-right="0.002cm solid #000000" fo:border-top="none" fo:border-bottom="0.002cm solid #000000"/>
    </style:style>
    <style:style style:name="Taula21.C4" style:family="table-cell">
      <style:table-cell-properties fo:padding="0.097cm" fo:border-left="0.002cm solid #000000" fo:border-right="0.002cm solid #000000" fo:border-top="none" fo:border-bottom="0.002cm solid #000000"/>
    </style:style>
    <style:style style:name="Taula17" style:family="table">
      <style:table-properties table:align="margins"/>
    </style:style>
    <style:style style:name="Taula17.A" style:family="table-column">
      <style:table-column-properties style:rel-column-width="3679*"/>
    </style:style>
    <style:style style:name="Taula17.B" style:family="table-column">
      <style:table-column-properties style:rel-column-width="13146*"/>
    </style:style>
    <style:style style:name="Taula17.C" style:family="table-column">
      <style:table-column-properties style:rel-column-width="4080*"/>
    </style:style>
    <style:style style:name="Taula17.D" style:family="table-column">
      <style:table-column-properties style:rel-column-width="7753*"/>
    </style:style>
    <style:style style:name="Taula17.E" style:family="table-column">
      <style:table-column-properties style:rel-column-width="8467*"/>
    </style:style>
    <style:style style:name="Taula17.F" style:family="table-column">
      <style:table-column-properties style:rel-column-width="3828*"/>
    </style:style>
    <style:style style:name="Taula17.G" style:family="table-column">
      <style:table-column-properties style:rel-column-width="20246*"/>
    </style:style>
    <style:style style:name="Taula17.H" style:family="table-column">
      <style:table-column-properties style:rel-column-width="4336*"/>
    </style:style>
    <style:style style:name="Taula17.A1" style:family="table-cell">
      <style:table-cell-properties fo:background-color="#b3b3b3" fo:padding="0.097cm" fo:border="0.002cm solid #000000">
        <style:background-image/>
      </style:table-cell-properties>
    </style:style>
    <style:style style:name="Taula17.A2" style:family="table-cell">
      <style:table-cell-properties fo:padding="0.097cm" fo:border-left="0.002cm solid #000000" fo:border-right="none" fo:border-top="none" fo:border-bottom="0.002cm solid #000000"/>
    </style:style>
    <style:style style:name="Taula17.C2" style:family="table-cell">
      <style:table-cell-properties fo:padding="0.097cm" fo:border-left="0.002cm solid #000000" fo:border-right="0.002cm solid #000000" fo:border-top="none" fo:border-bottom="0.002cm solid #000000"/>
    </style:style>
    <style:style style:name="Taula17.A4"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ula17.A9"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ula17.A1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ExempleFitxaNucliActivitat" style:family="table">
      <style:table-properties fo:margin-left="0.152cm" fo:margin-right="0.302cm" table:align="margins"/>
    </style:style>
    <style:style style:name="ExempleFitxaNucliActivitat.A" style:family="table-column">
      <style:table-column-properties style:rel-column-width="19715*"/>
    </style:style>
    <style:style style:name="ExempleFitxaNucliActivitat.B" style:family="table-column">
      <style:table-column-properties style:rel-column-width="45820*"/>
    </style:style>
    <style:style style:name="ExempleFitxaNucliActivitat.A1" style:family="table-cell">
      <style:table-cell-properties fo:background-color="#b3b3b3" fo:padding="0.097cm" fo:border="0.002cm solid #000000">
        <style:background-image/>
      </style:table-cell-properties>
    </style:style>
    <style:style style:name="ExempleFitxaNucliActivitat.A2" style:family="table-cell">
      <style:table-cell-properties fo:padding="0.097cm" fo:border-left="0.002cm solid #000000" fo:border-right="none" fo:border-top="none" fo:border-bottom="0.002cm solid #000000"/>
    </style:style>
    <style:style style:name="ExempleFitxaNucliActivitat.B2" style:family="table-cell">
      <style:table-cell-properties fo:padding="0.097cm" fo:border-left="0.002cm solid #000000" fo:border-right="0.002cm solid #000000" fo:border-top="none" fo:border-bottom="0.002cm solid #000000"/>
    </style:style>
    <style:style style:name="ExempleFitxaNucliActivitat.A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ExempleFitxaNucliActivitat.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style:text-properties style:font-name="Arial" fo:language="ca" fo:country="ES"/>
    </style:style>
    <style:style style:name="P4" style:family="paragraph" style:parent-style-name="Standard">
      <style:paragraph-properties fo:line-height="150%" fo:text-align="justify" style:justify-single-word="false"/>
      <style:text-properties style:font-name="Arial" fo:language="ca" fo:country="ES"/>
    </style:style>
    <style:style style:name="P5" style:family="paragraph" style:parent-style-name="Standard">
      <style:paragraph-properties fo:line-height="150%" fo:text-align="justify" style:justify-single-word="false"/>
      <style:text-properties style:font-name="Arial" fo:language="ca" fo:country="ES" fo:font-weight="normal" style:font-weight-asian="normal" style:font-weight-complex="normal"/>
    </style:style>
    <style:style style:name="P6" style:family="paragraph" style:parent-style-name="Standard">
      <style:paragraph-properties fo:line-height="150%" fo:text-align="center" style:justify-single-word="false"/>
      <style:text-properties style:font-name="Arial" fo:font-size="22pt" fo:language="ca" fo:country="ES" fo:font-weight="bold" style:font-size-asian="22pt" style:font-weight-asian="bold" style:font-size-complex="22pt" style:font-weight-complex="bold"/>
    </style:style>
    <style:style style:name="P7" style:family="paragraph" style:parent-style-name="Standard">
      <style:paragraph-properties fo:line-height="150%" fo:text-align="center" style:justify-single-word="false"/>
      <style:text-properties style:font-name="Arial" fo:font-size="22pt" fo:language="ca" fo:country="ES" style:font-size-asian="22pt" style:font-size-complex="22pt"/>
    </style:style>
    <style:style style:name="P8" style:family="paragraph" style:parent-style-name="Standard">
      <style:paragraph-properties fo:line-height="150%" fo:text-align="center" style:justify-single-word="false"/>
      <style:text-properties style:font-name="Arial" fo:font-size="22pt" fo:font-weight="bold" style:font-size-asian="22pt" style:font-weight-asian="bold" style:font-size-complex="22pt" style:font-weight-complex="bold"/>
    </style:style>
    <style:style style:name="P9" style:family="paragraph" style:parent-style-name="Standard">
      <style:paragraph-properties fo:line-height="150%" fo:text-align="justify" style:justify-single-word="false"/>
      <style:text-properties style:font-name="Arial" fo:font-size="9pt" fo:language="ca" fo:country="ES" style:font-size-asian="9pt" style:font-size-complex="9pt"/>
    </style:style>
    <style:style style:name="P10" style:family="paragraph" style:parent-style-name="Standard">
      <style:paragraph-properties fo:text-align="justify" style:justify-single-word="false" fo:orphans="0" fo:widows="0">
        <style:tab-stops>
          <style:tab-stop style:position="-1.27cm"/>
        </style:tab-stops>
      </style:paragraph-properties>
      <style:text-properties style:font-name="Arial" fo:font-size="9pt" fo:language="ca" fo:country="ES" style:font-size-asian="9pt" style:font-size-complex="9pt"/>
    </style:style>
    <style:style style:name="P11" style:family="paragraph" style:parent-style-name="Standard">
      <style:paragraph-properties fo:text-align="start" style:justify-single-word="false"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12" style:family="paragraph" style:parent-style-name="Standard">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13" style:family="paragraph" style:parent-style-name="Standard">
      <style:paragraph-properties fo:hyphenation-ladder-count="no-limit" style:snap-to-layout-grid="false"/>
      <style:text-properties style:font-name="Arial" fo:font-size="9pt" fo:letter-spacing="-0.002cm" fo:language="ca" fo:country="ES" fo:font-weight="bold" style:font-size-asian="9pt" style:font-weight-asian="bold" style:font-size-complex="9pt" style:font-weight-complex="bold" fo:hyphenate="false" fo:hyphenation-remain-char-count="2" fo:hyphenation-push-char-count="2"/>
    </style:style>
    <style:style style:name="P14" style:family="paragraph" style:parent-style-name="Standard">
      <style:paragraph-properties fo:line-height="150%" fo:text-align="justify" style:justify-single-word="false" fo:hyphenation-ladder-count="no-limit" style:snap-to-layout-grid="false"/>
      <style:text-properties style:font-name="Arial" fo:font-size="9pt" fo:letter-spacing="-0.002cm" fo:language="ca" fo:country="ES" fo:font-weight="bold" style:font-size-asian="9pt" style:font-weight-asian="bold" style:font-size-complex="9pt" style:font-weight-complex="bold" fo:hyphenate="false" fo:hyphenation-remain-char-count="2" fo:hyphenation-push-char-count="2"/>
    </style:style>
    <style:style style:name="P15" style:family="paragraph" style:parent-style-name="Standard">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16" style:family="paragraph" style:parent-style-name="Standard">
      <style:paragraph-properties fo:hyphenation-ladder-count="no-limit" style:snap-to-layout-grid="false"/>
      <style:text-properties style:font-name="Arial" fo:font-size="9pt" fo:letter-spacing="-0.005cm" fo:language="ca" fo:country="ES" fo:font-weight="bold" style:font-size-asian="9pt" style:font-weight-asian="bold" style:font-size-complex="9pt" style:font-weight-complex="bold" fo:hyphenate="false" fo:hyphenation-remain-char-count="2" fo:hyphenation-push-char-count="2"/>
    </style:style>
    <style:style style:name="P17" style:family="paragraph" style:parent-style-name="Standard">
      <style:paragraph-properties fo:text-align="center" style:justify-single-word="false"/>
      <style:text-properties style:font-name="Arial" fo:font-size="10pt" fo:language="ca" fo:country="ES" fo:font-weight="bold" style:font-size-asian="10pt" style:font-weight-asian="bold" style:font-size-complex="10pt" style:font-weight-complex="bold"/>
    </style:style>
    <style:style style:name="P18" style:family="paragraph" style:parent-style-name="Standard">
      <style:paragraph-properties fo:line-height="150%" fo:text-align="center" style:justify-single-word="false" style:snap-to-layout-grid="false"/>
      <style:text-properties style:font-name="Arial" fo:font-size="10pt" fo:language="ca" fo:country="ES" fo:font-weight="bold" style:font-size-asian="10pt" style:font-weight-asian="bold" style:font-size-complex="10pt" style:font-weight-complex="bold"/>
    </style:style>
    <style:style style:name="P19" style:family="paragraph" style:parent-style-name="Standard">
      <style:text-properties style:font-name="Arial" fo:font-size="10pt" fo:language="ca" fo:country="ES" style:font-size-asian="10pt" style:font-size-complex="10pt"/>
    </style:style>
    <style:style style:name="P20" style:family="paragraph" style:parent-style-name="Standard">
      <style:paragraph-properties fo:line-height="150%" fo:text-align="justify" style:justify-single-word="false"/>
      <style:text-properties style:font-name="Arial" fo:font-size="10pt" fo:language="ca" fo:country="ES" style:font-size-asian="10pt" style:font-size-complex="10pt"/>
    </style:style>
    <style:style style:name="P21" style:family="paragraph" style:parent-style-name="Standard">
      <style:paragraph-properties fo:line-height="150%" style:snap-to-layout-grid="false"/>
      <style:text-properties style:font-name="Arial" fo:font-size="10pt" fo:language="ca" fo:country="ES" style:font-size-asian="10pt" style:font-size-complex="10pt"/>
    </style:style>
    <style:style style:name="P22" style:family="paragraph" style:parent-style-name="Standard">
      <style:paragraph-properties fo:line-height="150%" fo:text-align="center" style:justify-single-word="false" style:snap-to-layout-grid="false"/>
      <style:text-properties style:font-name="Arial" fo:font-size="10pt" fo:language="ca" fo:country="ES" style:font-size-asian="10pt" style:font-size-complex="10pt"/>
    </style:style>
    <style:style style:name="P23" style:family="paragraph" style:parent-style-name="Standard">
      <style:paragraph-properties fo:line-height="150%" style:snap-to-layout-grid="false"/>
      <style:text-properties style:font-name="Arial" fo:font-size="10pt" style:font-size-asian="10pt" style:font-size-complex="10pt"/>
    </style:style>
    <style:style style:name="P24" style:family="paragraph" style:parent-style-name="Standard">
      <style:paragraph-properties fo:line-height="150%" fo:text-align="center" style:justify-single-word="false"/>
      <style:text-properties style:font-name="TimesTen Roman" fo:font-size="12pt" fo:font-weight="bold" style:font-size-asian="22pt" style:font-weight-asian="bold" style:font-size-complex="22pt" style:font-weight-complex="bold"/>
    </style:style>
    <style:style style:name="P25" style:family="paragraph" style:parent-style-name="Standard">
      <style:paragraph-properties fo:line-height="150%" fo:text-align="start" style:justify-single-word="false"/>
    </style:style>
    <style:style style:name="P26" style:family="paragraph" style:parent-style-name="Standard">
      <style:text-properties style:font-name="ARial"/>
    </style:style>
    <style:style style:name="P27" style:family="paragraph" style:parent-style-name="Standard">
      <style:paragraph-properties fo:line-height="150%" fo:text-align="center"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28" style:family="paragraph" style:parent-style-name="Standard">
      <style:paragraph-properties fo:line-height="150%" fo:text-align="start"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29" style:family="paragraph" style:parent-style-name="Standard">
      <style:paragraph-properties fo:line-height="150%" fo:text-align="justify"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30" style:family="paragraph" style:parent-style-name="Standard">
      <style:paragraph-properties fo:text-align="center"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31" style:family="paragraph" style:parent-style-name="Standard">
      <style:paragraph-properties fo:text-align="start" style:justify-single-word="false" fo:hyphenation-ladder-count="no-limit" style:snap-to-layout-grid="false"/>
      <style:text-properties style:font-name="ARial" fo:font-size="12pt" fo:letter-spacing="-0.002cm" fo:language="ca" fo:country="ES" fo:font-weight="bold" style:font-size-asian="12pt" style:font-weight-asian="bold" style:font-size-complex="12pt" style:font-weight-complex="bold" fo:hyphenate="false" fo:hyphenation-remain-char-count="2" fo:hyphenation-push-char-count="2"/>
    </style:style>
    <style:style style:name="P32" style:family="paragraph" style:parent-style-name="Standard">
      <style:paragraph-properties fo:line-height="150%" fo:text-align="justify"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3" style:family="paragraph" style:parent-style-name="Standard">
      <style:paragraph-properties fo:line-height="150%" fo:text-align="start"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4" style:family="paragraph" style:parent-style-name="Standard">
      <style:paragraph-properties fo:text-align="start"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35" style:family="paragraph" style:parent-style-name="Standard">
      <style:text-properties fo:language="ca" fo:country="ES"/>
    </style:style>
    <style:style style:name="P36" style:family="paragraph" style:parent-style-name="Standard">
      <style:paragraph-properties fo:line-height="150%"/>
      <style:text-properties fo:language="ca" fo:country="ES" fo:font-weight="bold" style:font-weight-asian="bold" style:font-weight-complex="bold"/>
    </style:style>
    <style:style style:name="P37" style:family="paragraph" style:parent-style-name="Standard">
      <style:paragraph-properties fo:margin-left="0cm" fo:margin-right="0.873cm" fo:line-height="150%" fo:text-align="end" style:justify-single-word="false" fo:text-indent="0cm" style:auto-text-indent="false"/>
      <style:text-properties style:font-name="Arial" fo:font-size="20pt" fo:font-weight="normal" style:font-size-asian="20pt" style:font-weight-asian="normal" style:font-size-complex="20pt" style:font-weight-complex="normal"/>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paragraph-properties fo:line-height="150%"/>
      <style:text-properties style:font-name="Arial" fo:language="ca" fo:country="ES"/>
    </style:style>
    <style:style style:name="P43" style:family="paragraph" style:parent-style-name="Text_20_body">
      <style:paragraph-properties fo:line-height="150%" fo:text-align="justify" style:justify-single-word="false"/>
      <style:text-properties style:font-name="Arial" fo:language="ca" fo:country="ES"/>
    </style:style>
    <style:style style:name="P44" style:family="paragraph" style:parent-style-name="Text_20_body">
      <style:paragraph-properties fo:line-height="150%" fo:text-align="justify" style:justify-single-word="false"/>
      <style:text-properties style:font-name="Arial" fo:language="ca" fo:country="ES" fo:background-color="transparent"/>
    </style:style>
    <style:style style:name="P45"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46" style:family="paragraph" style:parent-style-name="Text_20_body">
      <style:paragraph-properties fo:text-align="justify" style:justify-single-word="false"/>
      <style:text-properties style:font-name="Arial" fo:language="ca" fo:country="ES"/>
    </style:style>
    <style:style style:name="P47" style:family="paragraph" style:parent-style-name="Text_20_body">
      <style:paragraph-properties fo:line-height="150%" fo:text-align="justify" style:justify-single-word="false"/>
      <style:text-properties style:font-name="Arial" fo:language="ca" fo:country="ES" style:text-underline-style="none"/>
    </style:style>
    <style:style style:name="P48" style:family="paragraph" style:parent-style-name="Text_20_body">
      <style:text-properties style:font-name="Arial" fo:language="ca" fo:country="ES" fo:font-weight="bold" style:font-weight-asian="bold" style:font-weight-complex="bold"/>
    </style:style>
    <style:style style:name="P49" style:family="paragraph" style:parent-style-name="Text_20_body">
      <style:paragraph-properties fo:line-height="150%" fo:text-align="justify" style:justify-single-word="false"/>
      <style:text-properties style:font-name="Arial" fo:language="ca" fo:country="ES" fo:font-weight="bold" style:font-weight-asian="bold" style:font-weight-complex="bold"/>
    </style:style>
    <style:style style:name="P50" style:family="paragraph" style:parent-style-name="Text_20_body">
      <style:paragraph-properties fo:line-height="150%" fo:text-align="center" style:justify-single-word="false"/>
      <style:text-properties style:font-name="Arial" fo:font-size="10pt" fo:language="ca" fo:country="ES" fo:font-weight="bold" style:font-size-asian="10pt" style:font-weight-asian="bold" style:font-size-complex="10pt" style:font-weight-complex="bold"/>
    </style:style>
    <style:style style:name="P51" style:family="paragraph" style:parent-style-name="Text_20_body">
      <style:paragraph-properties fo:line-height="150%" fo:text-align="center" style:justify-single-word="false"/>
      <style:text-properties style:font-name="Arial" fo:font-size="10pt" fo:language="ca" fo:country="ES" fo:font-weight="normal" style:font-size-asian="10pt" style:font-weight-asian="normal" style:font-size-complex="10pt" style:font-weight-complex="normal"/>
    </style:style>
    <style:style style:name="P52" style:family="paragraph" style:parent-style-name="Text_20_body">
      <style:paragraph-properties fo:line-height="150%" fo:text-align="justify" style:justify-single-word="false"/>
      <style:text-properties style:font-name="Arial" fo:font-size="12pt" fo:language="ca" fo:country="ES" style:font-size-asian="12pt" style:font-size-complex="12pt"/>
    </style:style>
    <style:style style:name="P53" style:family="paragraph" style:parent-style-name="Text_20_body">
      <style:paragraph-properties fo:text-align="justify" style:justify-single-word="false"/>
      <style:text-properties style:font-name="Arial" fo:font-size="12pt" fo:language="ca" fo:country="ES" style:font-size-asian="12pt" style:font-size-complex="12pt"/>
    </style:style>
    <style:style style:name="P54" style:family="paragraph" style:parent-style-name="Text_20_body">
      <style:paragraph-properties fo:line-height="150%" fo:text-align="justify" style:justify-single-word="false"/>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style:font-name="Arial" fo:font-size="12pt" fo:language="ca" fo:country="ES" style:text-underline-style="none" fo:font-weight="normal" fo:background-color="transparent" style:font-size-asian="22pt" style:font-weight-asian="normal" style:font-size-complex="22pt" style:font-weight-complex="normal"/>
    </style:style>
    <style:style style:name="P56" style:family="paragraph" style:parent-style-name="Text_20_body">
      <style:text-properties style:font-name="Arial" fo:font-size="12pt" fo:language="ca" fo:country="ES" fo:font-weight="bold" style:font-size-asian="12pt" style:font-weight-asian="bold" style:font-size-complex="12pt" style:font-weight-complex="bold"/>
    </style:style>
    <style:style style:name="P57" style:family="paragraph" style:parent-style-name="Text_20_body">
      <style:paragraph-properties fo:line-height="150%" fo:text-align="justify" style:justify-single-word="false"/>
    </style:style>
    <style:style style:name="P58" style:family="paragraph" style:parent-style-name="Text_20_body">
      <style:text-properties fo:language="ca" fo:country="ES"/>
    </style:style>
    <style:style style:name="P59" style:family="paragraph" style:parent-style-name="Text_20_body">
      <style:paragraph-properties fo:text-align="justify" style:justify-single-word="false"/>
      <style:text-properties fo:language="ca" fo:country="ES"/>
    </style:style>
    <style:style style:name="P60" style:family="paragraph" style:parent-style-name="Text_20_body">
      <style:paragraph-properties fo:line-height="150%"/>
      <style:text-properties fo:language="ca" fo:country="ES" fo:font-weight="bold" style:font-weight-asian="bold" style:font-weight-complex="bold"/>
    </style:style>
    <style:style style:name="P61" style:family="paragraph" style:parent-style-name="Text_20_body">
      <style:paragraph-properties fo:line-height="150%"/>
      <style:text-properties fo:language="ca" fo:country="ES"/>
    </style:style>
    <style:style style:name="P62" style:family="paragraph" style:parent-style-name="Text_20_body">
      <style:paragraph-properties fo:line-height="150%"/>
      <style:text-properties fo:font-weight="bold" style:font-weight-asian="bold" style:font-weight-complex="bold"/>
    </style:style>
    <style:style style:name="P63" style:family="paragraph" style:parent-style-name="Text_20_body">
      <style:paragraph-properties fo:line-height="150%" fo:text-align="justify" style:justify-single-word="false"/>
      <style:text-properties style:font-name="Times New Roman1" fo:language="ca" fo:country="ES" fo:font-weight="bold" style:font-weight-asian="bold" style:font-weight-complex="bold"/>
    </style:style>
    <style:style style:name="P64" style:family="paragraph" style:parent-style-name="Illustration">
      <style:text-properties fo:language="ca" fo:country="ES"/>
    </style:style>
    <style:style style:name="P65" style:family="paragraph" style:parent-style-name="Table_20_Heading">
      <style:text-properties style:font-name="Arial" fo:font-size="11pt" fo:language="ca" fo:country="ES" style:font-size-asian="11pt" style:font-size-complex="11pt"/>
    </style:style>
    <style:style style:name="P66" style:family="paragraph" style:parent-style-name="Table_20_Heading">
      <style:paragraph-properties fo:line-height="150%"/>
      <style:text-properties style:font-name="Arial" fo:font-size="11pt" fo:language="ca" fo:country="ES" style:font-size-asian="11pt" style:font-size-complex="11pt"/>
    </style:style>
    <style:style style:name="P67" style:family="paragraph" style:parent-style-name="Table_20_Heading">
      <style:paragraph-properties fo:line-height="150%" fo:text-align="start" style:justify-single-word="false"/>
      <style:text-properties style:font-name="Arial" fo:font-size="9pt" fo:language="ca" fo:country="ES" fo:font-style="normal" fo:font-weight="normal" style:font-size-asian="9pt" style:font-style-asian="normal" style:font-weight-asian="normal" style:font-size-complex="9pt" style:font-style-complex="normal" style:font-weight-complex="normal"/>
    </style:style>
    <style:style style:name="P68" style:family="paragraph" style:parent-style-name="Table_20_Heading">
      <style:text-properties style:font-name="Arial" fo:font-size="9pt" fo:language="ca" fo:country="ES" style:font-size-asian="9pt" style:font-size-complex="9pt"/>
    </style:style>
    <style:style style:name="P69" style:family="paragraph" style:parent-style-name="Table_20_Heading">
      <style:paragraph-properties fo:text-align="start" style:justify-single-word="false"/>
      <style:text-properties style:font-name="Arial" fo:font-size="9pt" fo:language="ca" fo:country="ES" style:font-size-asian="9pt" style:font-size-complex="9pt"/>
    </style:style>
    <style:style style:name="P70" style:family="paragraph" style:parent-style-name="Table_20_Heading">
      <style:text-properties style:font-name="Arial" fo:font-size="10pt" style:font-size-asian="10pt" style:font-size-complex="10pt"/>
    </style:style>
    <style:style style:name="P71" style:family="paragraph" style:parent-style-name="Table_20_Heading">
      <style:text-properties style:font-name="Arial" fo:font-size="10pt" fo:language="ca" fo:country="ES" style:font-size-asian="10pt" style:font-size-complex="10pt"/>
    </style:style>
    <style:style style:name="P72" style:family="paragraph" style:parent-style-name="Table_20_Heading">
      <style:text-properties style:font-name="Arial" fo:language="ca" fo:country="ES"/>
    </style:style>
    <style:style style:name="P73" style:family="paragraph" style:parent-style-name="Table_20_Heading">
      <style:paragraph-properties fo:line-height="150%" fo:text-align="justify" style:justify-single-word="false"/>
      <style:text-properties style:font-name="Arial" fo:language="ca" fo:country="ES"/>
    </style:style>
    <style:style style:name="P74" style:family="paragraph" style:parent-style-name="Table_20_Heading">
      <style:paragraph-properties fo:line-height="150%" fo:text-align="start" style:justify-single-word="false"/>
      <style:text-properties style:font-name="Arial" fo:language="ca" fo:country="ES"/>
    </style:style>
    <style:style style:name="P75" style:family="paragraph" style:parent-style-name="Table_20_Heading">
      <style:paragraph-properties fo:text-align="start" style:justify-single-word="false"/>
      <style:text-properties style:font-name="Arial" fo:language="ca" fo:country="ES"/>
    </style:style>
    <style:style style:name="P76" style:family="paragraph" style:parent-style-name="Table_20_Heading">
      <style:paragraph-properties fo:text-align="center" style:justify-single-word="false"/>
      <style:text-properties style:font-name="Arial" fo:language="ca" fo:country="ES"/>
    </style:style>
    <style:style style:name="P77" style:family="paragraph" style:parent-style-name="Table_20_Heading">
      <style:paragraph-properties fo:text-align="start" style:justify-single-word="false"/>
      <style:text-properties style:font-name="ARial" fo:font-size="10pt" fo:language="ca" fo:country="ES" fo:font-style="normal" fo:font-weight="bold" style:font-size-asian="10pt" style:font-style-asian="normal" style:font-weight-asian="bold" style:font-size-complex="10pt" style:font-style-complex="normal" style:font-weight-complex="bold"/>
    </style:style>
    <style:style style:name="P78" style:family="paragraph" style:parent-style-name="Table_20_Heading">
      <style:text-properties style:font-name="ARial" fo:language="ca" fo:country="ES"/>
    </style:style>
    <style:style style:name="P79" style:family="paragraph" style:parent-style-name="Table_20_Heading">
      <style:paragraph-properties fo:text-align="start" style:justify-single-word="false"/>
      <style:text-properties style:font-name="ARial" fo:language="ca" fo:country="ES"/>
    </style:style>
    <style:style style:name="P80" style:family="paragraph" style:parent-style-name="Table_20_Heading">
      <style:paragraph-properties fo:text-align="center" style:justify-single-word="false"/>
      <style:text-properties style:font-name="ARial" fo:language="ca" fo:country="ES"/>
    </style:style>
    <style:style style:name="P81" style:family="paragraph" style:parent-style-name="Table_20_Heading">
      <style:text-properties fo:language="ca" fo:country="ES"/>
    </style:style>
    <style:style style:name="P82" style:family="paragraph" style:parent-style-name="Table_20_Heading">
      <style:paragraph-properties fo:text-align="start" style:justify-single-word="false"/>
      <style:text-properties fo:language="ca" fo:country="ES"/>
    </style:style>
    <style:style style:name="P83" style:family="paragraph" style:parent-style-name="Table_20_Heading">
      <style:paragraph-properties fo:text-align="justify" style:justify-single-word="false"/>
    </style:style>
    <style:style style:name="P84" style:family="paragraph" style:parent-style-name="Table_20_Heading">
      <style:paragraph-properties fo:text-align="start" style:justify-single-word="false"/>
    </style:style>
    <style:style style:name="P85" style:family="paragraph" style:parent-style-name="Text_20_body">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86" style:family="paragraph" style:parent-style-name="Table_20_Contents">
      <style:text-properties style:font-name="Arial" fo:font-size="9pt" fo:language="ca" fo:country="ES" style:font-size-asian="9pt" style:font-size-complex="9pt"/>
    </style:style>
    <style:style style:name="P87" style:family="paragraph" style:parent-style-name="Table_20_Contents">
      <style:paragraph-properties fo:line-height="150%" fo:text-align="justify" style:justify-single-word="false"/>
      <style:text-properties style:font-name="Arial" fo:font-size="9pt" fo:language="ca" fo:country="ES" style:font-size-asian="9pt" style:font-size-complex="9pt"/>
    </style:style>
    <style:style style:name="P88" style:family="paragraph" style:parent-style-name="Table_20_Contents">
      <style:paragraph-properties fo:line-height="150%" fo:text-align="center" style:justify-single-word="false"/>
      <style:text-properties style:font-name="Arial" fo:font-size="9pt" fo:language="ca" fo:country="ES" style:font-size-asian="9pt" style:font-size-complex="9pt"/>
    </style:style>
    <style:style style:name="P89" style:family="paragraph" style:parent-style-name="Table_20_Contents">
      <style:paragraph-properties fo:text-align="justify" style:justify-single-word="false"/>
      <style:text-properties style:font-name="Arial" fo:font-size="9pt" fo:language="ca" fo:country="ES" style:font-size-asian="9pt" style:font-size-complex="9pt"/>
    </style:style>
    <style:style style:name="P90" style:family="paragraph" style:parent-style-name="Table_20_Contents">
      <style:paragraph-properties fo:text-align="center" style:justify-single-word="false"/>
      <style:text-properties style:font-name="Arial" fo:font-size="9pt" fo:language="ca" fo:country="ES" style:font-size-asian="9pt" style:font-size-complex="9pt"/>
    </style:style>
    <style:style style:name="P91" style:family="paragraph" style:parent-style-name="Table_20_Contents">
      <style:paragraph-properties fo:text-align="start" style:justify-single-word="false"/>
      <style:text-properties style:font-name="Arial" fo:font-size="9pt" fo:language="ca" fo:country="ES" style:font-size-asian="9pt" style:font-size-complex="9pt"/>
    </style:style>
    <style:style style:name="P92" style:family="paragraph" style:parent-style-name="Table_20_Contents">
      <style:text-properties style:font-name="Arial" fo:font-size="9pt" fo:language="ca" fo:country="ES" fo:font-weight="bold" style:font-size-asian="9pt" style:font-weight-asian="bold" style:font-size-complex="9pt" style:font-weight-complex="bold"/>
    </style:style>
    <style:style style:name="P93" style:family="paragraph" style:parent-style-name="Table_20_Contents">
      <style:paragraph-properties fo:text-align="justify" style:justify-single-word="false"/>
      <style:text-properties style:font-name="Arial" fo:font-size="9pt" fo:language="ca" fo:country="ES" fo:font-weight="bold" style:font-size-asian="9pt" style:font-weight-asian="bold" style:font-size-complex="9pt" style:font-weight-complex="bold"/>
    </style:style>
    <style:style style:name="P94" style:family="paragraph" style:parent-style-name="Table_20_Contents">
      <style:paragraph-properties fo:text-align="start" style:justify-single-word="false"/>
      <style:text-properties style:font-name="Arial" fo:font-size="9pt" fo:language="ca" fo:country="ES" fo:font-weight="bold" style:font-size-asian="9pt" style:font-weight-asian="bold" style:font-size-complex="9pt" style:font-weight-complex="bold"/>
    </style:style>
    <style:style style:name="P95" style:family="paragraph" style:parent-style-name="Table_20_Contents">
      <style:paragraph-properties fo:text-align="end" style:justify-single-word="false"/>
      <style:text-properties style:font-name="Arial" fo:font-size="9pt" fo:language="ca" fo:country="ES" fo:font-weight="bold" style:font-size-asian="9pt" style:font-weight-asian="bold" style:font-size-complex="9pt" style:font-weight-complex="bold"/>
    </style:style>
    <style:style style:name="P96" style:family="paragraph" style:parent-style-name="Table_20_Contents">
      <style:paragraph-properties fo:text-align="center" style:justify-single-word="false"/>
      <style:text-properties style:font-name="Arial" fo:font-size="9pt" fo:language="ca" fo:country="ES" fo:font-weight="bold" style:font-size-asian="9pt" style:font-weight-asian="bold" style:font-size-complex="9pt" style:font-weight-complex="bold"/>
    </style:style>
    <style:style style:name="P97" style:family="paragraph" style:parent-style-name="Table_20_Contents">
      <style:paragraph-properties fo:text-align="center" style:justify-single-word="false" fo:orphans="0" fo:widows="0">
        <style:tab-stops>
          <style:tab-stop style:position="-1.27cm"/>
        </style:tab-stops>
      </style:paragraph-properties>
      <style:text-properties style:font-name="Arial" fo:font-size="9pt" fo:language="ca" fo:country="ES" fo:font-weight="bold" style:font-size-asian="9pt" style:font-weight-asian="bold" style:font-size-complex="9pt" style:font-weight-complex="bold"/>
    </style:style>
    <style:style style:name="P98" style:family="paragraph" style:parent-style-name="Table_20_Contents">
      <style:paragraph-properties fo:line-height="150%"/>
      <style:text-properties style:font-name="Arial" fo:font-size="9pt" fo:language="ca" fo:country="ES" fo:font-weight="bold" style:font-size-asian="9pt" style:font-weight-asian="bold" style:font-size-complex="9pt" style:font-weight-complex="bold"/>
    </style:style>
    <style:style style:name="P99" style:family="paragraph" style:parent-style-name="Table_20_Contents">
      <style:paragraph-properties fo:line-height="150%" fo:text-align="justify" style:justify-single-word="false"/>
      <style:text-properties style:font-name="Arial" fo:font-size="9pt" fo:language="ca" fo:country="ES" fo:font-weight="bold" style:font-size-asian="9pt" style:font-weight-asian="bold" style:font-size-complex="9pt" style:font-weight-complex="bold"/>
    </style:style>
    <style:style style:name="P100" style:family="paragraph" style:parent-style-name="Table_20_Contents">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01" style:family="paragraph" style:parent-style-name="Table_20_Contents">
      <style:paragraph-properties fo:line-height="150%"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02" style:family="paragraph" style:parent-style-name="Table_20_Contents">
      <style:paragraph-properties fo:text-align="justify" style:justify-single-word="false"/>
      <style:text-properties style:font-name="Arial" fo:font-size="9pt" fo:language="ca" fo:country="ES" style:text-underline-style="solid" style:text-underline-width="auto" style:text-underline-color="font-color" fo:font-weight="bold" style:font-size-asian="9pt" style:font-weight-asian="bold" style:font-size-complex="9pt" style:font-weight-complex="bold"/>
    </style:style>
    <style:style style:name="P103" style:family="paragraph" style:parent-style-name="Table_20_Contents">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104" style:family="paragraph" style:parent-style-name="Table_20_Contents">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105" style:family="paragraph" style:parent-style-name="Table_20_Contents">
      <style:paragraph-properties fo:line-height="150%"/>
      <style:text-properties style:font-name="Arial" fo:font-size="9pt" fo:language="ca" fo:country="ES" style:text-underline-style="none" fo:font-weight="bold" style:font-size-asian="9pt" style:font-weight-asian="bold" style:font-size-complex="9pt" style:font-weight-complex="bold"/>
    </style:style>
    <style:style style:name="P106" style:family="paragraph" style:parent-style-name="Table_20_Contents">
      <style:paragraph-properties fo:text-align="center" style:justify-single-word="false"/>
      <style:text-properties style:font-name="Arial" fo:font-size="9pt" fo:language="ca" fo:country="ES" fo:font-style="normal" fo:font-weight="bold" style:font-size-asian="9pt" style:font-style-asian="normal" style:font-weight-asian="bold" style:font-size-complex="9pt" style:font-style-complex="normal" style:font-weight-complex="bold"/>
    </style:style>
    <style:style style:name="P107" style:family="paragraph" style:parent-style-name="Table_20_Contents">
      <style:paragraph-properties fo:line-height="150%" fo:text-align="center" style:justify-single-word="false"/>
      <style:text-properties style:font-name="Arial" fo:font-size="9pt" style:font-size-asian="9pt" style:font-size-complex="9pt"/>
    </style:style>
    <style:style style:name="P108" style:family="paragraph" style:parent-style-name="Table_20_Contents">
      <style:paragraph-properties fo:line-height="150%" fo:text-align="justify" style:justify-single-word="false"/>
      <style:text-properties style:font-name="Arial" fo:font-size="9pt" style:font-size-asian="9pt" style:font-size-complex="9pt"/>
    </style:style>
    <style:style style:name="P109" style:family="paragraph" style:parent-style-name="Table_20_Contents">
      <style:paragraph-properties fo:text-align="justify" style:justify-single-word="false"/>
      <style:text-properties style:font-name="Arial" fo:font-size="10pt" fo:language="ca" fo:country="ES" style:font-size-asian="10pt" style:font-size-complex="10pt"/>
    </style:style>
    <style:style style:name="P110" style:family="paragraph" style:parent-style-name="Table_20_Contents">
      <style:paragraph-properties fo:text-align="justify" style:justify-single-word="false"/>
      <style:text-properties style:font-name="Arial" fo:font-size="10pt" fo:language="ca" fo:country="ES" fo:font-weight="bold" style:font-size-asian="10pt" style:font-weight-asian="bold" style:font-size-complex="10pt" style:font-weight-complex="bold"/>
    </style:style>
    <style:style style:name="P111" style:family="paragraph" style:parent-style-name="Table_20_Contents">
      <style:paragraph-properties fo:line-height="150%"/>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12"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bold" style:font-size-asian="10pt" style:font-weight-asian="bold" style:font-size-complex="10pt" style:font-weight-complex="bold"/>
    </style:style>
    <style:style style:name="P113" style:family="paragraph" style:parent-style-name="Table_20_Contents">
      <style:paragraph-properties fo:line-height="150%" fo:text-align="justify" style:justify-single-word="false"/>
      <style:text-properties style:font-name="Arial" fo:font-size="10pt" fo:language="ca" fo:country="ES" style:text-underline-style="solid" style:text-underline-width="auto" style:text-underline-color="font-color" fo:font-weight="normal" style:font-size-asian="10pt" style:font-weight-asian="normal" style:font-size-complex="10pt" style:font-weight-complex="normal"/>
    </style:style>
    <style:style style:name="P114" style:family="paragraph" style:parent-style-name="Table_20_Contents">
      <style:paragraph-properties fo:line-height="150%" fo:text-align="justify" style:justify-single-word="false"/>
      <style:text-properties style:font-name="Arial" fo:font-size="10pt" fo:language="ca" fo:country="E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15" style:family="paragraph" style:parent-style-name="Table_20_Contents">
      <style:paragraph-properties fo:text-align="end" style:justify-single-word="false"/>
      <style:text-properties style:font-name="Arial" fo:font-size="10pt" fo:font-weight="bold"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7" style:family="paragraph" style:parent-style-name="Table_20_Contents">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118" style:family="paragraph" style:parent-style-name="Table_20_Contents">
      <style:paragraph-properties fo:text-align="end" style:justify-single-word="false"/>
      <style:text-properties style:font-name="Arial" fo:font-weight="bold" style:font-weight-asian="bold" style:font-weight-complex="bold"/>
    </style:style>
    <style:style style:name="P119" style:family="paragraph" style:parent-style-name="Table_20_Contents">
      <style:paragraph-properties fo:text-align="center" style:justify-single-word="false"/>
      <style:text-properties style:font-name="ARial" fo:font-size="10pt" fo:language="ca" fo:country="ES" fo:font-weight="bold" style:font-size-asian="10pt" style:font-weight-asian="bold" style:font-size-complex="10pt" style:font-weight-complex="bold"/>
    </style:style>
    <style:style style:name="P120" style:family="paragraph" style:parent-style-name="Table_20_Contents">
      <style:text-properties style:font-name="ARial" fo:language="ca" fo:country="ES"/>
    </style:style>
    <style:style style:name="P121" style:family="paragraph" style:parent-style-name="Table_20_Contents">
      <style:text-properties fo:language="ca" fo:country="ES"/>
    </style:style>
    <style:style style:name="P122" style:family="paragraph" style:parent-style-name="Table_20_Contents">
      <style:paragraph-properties fo:text-align="center" style:justify-single-word="false"/>
      <style:text-properties fo:language="ca" fo:country="ES"/>
    </style:style>
    <style:style style:name="P123" style:family="paragraph" style:parent-style-name="Table_20_Contents">
      <style:paragraph-properties fo:text-align="center" style:justify-single-word="false"/>
      <style:text-properties fo:language="ca" fo:country="ES" fo:font-weight="bold" style:font-weight-asian="bold" style:font-weight-complex="bold"/>
    </style:style>
    <style:style style:name="P124" style:family="paragraph" style:parent-style-name="Table_20_Contents">
      <style:paragraph-properties fo:text-align="center" style:justify-single-word="false"/>
    </style:style>
    <style:style style:name="P125" style:family="paragraph" style:parent-style-name="Table_20_Contents">
      <style:paragraph-properties fo:line-height="150%" fo:text-align="center" style:justify-single-word="false"/>
    </style:style>
    <style:style style:name="P126" style:family="paragraph" style:parent-style-name="Standard">
      <style:paragraph-properties fo:margin-top="0.159cm" fo:margin-bottom="0cm" fo:text-align="center" style:justify-single-word="false" fo:hyphenation-ladder-count="no-limit" style:snap-to-layout-grid="false">
        <style:tab-stops>
          <style:tab-stop style:position="-1.27cm"/>
        </style:tab-stops>
      </style:paragraph-properties>
      <style:text-properties style:font-name="Times New Roman" fo:font-size="10pt" fo:letter-spacing="-0.002cm" fo:language="ca" fo:country="ES" fo:font-weight="bold" style:font-size-asian="10pt" style:font-weight-asian="bold" style:font-size-complex="10pt" fo:hyphenate="false" fo:hyphenation-remain-char-count="2" fo:hyphenation-push-char-count="2"/>
    </style:style>
    <style:style style:name="P127" style:family="paragraph" style:parent-style-name="Standard">
      <style:paragraph-properties fo:margin-top="0cm" fo:margin-bottom="0.095cm" fo:text-align="center" style:justify-single-word="false" fo:hyphenation-ladder-count="no-limit">
        <style:tab-stops>
          <style:tab-stop style:position="-1.27cm"/>
        </style:tab-stops>
      </style:paragraph-properties>
      <style:text-properties style:font-name="Times New Roman" fo:font-size="10pt" fo:letter-spacing="-0.002cm" fo:language="ca" fo:country="ES" fo:font-weight="bold" style:font-size-asian="10pt" style:font-weight-asian="bold" style:font-size-complex="10pt" fo:hyphenate="false" fo:hyphenation-remain-char-count="2" fo:hyphenation-push-char-count="2"/>
    </style:style>
    <style:style style:name="P128" style:family="paragraph" style:parent-style-name="Standard">
      <style:paragraph-properties fo:margin-top="0.159cm" fo:margin-bottom="0.095cm" fo:text-align="center" style:justify-single-word="false" fo:hyphenation-ladder-count="no-limit" style:snap-to-layout-grid="false">
        <style:tab-stops>
          <style:tab-stop style:position="-1.27cm"/>
        </style:tab-stops>
      </style:paragraph-properties>
      <style:text-properties style:font-name="Times New Roman" fo:font-size="10pt" fo:letter-spacing="-0.002cm" fo:language="ca" fo:country="ES" fo:font-weight="bold" style:font-size-asian="10pt" style:font-weight-asian="bold" style:font-size-complex="10pt" fo:hyphenate="false" fo:hyphenation-remain-char-count="2" fo:hyphenation-push-char-count="2"/>
    </style:style>
    <style:style style:name="P129" style:family="paragraph" style:parent-style-name="Table">
      <style:text-properties fo:language="ca" fo:country="ES"/>
    </style:style>
    <style:style style:name="P130" style:family="paragraph" style:parent-style-name="Table">
      <style:paragraph-properties fo:line-height="150%" fo:text-align="justify" style:justify-single-word="false"/>
      <style:text-properties style:font-name="Arial" fo:language="ca" fo:country="ES"/>
    </style:style>
    <style:style style:name="P131" style:family="paragraph" style:parent-style-name="Text_20_body">
      <style:paragraph-properties fo:margin-left="-1.251cm" fo:margin-right="0cm" fo:line-height="150%" fo:text-indent="0cm" style:auto-text-indent="false"/>
      <style:text-properties fo:font-weight="bold" style:font-weight-asian="bold" style:font-weight-complex="bold"/>
    </style:style>
    <style:style style:name="P132" style:family="paragraph" style:parent-style-name="Drawing">
      <style:text-properties fo:language="ca" fo:country="ES"/>
    </style:style>
    <style:style style:name="P133" style:family="paragraph" style:parent-style-name="Text_20_body">
      <style:paragraph-properties fo:margin-left="0cm" fo:margin-right="0cm" fo:line-height="150%" fo:text-align="justify" style:justify-single-word="false" fo:text-indent="0cm" style:auto-text-indent="false"/>
      <style:text-properties style:font-name="Arial" fo:language="ca" fo:country="ES" style:text-underline-style="none" fo:font-weight="normal" style:font-weight-asian="normal" style:font-weight-complex="normal"/>
    </style:style>
    <style:style style:name="P134" style:family="paragraph" style:parent-style-name="Text_20_body">
      <style:paragraph-properties fo:margin-left="0cm" fo:margin-right="0cm" fo:line-height="150%" fo:text-align="start" style:justify-single-word="false" fo:text-indent="0cm" style:auto-text-indent="false"/>
      <style:text-properties style:font-name="Arial" fo:language="ca" fo:country="ES" style:text-underline-style="none" fo:font-weight="normal" style:font-weight-asian="normal" style:font-weight-complex="normal"/>
    </style:style>
    <style:style style:name="P135" style:family="paragraph" style:parent-style-name="Text_20_body">
      <style:paragraph-properties fo:margin-left="0cm" fo:margin-right="0cm" fo:line-height="150%" fo:text-align="justify" style:justify-single-word="false" fo:text-indent="0cm" style:auto-text-indent="false"/>
      <style:text-properties style:font-name="Arial" fo:language="ca" fo:country="ES"/>
    </style:style>
    <style:style style:name="P136" style:family="paragraph" style:parent-style-name="Text_20_body">
      <style:paragraph-properties fo:margin-left="0cm" fo:margin-right="0cm" fo:line-height="150%" fo:text-align="justify" style:justify-single-word="false" fo:text-indent="0cm" style:auto-text-indent="false"/>
      <style:text-properties style:font-name="Arial" fo:font-size="12pt" fo:language="ca" fo:country="ES" fo:font-style="italic" style:text-underline-style="none" fo:font-weight="bold" style:font-size-asian="12pt" style:font-style-asian="italic" style:font-weight-asian="bold" style:font-size-complex="12pt" style:font-style-complex="italic" style:font-weight-complex="bold"/>
    </style:style>
    <style:style style:name="P137" style:family="paragraph" style:parent-style-name="Text_20_body">
      <style:paragraph-properties fo:margin-left="0cm" fo:margin-right="0cm" fo:line-height="150%" fo:text-align="justify" style:justify-single-word="false" fo:text-indent="0cm" style:auto-text-indent="false"/>
      <style:text-properties fo:language="ca" fo:country="ES" fo:font-weight="normal" style:font-weight-asian="normal" style:font-weight-complex="normal"/>
    </style:style>
    <style:style style:name="P138" style:family="paragraph" style:parent-style-name="Standard">
      <style:paragraph-properties fo:margin-left="0cm" fo:margin-right="0cm" fo:line-height="150%" fo:text-align="start" style:justify-single-word="false" fo:orphans="0" fo:widows="0" fo:text-indent="0cm" style:auto-text-indent="false" fo:break-before="page">
        <style:tab-stops>
          <style:tab-stop style:position="-0.27cm"/>
        </style:tab-stops>
      </style:paragraph-properties>
      <style:text-properties style:font-name="Arial" fo:font-size="9pt" fo:language="ca" fo:country="ES" fo:font-weight="normal" fo:background-color="transparent" style:font-size-asian="9pt" style:font-weight-asian="normal" style:font-size-complex="9pt" style:font-weight-complex="normal"/>
    </style:style>
    <style:style style:name="P139" style:family="paragraph" style:parent-style-name="Standard">
      <style:paragraph-properties fo:margin-left="0cm" fo:margin-right="0cm" fo:line-height="150%" fo:text-align="center" style:justify-single-word="false" fo:orphans="0" fo:widows="0" fo:text-indent="0cm" style:auto-text-indent="false" fo:break-before="page">
        <style:tab-stops>
          <style:tab-stop style:position="-0.27cm"/>
        </style:tab-stops>
      </style:paragraph-properties>
      <style:text-properties style:font-name="Arial" fo:font-size="9pt" fo:language="ca" fo:country="ES" fo:font-weight="bold" fo:background-color="transparent" style:font-size-asian="9pt" style:font-weight-asian="bold" style:font-size-complex="9pt" style:font-weight-complex="bold"/>
    </style:style>
    <style:style style:name="P140" style:family="paragraph" style:parent-style-name="Standard">
      <style:paragraph-properties fo:margin-left="0cm" fo:margin-right="0cm" fo:text-align="justify" style:justify-single-word="false" fo:orphans="0" fo:widows="0" fo:text-indent="0cm" style:auto-text-indent="false">
        <style:tab-stops>
          <style:tab-stop style:position="-0.27cm"/>
        </style:tab-stops>
      </style:paragraph-properties>
      <style:text-properties style:font-name="Arial" fo:font-size="9pt" fo:language="ca" fo:country="ES" style:font-size-asian="9pt" style:font-size-complex="9pt"/>
    </style:style>
    <style:style style:name="P141" style:family="paragraph" style:parent-style-name="Standard">
      <style:paragraph-properties fo:margin-left="0cm" fo:margin-right="0cm" fo:text-align="justify" style:justify-single-word="false" fo:orphans="0" fo:widows="0" fo:text-indent="0cm" style:auto-text-indent="false">
        <style:tab-stops>
          <style:tab-stop style:position="-0.27cm"/>
        </style:tab-stops>
      </style:paragraph-properties>
      <style:text-properties style:font-name="Arial" fo:font-size="9pt" fo:language="ca" fo:country="ES" fo:font-weight="normal" style:font-size-asian="9pt" style:font-weight-asian="normal" style:font-size-complex="9pt" style:font-weight-complex="normal"/>
    </style:style>
    <style:style style:name="P142" style:family="paragraph" style:parent-style-name="Standard">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143" style:family="paragraph" style:parent-style-name="Standard">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bold" fo:background-color="transparent" style:font-size-asian="12pt" style:font-weight-asian="bold" style:font-size-complex="12pt" style:font-weight-complex="bold"/>
    </style:style>
    <style:style style:name="P144" style:family="paragraph" style:parent-style-name="Standard">
      <style:paragraph-properties fo:margin-left="0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style="italic" fo:font-weight="bold" style:font-style-asian="italic" style:font-weight-asian="bold" fo:hyphenate="false" fo:hyphenation-remain-char-count="2" fo:hyphenation-push-char-count="2"/>
    </style:style>
    <style:style style:name="P145" style:family="paragraph" style:parent-style-name="Standard">
      <style:paragraph-properties fo:margin-left="1cm" fo:margin-right="-0.041cm" fo:line-height="150%" fo:text-align="center" style:justify-single-word="false" fo:hyphenation-ladder-count="no-limit" fo:text-indent="0cm" style:auto-text-indent="false">
        <style:tab-stops>
          <style:tab-stop style:position="-1cm"/>
          <style:tab-stop style:position="0.27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anguage="ca" fo:country="ES" fo:font-weight="bold" style:font-weight-asian="bold" fo:hyphenate="false" fo:hyphenation-remain-char-count="2" fo:hyphenation-push-char-count="2"/>
    </style:style>
    <style:style style:name="P146" style:family="paragraph" style:parent-style-name="Heading_20_2">
      <style:text-properties fo:language="ca" fo:country="ES"/>
    </style:style>
    <style:style style:name="P147" style:family="paragraph" style:parent-style-name="Heading_20_2">
      <style:paragraph-properties fo:line-height="150%"/>
      <style:text-properties fo:language="ca" fo:country="ES"/>
    </style:style>
    <style:style style:name="P148" style:family="paragraph" style:parent-style-name="Heading_20_2">
      <style:paragraph-properties fo:line-height="150%" fo:text-align="justify" style:justify-single-word="false"/>
      <style:text-properties fo:language="ca" fo:country="ES"/>
    </style:style>
    <style:style style:name="P149" style:family="paragraph" style:parent-style-name="Heading_20_2">
      <style:text-properties fo:language="ca" fo:country="ES" fo:font-weight="bold" style:font-weight-asian="bold" style:font-weight-complex="bold"/>
    </style:style>
    <style:style style:name="P150" style:family="paragraph" style:parent-style-name="Heading_20_2">
      <style:paragraph-properties fo:text-align="justify" style:justify-single-word="false"/>
      <style:text-properties fo:language="ca" fo:country="ES"/>
    </style:style>
    <style:style style:name="P151" style:family="paragraph" style:parent-style-name="Heading_20_2">
      <style:text-properties style:font-name="Arial" fo:language="ca" fo:country="ES" fo:font-weight="normal" style:font-weight-asian="normal" style:font-weight-complex="normal"/>
    </style:style>
    <style:style style:name="P152" style:family="paragraph" style:parent-style-name="Heading_20_2">
      <style:paragraph-properties fo:line-height="150%" fo:text-align="justify" style:justify-single-word="false"/>
      <style:text-properties style:font-name="Arial" fo:language="ca" fo:country="ES"/>
    </style:style>
    <style:style style:name="P153" style:family="paragraph" style:parent-style-name="Heading_20_2">
      <style:paragraph-properties fo:line-height="150%" fo:text-align="justify" style:justify-single-word="false"/>
      <style:text-properties style:font-name="Arial" fo:font-size="12pt" fo:language="ca" fo:country="ES" style:font-size-asian="12pt" style:font-size-complex="12pt"/>
    </style:style>
    <style:style style:name="P154" style:family="paragraph" style:parent-style-name="Heading_20_2">
      <style:paragraph-properties fo:margin-left="0cm" fo:margin-right="0cm" fo:text-indent="0cm" style:auto-text-indent="false"/>
      <style:text-properties fo:language="ca" fo:country="ES" fo:font-weight="bold" style:font-weight-asian="bold" style:font-weight-complex="bold"/>
    </style:style>
    <style:style style:name="P155" style:family="paragraph" style:parent-style-name="Table_20_Heading" style:list-style-name="L182">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156" style:family="paragraph" style:parent-style-name="Table_20_Heading" style:list-style-name="L183">
      <style:paragraph-properties fo:line-height="150%" fo:text-align="start" style:justify-single-word="false"/>
      <style:text-properties style:font-name="ARial" fo:language="ca" fo:country="ES" fo:font-style="normal" fo:font-weight="normal" style:font-style-asian="normal" style:font-weight-asian="normal" style:font-style-complex="normal" style:font-weight-complex="normal"/>
    </style:style>
    <style:style style:name="P157" style:family="paragraph" style:parent-style-name="Table_20_Heading" style:list-style-name="L184">
      <style:paragraph-properties fo:line-height="150%" fo:text-align="justify" style:justify-single-word="false"/>
      <style:text-properties style:font-name="ARial" fo:language="ca" fo:country="ES" fo:font-style="normal" fo:font-weight="normal" style:font-style-asian="normal" style:font-weight-asian="normal" style:font-style-complex="normal" style:font-weight-complex="normal"/>
    </style:style>
    <style:style style:name="P158" style:family="paragraph" style:parent-style-name="Table_20_Heading" style:list-style-name="L183">
      <style:paragraph-properties fo:line-height="150%" fo:text-align="start" style:justify-single-word="false"/>
      <style:text-properties style:font-name="ARial" fo:language="ca" fo:country="ES" fo:font-style="normal" fo:font-weight="bold" style:font-style-asian="normal" style:font-weight-asian="bold" style:font-style-complex="normal" style:font-weight-complex="bold"/>
    </style:style>
    <style:style style:name="P159" style:family="paragraph" style:parent-style-name="Table_20_Heading" style:list-style-name="L183">
      <style:paragraph-properties fo:line-height="150%" fo:text-align="start" style:justify-single-word="false"/>
      <style:text-properties style:font-name="ARial" fo:language="ca" fo:country="ES"/>
    </style:style>
    <style:style style:name="P160" style:family="paragraph" style:parent-style-name="Table_20_Heading" style:list-style-name="L181">
      <style:paragraph-properties fo:margin-left="0cm" fo:margin-right="0cm" fo:line-height="150%" fo:text-align="start" style:justify-single-word="false" fo:text-indent="0cm" style:auto-text-indent="false"/>
      <style:text-properties style:font-name="ARial" fo:language="ca" fo:country="ES" fo:font-weight="normal" style:font-weight-asian="normal" style:font-weight-complex="normal"/>
    </style:style>
    <style:style style:name="P161" style:family="paragraph" style:parent-style-name="Table_20_Heading" style:list-style-name="L183">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162" style:family="paragraph" style:parent-style-name="Table_20_Heading" style:list-style-name="L185">
      <style:paragraph-properties fo:margin-left="0cm" fo:margin-right="0cm" fo:line-height="150%" fo:text-align="start"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163" style:family="paragraph" style:parent-style-name="Table_20_Heading" style:list-style-name="L184">
      <style:paragraph-properties fo:margin-left="0cm" fo:margin-right="0cm" fo:line-height="150%" fo:text-align="justify" style:justify-single-word="false" fo:text-indent="0cm" style:auto-text-indent="false"/>
      <style:text-properties style:font-name="ARial" fo:language="ca" fo:country="ES" fo:font-style="normal" fo:font-weight="normal" style:font-style-asian="normal" style:font-weight-asian="normal" style:font-style-complex="normal" style:font-weight-complex="normal"/>
    </style:style>
    <style:style style:name="P164" style:family="paragraph" style:parent-style-name="List_20_Heading" style:list-style-name="L183">
      <style:paragraph-properties fo:margin-left="0cm" fo:margin-right="0cm" fo:line-height="150%" fo:text-align="start" style:justify-single-word="false" fo:text-indent="0cm" style:auto-text-indent="false"/>
      <style:text-properties style:font-name="ARial" fo:language="ca" fo:country="ES" fo:font-style="normal" fo:font-weight="bold" style:font-style-asian="normal" style:font-weight-asian="normal" style:font-style-complex="normal" style:font-weight-complex="normal"/>
    </style:style>
    <style:style style:name="P165" style:family="paragraph" style:parent-style-name="Table_20_Contents" style:list-style-name="L31">
      <style:paragraph-properties fo:text-align="justify" style:justify-single-word="false"/>
      <style:text-properties style:font-name="Arial" fo:font-size="9pt" fo:language="ca" fo:country="ES" style:font-size-asian="9pt" style:font-size-complex="9pt"/>
    </style:style>
    <style:style style:name="P166" style:family="paragraph" style:parent-style-name="Table_20_Contents" style:list-style-name="L32">
      <style:paragraph-properties fo:text-align="justify" style:justify-single-word="false"/>
      <style:text-properties style:font-name="Arial" fo:font-size="9pt" fo:language="ca" fo:country="ES" style:font-size-asian="9pt" style:font-size-complex="9pt"/>
    </style:style>
    <style:style style:name="P167" style:family="paragraph" style:parent-style-name="Table_20_Contents" style:list-style-name="L33">
      <style:paragraph-properties fo:text-align="justify" style:justify-single-word="false"/>
      <style:text-properties style:font-name="Arial" fo:font-size="9pt" fo:language="ca" fo:country="ES" style:font-size-asian="9pt" style:font-size-complex="9pt"/>
    </style:style>
    <style:style style:name="P168" style:family="paragraph" style:parent-style-name="Table_20_Contents" style:list-style-name="L34">
      <style:paragraph-properties fo:text-align="justify" style:justify-single-word="false"/>
      <style:text-properties style:font-name="Arial" fo:font-size="9pt" fo:language="ca" fo:country="ES" style:font-size-asian="9pt" style:font-size-complex="9pt"/>
    </style:style>
    <style:style style:name="P169" style:family="paragraph" style:parent-style-name="Table_20_Contents" style:list-style-name="L35">
      <style:paragraph-properties fo:text-align="justify" style:justify-single-word="false"/>
      <style:text-properties style:font-name="Arial" fo:font-size="9pt" fo:language="ca" fo:country="ES" style:font-size-asian="9pt" style:font-size-complex="9pt"/>
    </style:style>
    <style:style style:name="P170" style:family="paragraph" style:parent-style-name="Table_20_Contents" style:list-style-name="L36">
      <style:paragraph-properties fo:text-align="justify" style:justify-single-word="false"/>
      <style:text-properties style:font-name="Arial" fo:font-size="9pt" fo:language="ca" fo:country="ES" style:font-size-asian="9pt" style:font-size-complex="9pt"/>
    </style:style>
    <style:style style:name="P171" style:family="paragraph" style:parent-style-name="Table_20_Contents" style:list-style-name="L37">
      <style:paragraph-properties fo:text-align="justify" style:justify-single-word="false"/>
      <style:text-properties style:font-name="Arial" fo:font-size="9pt" fo:language="ca" fo:country="ES" style:font-size-asian="9pt" style:font-size-complex="9pt"/>
    </style:style>
    <style:style style:name="P172" style:family="paragraph" style:parent-style-name="Table_20_Contents" style:list-style-name="L38">
      <style:paragraph-properties fo:text-align="justify" style:justify-single-word="false"/>
      <style:text-properties style:font-name="Arial" fo:font-size="9pt" fo:language="ca" fo:country="ES" style:font-size-asian="9pt" style:font-size-complex="9pt"/>
    </style:style>
    <style:style style:name="P173" style:family="paragraph" style:parent-style-name="Table_20_Contents" style:list-style-name="L39">
      <style:paragraph-properties fo:text-align="justify" style:justify-single-word="false"/>
      <style:text-properties style:font-name="Arial" fo:font-size="9pt" fo:language="ca" fo:country="ES" style:font-size-asian="9pt" style:font-size-complex="9pt"/>
    </style:style>
    <style:style style:name="P174" style:family="paragraph" style:parent-style-name="Table_20_Contents" style:list-style-name="L40">
      <style:paragraph-properties fo:text-align="justify" style:justify-single-word="false"/>
      <style:text-properties style:font-name="Arial" fo:font-size="9pt" fo:language="ca" fo:country="ES" style:font-size-asian="9pt" style:font-size-complex="9pt"/>
    </style:style>
    <style:style style:name="P175" style:family="paragraph" style:parent-style-name="Table_20_Contents" style:list-style-name="L41">
      <style:paragraph-properties fo:text-align="justify" style:justify-single-word="false"/>
      <style:text-properties style:font-name="Arial" fo:font-size="9pt" fo:language="ca" fo:country="ES" style:font-size-asian="9pt" style:font-size-complex="9pt"/>
    </style:style>
    <style:style style:name="P176" style:family="paragraph" style:parent-style-name="Table_20_Contents" style:list-style-name="L42">
      <style:paragraph-properties fo:text-align="justify" style:justify-single-word="false"/>
      <style:text-properties style:font-name="Arial" fo:font-size="9pt" fo:language="ca" fo:country="ES" style:font-size-asian="9pt" style:font-size-complex="9pt"/>
    </style:style>
    <style:style style:name="P177" style:family="paragraph" style:parent-style-name="Table_20_Contents" style:list-style-name="L43">
      <style:paragraph-properties fo:text-align="justify" style:justify-single-word="false"/>
      <style:text-properties style:font-name="Arial" fo:font-size="9pt" fo:language="ca" fo:country="ES" style:font-size-asian="9pt" style:font-size-complex="9pt"/>
    </style:style>
    <style:style style:name="P178" style:family="paragraph" style:parent-style-name="Table_20_Contents" style:list-style-name="L44">
      <style:paragraph-properties fo:text-align="justify" style:justify-single-word="false"/>
      <style:text-properties style:font-name="Arial" fo:font-size="9pt" fo:language="ca" fo:country="ES" style:font-size-asian="9pt" style:font-size-complex="9pt"/>
    </style:style>
    <style:style style:name="P179" style:family="paragraph" style:parent-style-name="Table_20_Contents" style:list-style-name="L45">
      <style:paragraph-properties fo:text-align="justify" style:justify-single-word="false"/>
      <style:text-properties style:font-name="Arial" fo:font-size="9pt" fo:language="ca" fo:country="ES" style:font-size-asian="9pt" style:font-size-complex="9pt"/>
    </style:style>
    <style:style style:name="P180" style:family="paragraph" style:parent-style-name="Table_20_Contents" style:list-style-name="L47">
      <style:paragraph-properties fo:text-align="justify" style:justify-single-word="false"/>
      <style:text-properties style:font-name="Arial" fo:font-size="9pt" fo:language="ca" fo:country="ES" style:font-size-asian="9pt" style:font-size-complex="9pt"/>
    </style:style>
    <style:style style:name="P181" style:family="paragraph" style:parent-style-name="Table_20_Contents" style:list-style-name="L49">
      <style:paragraph-properties fo:text-align="justify" style:justify-single-word="false"/>
      <style:text-properties style:font-name="Arial" fo:font-size="9pt" fo:language="ca" fo:country="ES" style:font-size-asian="9pt" style:font-size-complex="9pt"/>
    </style:style>
    <style:style style:name="P182" style:family="paragraph" style:parent-style-name="Table_20_Contents" style:list-style-name="L51">
      <style:paragraph-properties fo:text-align="justify" style:justify-single-word="false"/>
      <style:text-properties style:font-name="Arial" fo:font-size="9pt" fo:language="ca" fo:country="ES" style:font-size-asian="9pt" style:font-size-complex="9pt"/>
    </style:style>
    <style:style style:name="P183" style:family="paragraph" style:parent-style-name="Table_20_Contents" style:list-style-name="L53">
      <style:paragraph-properties fo:text-align="justify" style:justify-single-word="false"/>
      <style:text-properties style:font-name="Arial" fo:font-size="9pt" fo:language="ca" fo:country="ES" style:font-size-asian="9pt" style:font-size-complex="9pt"/>
    </style:style>
    <style:style style:name="P184" style:family="paragraph" style:parent-style-name="Table_20_Contents" style:list-style-name="L54">
      <style:paragraph-properties fo:text-align="justify" style:justify-single-word="false"/>
      <style:text-properties style:font-name="Arial" fo:font-size="9pt" fo:language="ca" fo:country="ES" style:font-size-asian="9pt" style:font-size-complex="9pt"/>
    </style:style>
    <style:style style:name="P185" style:family="paragraph" style:parent-style-name="Table_20_Contents" style:list-style-name="L56">
      <style:paragraph-properties fo:text-align="justify" style:justify-single-word="false"/>
      <style:text-properties style:font-name="Arial" fo:font-size="9pt" fo:language="ca" fo:country="ES" style:font-size-asian="9pt" style:font-size-complex="9pt"/>
    </style:style>
    <style:style style:name="P186" style:family="paragraph" style:parent-style-name="Table_20_Contents" style:list-style-name="L57">
      <style:paragraph-properties fo:text-align="justify" style:justify-single-word="false"/>
      <style:text-properties style:font-name="Arial" fo:font-size="9pt" fo:language="ca" fo:country="ES" style:font-size-asian="9pt" style:font-size-complex="9pt"/>
    </style:style>
    <style:style style:name="P187" style:family="paragraph" style:parent-style-name="Table_20_Contents" style:list-style-name="L59">
      <style:paragraph-properties fo:text-align="justify" style:justify-single-word="false"/>
      <style:text-properties style:font-name="Arial" fo:font-size="9pt" fo:language="ca" fo:country="ES" style:font-size-asian="9pt" style:font-size-complex="9pt"/>
    </style:style>
    <style:style style:name="P188" style:family="paragraph" style:parent-style-name="Table_20_Contents" style:list-style-name="L60">
      <style:paragraph-properties fo:text-align="justify" style:justify-single-word="false"/>
      <style:text-properties style:font-name="Arial" fo:font-size="9pt" fo:language="ca" fo:country="ES" style:font-size-asian="9pt" style:font-size-complex="9pt"/>
    </style:style>
    <style:style style:name="P189" style:family="paragraph" style:parent-style-name="Table_20_Contents" style:list-style-name="L62">
      <style:paragraph-properties fo:text-align="justify" style:justify-single-word="false"/>
      <style:text-properties style:font-name="Arial" fo:font-size="9pt" fo:language="ca" fo:country="ES" style:font-size-asian="9pt" style:font-size-complex="9pt"/>
    </style:style>
    <style:style style:name="P190" style:family="paragraph" style:parent-style-name="Table_20_Contents" style:list-style-name="L162">
      <style:paragraph-properties fo:text-align="justify" style:justify-single-word="false"/>
      <style:text-properties style:font-name="Arial" fo:font-size="9pt" fo:language="ca" fo:country="ES" style:font-size-asian="9pt" style:font-size-complex="9pt"/>
    </style:style>
    <style:style style:name="P191" style:family="paragraph" style:parent-style-name="Table_20_Contents" style:list-style-name="L69">
      <style:paragraph-properties fo:line-height="150%" fo:text-align="justify" style:justify-single-word="false"/>
      <style:text-properties style:font-name="Arial" fo:font-size="9pt" fo:language="ca" fo:country="ES" style:font-size-asian="9pt" style:font-size-complex="9pt"/>
    </style:style>
    <style:style style:name="P192" style:family="paragraph" style:parent-style-name="Table_20_Contents" style:list-style-name="L70">
      <style:paragraph-properties fo:line-height="150%" fo:text-align="justify" style:justify-single-word="false"/>
      <style:text-properties style:font-name="Arial" fo:font-size="9pt" fo:language="ca" fo:country="ES" style:font-size-asian="9pt" style:font-size-complex="9pt"/>
    </style:style>
    <style:style style:name="P193" style:family="paragraph" style:parent-style-name="Table_20_Contents" style:list-style-name="L71">
      <style:paragraph-properties fo:line-height="150%" fo:text-align="justify" style:justify-single-word="false"/>
      <style:text-properties style:font-name="Arial" fo:font-size="9pt" fo:language="ca" fo:country="ES" style:font-size-asian="9pt" style:font-size-complex="9pt"/>
    </style:style>
    <style:style style:name="P194" style:family="paragraph" style:parent-style-name="Table_20_Contents" style:list-style-name="L72">
      <style:paragraph-properties fo:line-height="150%" fo:text-align="justify" style:justify-single-word="false"/>
      <style:text-properties style:font-name="Arial" fo:font-size="9pt" fo:language="ca" fo:country="ES" style:font-size-asian="9pt" style:font-size-complex="9pt"/>
    </style:style>
    <style:style style:name="P195" style:family="paragraph" style:parent-style-name="Table_20_Contents" style:list-style-name="L74">
      <style:paragraph-properties fo:line-height="150%" fo:text-align="justify" style:justify-single-word="false"/>
      <style:text-properties style:font-name="Arial" fo:font-size="9pt" fo:language="ca" fo:country="ES" style:font-size-asian="9pt" style:font-size-complex="9pt"/>
    </style:style>
    <style:style style:name="P196" style:family="paragraph" style:parent-style-name="Table_20_Contents" style:list-style-name="L81">
      <style:paragraph-properties fo:line-height="150%" fo:text-align="justify" style:justify-single-word="false"/>
      <style:text-properties style:font-name="Arial" fo:font-size="9pt" fo:language="ca" fo:country="ES" style:font-size-asian="9pt" style:font-size-complex="9pt"/>
    </style:style>
    <style:style style:name="P197" style:family="paragraph" style:parent-style-name="Table_20_Contents" style:list-style-name="L82">
      <style:paragraph-properties fo:line-height="150%" fo:text-align="justify" style:justify-single-word="false"/>
      <style:text-properties style:font-name="Arial" fo:font-size="9pt" fo:language="ca" fo:country="ES" style:font-size-asian="9pt" style:font-size-complex="9pt"/>
    </style:style>
    <style:style style:name="P198" style:family="paragraph" style:parent-style-name="Table_20_Contents" style:list-style-name="L83">
      <style:paragraph-properties fo:line-height="150%" fo:text-align="justify" style:justify-single-word="false"/>
      <style:text-properties style:font-name="Arial" fo:font-size="9pt" fo:language="ca" fo:country="ES" style:font-size-asian="9pt" style:font-size-complex="9pt"/>
    </style:style>
    <style:style style:name="P199" style:family="paragraph" style:parent-style-name="Table_20_Contents" style:list-style-name="L84">
      <style:paragraph-properties fo:line-height="150%" fo:text-align="justify" style:justify-single-word="false"/>
      <style:text-properties style:font-name="Arial" fo:font-size="9pt" fo:language="ca" fo:country="ES" style:font-size-asian="9pt" style:font-size-complex="9pt"/>
    </style:style>
    <style:style style:name="P200" style:family="paragraph" style:parent-style-name="Table_20_Contents" style:list-style-name="L85">
      <style:paragraph-properties fo:line-height="150%" fo:text-align="justify" style:justify-single-word="false"/>
      <style:text-properties style:font-name="Arial" fo:font-size="9pt" fo:language="ca" fo:country="ES" style:font-size-asian="9pt" style:font-size-complex="9pt"/>
    </style:style>
    <style:style style:name="P201" style:family="paragraph" style:parent-style-name="Table_20_Contents" style:list-style-name="L97">
      <style:paragraph-properties fo:line-height="150%" fo:text-align="justify" style:justify-single-word="false"/>
      <style:text-properties style:font-name="Arial" fo:font-size="9pt" fo:language="ca" fo:country="ES" style:font-size-asian="9pt" style:font-size-complex="9pt"/>
    </style:style>
    <style:style style:name="P202" style:family="paragraph" style:parent-style-name="Table_20_Contents" style:list-style-name="L98">
      <style:paragraph-properties fo:line-height="150%" fo:text-align="justify" style:justify-single-word="false"/>
      <style:text-properties style:font-name="Arial" fo:font-size="9pt" fo:language="ca" fo:country="ES" style:font-size-asian="9pt" style:font-size-complex="9pt"/>
    </style:style>
    <style:style style:name="P203" style:family="paragraph" style:parent-style-name="Table_20_Contents" style:list-style-name="L100">
      <style:paragraph-properties fo:line-height="150%" fo:text-align="justify" style:justify-single-word="false"/>
      <style:text-properties style:font-name="Arial" fo:font-size="9pt" fo:language="ca" fo:country="ES" style:font-size-asian="9pt" style:font-size-complex="9pt"/>
    </style:style>
    <style:style style:name="P204" style:family="paragraph" style:parent-style-name="Table_20_Contents" style:list-style-name="L101">
      <style:paragraph-properties fo:line-height="150%" fo:text-align="justify" style:justify-single-word="false"/>
      <style:text-properties style:font-name="Arial" fo:font-size="9pt" fo:language="ca" fo:country="ES" style:font-size-asian="9pt" style:font-size-complex="9pt"/>
    </style:style>
    <style:style style:name="P205" style:family="paragraph" style:parent-style-name="Table_20_Contents" style:list-style-name="L102">
      <style:paragraph-properties fo:line-height="150%" fo:text-align="justify" style:justify-single-word="false"/>
      <style:text-properties style:font-name="Arial" fo:font-size="9pt" fo:language="ca" fo:country="ES" style:font-size-asian="9pt" style:font-size-complex="9pt"/>
    </style:style>
    <style:style style:name="P206" style:family="paragraph" style:parent-style-name="Table_20_Contents" style:list-style-name="L113">
      <style:paragraph-properties fo:line-height="150%" fo:text-align="justify" style:justify-single-word="false"/>
      <style:text-properties style:font-name="Arial" fo:font-size="9pt" fo:language="ca" fo:country="ES" style:font-size-asian="9pt" style:font-size-complex="9pt"/>
    </style:style>
    <style:style style:name="P207" style:family="paragraph" style:parent-style-name="Table_20_Contents" style:list-style-name="L114">
      <style:paragraph-properties fo:line-height="150%" fo:text-align="justify" style:justify-single-word="false"/>
      <style:text-properties style:font-name="Arial" fo:font-size="9pt" fo:language="ca" fo:country="ES" style:font-size-asian="9pt" style:font-size-complex="9pt"/>
    </style:style>
    <style:style style:name="P208" style:family="paragraph" style:parent-style-name="Table_20_Contents" style:list-style-name="L116">
      <style:paragraph-properties fo:line-height="150%" fo:text-align="justify" style:justify-single-word="false"/>
      <style:text-properties style:font-name="Arial" fo:font-size="9pt" fo:language="ca" fo:country="ES" style:font-size-asian="9pt" style:font-size-complex="9pt"/>
    </style:style>
    <style:style style:name="P209" style:family="paragraph" style:parent-style-name="Table_20_Contents" style:list-style-name="L117">
      <style:paragraph-properties fo:line-height="150%" fo:text-align="justify" style:justify-single-word="false"/>
      <style:text-properties style:font-name="Arial" fo:font-size="9pt" fo:language="ca" fo:country="ES" style:font-size-asian="9pt" style:font-size-complex="9pt"/>
    </style:style>
    <style:style style:name="P210" style:family="paragraph" style:parent-style-name="Table_20_Contents" style:list-style-name="L129">
      <style:paragraph-properties fo:line-height="150%" fo:text-align="justify" style:justify-single-word="false"/>
      <style:text-properties style:font-name="Arial" fo:font-size="9pt" fo:language="ca" fo:country="ES" style:font-size-asian="9pt" style:font-size-complex="9pt"/>
    </style:style>
    <style:style style:name="P211" style:family="paragraph" style:parent-style-name="Table_20_Contents" style:list-style-name="L131">
      <style:paragraph-properties fo:line-height="150%" fo:text-align="justify" style:justify-single-word="false"/>
      <style:text-properties style:font-name="Arial" fo:font-size="9pt" fo:language="ca" fo:country="ES" style:font-size-asian="9pt" style:font-size-complex="9pt"/>
    </style:style>
    <style:style style:name="P212" style:family="paragraph" style:parent-style-name="Table_20_Contents" style:list-style-name="L133">
      <style:paragraph-properties fo:line-height="150%" fo:text-align="justify" style:justify-single-word="false"/>
      <style:text-properties style:font-name="Arial" fo:font-size="9pt" fo:language="ca" fo:country="ES" style:font-size-asian="9pt" style:font-size-complex="9pt"/>
    </style:style>
    <style:style style:name="P213" style:family="paragraph" style:parent-style-name="Table_20_Contents" style:list-style-name="L134">
      <style:paragraph-properties fo:line-height="150%" fo:text-align="justify" style:justify-single-word="false"/>
      <style:text-properties style:font-name="Arial" fo:font-size="9pt" fo:language="ca" fo:country="ES" style:font-size-asian="9pt" style:font-size-complex="9pt"/>
    </style:style>
    <style:style style:name="P214" style:family="paragraph" style:parent-style-name="Table_20_Contents" style:list-style-name="L135">
      <style:paragraph-properties fo:line-height="150%" fo:text-align="justify" style:justify-single-word="false"/>
      <style:text-properties style:font-name="Arial" fo:font-size="9pt" fo:language="ca" fo:country="ES" style:font-size-asian="9pt" style:font-size-complex="9pt"/>
    </style:style>
    <style:style style:name="P215" style:family="paragraph" style:parent-style-name="Table_20_Contents" style:list-style-name="L136">
      <style:paragraph-properties fo:line-height="150%" fo:text-align="justify" style:justify-single-word="false"/>
      <style:text-properties style:font-name="Arial" fo:font-size="9pt" fo:language="ca" fo:country="ES" style:font-size-asian="9pt" style:font-size-complex="9pt"/>
    </style:style>
    <style:style style:name="P216" style:family="paragraph" style:parent-style-name="Table_20_Contents" style:list-style-name="L147">
      <style:paragraph-properties fo:line-height="150%" fo:text-align="justify" style:justify-single-word="false"/>
      <style:text-properties style:font-name="Arial" fo:font-size="9pt" fo:language="ca" fo:country="ES" style:font-size-asian="9pt" style:font-size-complex="9pt"/>
    </style:style>
    <style:style style:name="P217" style:family="paragraph" style:parent-style-name="Table_20_Contents" style:list-style-name="L148">
      <style:paragraph-properties fo:line-height="150%" fo:text-align="justify" style:justify-single-word="false"/>
      <style:text-properties style:font-name="Arial" fo:font-size="9pt" fo:language="ca" fo:country="ES" style:font-size-asian="9pt" style:font-size-complex="9pt"/>
    </style:style>
    <style:style style:name="P218" style:family="paragraph" style:parent-style-name="Table_20_Contents" style:list-style-name="L161">
      <style:paragraph-properties fo:line-height="150%" fo:text-align="justify" style:justify-single-word="false"/>
      <style:text-properties style:font-name="Arial" fo:font-size="9pt" fo:language="ca" fo:country="ES" style:font-size-asian="9pt" style:font-size-complex="9pt"/>
    </style:style>
    <style:style style:name="P219" style:family="paragraph" style:parent-style-name="Table_20_Contents" style:list-style-name="L163">
      <style:paragraph-properties fo:line-height="150%" fo:text-align="justify" style:justify-single-word="false"/>
      <style:text-properties style:font-name="Arial" fo:font-size="9pt" fo:language="ca" fo:country="ES" style:font-size-asian="9pt" style:font-size-complex="9pt"/>
    </style:style>
    <style:style style:name="P220" style:family="paragraph" style:parent-style-name="Table_20_Contents" style:list-style-name="L164">
      <style:paragraph-properties fo:line-height="150%" fo:text-align="justify" style:justify-single-word="false"/>
      <style:text-properties style:font-name="Arial" fo:font-size="9pt" fo:language="ca" fo:country="ES" style:font-size-asian="9pt" style:font-size-complex="9pt"/>
    </style:style>
    <style:style style:name="P221" style:family="paragraph" style:parent-style-name="Table_20_Contents" style:list-style-name="L94">
      <style:paragraph-properties fo:line-height="150%"/>
      <style:text-properties style:font-name="Arial" fo:font-size="9pt" fo:language="ca" fo:country="ES" style:font-size-asian="9pt" style:font-size-complex="9pt"/>
    </style:style>
    <style:style style:name="P222" style:family="paragraph" style:parent-style-name="Table_20_Contents" style:list-style-name="L96">
      <style:paragraph-properties fo:line-height="150%"/>
      <style:text-properties style:font-name="Arial" fo:font-size="9pt" fo:language="ca" fo:country="ES" style:font-size-asian="9pt" style:font-size-complex="9pt"/>
    </style:style>
    <style:style style:name="P223" style:family="paragraph" style:parent-style-name="Table_20_Contents" style:list-style-name="L149">
      <style:paragraph-properties fo:line-height="150%"/>
      <style:text-properties style:font-name="Arial" fo:font-size="9pt" fo:language="ca" fo:country="ES" style:font-size-asian="9pt" style:font-size-complex="9pt"/>
    </style:style>
    <style:style style:name="P224" style:family="paragraph" style:parent-style-name="Table_20_Contents" style:list-style-name="L150">
      <style:paragraph-properties fo:line-height="150%"/>
      <style:text-properties style:font-name="Arial" fo:font-size="9pt" fo:language="ca" fo:country="ES" style:font-size-asian="9pt" style:font-size-complex="9pt"/>
    </style:style>
    <style:style style:name="P225" style:family="paragraph" style:parent-style-name="Table_20_Contents" style:list-style-name="L151">
      <style:paragraph-properties fo:line-height="150%"/>
      <style:text-properties style:font-name="Arial" fo:font-size="9pt" fo:language="ca" fo:country="ES" style:font-size-asian="9pt" style:font-size-complex="9pt"/>
    </style:style>
    <style:style style:name="P226" style:family="paragraph" style:parent-style-name="Table_20_Contents" style:list-style-name="L86">
      <style:text-properties style:font-name="Arial" fo:font-size="9pt" fo:language="ca" fo:country="ES" style:font-size-asian="9pt" style:font-size-complex="9pt"/>
    </style:style>
    <style:style style:name="P227" style:family="paragraph" style:parent-style-name="Table_20_Contents" style:list-style-name="L161">
      <style:text-properties style:font-name="Arial" fo:font-size="9pt" fo:language="ca" fo:country="ES" style:font-size-asian="9pt" style:font-size-complex="9pt"/>
    </style:style>
    <style:style style:name="P228" style:family="paragraph" style:parent-style-name="Table_20_Contents" style:list-style-name="L74">
      <style:paragraph-properties fo:line-height="150%"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29" style:family="paragraph" style:parent-style-name="Table_20_Contents" style:list-style-name="L103">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0" style:family="paragraph" style:parent-style-name="Table_20_Contents" style:list-style-name="L118">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1" style:family="paragraph" style:parent-style-name="Table_20_Contents" style:list-style-name="L137">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2" style:family="paragraph" style:parent-style-name="Table_20_Contents" style:list-style-name="L152">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3" style:family="paragraph" style:parent-style-name="Table_20_Contents" style:list-style-name="L166">
      <style:paragraph-properties fo:line-height="150%"/>
      <style:text-properties style:font-name="Arial" fo:font-size="9pt" fo:language="ca" fo:country="ES" style:text-underline-style="none" fo:font-weight="normal" style:font-size-asian="9pt" style:font-weight-asian="normal" style:font-size-complex="9pt" style:font-weight-complex="normal"/>
    </style:style>
    <style:style style:name="P234" style:family="paragraph" style:parent-style-name="Table_20_Contents" style:list-style-name="L86">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35" style:family="paragraph" style:parent-style-name="Table_20_Contents" style:list-style-name="L105">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36" style:family="paragraph" style:parent-style-name="Table_20_Contents" style:list-style-name="L120">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37" style:family="paragraph" style:parent-style-name="Table_20_Contents" style:list-style-name="L140">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38" style:family="paragraph" style:parent-style-name="Table_20_Contents" style:list-style-name="L155">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39" style:family="paragraph" style:parent-style-name="Table_20_Contents" style:list-style-name="L168">
      <style:paragraph-properties fo:text-align="justify" style:justify-single-word="false"/>
      <style:text-properties style:font-name="Arial" fo:font-size="9pt" fo:language="ca" fo:country="ES" style:text-underline-style="none" fo:font-weight="normal" style:font-size-asian="9pt" style:font-weight-asian="normal" style:font-size-complex="9pt" style:font-weight-complex="normal"/>
    </style:style>
    <style:style style:name="P240" style:family="paragraph" style:parent-style-name="Table_20_Contents" style:list-style-name="L99">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241" style:family="paragraph" style:parent-style-name="Table_20_Contents" style:list-style-name="L130">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242" style:family="paragraph" style:parent-style-name="Table_20_Contents" style:list-style-name="L132">
      <style:paragraph-properties fo:line-height="150%" fo:text-align="justify" style:justify-single-word="false"/>
      <style:text-properties style:font-name="Arial" fo:font-size="9pt" fo:language="ca" fo:country="ES" fo:font-weight="normal" style:font-size-asian="9pt" style:font-weight-asian="normal" style:font-size-complex="9pt" style:font-weight-complex="normal"/>
    </style:style>
    <style:style style:name="P243" style:family="paragraph" style:parent-style-name="Table_20_Contents" style:list-style-name="L152">
      <style:paragraph-properties fo:line-height="150%"/>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44" style:family="paragraph" style:parent-style-name="Table_20_Contents" style:list-style-name="L73">
      <style:paragraph-properties fo:line-height="150%" fo:text-align="justify" style:justify-single-word="false"/>
      <style:text-properties style:font-name="Arial" fo:font-size="10pt" fo:language="ca" fo:country="ES" style:font-size-asian="10pt" style:font-size-complex="10pt"/>
    </style:style>
    <style:style style:name="P245" style:family="paragraph" style:parent-style-name="Table_20_Contents" style:list-style-name="L76">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246" style:family="paragraph" style:parent-style-name="Table_20_Contents" style:list-style-name="L9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247" style:family="paragraph" style:parent-style-name="Table_20_Contents" style:list-style-name="L73">
      <style:paragraph-properties fo:line-height="150%" fo:text-align="justify" style:justify-single-word="false"/>
      <style:text-properties fo:language="ca" fo:country="ES"/>
    </style:style>
    <style:style style:name="P248" style:family="paragraph" style:parent-style-name="Table_20_Contents" style:list-style-name="L74">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49" style:family="paragraph" style:parent-style-name="Table_20_Contents" style:list-style-name="L86">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50" style:family="paragraph" style:parent-style-name="Table_20_Contents" style:list-style-name="L104">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51" style:family="paragraph" style:parent-style-name="Table_20_Contents" style:list-style-name="L119">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52" style:family="paragraph" style:parent-style-name="Table_20_Contents" style:list-style-name="L166">
      <style:paragraph-properties fo:margin-left="-1.251cm" fo:margin-right="0cm" fo:line-height="150%" fo:text-align="justify" style:justify-single-word="false" fo:text-indent="0cm" style:auto-text-indent="false"/>
      <style:text-properties style:font-name="Arial" fo:font-size="9pt" fo:language="ca" fo:country="ES" style:text-underline-style="none" fo:font-weight="bold" style:font-size-asian="9pt" style:font-weight-asian="bold" style:font-size-complex="9pt" style:font-weight-complex="bold"/>
    </style:style>
    <style:style style:name="P253" style:family="paragraph" style:parent-style-name="Table_20_Contents" style:list-style-name="L7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4" style:family="paragraph" style:parent-style-name="Table_20_Contents" style:list-style-name="L86">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5" style:family="paragraph" style:parent-style-name="Table_20_Contents" style:list-style-name="L87">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6" style:family="paragraph" style:parent-style-name="Table_20_Contents" style:list-style-name="L10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7" style:family="paragraph" style:parent-style-name="Table_20_Contents" style:list-style-name="L119">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8" style:family="paragraph" style:parent-style-name="Table_20_Contents" style:list-style-name="L138">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59" style:family="paragraph" style:parent-style-name="Table_20_Contents" style:list-style-name="L139">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60" style:family="paragraph" style:parent-style-name="Table_20_Contents" style:list-style-name="L153">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61" style:family="paragraph" style:parent-style-name="Table_20_Contents" style:list-style-name="L15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62" style:family="paragraph" style:parent-style-name="Table_20_Contents" style:list-style-name="L167">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P263" style:family="paragraph" style:parent-style-name="Table_20_Contents" style:list-style-name="L7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4" style:family="paragraph" style:parent-style-name="Table_20_Contents" style:list-style-name="L87">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5" style:family="paragraph" style:parent-style-name="Table_20_Contents" style:list-style-name="L10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6" style:family="paragraph" style:parent-style-name="Table_20_Contents" style:list-style-name="L119">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7" style:family="paragraph" style:parent-style-name="Table_20_Contents" style:list-style-name="L139">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8" style:family="paragraph" style:parent-style-name="Table_20_Contents" style:list-style-name="L154">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69" style:family="paragraph" style:parent-style-name="Table_20_Contents" style:list-style-name="L167">
      <style:paragraph-properties fo:margin-left="-1.251cm" fo:margin-right="0cm" fo:line-height="150%" fo:text-align="justify" style:justify-single-word="false" fo:text-indent="0cm" style:auto-text-indent="false"/>
      <style:text-properties style:font-name="Arial"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P270" style:family="paragraph" style:parent-style-name="Table_20_Contents" style:list-style-name="L94">
      <style:paragraph-properties fo:margin-left="-1.251cm" fo:margin-right="0cm" fo:line-height="150%" fo:text-indent="0cm" style:auto-text-indent="false"/>
      <style:text-properties style:font-name="Arial" fo:font-size="9pt" fo:language="ca" fo:country="ES" fo:font-weight="bold" style:font-size-asian="9pt" style:font-weight-asian="bold" style:font-size-complex="9pt" style:font-weight-complex="bold"/>
    </style:style>
    <style:style style:name="P271" style:family="paragraph" style:parent-style-name="Table_20_Contents" style:list-style-name="L161">
      <style:paragraph-properties fo:margin-left="-1.251cm" fo:margin-right="0cm" fo:line-height="150%" fo:text-align="justify"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272" style:family="paragraph" style:parent-style-name="Table_20_Contents" style:list-style-name="L180">
      <style:paragraph-properties fo:margin-left="-1.251cm" fo:margin-right="0cm" fo:line-height="150%" fo:text-align="start" style:justify-single-word="false" fo:text-indent="0cm" style:auto-text-indent="false"/>
      <style:text-properties style:font-name="Arial" fo:language="ca" fo:country="ES" fo:font-style="normal" style:text-underline-style="none" fo:font-weight="normal" style:font-style-asian="normal" style:font-weight-asian="normal" style:font-style-complex="normal" style:font-weight-complex="normal"/>
    </style:style>
    <style:style style:name="P273" style:family="paragraph" style:parent-style-name="Table_20_Contents" style:list-style-name="L94">
      <style:paragraph-properties fo:margin-left="0cm" fo:margin-right="0cm" fo:line-height="150%" fo:text-indent="0cm" style:auto-text-indent="false"/>
      <style:text-properties style:font-name="Arial" fo:font-size="9pt" fo:language="ca" fo:country="ES" fo:font-weight="normal" style:font-size-asian="9pt" style:font-weight-asian="normal" style:font-size-complex="9pt" style:font-weight-complex="normal"/>
    </style:style>
    <style:style style:name="P274" style:family="paragraph" style:parent-style-name="Table_20_Contents" style:list-style-name="L95">
      <style:paragraph-properties fo:margin-left="0cm" fo:margin-right="0cm" fo:line-height="150%" fo:text-indent="0cm" style:auto-text-indent="false"/>
      <style:text-properties style:font-name="Arial" fo:font-size="9pt" fo:language="ca" fo:country="ES" fo:font-weight="normal" style:font-size-asian="9pt" style:font-weight-asian="normal" style:font-size-complex="9pt" style:font-weight-complex="normal"/>
    </style:style>
    <style:style style:name="P275" style:family="paragraph" style:parent-style-name="Table_20_Contents" style:list-style-name="L161">
      <style:paragraph-properties fo:margin-left="0cm" fo:margin-right="0cm" fo:line-height="150%" fo:text-align="justify" style:justify-single-word="false" fo:text-indent="0cm" style:auto-text-indent="false"/>
      <style:text-properties style:font-name="Arial" fo:font-size="9pt" fo:language="ca" fo:country="ES" fo:font-weight="normal" style:font-size-asian="9pt" style:font-weight-asian="normal" style:font-size-complex="9pt" style:font-weight-complex="normal"/>
    </style:style>
    <style:style style:name="P276" style:family="paragraph" style:parent-style-name="Heading_20_3">
      <style:paragraph-properties fo:text-align="center" style:justify-single-word="false"/>
      <style:text-properties style:font-name="Arial" fo:font-size="12pt" style:font-size-asian="12pt" style:font-size-complex="12pt"/>
    </style:style>
    <style:style style:name="P277" style:family="paragraph" style:parent-style-name="Heading_20_3">
      <style:paragraph-properties fo:text-align="center" style:justify-single-word="false"/>
      <style:text-properties style:font-name="Arial" fo:font-size="12pt" fo:language="ca" fo:country="ES" style:font-size-asian="12pt" style:font-size-complex="12pt"/>
    </style:style>
    <style:style style:name="P278" style:family="paragraph" style:parent-style-name="Heading_20_3">
      <style:text-properties fo:language="ca" fo:country="ES"/>
    </style:style>
    <style:style style:name="P279" style:family="paragraph" style:parent-style-name="Heading_20_3">
      <style:paragraph-properties fo:line-height="150%"/>
      <style:text-properties fo:language="ca" fo:country="ES"/>
    </style:style>
    <style:style style:name="P280" style:family="paragraph" style:parent-style-name="Text_20_body" style:list-style-name="L1">
      <style:paragraph-properties fo:line-height="150%" fo:text-align="justify" style:justify-single-word="false"/>
      <style:text-properties style:font-name="Arial" fo:language="ca" fo:country="ES" fo:background-color="transparent"/>
    </style:style>
    <style:style style:name="P281" style:family="paragraph" style:parent-style-name="Text_20_body" style:list-style-name="L179">
      <style:paragraph-properties fo:line-height="150%" fo:text-align="justify" style:justify-single-word="false"/>
      <style:text-properties style:font-name="Arial" fo:language="ca" fo:country="ES" fo:background-color="transparent"/>
    </style:style>
    <style:style style:name="P282" style:family="paragraph" style:parent-style-name="Text_20_body" style:list-style-name="L1">
      <style:paragraph-properties fo:line-height="150%" fo:text-align="justify" style:justify-single-word="false"/>
      <style:text-properties style:font-name="Arial" fo:language="ca" fo:country="ES"/>
    </style:style>
    <style:style style:name="P283" style:family="paragraph" style:parent-style-name="Text_20_body" style:list-style-name="L2">
      <style:paragraph-properties fo:line-height="150%" fo:text-align="justify" style:justify-single-word="false"/>
      <style:text-properties style:font-name="Arial" fo:language="ca" fo:country="ES"/>
    </style:style>
    <style:style style:name="P284" style:family="paragraph" style:parent-style-name="Text_20_body" style:list-style-name="L28">
      <style:paragraph-properties fo:line-height="150%" fo:text-align="justify" style:justify-single-word="false"/>
      <style:text-properties style:font-name="Arial" fo:language="ca" fo:country="ES"/>
    </style:style>
    <style:style style:name="P285" style:family="paragraph" style:parent-style-name="Text_20_body" style:list-style-name="L63">
      <style:paragraph-properties fo:line-height="150%" fo:text-align="justify" style:justify-single-word="false"/>
      <style:text-properties style:font-name="Arial" fo:language="ca" fo:country="ES"/>
    </style:style>
    <style:style style:name="P286" style:family="paragraph" style:parent-style-name="Text_20_body" style:list-style-name="L64">
      <style:paragraph-properties fo:line-height="150%" fo:text-align="justify" style:justify-single-word="false"/>
      <style:text-properties style:font-name="Arial" fo:language="ca" fo:country="ES"/>
    </style:style>
    <style:style style:name="P287" style:family="paragraph" style:parent-style-name="Text_20_body" style:list-style-name="L173">
      <style:paragraph-properties fo:line-height="150%" fo:text-align="justify" style:justify-single-word="false"/>
      <style:text-properties style:font-name="Arial" fo:language="ca" fo:country="ES"/>
    </style:style>
    <style:style style:name="P288" style:family="paragraph" style:parent-style-name="Text_20_body" style:list-style-name="L174">
      <style:paragraph-properties fo:line-height="150%" fo:text-align="justify" style:justify-single-word="false"/>
      <style:text-properties style:font-name="Arial" fo:language="ca" fo:country="ES"/>
    </style:style>
    <style:style style:name="P289" style:family="paragraph" style:parent-style-name="Text_20_body" style:list-style-name="L177">
      <style:paragraph-properties fo:line-height="150%" fo:text-align="justify" style:justify-single-word="false"/>
      <style:text-properties style:font-name="Arial" fo:language="ca" fo:country="ES"/>
    </style:style>
    <style:style style:name="P290" style:family="paragraph" style:parent-style-name="Text_20_body">
      <style:paragraph-properties fo:line-height="150%" fo:text-align="justify" style:justify-single-word="false"/>
      <style:text-properties style:font-name="Arial" fo:language="ca" fo:country="ES" fo:font-weight="normal" style:font-weight-asian="normal" style:font-weight-complex="normal"/>
    </style:style>
    <style:style style:name="P291" style:family="paragraph" style:parent-style-name="Text_20_body" style:list-style-name="L4">
      <style:paragraph-properties fo:line-height="150%" fo:text-align="justify" style:justify-single-word="false"/>
      <style:text-properties style:font-name="Arial" fo:language="ca" fo:country="ES" fo:font-weight="normal" style:font-weight-asian="normal" style:font-weight-complex="normal"/>
    </style:style>
    <style:style style:name="P292" style:family="paragraph" style:parent-style-name="Text_20_body" style:list-style-name="L75">
      <style:paragraph-properties fo:line-height="150%" fo:text-align="justify" style:justify-single-word="false"/>
      <style:text-properties style:font-name="Arial" fo:language="ca" fo:country="ES" fo:font-weight="normal" style:font-weight-asian="normal" style:font-weight-complex="normal"/>
    </style:style>
    <style:style style:name="P293" style:family="paragraph" style:parent-style-name="Text_20_body" style:list-style-name="L89">
      <style:paragraph-properties fo:line-height="150%" fo:text-align="justify" style:justify-single-word="false"/>
      <style:text-properties style:font-name="Arial" fo:language="ca" fo:country="ES" fo:font-weight="normal" style:font-weight-asian="normal" style:font-weight-complex="normal"/>
    </style:style>
    <style:style style:name="P294" style:family="paragraph" style:parent-style-name="Text_20_body" style:list-style-name="L107">
      <style:paragraph-properties fo:line-height="150%" fo:text-align="justify" style:justify-single-word="false"/>
      <style:text-properties style:font-name="Arial" fo:language="ca" fo:country="ES" fo:font-weight="normal" style:font-weight-asian="normal" style:font-weight-complex="normal"/>
    </style:style>
    <style:style style:name="P295" style:family="paragraph" style:parent-style-name="Text_20_body" style:list-style-name="L122">
      <style:paragraph-properties fo:line-height="150%" fo:text-align="justify" style:justify-single-word="false"/>
      <style:text-properties style:font-name="Arial" fo:language="ca" fo:country="ES" fo:font-weight="normal" style:font-weight-asian="normal" style:font-weight-complex="normal"/>
    </style:style>
    <style:style style:name="P296" style:family="paragraph" style:parent-style-name="Text_20_body" style:list-style-name="L142">
      <style:paragraph-properties fo:line-height="150%" fo:text-align="justify" style:justify-single-word="false"/>
      <style:text-properties style:font-name="Arial" fo:language="ca" fo:country="ES" fo:font-weight="normal" style:font-weight-asian="normal" style:font-weight-complex="normal"/>
    </style:style>
    <style:style style:name="P297" style:family="paragraph" style:parent-style-name="Text_20_body" style:list-style-name="L156">
      <style:paragraph-properties fo:line-height="150%" fo:text-align="justify" style:justify-single-word="false"/>
      <style:text-properties style:font-name="Arial" fo:language="ca" fo:country="ES" fo:font-weight="normal" style:font-weight-asian="normal" style:font-weight-complex="normal"/>
    </style:style>
    <style:style style:name="P298" style:family="paragraph" style:parent-style-name="Text_20_body" style:list-style-name="L157">
      <style:paragraph-properties fo:line-height="150%" fo:text-align="justify" style:justify-single-word="false"/>
      <style:text-properties style:font-name="Arial" fo:language="ca" fo:country="ES" fo:font-weight="normal" style:font-weight-asian="normal" style:font-weight-complex="normal"/>
    </style:style>
    <style:style style:name="P299" style:family="paragraph" style:parent-style-name="Text_20_body" style:list-style-name="L170">
      <style:paragraph-properties fo:line-height="150%" fo:text-align="justify" style:justify-single-word="false"/>
      <style:text-properties style:font-name="Arial" fo:language="ca" fo:country="ES" fo:font-weight="normal" style:font-weight-asian="normal" style:font-weight-complex="normal"/>
    </style:style>
    <style:style style:name="P300" style:family="paragraph" style:parent-style-name="Text_20_body" style:list-style-name="L77">
      <style:paragraph-properties fo:line-height="150%" fo:text-align="center" style:justify-single-word="false"/>
      <style:text-properties style:font-name="Arial" fo:language="ca" fo:country="ES" fo:font-weight="normal" style:font-weight-asian="normal" style:font-weight-complex="normal"/>
    </style:style>
    <style:style style:name="P301" style:family="paragraph" style:parent-style-name="Text_20_body" style:list-style-name="L25">
      <style:paragraph-properties fo:line-height="150%" fo:text-align="justify" style:justify-single-word="false"/>
      <style:text-properties style:font-name="Arial" fo:language="ca" fo:country="ES" style:text-underline-style="none" fo:font-weight="bold" style:font-weight-asian="bold" style:font-weight-complex="bold"/>
    </style:style>
    <style:style style:name="P302" style:family="paragraph" style:parent-style-name="Text_20_body" style:list-style-name="L25">
      <style:paragraph-properties fo:line-height="150%" fo:text-align="justify" style:justify-single-word="false"/>
      <style:text-properties style:font-name="Arial" fo:language="ca" fo:country="ES" style:text-underline-style="none"/>
    </style:style>
    <style:style style:name="P303" style:family="paragraph" style:parent-style-name="Text_20_body" style:list-style-name="L29">
      <style:paragraph-properties fo:line-height="150%" fo:text-align="justify" style:justify-single-word="false"/>
      <style:text-properties style:font-name="Arial" fo:language="ca" fo:country="ES" fo:font-weight="bold" style:font-weight-asian="bold" style:font-weight-complex="bold"/>
    </style:style>
    <style:style style:name="P304" style:family="paragraph" style:parent-style-name="Text_20_body" style:list-style-name="L106">
      <style:paragraph-properties fo:line-height="150%" fo:text-align="justify" style:justify-single-word="false"/>
      <style:text-properties style:font-name="Arial" fo:language="ca" fo:country="ES" fo:font-weight="bold" style:font-weight-asian="bold" style:font-weight-complex="bold"/>
    </style:style>
    <style:style style:name="P305" style:family="paragraph" style:parent-style-name="Text_20_body" style:list-style-name="L121">
      <style:paragraph-properties fo:line-height="150%" fo:text-align="justify" style:justify-single-word="false"/>
      <style:text-properties style:font-name="Arial" fo:language="ca" fo:country="ES" fo:font-weight="bold" style:font-weight-asian="bold" style:font-weight-complex="bold"/>
    </style:style>
    <style:style style:name="P306" style:family="paragraph" style:parent-style-name="Text_20_body" style:list-style-name="L141">
      <style:paragraph-properties fo:line-height="150%" fo:text-align="justify" style:justify-single-word="false"/>
      <style:text-properties style:font-name="Arial" fo:language="ca" fo:country="ES" fo:font-weight="bold" style:font-weight-asian="bold" style:font-weight-complex="bold"/>
    </style:style>
    <style:style style:name="P307" style:family="paragraph" style:parent-style-name="Text_20_body" style:list-style-name="L156">
      <style:paragraph-properties fo:line-height="150%" fo:text-align="justify" style:justify-single-word="false"/>
      <style:text-properties style:font-name="Arial" fo:language="ca" fo:country="ES" fo:font-weight="bold" style:font-weight-asian="bold" style:font-weight-complex="bold"/>
    </style:style>
    <style:style style:name="P308" style:family="paragraph" style:parent-style-name="Text_20_body" style:list-style-name="L169">
      <style:paragraph-properties fo:line-height="150%" fo:text-align="justify" style:justify-single-word="false"/>
      <style:text-properties style:font-name="Arial" fo:language="ca" fo:country="ES" fo:font-weight="bold" style:font-weight-asian="bold" style:font-weight-complex="bold"/>
    </style:style>
    <style:style style:name="P309" style:family="paragraph" style:parent-style-name="Text_20_body" style:list-style-name="L177">
      <style:paragraph-properties fo:line-height="150%" fo:text-align="justify" style:justify-single-word="false"/>
      <style:text-properties style:font-name="Arial" fo:language="ca" fo:country="ES" fo:font-weight="bold" style:font-weight-asian="bold" style:font-weight-complex="bold"/>
    </style:style>
    <style:style style:name="P310" style:family="paragraph" style:parent-style-name="Text_20_body" style:list-style-name="L75">
      <style:paragraph-properties fo:line-height="150%"/>
      <style:text-properties style:font-name="Arial" fo:language="ca" fo:country="ES" fo:font-weight="bold" style:font-weight-asian="bold" style:font-weight-complex="bold"/>
    </style:style>
    <style:style style:name="P311" style:family="paragraph" style:parent-style-name="Text_20_body" style:list-style-name="L88">
      <style:paragraph-properties fo:line-height="150%"/>
      <style:text-properties style:font-name="Arial" fo:language="ca" fo:country="ES" fo:font-weight="bold" style:font-weight-asian="bold" style:font-weight-complex="bold"/>
    </style:style>
    <style:style style:name="P312" style:family="paragraph" style:parent-style-name="Text_20_body" style:list-style-name="L178">
      <style:paragraph-properties fo:line-height="150%" fo:text-align="justify" style:justify-single-word="false"/>
      <style:text-properties style:font-name="Arial" fo:language="ca" fo:country="ES" fo:font-weight="bold" fo:background-color="transparent" style:font-weight-asian="bold" style:font-weight-complex="bold"/>
    </style:style>
    <style:style style:name="P313" style:family="paragraph" style:parent-style-name="Text_20_body" style:list-style-name="L63">
      <style:paragraph-properties fo:line-height="150%" fo:text-align="justify" style:justify-single-word="false"/>
      <style:text-properties style:font-name="Arial" fo:language="ca" fo:country="ES" style:text-underline-style="solid" style:text-underline-width="auto" style:text-underline-color="font-color"/>
    </style:style>
    <style:style style:name="P314" style:family="paragraph" style:parent-style-name="Text_20_body" style:list-style-name="L65">
      <style:text-properties style:font-name="Arial" fo:font-size="9pt" fo:language="ca" fo:country="ES" style:font-size-asian="9pt" style:font-size-complex="9pt"/>
    </style:style>
    <style:style style:name="P315" style:family="paragraph" style:parent-style-name="Text_20_body" style:list-style-name="L66">
      <style:text-properties style:font-name="Arial" fo:font-size="9pt" fo:language="ca" fo:country="ES" style:font-size-asian="9pt" style:font-size-complex="9pt"/>
    </style:style>
    <style:style style:name="P316" style:family="paragraph" style:parent-style-name="Text_20_body" style:list-style-name="L67">
      <style:text-properties style:font-name="Arial" fo:font-size="9pt" fo:language="ca" fo:country="ES" style:font-size-asian="9pt" style:font-size-complex="9pt"/>
    </style:style>
    <style:style style:name="P317" style:family="paragraph" style:parent-style-name="Text_20_body" style:list-style-name="L68">
      <style:text-properties style:font-name="Arial" fo:font-size="9pt" fo:language="ca" fo:country="ES" style:font-size-asian="9pt" style:font-size-complex="9pt"/>
    </style:style>
    <style:style style:name="P318" style:family="paragraph" style:parent-style-name="Text_20_body" style:list-style-name="L78">
      <style:text-properties style:font-name="Arial" fo:font-size="9pt" fo:language="ca" fo:country="ES" style:font-size-asian="9pt" style:font-size-complex="9pt"/>
    </style:style>
    <style:style style:name="P319" style:family="paragraph" style:parent-style-name="Text_20_body" style:list-style-name="L79">
      <style:text-properties style:font-name="Arial" fo:font-size="9pt" fo:language="ca" fo:country="ES" style:font-size-asian="9pt" style:font-size-complex="9pt"/>
    </style:style>
    <style:style style:name="P320" style:family="paragraph" style:parent-style-name="Text_20_body" style:list-style-name="L80">
      <style:text-properties style:font-name="Arial" fo:font-size="9pt" fo:language="ca" fo:country="ES" style:font-size-asian="9pt" style:font-size-complex="9pt"/>
    </style:style>
    <style:style style:name="P321" style:family="paragraph" style:parent-style-name="Text_20_body" style:list-style-name="L92">
      <style:text-properties style:font-name="Arial" fo:font-size="9pt" fo:language="ca" fo:country="ES" style:font-size-asian="9pt" style:font-size-complex="9pt"/>
    </style:style>
    <style:style style:name="P322" style:family="paragraph" style:parent-style-name="Text_20_body" style:list-style-name="L93">
      <style:text-properties style:font-name="Arial" fo:font-size="9pt" fo:language="ca" fo:country="ES" style:font-size-asian="9pt" style:font-size-complex="9pt"/>
    </style:style>
    <style:style style:name="P323" style:family="paragraph" style:parent-style-name="Text_20_body" style:list-style-name="L110">
      <style:text-properties style:font-name="Arial" fo:font-size="9pt" fo:language="ca" fo:country="ES" style:font-size-asian="9pt" style:font-size-complex="9pt"/>
    </style:style>
    <style:style style:name="P324" style:family="paragraph" style:parent-style-name="Text_20_body" style:list-style-name="L111">
      <style:text-properties style:font-name="Arial" fo:font-size="9pt" fo:language="ca" fo:country="ES" style:font-size-asian="9pt" style:font-size-complex="9pt"/>
    </style:style>
    <style:style style:name="P325" style:family="paragraph" style:parent-style-name="Text_20_body" style:list-style-name="L112">
      <style:text-properties style:font-name="Arial" fo:font-size="9pt" fo:language="ca" fo:country="ES" style:font-size-asian="9pt" style:font-size-complex="9pt"/>
    </style:style>
    <style:style style:name="P326" style:family="paragraph" style:parent-style-name="Text_20_body" style:list-style-name="L125">
      <style:text-properties style:font-name="Arial" fo:font-size="9pt" fo:language="ca" fo:country="ES" style:font-size-asian="9pt" style:font-size-complex="9pt"/>
    </style:style>
    <style:style style:name="P327" style:family="paragraph" style:parent-style-name="Text_20_body" style:list-style-name="L126">
      <style:text-properties style:font-name="Arial" fo:font-size="9pt" fo:language="ca" fo:country="ES" style:font-size-asian="9pt" style:font-size-complex="9pt"/>
    </style:style>
    <style:style style:name="P328" style:family="paragraph" style:parent-style-name="Text_20_body" style:list-style-name="L127">
      <style:text-properties style:font-name="Arial" fo:font-size="9pt" fo:language="ca" fo:country="ES" style:font-size-asian="9pt" style:font-size-complex="9pt"/>
    </style:style>
    <style:style style:name="P329" style:family="paragraph" style:parent-style-name="Text_20_body" style:list-style-name="L128">
      <style:text-properties style:font-name="Arial" fo:font-size="9pt" fo:language="ca" fo:country="ES" style:font-size-asian="9pt" style:font-size-complex="9pt"/>
    </style:style>
    <style:style style:name="P330" style:family="paragraph" style:parent-style-name="Text_20_body" style:list-style-name="L145">
      <style:text-properties style:font-name="Arial" fo:font-size="9pt" fo:language="ca" fo:country="ES" style:font-size-asian="9pt" style:font-size-complex="9pt"/>
    </style:style>
    <style:style style:name="P331" style:family="paragraph" style:parent-style-name="Text_20_body" style:list-style-name="L146">
      <style:text-properties style:font-name="Arial" fo:font-size="9pt" fo:language="ca" fo:country="ES" style:font-size-asian="9pt" style:font-size-complex="9pt"/>
    </style:style>
    <style:style style:name="P332" style:family="paragraph" style:parent-style-name="Text_20_body" style:list-style-name="L160">
      <style:text-properties style:font-name="Arial" fo:font-size="9pt" fo:language="ca" fo:country="ES" style:font-size-asian="9pt" style:font-size-complex="9pt"/>
    </style:style>
    <style:style style:name="P333" style:family="paragraph" style:parent-style-name="Text_20_body" style:list-style-name="L76">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4" style:family="paragraph" style:parent-style-name="Text_20_body" style:list-style-name="L90">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5" style:family="paragraph" style:parent-style-name="Text_20_body" style:list-style-name="L108">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6" style:family="paragraph" style:parent-style-name="Text_20_body" style:list-style-name="L123">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7" style:family="paragraph" style:parent-style-name="Text_20_body" style:list-style-name="L143">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8" style:family="paragraph" style:parent-style-name="Text_20_body" style:list-style-name="L158">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39" style:family="paragraph" style:parent-style-name="Text_20_body" style:list-style-name="L171">
      <style:paragraph-properties fo:line-height="150%" fo:text-align="justify" style:justify-single-word="false"/>
      <style:text-properties style:font-name="Arial" fo:font-size="12pt" fo:language="ca" fo:country="ES" fo:font-weight="normal" style:font-size-asian="12pt" style:font-weight-asian="normal" style:font-size-complex="12pt" style:font-weight-complex="normal"/>
    </style:style>
    <style:style style:name="P340" style:family="paragraph" style:parent-style-name="Text_20_body" style:list-style-name="L88">
      <style:paragraph-properties fo:line-height="150%" fo:text-align="justify" style:justify-single-word="false"/>
    </style:style>
    <style:style style:name="P341" style:family="paragraph" style:parent-style-name="Text_20_body" style:list-style-name="L106">
      <style:paragraph-properties fo:line-height="150%" fo:text-align="justify" style:justify-single-word="false"/>
    </style:style>
    <style:style style:name="P342" style:family="paragraph" style:parent-style-name="Text_20_body" style:list-style-name="L121">
      <style:paragraph-properties fo:line-height="150%" fo:text-align="justify" style:justify-single-word="false"/>
    </style:style>
    <style:style style:name="P343" style:family="paragraph" style:parent-style-name="Text_20_body" style:list-style-name="L141">
      <style:paragraph-properties fo:line-height="150%" fo:text-align="justify" style:justify-single-word="false"/>
    </style:style>
    <style:style style:name="P344" style:family="paragraph" style:parent-style-name="Text_20_body" style:list-style-name="L156">
      <style:paragraph-properties fo:line-height="150%" fo:text-align="justify" style:justify-single-word="false"/>
    </style:style>
    <style:style style:name="P345" style:family="paragraph" style:parent-style-name="Text_20_body" style:list-style-name="L169">
      <style:paragraph-properties fo:line-height="150%" fo:text-align="justify" style:justify-single-word="false"/>
    </style:style>
    <style:style style:name="P346" style:family="paragraph" style:parent-style-name="Text_20_body" style:list-style-name="L186">
      <style:paragraph-properties fo:line-height="150%" fo:text-align="justify" style:justify-single-word="false"/>
    </style:style>
    <style:style style:name="P347" style:family="paragraph" style:parent-style-name="Text_20_body" style:list-style-name="L190">
      <style:paragraph-properties fo:line-height="150%" fo:text-align="justify" style:justify-single-word="false"/>
    </style:style>
    <style:style style:name="P348" style:family="paragraph" style:parent-style-name="Text_20_body" style:list-style-name="L191">
      <style:paragraph-properties fo:line-height="150%" fo:text-align="justify" style:justify-single-word="false"/>
    </style:style>
    <style:style style:name="P349" style:family="paragraph" style:parent-style-name="Text_20_body" style:list-style-name="L192">
      <style:paragraph-properties fo:line-height="150%" fo:text-align="justify" style:justify-single-word="false"/>
    </style:style>
    <style:style style:name="P350" style:family="paragraph" style:parent-style-name="Text_20_body" style:list-style-name="L91">
      <style:paragraph-properties fo:line-height="150%" fo:text-align="center" style:justify-single-word="false"/>
      <style:text-properties fo:font-weight="normal" style:font-weight-asian="normal" style:font-weight-complex="normal"/>
    </style:style>
    <style:style style:name="P351" style:family="paragraph" style:parent-style-name="Text_20_body" style:list-style-name="L109">
      <style:paragraph-properties fo:line-height="150%" fo:text-align="center" style:justify-single-word="false"/>
      <style:text-properties fo:font-weight="normal" style:font-weight-asian="normal" style:font-weight-complex="normal"/>
    </style:style>
    <style:style style:name="P352" style:family="paragraph" style:parent-style-name="Text_20_body" style:list-style-name="L124">
      <style:paragraph-properties fo:line-height="150%" fo:text-align="center" style:justify-single-word="false"/>
      <style:text-properties fo:language="ca" fo:country="ES" fo:font-weight="normal" style:font-weight-asian="normal" style:font-weight-complex="normal"/>
    </style:style>
    <style:style style:name="P353" style:family="paragraph" style:parent-style-name="Text_20_body" style:list-style-name="L144">
      <style:paragraph-properties fo:line-height="150%" fo:text-align="center" style:justify-single-word="false"/>
      <style:text-properties fo:language="ca" fo:country="ES" fo:background-color="transparent"/>
    </style:style>
    <style:style style:name="P354" style:family="paragraph" style:parent-style-name="Text_20_body" style:list-style-name="L159">
      <style:paragraph-properties fo:line-height="150%" fo:text-align="center" style:justify-single-word="false"/>
      <style:text-properties fo:language="ca" fo:country="ES"/>
    </style:style>
    <style:style style:name="P355" style:family="paragraph" style:parent-style-name="Text_20_body" style:list-style-name="L172">
      <style:paragraph-properties fo:line-height="150%" fo:text-align="center" style:justify-single-word="false"/>
      <style:text-properties fo:language="ca" fo:country="ES" fo:font-weight="bold" style:font-weight-asian="bold" style:font-weight-complex="bold"/>
    </style:style>
    <style:style style:name="P356" style:family="paragraph" style:parent-style-name="Text_20_body" style:list-style-name="L187">
      <style:paragraph-properties fo:text-align="justify" style:justify-single-word="false"/>
    </style:style>
    <style:style style:name="P357" style:family="paragraph" style:parent-style-name="Text_20_body" style:list-style-name="L188">
      <style:paragraph-properties fo:text-align="start" style:justify-single-word="false"/>
    </style:style>
    <style:style style:name="P358" style:family="paragraph" style:parent-style-name="Text_20_body" style:list-style-name="L189">
      <style:paragraph-properties fo:text-align="start" style:justify-single-word="false"/>
    </style:style>
    <style:style style:name="P359" style:family="paragraph" style:parent-style-name="Text_20_body" style:list-style-name="L5">
      <style:paragraph-properties fo:margin-left="1cm" fo:margin-right="0.026cm" fo:line-height="150%" fo:text-align="justify" style:justify-single-word="false" fo:hyphenation-ladder-count="no-limit" fo:text-indent="0cm" style:auto-text-indent="false">
        <style:tab-stops>
          <style:tab-stop style:position="-1.501cm"/>
          <style:tab-stop style:position="0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etter-spacing="-0.005cm" fo:language="ca" fo:country="ES" fo:font-weight="normal" style:font-weight-asian="normal" style:font-weight-complex="normal" fo:hyphenate="false" fo:hyphenation-remain-char-count="2" fo:hyphenation-push-char-count="2"/>
    </style:style>
    <style:style style:name="P360" style:family="paragraph" style:parent-style-name="Text_20_body" style:list-style-name="L26">
      <style:paragraph-properties fo:margin-left="0cm" fo:margin-right="0cm" fo:line-height="150%" fo:text-align="justify" style:justify-single-word="false" fo:text-indent="0cm" style:auto-text-indent="false"/>
      <style:text-properties style:font-name="Arial" fo:language="ca" fo:country="ES" style:text-underline-style="none" fo:font-weight="bold" style:font-weight-asian="bold" style:font-weight-complex="bold"/>
    </style:style>
    <style:style style:name="P361" style:family="paragraph" style:parent-style-name="Text_20_body" style:list-style-name="L27">
      <style:paragraph-properties fo:margin-left="0cm" fo:margin-right="0cm" fo:line-height="150%" fo:text-align="justify" style:justify-single-word="false" fo:text-indent="0cm" style:auto-text-indent="false"/>
      <style:text-properties style:font-name="Arial" fo:language="ca" fo:country="ES" style:text-underline-style="none" fo:font-weight="bold" style:font-weight-asian="bold" style:font-weight-complex="bold"/>
    </style:style>
    <style:style style:name="P362" style:family="paragraph" style:parent-style-name="Text_20_body" style:list-style-name="L175">
      <style:paragraph-properties fo:margin-left="0cm" fo:margin-right="0cm" fo:line-height="150%" fo:text-align="justify" style:justify-single-word="false" fo:text-indent="0cm" style:auto-text-indent="false"/>
      <style:text-properties style:font-name="Arial" fo:language="ca" fo:country="ES"/>
    </style:style>
    <style:style style:name="P363" style:family="paragraph" style:parent-style-name="Text_20_body" style:list-style-name="L176">
      <style:paragraph-properties fo:margin-left="0cm" fo:margin-right="0cm" fo:line-height="150%" fo:text-align="justify" style:justify-single-word="false" fo:text-indent="0cm" style:auto-text-indent="false"/>
      <style:text-properties style:font-name="Arial" fo:language="ca" fo:country="ES" fo:font-weight="bold" style:font-weight-asian="bold" style:font-weight-complex="bold"/>
    </style:style>
    <style:style style:name="P364" style:family="paragraph" style:parent-style-name="Text_20_body" style:list-style-name="L186">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365" style:family="paragraph" style:parent-style-name="Text_20_body" style:list-style-name="L176">
      <style:paragraph-properties fo:margin-left="0cm" fo:margin-right="0cm" fo:line-height="150%" fo:text-align="justify" style:justify-single-word="false" fo:text-indent="0cm" style:auto-text-indent="false"/>
    </style:style>
    <style:style style:name="P366" style:family="paragraph" style:parent-style-name="Text_20_body" style:list-style-name="L30">
      <style:paragraph-properties fo:margin-left="-0.573cm" fo:margin-right="-0.018cm" fo:text-align="start" style:justify-single-word="false" fo:text-indent="0cm" style:auto-text-indent="false"/>
      <style:text-properties style:font-name="Arial" fo:font-size="9pt" fo:language="ca" fo:country="ES" style:font-size-asian="9pt" style:font-size-complex="9pt"/>
    </style:style>
    <style:style style:name="P367" style:family="paragraph" style:parent-style-name="Text_20_body" style:list-style-name="L30">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68" style:family="paragraph" style:parent-style-name="Text_20_body" style:list-style-name="L46">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69" style:family="paragraph" style:parent-style-name="Text_20_body" style:list-style-name="L48">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0" style:family="paragraph" style:parent-style-name="Text_20_body" style:list-style-name="L50">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1" style:family="paragraph" style:parent-style-name="Text_20_body" style:list-style-name="L52">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2" style:family="paragraph" style:parent-style-name="Text_20_body" style:list-style-name="L55">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3" style:family="paragraph" style:parent-style-name="Text_20_body" style:list-style-name="L58">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4" style:family="paragraph" style:parent-style-name="Text_20_body" style:list-style-name="L61">
      <style:paragraph-properties fo:margin-left="-0.573cm" fo:margin-right="-0.018cm" fo:text-align="center" style:justify-single-word="false" fo:text-indent="0cm" style:auto-text-indent="false"/>
      <style:text-properties style:font-name="Arial" fo:font-size="9pt" fo:language="ca" fo:country="ES" fo:font-weight="bold" style:font-size-asian="9pt" style:font-weight-asian="bold" style:font-size-complex="9pt" style:font-weight-complex="bold"/>
    </style:style>
    <style:style style:name="P375" style:family="paragraph" style:parent-style-name="Text_20_body" style:list-style-name="L30">
      <style:paragraph-properties fo:margin-left="-0.573cm" fo:margin-right="-0.018cm" fo:text-align="start" style:justify-single-word="false" fo:text-indent="0cm" style:auto-text-indent="false"/>
      <style:text-properties style:font-name="Arial" fo:font-size="9pt" fo:language="ca" fo:country="ES" fo:font-weight="normal" style:font-size-asian="9pt" style:font-weight-asian="normal" style:font-size-complex="9pt" style:font-weight-complex="normal"/>
    </style:style>
    <style:style style:name="P376" style:family="paragraph" style:parent-style-name="Text_20_body" style:list-style-name="L190">
      <style:paragraph-properties fo:margin-top="0cm" fo:margin-bottom="0cm" fo:line-height="150%" fo:text-align="justify" style:justify-single-word="false"/>
    </style:style>
    <style:style style:name="P377" style:family="paragraph" style:parent-style-name="Text_20_body" style:list-style-name="L191">
      <style:paragraph-properties fo:margin-top="0cm" fo:margin-bottom="0cm" fo:line-height="150%" fo:text-align="justify" style:justify-single-word="false"/>
    </style:style>
    <style:style style:name="P378" style:family="paragraph" style:parent-style-name="Text_20_body" style:list-style-name="L190">
      <style:paragraph-properties fo:margin-left="-1.251cm" fo:margin-right="0cm" fo:margin-top="0cm" fo:margin-bottom="0cm" fo:line-height="150%" fo:text-align="justify" style:justify-single-word="false" fo:text-indent="0cm" style:auto-text-indent="false"/>
    </style:style>
    <style:style style:name="P379" style:family="paragraph" style:parent-style-name="Heading_20_1" style:list-style-name=""/>
    <style:style style:name="P380" style:family="paragraph" style:parent-style-name="Heading_20_1" style:list-style-name="">
      <style:paragraph-properties fo:line-height="150%" fo:text-align="justify" style:justify-single-word="false"/>
      <style:text-properties style:font-name="Arial" fo:language="ca" fo:country="ES"/>
    </style:style>
    <style:style style:name="P381" style:family="paragraph" style:parent-style-name="Heading_20_1" style:list-style-name="">
      <style:paragraph-properties fo:break-before="page"/>
    </style:style>
    <style:style style:name="P382" style:family="paragraph" style:parent-style-name="Standard" style:master-page-name="Standard">
      <style:paragraph-properties fo:line-height="150%" style:page-number="auto"/>
      <style:text-properties style:font-name="Arial"/>
    </style:style>
    <style:style style:name="P383" style:family="paragraph" style:parent-style-name="Standard" style:list-style-name="L7">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4" style:family="paragraph" style:parent-style-name="Standard" style:list-style-name="L8">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5" style:family="paragraph" style:parent-style-name="Standard" style:list-style-name="L9">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6" style:family="paragraph" style:parent-style-name="Standard" style:list-style-name="L10">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7" style:family="paragraph" style:parent-style-name="Standard" style:list-style-name="L11">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8" style:family="paragraph" style:parent-style-name="Standard" style:list-style-name="L12">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89" style:family="paragraph" style:parent-style-name="Standard" style:list-style-name="L13">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90" style:family="paragraph" style:parent-style-name="Standard" style:list-style-name="L14">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91" style:family="paragraph" style:parent-style-name="Standard" style:list-style-name="L15">
      <style:paragraph-properties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92" style:family="paragraph" style:parent-style-name="Standard" style:list-style-name="L165">
      <style:paragraph-properties fo:line-height="150%" fo:hyphenation-ladder-count="no-limit" style:snap-to-layout-grid="false"/>
      <style:text-properties style:font-name="Arial" fo:font-size="9pt" fo:letter-spacing="-0.002cm" fo:language="ca" fo:country="ES" style:font-size-asian="9pt" style:font-size-complex="9pt" fo:hyphenate="false" fo:hyphenation-remain-char-count="2" fo:hyphenation-push-char-count="2"/>
    </style:style>
    <style:style style:name="P393" style:family="paragraph" style:parent-style-name="Standard" style:list-style-name="L16">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4" style:family="paragraph" style:parent-style-name="Standard" style:list-style-name="L17">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5" style:family="paragraph" style:parent-style-name="Standard" style:list-style-name="L18">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6" style:family="paragraph" style:parent-style-name="Standard" style:list-style-name="L19">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7" style:family="paragraph" style:parent-style-name="Standard" style:list-style-name="L20">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8" style:family="paragraph" style:parent-style-name="Standard" style:list-style-name="L21">
      <style:paragraph-properties fo:hyphenation-ladder-count="no-limit" style:snap-to-layout-grid="false"/>
      <style:text-properties style:font-name="Arial" fo:font-size="9pt" fo:letter-spacing="-0.005cm" fo:language="ca" fo:country="ES" style:font-size-asian="9pt" style:font-size-complex="9pt" fo:hyphenate="false" fo:hyphenation-remain-char-count="2" fo:hyphenation-push-char-count="2"/>
    </style:style>
    <style:style style:name="P399" style:family="paragraph" style:parent-style-name="Standard" style:list-style-name="L115">
      <style:paragraph-properties fo:line-height="150%" fo:text-align="justify" style:justify-single-word="false" fo:hyphenation-ladder-count="no-limit" style:snap-to-layout-grid="false"/>
      <style:text-properties style:font-name="Arial" fo:font-size="9pt" fo:letter-spacing="-0.005cm" fo:language="ca" fo:country="ES" fo:font-weight="normal" style:font-size-asian="9pt" style:font-weight-asian="normal" style:font-size-complex="9pt" style:font-weight-complex="normal" fo:hyphenate="false" fo:hyphenation-remain-char-count="2" fo:hyphenation-push-char-count="2"/>
    </style:style>
    <style:style style:name="P400" style:family="paragraph" style:parent-style-name="Standard" style:list-style-name="L178">
      <style:paragraph-properties fo:line-height="150%" fo:text-align="justify" style:justify-single-word="false"/>
      <style:text-properties style:font-name="Arial" fo:language="ca" fo:country="ES" fo:background-color="transparent"/>
    </style:style>
    <style:style style:name="P401" style:family="paragraph" style:parent-style-name="Standard" style:list-style-name="L22">
      <style:paragraph-properties fo:line-height="150%" fo:text-align="justify"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402" style:family="paragraph" style:parent-style-name="Standard" style:list-style-name="L23">
      <style:paragraph-properties fo:line-height="150%" fo:text-align="justify" style:justify-single-word="false" fo:hyphenation-ladder-count="no-limit"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403" style:family="paragraph" style:parent-style-name="Standard" style:list-style-name="L3">
      <style:paragraph-properties fo:margin-left="-0.573cm" fo:margin-right="-0.018cm" fo:line-height="150%" fo:text-align="start" style:justify-single-word="false" fo:text-indent="0cm" style:auto-text-indent="false">
        <style:tab-stops>
          <style:tab-stop style:position="0.159cm"/>
        </style:tab-stops>
      </style:paragraph-properties>
      <style:text-properties style:font-name="Arial" fo:font-size="9pt" fo:language="ca" fo:country="ES" style:font-size-asian="9pt" style:font-size-complex="9pt"/>
    </style:style>
    <style:style style:name="P404" style:family="paragraph" style:parent-style-name="Standard" style:list-style-name="L6">
      <style:paragraph-properties fo:margin-left="1cm" fo:margin-right="-0.254cm" fo:line-height="150%" fo:text-align="justify" style:justify-single-word="false" fo:hyphenation-ladder-count="no-limit" fo:text-indent="0cm" style:auto-text-indent="false">
        <style:tab-stops>
          <style:tab-stop style:position="-1.501cm"/>
          <style:tab-stop style:position="0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etter-spacing="-0.005cm" fo:language="ca" fo:country="ES" fo:hyphenate="false" fo:hyphenation-remain-char-count="2" fo:hyphenation-push-char-count="2"/>
    </style:style>
    <style:style style:name="P405" style:family="paragraph" style:parent-style-name="Standard" style:list-style-name="L6">
      <style:paragraph-properties fo:margin-left="1cm" fo:margin-right="-0.254cm" fo:line-height="150%" fo:text-align="justify" style:justify-single-word="false" fo:hyphenation-ladder-count="no-limit" fo:text-indent="0cm" style:auto-text-indent="false">
        <style:tab-stops>
          <style:tab-stop style:position="-1.501cm"/>
          <style:tab-stop style:position="0cm"/>
          <style:tab-stop style:position="1.54cm"/>
          <style:tab-stop style:position="2.81cm"/>
          <style:tab-stop style:position="4.08cm"/>
          <style:tab-stop style:position="5.35cm"/>
          <style:tab-stop style:position="6.62cm"/>
          <style:tab-stop style:position="7.89cm"/>
          <style:tab-stop style:position="9.16cm"/>
          <style:tab-stop style:position="10.43cm"/>
          <style:tab-stop style:position="11.7cm"/>
          <style:tab-stop style:position="12.97cm"/>
          <style:tab-stop style:position="14.24cm"/>
          <style:tab-stop style:position="15.51cm"/>
          <style:tab-stop style:position="16.78cm"/>
          <style:tab-stop style:position="18.05cm"/>
        </style:tab-stops>
      </style:paragraph-properties>
      <style:text-properties style:font-name="Arial" fo:letter-spacing="-0.005cm" fo:language="ca" fo:country="ES" fo:font-weight="normal" style:font-weight-asian="normal" style:font-weight-complex="normal" fo:hyphenate="false" fo:hyphenation-remain-char-count="2" fo:hyphenation-push-char-count="2"/>
    </style:style>
    <style:style style:name="P406" style:family="paragraph" style:parent-style-name="Standard" style:list-style-name="L22">
      <style:paragraph-properties fo:margin-left="-1.251cm" fo:margin-right="0cm" fo:line-height="150%" fo:text-align="justify" style:justify-single-word="false" fo:hyphenation-ladder-count="no-limit" fo:text-indent="0cm" style:auto-text-indent="false"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407" style:family="paragraph" style:parent-style-name="Standard" style:list-style-name="L24">
      <style:paragraph-properties fo:margin-left="-2.501cm" fo:margin-right="0cm" fo:line-height="150%" fo:text-align="justify" style:justify-single-word="false" fo:hyphenation-ladder-count="no-limit" fo:text-indent="0cm" style:auto-text-indent="false" style:snap-to-layout-grid="false"/>
      <style:text-properties style:font-name="ARial" fo:font-size="12pt" fo:letter-spacing="-0.002cm" fo:language="ca" fo:country="ES" fo:font-weight="normal" style:font-size-asian="12pt" style:font-weight-asian="normal" style:font-size-complex="12pt" style:font-weight-complex="normal" fo:hyphenate="false" fo:hyphenation-remain-char-count="2" fo:hyphenation-push-char-count="2"/>
    </style:style>
    <style:style style:name="P408" style:family="paragraph" style:parent-style-name="Standard" style:list-style-name="L193">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409" style:family="paragraph" style:parent-style-name="Standard" style:list-style-name="L194">
      <style:paragraph-properties fo:margin-left="0cm" fo:margin-right="0cm" fo:line-height="150%" fo:text-align="justify" style:justify-single-word="false" fo:orphans="0" fo:widows="0" fo:text-indent="0cm" style:auto-text-indent="false">
        <style:tab-stops>
          <style:tab-stop style:position="-0.27cm"/>
        </style:tab-stops>
      </style:paragraph-properties>
      <style:text-properties style:font-name="Arial" fo:font-size="12pt" fo:language="ca" fo:country="ES" style:text-underline-style="none" fo:font-weight="normal" fo:background-color="transparent" style:font-size-asian="12pt" style:font-weight-asian="normal" style:font-size-complex="12pt" style:font-weight-complex="normal"/>
    </style:style>
    <style:style style:name="P410" style:family="paragraph">
      <style:paragraph-properties fo:text-align="center"/>
    </style:style>
    <style:style style:name="P411" style:family="paragraph">
      <style:paragraph-properties fo:text-align="center"/>
      <style:text-properties style:font-name="Arial" fo:font-size="8pt" fo:font-weight="bold"/>
    </style:style>
    <style:style style:name="P412" style:family="paragraph">
      <style:paragraph-properties fo:text-align="center"/>
      <style:text-properties style:font-name="Arial" fo:font-size="9pt" fo:font-weight="bold"/>
    </style:style>
    <style:style style:name="P413" style:family="paragraph">
      <style:paragraph-properties fo:text-align="center"/>
      <style:text-properties fo:font-size="12pt" fo:font-weight="bold"/>
    </style:style>
    <style:style style:name="P414" style:family="paragraph">
      <style:paragraph-properties fo:text-align="center"/>
      <style:text-properties fo:font-size="10.5pt" fo:font-weight="bold"/>
    </style:style>
    <style:style style:name="P415" style:family="paragraph">
      <style:paragraph-properties fo:text-align="center"/>
      <style:text-properties style:font-name="ARial" fo:font-size="9pt" fo:language="ca" fo:country="ES" fo:font-weight="bold" style:font-weight-complex="bold"/>
    </style:style>
    <style:style style:name="P416" style:family="paragraph">
      <style:paragraph-properties fo:margin-left="1.27cm" fo:margin-right="0cm" fo:text-indent="-0.611cm"/>
    </style:style>
    <style:style style:name="P417" style:family="paragraph">
      <style:paragraph-properties fo:text-align="center"/>
      <style:text-properties style:font-name="ARial" fo:font-size="12pt" fo:language="ca" fo:country="ES" fo:font-weight="bold" style:font-weight-complex="bold"/>
    </style:style>
    <style:style style:name="P418" style:family="paragraph">
      <style:paragraph-properties fo:text-align="center"/>
      <style:text-properties fo:font-weight="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style:font-name="Arial"/>
    </style:style>
    <style:style style:name="T7" style:family="text">
      <style:text-properties style:font-name="Arial" fo:language="ca" fo:country="ES"/>
    </style:style>
    <style:style style:name="T8" style:family="text">
      <style:text-properties style:font-name="Arial" fo:language="ca" fo:country="ES" fo:font-weight="normal" style:font-weight-asian="normal" style:font-weight-complex="normal"/>
    </style:style>
    <style:style style:name="T9" style:family="text">
      <style:text-properties style:font-name="Arial" fo:language="ca" fo:country="ES" fo:font-style="italic" fo:font-weight="normal" style:font-style-asian="italic" style:font-weight-asian="normal" style:font-style-complex="italic" style:font-weight-complex="normal"/>
    </style:style>
    <style:style style:name="T10" style:family="text">
      <style:text-properties style:font-name="Arial" fo:language="ca" fo:country="ES" fo:font-weight="bold" style:font-weight-asian="bold" style:font-weight-complex="bold"/>
    </style:style>
    <style:style style:name="T11" style:family="text">
      <style:text-properties style:font-name="Arial" fo:font-weight="bold" style:font-weight-asian="bold" style:font-weight-complex="bold"/>
    </style:style>
    <style:style style:name="T12" style:family="text">
      <style:text-properties style:font-name="Arial" fo:font-weight="bold" fo:background-color="transparent" style:font-weight-asian="bold" style:font-weight-complex="bold"/>
    </style:style>
    <style:style style:name="T13" style:family="text">
      <style:text-properties style:font-name="Arial" fo:font-size="10pt" style:font-size-asian="10pt" style:font-size-complex="10pt"/>
    </style:style>
    <style:style style:name="T14" style:family="text">
      <style:text-properties style:font-name="Arial" fo:font-size="10pt" fo:font-weight="bold" style:font-size-asian="10pt" style:font-weight-asian="bold" style:font-size-complex="10pt" style:font-weight-complex="bold"/>
    </style:style>
    <style:style style:name="T15" style:family="text">
      <style:text-properties style:font-name="Arial" fo:font-size="10pt" fo:font-weight="normal" style:font-size-asian="10pt" style:font-weight-asian="normal" style:font-size-complex="10pt" style:font-weight-complex="normal"/>
    </style:style>
    <style:style style:name="T16" style:family="text">
      <style:text-properties style:font-name="Arial" fo:font-size="12pt" fo:language="ca" fo:country="ES" style:font-size-asian="12pt" style:font-size-complex="12pt"/>
    </style:style>
    <style:style style:name="T17" style:family="text">
      <style:text-properties style:font-name="Arial" fo:font-size="12pt" fo:language="ca" fo:country="ES" fo:font-weight="normal" style:font-size-asian="12pt" style:font-weight-asian="normal" style:font-size-complex="12pt" style:font-weight-complex="normal"/>
    </style:style>
    <style:style style:name="T18" style:family="text">
      <style:text-properties style:font-name="Arial" fo:font-size="12pt" fo:language="ca" fo:country="ES" fo:font-weight="bold" style:font-size-asian="12pt" style:font-weight-asian="bold" style:font-size-complex="12pt" style:font-weight-complex="bold"/>
    </style:style>
    <style:style style:name="T19" style:family="text">
      <style:text-properties style:font-name="Arial" fo:font-weight="normal" style:font-weight-asian="normal" style:font-weight-complex="normal"/>
    </style:style>
    <style:style style:name="T20" style:family="text">
      <style:text-properties style:font-name="Arial" fo:font-weight="normal" fo:background-color="transparent" style:font-weight-asian="normal" style:font-weight-complex="normal"/>
    </style:style>
    <style:style style:name="T21" style:family="text">
      <style:text-properties style:font-name="Arial" fo:background-color="transparent"/>
    </style:style>
    <style:style style:name="T22" style:family="text">
      <style:text-properties fo:font-size="12pt"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language="ca" fo:country="ES"/>
    </style:style>
    <style:style style:name="T26" style:family="text">
      <style:text-properties fo:language="ca" fo:country="ES" fo:font-weight="bold" style:font-weight-asian="bold"/>
    </style:style>
    <style:style style:name="T27" style:family="text">
      <style:text-properties fo:letter-spacing="-0.002cm"/>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normal"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41" style:family="text">
      <style:text-properties fo:font-size="10pt" style:font-size-asian="10pt" style:font-size-complex="10pt"/>
    </style:style>
    <style:style style:name="T42" style:family="text">
      <style:text-properties style:font-name="Arial" fo:font-size="8pt" fo:font-weight="bold"/>
    </style:style>
    <style:style style:name="T43" style:family="text">
      <style:text-properties style:font-name="Arial" fo:font-size="9pt" fo:font-weight="bold"/>
    </style:style>
    <style:style style:name="T44" style:family="text">
      <style:text-properties fo:font-size="12pt" fo:font-weight="bold"/>
    </style:style>
    <style:style style:name="T45" style:family="text">
      <style:text-properties fo:font-size="10.5pt" fo:font-weight="bold"/>
    </style:style>
    <style:style style:name="T46" style:family="text">
      <style:text-properties style:font-name="ARial" fo:font-size="12pt" fo:language="ca" fo:country="ES" fo:font-weight="bold" style:font-weight-complex="bold"/>
    </style:style>
    <style:style style:name="T47" style:family="text">
      <style:text-properties style:font-name="Times New Roman" fo:font-size="9pt"/>
    </style:style>
    <style:style style:name="T48" style:family="text">
      <style:text-properties style:font-name="ARial" fo:font-size="9pt" fo:language="ca" fo:country="ES" fo:font-weight="bold"/>
    </style:style>
    <style:style style:name="T49" style:family="text">
      <style:text-properties style:font-name="Arial" fo:font-size="9pt" fo:language="ca" fo:country="ES" fo:font-weight="bold" style:font-size-complex="9pt" style:font-weight-complex="bold"/>
    </style:style>
    <style:style style:name="T50" style:family="text">
      <style:text-properties fo:font-weight="bold"/>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vertical-pos="from-top" style:vertical-rel="paragraph" style:horizontal-pos="center" style:horizontal-rel="paragraph" fo:padding="0cm" fo:border="none"/>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002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27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05cm" text:min-label-width="0.199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886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2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0.3cm" text:min-label-width="0.19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3">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1">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2">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7">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8">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5">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6">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0">
      <text:list-level-style-bullet text:level="1" text:style-name="Bullet_20_Symbols" style:num-suffix="." text:bullet-char="•">
        <style:list-level-properties text:space-before="0.05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7">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solid" draw:fill-color="#c0c0c0" draw:opacity="100%" draw:textarea-horizontal-align="justify" draw:textarea-vertical-align="middle" draw:auto-grow-height="false" fo:min-height="0cm" fo:min-width="0cm" draw:shadow="visible" draw:shadow-offset-x="0.049cm" draw:shadow-offset-y="0.049cm" draw:shadow-color="#000000" draw:shadow-opacity="100%" style:run-through="foreground"/>
    </style:style>
    <style:style style:name="gr3" style:family="graphic">
      <style:graphic-properties style:run-through="foreground"/>
    </style:style>
    <style:style style:name="gr4" style:family="graphic">
      <style:graphic-properties draw:fill="solid" draw:fill-color="#808080" draw:opacity="100%" draw:textarea-horizontal-align="justify" draw:textarea-vertical-align="middle" draw:auto-grow-height="false" fo:min-height="0cm" fo:min-width="0cm" draw:shadow="visible" draw:shadow-offset-x="0.049cm" draw:shadow-offset-y="0.049cm" draw:shadow-color="#000000" draw:shadow-opacity="100%" style:run-through="foreground"/>
    </style:style>
    <style:style style:name="gr5" style:family="graphic">
      <style:graphic-properties draw:marker-start="Symmetric_20_Arrow" draw:textarea-horizontal-align="center" draw:textarea-vertical-align="middle" style:run-through="foreground"/>
    </style:style>
    <style:style style:name="gr6" style:family="graphic">
      <style:graphic-properties draw:marker-start-width="0.15cm" draw:marker-end="Symmetric_20_Arrow" draw:marker-end-width="0.15cm" draw:textarea-horizontal-align="center" draw:textarea-vertical-align="middle" style:run-through="foreground"/>
    </style:style>
    <style:style style:name="gr7" style:family="graphic">
      <style:graphic-properties draw:marker-start="Symmetric_20_Arrow" draw:marker-end="Symmetric_20_Arrow" draw:textarea-horizontal-align="center" draw:textarea-vertical-align="middle" style:run-through="foreground"/>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color="#c0c0c0" draw:textarea-horizontal-align="center" draw:textarea-vertical-align="middle" draw:shadow="visible" draw:shadow-offset-x="0.101cm" draw:shadow-offset-y="0.101cm" style:run-through="foreground"/>
    </style:style>
    <style:style style:name="gr10" style:family="graphic">
      <style:graphic-properties draw:marker-start-width="0.15cm" draw:marker-end="Symmetric_20_Arrow" draw:marker-end-width="0.15cm" draw:fill-color="#c0c0c0" draw:textarea-horizontal-align="center" draw:textarea-vertical-align="middle" draw:shadow="hidden" draw:shadow-offset-x="0.101cm" draw:shadow-offset-y="0.101cm" style:run-through="foreground"/>
    </style:style>
    <style:style style:name="gr11" style:family="graphic">
      <style:graphic-properties draw:fill-color="#23b8dc" draw:textarea-horizontal-align="justify" draw:textarea-vertical-align="middle" draw:auto-grow-height="false" fo:min-height="0cm" fo:min-width="0cm" draw:shadow="visib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c0c0c0" draw:fill-gradient-name="Gradient_20_1" draw:fill-hatch-name="Black_20_0_20_Degrees" draw:textarea-horizontal-align="center" draw:textarea-vertical-align="middle" draw:shadow="visible" draw:shadow-offset-x="0.102cm" draw:shadow-offset-y="0.102cm" style:run-through="foreground"/>
    </style:style>
    <style:style style:name="gr13" style:family="graphic">
      <style:graphic-properties draw:marker-start-width="0.15cm" draw:marker-end="Symmetric_20_Arrow" draw:marker-end-width="0.15cm" draw:fill="solid" draw:fill-color="#c0c0c0" draw:fill-gradient-name="Gradient_20_1" draw:fill-hatch-name="Black_20_0_20_Degrees" draw:textarea-horizontal-align="center" draw:textarea-vertical-align="middle" draw:shadow="hidden" draw:shadow-offset-x="0.102cm" draw:shadow-offset-y="0.102cm" style:run-through="foreground"/>
    </style:style>
    <style:style style:name="gr14" style:family="graphic">
      <style:graphic-properties draw:textarea-horizontal-align="center" draw:textarea-vertical-align="middle" style:run-through="foreground"/>
    </style:style>
    <style:style style:name="gr15" style:family="graphic">
      <style:graphic-properties draw:textarea-horizontal-align="center" draw:textarea-vertical-align="middle" style:run-through="foreground"/>
    </style:style>
    <style:style style:name="gr16" style:family="graphic">
      <style:graphic-properties draw:fill-color="#808080" draw:textarea-horizontal-align="justify" draw:textarea-vertical-align="middle" draw:auto-grow-height="false" fo:min-height="0cm" fo:min-width="0cm" draw:shadow="visible" draw:shadow-offset-x="0.101cm" draw:shadow-offset-y="0.10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P2"/>
      <text:p text:style-name="P2"/>
      <text:p text:style-name="P2"/>
      <text:p text:style-name="P2"/>
      <text:p text:style-name="P2"/>
      <text:p text:style-name="P2"/>
      <text:p text:style-name="P2"/>
      <text:p text:style-name="P2"/>
      <text:p text:style-name="P3"/>
      <text:p text:style-name="P6">Programació Didàctica</text:p>
      <text:p text:style-name="P7">Especialitat Informàtica (507)</text:p>
      <text:p text:style-name="P7">Cos professors ensenyament secundari (590)</text:p>
      <text:p text:style-name="P7">Crèdit 2: <text:span text:style-name="T2">Gestió de xarxes d'àrea local</text:span></text:p>
      <text:p text:style-name="P8"/>
      <text:p text:style-name="P8">______________________________________</text:p>
      <text:p text:style-name="P37"/>
      <text:p text:style-name="P37"/>
      <text:p text:style-name="P37">Autor: Sergi Tur Badenas</text:p>
      <text:p text:style-name="P37"/>
      <text:p text:style-name="P8"/>
      <text:p text:style-name="P24"/>
      <text:p text:style-name="P24"/>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P38">Índex de continguts</text:p>
          </text:index-title>
          <text:p text:style-name="P39">1.INTRODUCCIÓ<text:tab/>4</text:p>
          <text:p text:style-name="P40">Característiques del centre. Entorn socio-cultural.<text:tab/>4</text:p>
          <text:p text:style-name="P40">Característiques de l'alumnat del cicle<text:tab/>5</text:p>
          <text:p text:style-name="P40">Necessitats educatives específiques<text:tab/>6</text:p>
          <text:p text:style-name="P39">2.JUSTIFICACIÓ DEL CRÈDIT<text:tab/>6</text:p>
          <text:p text:style-name="P39">3.UBICACIÓ DEL CRÈDIT EN EL CICLE FORMATIU<text:tab/>9</text:p>
          <text:p text:style-name="P39">4.SEQÜENCIACIÓ, ORGANITZACIÓ I TEMPORALITZACIÓ DE LES UNITATS DIDÀCTIQUES<text:tab/>10</text:p>
          <text:p text:style-name="P40">Quadre del disseny curricular del crèdit<text:tab/>11</text:p>
          <text:p text:style-name="P40">Esquema de la seqüència dels continguts conceptuals del crèdit<text:tab/>15</text:p>
          <text:p text:style-name="P40">Esquema de la seqüència dels continguts procedimentals del crèdit<text:tab/>15</text:p>
          <text:p text:style-name="P40">Esquema de la interrelació entre els continguts conceptuals i els procedimentals<text:tab/>16</text:p>
          <text:p text:style-name="P39">5.METODOLOGIA. ESTRATÈGIES METODOLÒGIQUES<text:tab/>18</text:p>
          <text:p text:style-name="P40">Recursos materials i didàctics<text:tab/>19</text:p>
          <text:p text:style-name="P39">6.AVALUACIÓ<text:tab/>20</text:p>
          <text:p text:style-name="P40">Característiques de l'avaluació<text:tab/>20</text:p>
          <text:p text:style-name="P40">Criteris d'avaluació<text:tab/>20</text:p>
          <text:p text:style-name="P40">Instruments i procediments d'avaluació<text:tab/>25</text:p>
          <text:p text:style-name="P40">Criteris de qualificació<text:tab/>26</text:p>
          <text:p text:style-name="P39">7.DESENVOLUPAMENT DE LES UNITATS DIDÀCTIQUES<text:tab/>26</text:p>
          <text:p text:style-name="P40">UNITAT DIDÀCTICA Nº 1. Introducció als sistemes de telecomunica-cions. Telemàtica.<text:tab/>26</text:p>
          <text:p text:style-name="P41">Objectius terminals<text:tab/>26</text:p>
          <text:p text:style-name="P41">Continguts<text:tab/>27</text:p>
          <text:p text:style-name="P41">Metodologia<text:tab/>28</text:p>
          <text:p text:style-name="P41">Avaluació<text:tab/>29</text:p>
          <text:p text:style-name="P40">UNITAT DIDÀCTICA Nº 2. Protocols i arquitectures de xarxes de comuni- cacions. Estàndards. Associacions.<text:tab/>30</text:p>
          <text:p text:style-name="P41">Objectius terminals<text:tab/>30</text:p>
          <text:p text:style-name="P41">Continguts<text:tab/>30</text:p>
          <text:p text:style-name="P41">Metodologia. Nuclis d'activitat<text:tab/>31</text:p>
          <text:p text:style-name="P41">Avaluació<text:tab/>33</text:p>
          <text:p text:style-name="P40">UNITAT DIDÀCTICA Nº 3. Xarxes d'àrea local. Sistemes operatius. Implantació.<text:tab/>34</text:p>
          <text:p text:style-name="P41">Objectius terminals<text:tab/>34</text:p>
          <text:p text:style-name="P41">Continguts<text:tab/>34</text:p>
          <text:p text:style-name="P41">Metodologia<text:tab/>36</text:p>
          <text:p text:style-name="P41">Avaluació<text:tab/>39</text:p>
          <text:p text:style-name="P40">UNITAT DIDÀCTICA Nº 4. Administració i utilització d'un sistema operatius de xarxa local<text:tab/>40</text:p>
          <text:p text:style-name="P41">Objectius terminals<text:tab/>40</text:p>
          <text:p text:style-name="P41">Continguts<text:tab/>40</text:p>
          <text:p text:style-name="P41">Metodologia<text:tab/>42</text:p>
          <text:p text:style-name="P41">Avaluació<text:tab/>44</text:p>
          <text:p text:style-name="P40">UNITAT DIDÀCTICA Nº 5. Avaluació de les prestacions d'una xarxa local. Monitorització de recursos. Gestió de la seguretat.<text:tab/>45</text:p>
          <text:p text:style-name="P41">Objectius terminals<text:tab/>45</text:p>
          <text:p text:style-name="P41">Continguts<text:tab/>45</text:p>
          <text:p text:style-name="P41">Metodologia<text:tab/>47</text:p>
          <text:p text:style-name="P41">Avaluació<text:tab/>49</text:p>
          <text:p text:style-name="P40">UNITAT DIDÀCTICA Nº 6. Interconnexió de xarxes locals. <text:tab/>50</text:p>
          <text:p text:style-name="P41">Objectius terminals<text:tab/>50</text:p>
          <text:p text:style-name="P41">Continguts<text:tab/>50</text:p>
          <text:p text:style-name="P41"><text:soft-page-break/>Metodología<text:tab/>51</text:p>
          <text:p text:style-name="P41">Avaluació<text:tab/>52</text:p>
          <text:p text:style-name="P40">UNITAT DIDÀCTICA Nº 7. Xarxes d'àrea extensa. Internet<text:tab/>53</text:p>
          <text:p text:style-name="P41">Objectius terminals<text:tab/>53</text:p>
          <text:p text:style-name="P41">Continguts<text:tab/>53</text:p>
          <text:p text:style-name="P41">Metodologia<text:tab/>54</text:p>
          <text:p text:style-name="P41">Avaluació<text:tab/>57</text:p>
          <text:p text:style-name="P39">8.TRACTAMENT DE LA DIVERSITAT<text:tab/>58</text:p>
          <text:p text:style-name="P39">9.TEMES TRANSVERSALS<text:tab/>59</text:p>
          <text:p text:style-name="P39">10.AVALUACIÓ DE LA PROGRAMACIÓ DIDÀCTICA<text:tab/>60</text:p>
          <text:p text:style-name="P40">Procediments i instruments d'avaluació<text:tab/>61</text:p>
          <text:p text:style-name="P39">11.BIBLIOGRAFIA<text:tab/>61</text:p>
          <text:p text:style-name="P39">ANNEX 1. FITXA DE REGISTRE<text:tab/>63</text:p>
          <text:p text:style-name="P39">ANNEX 2. FITXA D'UN NUCLI D'ACTIVITAT. EXEMPLE<text:tab/>66</text:p>
        </text:index-body>
      </text:table-of-content>
      <text:p text:style-name="P25"/>
      <text:h text:style-name="P381" text:outline-level="1">INTRODUCCIÓ</text:h>
      <text:p text:style-name="P43">La programació didàctica del crèdit “Gestió de xarxes d'àrea local” correspon <text:s/>al cicle formatiu de grau superior d'Administració de Sistemes Informàtics, de la família professional d'Informàtica, que es troba regulat per les següents normes:</text:p>
      <text:list xml:id="list1702283229" text:style-name="L1">
        <text:list-item>
          <text:p text:style-name="P280">A nivell de Catalunya pel <text:span text:style-name="T2">Decret 175/1997</text:span>, del 22 de juliol, pel qual s'estableix el currículum del cicle formatiu de grau superior d'administració de sistemes informàtics (DOGC núm. 2447 de 4 d'agost de 1997).</text:p>
        </text:list-item>
        <text:list-item>
          <text:p text:style-name="P282"><text:span text:style-name="T4">A nivell estatal pel </text:span><text:span text:style-name="T3">Reial Decret 1675/1994</text:span><text:span text:style-name="T4">, del 22 de juliol, pel qual s'estableix el currículum del cicle formatiu de grau superior corresponent al títol de Tècnic Superior en Administració de Sistemes Informàtics.</text:span></text:p>
        </text:list-item>
      </text:list>
      <text:h text:style-name="P147" text:outline-level="2">Característiques del centre. Entorn socio-cultural.</text:h>
      <text:p text:style-name="P43">El centre docent on s'impartirà el cicle té les característiques següents:</text:p>
      <text:p text:style-name="P43">L'entorn que envolta al centre docent és un entorn <text:span text:style-name="T2">urbà social mitjà</text:span>. El complex educatiu ofereix una àmplia varietat d'ensenyaments, en concret en la Formació Professional específica s'imparteixen ensenyaments de dos cicles superiors d'Informàtica: ASI (Administració de Sistemes Informàtics) i DAI (Disseny d'Aplicacions Informàtiques).</text:p>
      <text:p text:style-name="P43">El centre docent compta amb un ampli equipament educatiu, disposa de 30 unitats de centre, distribuïdes en: aules polivalents, aules d'informàtica i aules laboratori/taller.</text:p>
      <text:p text:style-name="P43">Concretament, el cicle disposa d'una l'aula d'informàtica d'uns 110m2 i compta amb tot el material necessari per impartir el cicle (retroprojector, pissarra, 20 ordinadors Pentium IV amb 512Mb de RAM i pantalles de 15” connectats per una xarxa local Ethernet mitjançant un commutador a un servidor de xarxa amb SAI que alhora fa d'ordinador del professor, una impressora làser multifunció i connexió de la xarxa a Internet via ADSL de 2Mb). Respecte al programari, cada equip té una càrrega de sistema operatiu dual que permet utilitzar tant Windows 2000 com la distribució Ubuntu-Linux. Tots dos sistemes operatius tenen el programari necessari per la realització de les pràctiques del cicle.</text:p>
      <text:p text:style-name="P43">Les <text:span text:style-name="T2">ocupacions o llocs de treball</text:span> que poden exercir els alumnes són Tècnic en manteniment de sistemes informàtics en entorns monousuari i multiusuari, Cap d’explotació de sistemes informàtics en PYMES, Administrador de xarxes d'àrea local, i Tècnic en informació i assessorament en sistemes i aplicacions informàtiques.</text:p>
      <text:p text:style-name="P43"><text:soft-page-break/>La Titulació de Tècnic Superior en Administració de Sistemes Informàtics permet accedir als següents estudis universitaris de primer cicle:</text:p>
      <text:list xml:id="list2036106238" text:style-name="L2">
        <text:list-item>
          <text:p text:style-name="P283">Diplomat en Biblioteconomia i Documentació.</text:p>
        </text:list-item>
        <text:list-item>
          <text:p text:style-name="P283">Diplomat en Ciències Empresarials.</text:p>
        </text:list-item>
        <text:list-item>
          <text:p text:style-name="P283">Diplomat en Estadística.</text:p>
        </text:list-item>
        <text:list-item>
          <text:p text:style-name="P283">Diplomat en Gestió i Administració Pública.</text:p>
        </text:list-item>
        <text:list-item>
          <text:p text:style-name="P283">Diplomat en Informàtica.</text:p>
        </text:list-item>
        <text:list-item>
          <text:p text:style-name="P283">Enginyer tècnic en Informàtica de Gestió.</text:p>
        </text:list-item>
        <text:list-item>
          <text:p text:style-name="P283">Enginyer tècnic en Informàtica de Sistemes.</text:p>
        </text:list-item>
      </text:list>
      <text:p text:style-name="P43">L'entorn urbà del centre fa que el sector principal sigui el sector de serveis amb múltiples PYMES que requereixen de professionals capacitats per a gestionar petites i/o mitjanes xarxes d'àrea local. El centre té conveni amb diferents empreses de l'entorn per tal de facilitar la realització del crèdit d'FCT.</text:p>
      <text:h text:style-name="P147" text:outline-level="2">Característiques de l'alumnat del cicle</text:h>
      <text:p text:style-name="P43">Com a característiques principals i diferencials dels alumnes del cicle formatiu destacaria l'edat, el sexe i els seus estudis abans d'accedir al cicle.</text:p>
      <text:p text:style-name="P43">L'edat mínima d'accés al cicle és de 18 anys. En aquesta edat els alumnes es troben en l'última fase de l'adolescència i comencen a experimentar processos de pensament més complexes respecte a etapes anteriors. Per exemple, es té una millor presa de consciència sobre la decisió d'optar per una carrera o una altra, o a definir els rols que exerciran en la societat com a adults. Cal destacar que hi ha poques noies que inicien aquests estudis i, per tant, el <text:span text:style-name="T2">sexe predominant és el masculí</text:span>, amb edats majoritàriament compreses entre els <text:span text:style-name="T2">18 i 23 anys</text:span>.</text:p>
      <text:p text:style-name="P43">La procedència dels alumnes que accedeixen al cicle formatiu és molt diversa, conseqüència de l'ampli ventall que permet l'actual normativa d'accés als cicles formatius. Trobem alumnes amb la titulació de batxillerat de LOGSE, o amb l'antic COU, també tenim estudiants que provenen de l'antiga formació professional de Segon Grau, estudiants provinents d'altres cicles formatius o de cicles formatius de grau mitjà que han accedit mitjançant les proves d'accés i fins i tot alumnes que, reunint les titulacions exigides, provenen del món laboral.</text:p>
      <text:p text:style-name="P43"><text:soft-page-break/>Principalment hi ha dues raons predominants per estudiar aquest cicle formatiu. Ens trobem amb els alumnes que s'apunten al cicle per tal de millorar el seu currículum acadèmic i posteriorment inserir-se al mercat laboral (per compte propi o a compte d'altre), o bé estudiants que opten pels cicles com un camí alternatiu d'accés a les titulacions universitàries de primer cicle.</text:p>
      <text:h text:style-name="P147" text:outline-level="2"><text:span text:style-name="T4">Necessitats</text:span> educatives específiques</text:h>
      <text:p text:style-name="P43">Als cicles formatius de grau superior és difícil trobar <text:span text:style-name="T2">nouvinguts </text:span><text:span text:style-name="T5">amb dificultats per comprendre les nostres llengües oficials, simplement pel fet que per tal d'accedir al cicle han d'haver superat les proves d'accés o disposar del títol de batxillerat. Tampoc no és comú trobar alumnes superdotats, ja que són objecte d'atenció específica per part de l'administració i sovint utilitzen la trajectòria de batxillerat com a via més curta d'accés a la universitat.</text:span></text:p>
      <text:p text:style-name="P45">Respecte als alumnes amb necessitats educatives especials, s'ha detectat a l'aula un alumne amb un problema d'oïda permanent (té una deficiència auditiva lleu a ambdues orelles) i és força comú que algun any tinguem algun alumne amb ruptura òssia o muscular temporal que ha de venir a estudiar amb crosses. No s'han detectat alumnes amb dificultats per assimilar els aprenentatges del cicle.</text:p>
      <text:p text:style-name="P45">El centre i l'equip docent disposa tant del recursos humans com materials necessaris per tal que els possibles alumnes amb necessitats educatives especials, ja siguin temporals o permanents, puguin assolir els objectius establerts per tal d'obtenir el títol de formació professional.</text:p>
      <text:h text:style-name="P379" text:outline-level="1">JUSTIFICACIÓ DEL CRÈDIT</text:h>
      <text:p text:style-name="P43">El desenvolupament didàctic i la programació del crèdit “Gestió de Xarxes d'Àrea Local” s'obté a partir del perfil professional del cicle formatiu d'Administració de Sistemes Informàtics. </text:p>
      <text:p text:style-name="P43">Aquest perfil el determina l'apartat 2 de l'annex del <text:span text:style-name="T2">Decret 175/1997</text:span>, del 22 de juliol, el qual estableix el currículum del cicle formatiu. El perfil professional del cicle està determinat per una <text:span text:style-name="T2">Competència Professional General</text:span> que es concreta mitjançant una sèrie <text:span text:style-name="T2">d'Unitats de Competència</text:span>. La competència general del crèdit ve definida per la segona unitat de competència: </text:p>
      <table:table table:name="Taula24" table:style-name="Taula24">
        <table:table-column table:style-name="Taula24.A"/>
        <table:table-header-rows>
          <text:soft-page-break/>
          <table:table-row>
            <table:table-cell table:style-name="Taula24.A1" office:value-type="string">
              <text:p text:style-name="P50">Unitat de Competència del crèdit 2: “Gestió de xarxes d'àrea local”</text:p>
            </table:table-cell>
          </table:table-row>
        </table:table-header-rows>
        <table:table-row>
          <table:table-cell table:style-name="Taula24.A2" office:value-type="string">
            <text:p text:style-name="P51">Implantar i administrar xarxes locals i gestionar la connexió del sistema informàtic a xarxes extenses.</text:p>
          </table:table-cell>
        </table:table-row>
      </table:table>
      <text:p text:style-name="P43"/>
      <text:p text:style-name="P3">El següent esquema ens permet veure quines són les diferents fases de concreció per les quals es passa per tal de fer la programació del crèdit:</text:p>
      <text:p text:style-name="P3"/>
      <text:p text:style-name="P3"/>
      <text:p text:style-name="P3"/>
      <text:p text:style-name="P3"><draw:frame draw:style-name="fr1" draw:name="Marc3" text:anchor-type="paragraph" svg:x="0.009cm" svg:y="-1.526cm" svg:width="16.831cm" draw:z-index="0"><draw:text-box fo:min-height="3.828cm"><text:p text:style-name="P64"><draw:g text:anchor-type="paragraph" draw:z-index="1" draw:style-name="gr1"><draw:custom-shape draw:style-name="gr2" draw:text-style-name="P411" svg:width="2.673cm" svg:height="0.761cm" svg:x="14.133cm" svg:y="1.36cm"><text:p text:style-name="P410"><text:span text:style-name="T42">CRÈDI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412" svg:width="8.467cm" svg:height="0.761cm" svg:x="0.025cm" svg:y="0cm"><text:p text:style-name="P410"><text:span text:style-name="T43">PERFIL PROFESSI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1" svg:width="3.652cm" svg:height="0.761cm" svg:x="0.025cm" svg:y="1.36cm"><text:p text:style-name="P410"><text:span text:style-name="T42">COMPETÈNCIA GENER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12" svg:width="7.621cm" svg:height="0.761cm" svg:x="9.153cm" svg:y="0cm"><text:p text:style-name="P410"><text:span text:style-name="T43">CICLE FORMATI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1" svg:width="4.287cm" svg:height="0.761cm" svg:x="9.153cm" svg:y="1.36cm"><text:p text:style-name="P410"><text:span text:style-name="T42">MÒDULS PROFESSIONA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2" svg:width="4.261cm" svg:height="0.761cm" svg:x="4.126cm" svg:y="1.36cm"><text:p text:style-name="P410"><text:span text:style-name="T42">UNITATS DE COMPETÈNC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411" svg:width="4.737cm" svg:height="0.761cm" svg:x="3.586cm" svg:y="3.014cm"><text:p text:style-name="P410"><text:span text:style-name="T42">COMPETÈNCIES PROFESSIONA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410" svg:x1="5.978cm" svg:y1="2.944cm" svg:x2="5.978cm" svg:y2="2.104cm"><text:p/></draw:line><draw:line draw:style-name="gr6" draw:text-style-name="P410" svg:x1="3.773cm" svg:y1="1.748cm" svg:x2="4.117cm" svg:y2="1.748cm"><text:p/></draw:line><draw:line draw:style-name="gr6" draw:text-style-name="P410" svg:x1="8.386cm" svg:y1="1.766cm" svg:x2="9.037cm" svg:y2="1.764cm"><text:p/></draw:line><draw:line draw:style-name="gr6" draw:text-style-name="P410" svg:x1="13.439cm" svg:y1="1.739cm" svg:x2="14.153cm" svg:y2="1.739cm"><text:p/></draw:line><draw:custom-shape draw:style-name="gr2" draw:text-style-name="P411" svg:width="3.954cm" svg:height="0.761cm" svg:x="12.762cm" svg:y="3.014cm"><text:p text:style-name="P410"><text:span text:style-name="T42">OBJECTIUS TERMINA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410" svg:x1="15.24cm" svg:y1="2.962cm" svg:x2="15.24cm" svg:y2="2.122cm"><text:p/></draw:line><draw:line draw:style-name="gr7" draw:text-style-name="P410" svg:x1="8.677cm" svg:y1="3.457cm" svg:x2="12.513cm" svg:y2="3.457cm"><text:p/></draw:line></draw:g></draw:g>Il·lustració <text:sequence text:ref-name="refIllustration0" text:name="Illustration" text:formula="ooow:Illustration+1" style:num-format="1">0</text:sequence>: Fases de concreció per la programació d'un crèdit</text:p></draw:text-box></draw:frame></text:p>
      <text:p text:style-name="P3"/>
      <text:p text:style-name="Standard"/>
      <text:p text:style-name="P3"/>
      <text:p text:style-name="P4"/>
      <text:p text:style-name="P4">La unitat de competència d'aquest crèdit està detallada en 6 competències professionals. Hem relacionat els objectius terminals definits per al crèdit amb les competències professionals segons la següent taula:</text:p>
      <table:table table:name="Taula1" table:style-name="Taula1">
        <table:table-column table:style-name="Taula1.A"/>
        <table:table-column table:style-name="Taula1.B"/>
        <table:table-header-rows>
          <table:table-row>
            <table:table-cell table:style-name="Taula1.A1" office:value-type="string">
              <text:p text:style-name="P65"><text:s text:c="3"/>Competències Professionals</text:p>
            </table:table-cell>
            <table:table-cell table:style-name="Taula1.B1" office:value-type="string">
              <text:p text:style-name="P66">Objectius Terminals</text:p>
            </table:table-cell>
          </table:table-row>
        </table:table-header-rows>
        <table:table-row>
          <table:table-cell table:style-name="Taula1.A2" office:value-type="string">
            <text:list xml:id="list1451236509" text:style-name="L3">
              <text:list-header>
                <text:p text:style-name="P403"/>
              </text:list-header>
              <text:list-item>
                <text:p text:style-name="P403">Determinar la topologia de xarxa local més adequada d'acord amb les necessitats de l'usuari, espais i ubicació.</text:p>
              </text:list-item>
            </text:list>
          </table:table-cell>
          <table:table-cell table:style-name="Taula1.B2" office:value-type="string">
            <text:p text:style-name="P67"/>
            <text:p text:style-name="P67">6 Determinar a partir de l'anàlisi de necessitats, la topologia de xarxa local que més s'ajusti als requeriments d'usuari, als espais i a la ubicació definits prèviament.</text:p>
          </table:table-cell>
        </table:table-row>
        <table:table-row>
          <table:table-cell table:style-name="Taula1.A2" office:value-type="string">
            <text:list xml:id="list1023130076" text:continue-numbering="true" text:style-name="L3">
              <text:list-header>
                <text:p text:style-name="P403"/>
              </text:list-header>
              <text:list-item>
                <text:p text:style-name="P403">Gestionar i supervisar l'execució de la instal·lació de cablejat i unitats de connexió verificant amb el pressupost, els terminis de realització i els requeriments sol·licitats.</text:p>
              </text:list-item>
            </text:list>
          </table:table-cell>
          <table:table-cell table:style-name="Taula1.B2" office:value-type="string">
            <text:p text:style-name="P87">1 Interpretar les característiques tecnicofuncionals de cada element de la xarxa, a partir del seu funcionament i de la documentació tècnica corresponent.</text:p>
            <text:p text:style-name="P87">5 Diferenciar la composició física d'un sistema de xarxa, els medis físics de transmissió, els equips, els estàndards de funcionament i el mode de connexió a partir de la documentació tècnica.</text:p>
            <text:p text:style-name="P87">7 Elaborar diagrames generals i detallats per a la instal·lació del cablejat, estacions de treball i unitats de connexió de la xarxa. </text:p>
          </table:table-cell>
        </table:table-row>
        <table:table-row>
          <table:table-cell table:style-name="Taula1.A2" office:value-type="string">
            <text:list xml:id="list736315029" text:continue-numbering="true" text:style-name="L3">
              <text:list-header>
                <text:p text:style-name="P403"/>
              </text:list-header>
              <text:list-item>
                <text:p text:style-name="P403">Integrar servidors i llocs de treball a la xarxa per compartir la informació i els perifèrics atenent a les demandes de l'usuari.</text:p>
              </text:list-item>
            </text:list>
          </table:table-cell>
          <table:table-cell table:style-name="Taula1.B2" office:value-type="string">
            <text:p text:style-name="P87">2 Identificar els recursos compatibles que cal compartir en una xarxa, les tècniques que utilitza el sistema operatiu per a la seva gestió i la influència dels procediments d'operació sobre el sistema.</text:p>
            <text:p text:style-name="P87">3 Diferenciar les característiques fonamentals dels sistemes operatius de xarxa més utilitzats actualment, i també les tendències, segons les informacions tècniques a l'abast.</text:p>
            <text:p text:style-name="P87">8 Establir les característiques rellevants de configuració del maquinari i programari, i els requeriments d'instal·lació d'un sistema operatiu de xarxa segons les necessitats d'usuari plantejades.</text:p>
            <text:p text:style-name="P87">10 Instal·lar el maquinari i el programari base en un entorn en xarxa i en un mitjà de transmissió ja instal·lat, segons les especificacions i el pla establert, amb l'ús de la documentació del programari i maquinari.</text:p>
            <text:p text:style-name="P87">12 Crear volums, sistemes d'arxius, servidors de fitxers, <text:soft-page-break/>d'impressió, i de comunicacions en cada estació de treball segons els requeriments proposats i la composició del sistema.</text:p>
          </table:table-cell>
        </table:table-row>
        <table:table-row>
          <table:table-cell table:style-name="Taula1.A2" office:value-type="string">
            <text:list xml:id="list1562709775" text:continue-numbering="true" text:style-name="L3">
              <text:list-item>
                <text:p text:style-name="P403">Administrar els recursos de la xarxa garantint la seva disponibilitat als usuaris.</text:p>
              </text:list-item>
            </text:list>
          </table:table-cell>
          <table:table-cell table:style-name="Taula1.B2" office:value-type="string">
            <text:p text:style-name="P87">11 Verificar la instal·lació del maquinari i del programari base i la interacció de servidors i llocs de treball, segons els requeriments i protocols definits</text:p>
            <text:p text:style-name="P87">15 Organitzar permisos d'accés i d'ús de la informació i disponibilitat de recursos de la xarxa per a tots els usuaris.</text:p>
            <text:p text:style-name="P87">17 Dissenyar procediments que facilitin l'explotació dels recursos compartits de la xarxa i automatitzin les tasques d'administració de la xarxa.</text:p>
          </table:table-cell>
        </table:table-row>
        <table:table-row>
          <table:table-cell table:style-name="Taula1.A2" office:value-type="string">
            <text:list xml:id="list90577761" text:continue-numbering="true" text:style-name="L3">
              <text:list-item>
                <text:p text:style-name="P403">Gestionar i supervisar la connexió als serveis de comunicació de dades públics i privats que donin resposta a les necessitats de l'empresa.</text:p>
              </text:list-item>
            </text:list>
          </table:table-cell>
          <table:table-cell table:style-name="Taula1.B2" office:value-type="string">
            <text:p text:style-name="P87">18 Relacionar les necessitats de comunicació, accés de dades i documents d'una organització amb els serveis de comunicació de dades públiques i privades existents i el cost que representa.</text:p>
            <text:p text:style-name="P87">19 Discriminar els recursos, les prestacions i les característiques que s'han de considerar per obtenir la connexió de la xarxa a altres xarxes externes i altres sistemes, segons els requeriments establerts.</text:p>
          </table:table-cell>
        </table:table-row>
        <table:table-row>
          <table:table-cell table:style-name="Taula1.A2" office:value-type="string">
            <text:list xml:id="list1971170328" text:continue-numbering="true" text:style-name="L3">
              <text:list-item>
                <text:p text:style-name="P403">Realitzar operacions periòdiques de manteniment a fi d'assegurar el correcte funcionament del sistema de comunicacions.</text:p>
              </text:list-item>
            </text:list>
          </table:table-cell>
          <table:table-cell table:style-name="Taula1.B2" office:value-type="string">
            <text:p text:style-name="P9">4 Interpretar els procediments que garanteixen la seguretat, la integritat i la confidencialitat de la informació d'usuari en un sistema de xarxa.</text:p>
            <text:p text:style-name="P9">9. Determinar en la instal·lació d'una xarxa, les mesures de seguretat que s'han d'establir per garantir la integritat, confidencialitat i disponibilitat de la informació existent.</text:p>
            <text:p text:style-name="P9">13 Dissenyar procediments d'usuari per automatitzar les funcions bàsiques a la xarxa i minimitzar els temps de realització.</text:p>
            <text:p text:style-name="P9">14 Dissenyar procediments per garantir la seguretat, integritat i confidencialitat de la informació en una xarxa.</text:p>
            <text:p text:style-name="P9">16.Instal·lar el programari per a la prevenció d'errades que afectin a la integritat de les dades i a la lògica dels processos, segons les instruccions dels manuals.</text:p>
            <text:p text:style-name="P9">20 Identificar per mitjà del programa de diagnosi les causes de funcionament anòmal del sistema i les actuacions que se'n derivin.</text:p>
            <text:p text:style-name="P9">21 Definir els criteris i les mesures de caràcter preventiu que s'han d'aplicar per mantenir operatius els equips i el sistema de comunicació.</text:p>
          </table:table-cell>
        </table:table-row>
      </table:table>
      <text:p text:style-name="P52"/>
      <text:p text:style-name="P43"><text:soft-page-break/><text:span text:style-name="T22">En l'apartat 4 d'aquesta programació assignarem objectius terminals a les unitats didàctiques que proposem a partir dels continguts del currículum del cicle especificats pel Decret </text:span><text:span text:style-name="T23">175/1997</text:span><text:span text:style-name="T24">.</text:span></text:p>
      <text:h text:style-name="P379" text:outline-level="1">UBICACIÓ DEL CRÈDIT EN EL CICLE FORMATIU</text:h>
      <text:p text:style-name="P43">El cicle formatiu està dividit en 9 crèdits que es corresponen de forma directa <text:s/>amb els mòduls professional definits a nivell estatal i que són les unitats coherents de formació necessàries per obtenir la titulació de Tècnic Superior en Administració de Sistemes Informàtics. El cicle té una durada de 2000 hores, dividides en dos períodes anuals lectius. Normalment cinc trimestres es dediquen a la formació en el centre educatiu i l'últim trimestre es dedica a la formació en centres de treball.</text:p>
      <text:p text:style-name="P43">L'article 3 del RD 1675/19994 pel qual s'estableix el disseny curricular de base, determina la següent disposició dels mòduls professionals per cursos:</text:p>
      <table:table table:name="Taula2" table:style-name="Taula2">
        <table:table-column table:style-name="Taula2.A"/>
        <table:table-column table:style-name="Taula2.B"/>
        <table:table-header-rows>
          <table:table-row>
            <table:table-cell table:style-name="Taula2.A1" office:value-type="string">
              <text:p text:style-name="P70">Primer Curs</text:p>
            </table:table-cell>
            <table:table-cell table:style-name="Taula2.B1" office:value-type="string">
              <text:p text:style-name="P70">Segon Curs</text:p>
            </table:table-cell>
          </table:table-row>
        </table:table-header-rows>
        <table:table-row>
          <table:table-cell table:style-name="Taula2.A2" office:value-type="string">
            <text:p text:style-name="P109">Sistemes informàtics monousuari i multiusuari</text:p>
          </table:table-cell>
          <table:table-cell table:style-name="Taula2.B2" office:value-type="string">
            <text:p text:style-name="P109">Implantació d'aplicacions informàtiques de gestió</text:p>
          </table:table-cell>
        </table:table-row>
        <table:table-row>
          <table:table-cell table:style-name="Taula2.A2" office:value-type="string">
            <text:p text:style-name="P110">Xarxes d'àrea local</text:p>
          </table:table-cell>
          <table:table-cell table:style-name="Taula2.B2" office:value-type="string">
            <text:p text:style-name="P109">Desenvolupament de funcions en el sistema informàtic</text:p>
          </table:table-cell>
        </table:table-row>
        <table:table-row>
          <table:table-cell table:style-name="Taula2.A2" office:value-type="string">
            <text:p text:style-name="P109">Fonaments de programació</text:p>
          </table:table-cell>
          <table:table-cell table:style-name="Taula2.B2" office:value-type="string">
            <text:p text:style-name="P109">Sistemes gestors de base de dades</text:p>
          </table:table-cell>
        </table:table-row>
        <table:table-row>
          <table:table-cell table:style-name="Taula2.A2" office:value-type="string">
            <text:p text:style-name="P109">Formació i orientació laboral</text:p>
          </table:table-cell>
          <table:table-cell table:style-name="Taula2.B2" office:value-type="string">
            <text:p text:style-name="P109">Formació en centres de treball</text:p>
          </table:table-cell>
        </table:table-row>
        <table:table-row>
          <table:table-cell table:style-name="Taula2.A2" office:value-type="string">
            <text:p text:style-name="P109">Relacions en l'entorn de treball</text:p>
          </table:table-cell>
          <table:table-cell table:style-name="Taula2.B2" office:value-type="string">
            <text:p text:style-name="P109"/>
          </table:table-cell>
        </table:table-row>
      </table:table>
      <text:p text:style-name="Table">Taula <text:sequence text:ref-name="refTable0" text:name="Table" text:formula="ooow:Table+1" style:num-format="1">1</text:sequence>: Distribució dels crèdits segons el curs acadèmic</text:p>
      <text:p text:style-name="P46"/>
      <text:p text:style-name="P43">Podem veure que el mòdul corresponent al crèdit de Gestió de xarxes d'àrea local s'ha d'impartir durant el primer curs.</text:p>
      <text:p text:style-name="P4">L'apartat 4 de l'annex del <text:span text:style-name="T2">Decret 175/1997, del 22 de juliol </text:span><text:span text:style-name="T5">determina que el professorat que té atribucions per impartir aquest crèdit és el de l'especialitat d'informàtica del cos de professors d'ensenyament secundari (PS 507).</text:span></text:p>
      <text:p text:style-name="P5">Segons la distribució i seqüència dels crèdits del cicle formatiu decidida per l'equip de professors i el seus corresponents departaments didàctics, proposta que ha estat validada pel director i incorporada al projecte curricular del centre (PCC) després de ser aprovada pel claustre, al crèdit d'aquesta programació li correspon la següent distribució horària durant el primer curs:</text:p>
      <table:table table:name="Taula23" table:style-name="Taula23">
        <table:table-column table:style-name="Taula23.A"/>
        <table:table-header-rows>
          <table:table-row>
            <table:table-cell table:style-name="Taula23.A1" office:value-type="string">
              <text:p text:style-name="P17">Característiques del primer curs</text:p>
            </table:table-cell>
          </table:table-row>
        </table:table-header-rows>
        <table:table-row>
          <table:table-cell table:style-name="Taula23.A2" office:value-type="string">
            <text:p text:style-name="P19">Cicle: <text:span text:style-name="T1">Administració de sistemes informàtics.</text:span></text:p>
          </table:table-cell>
        </table:table-row>
        <table:table-row>
          <table:table-cell table:style-name="Taula23.A2" office:value-type="string">
            <text:p text:style-name="P19">Curs: 1r.</text:p>
          </table:table-cell>
        </table:table-row>
        <text:soft-page-break/>
        <table:table-row>
          <table:table-cell table:style-name="Taula23.A2" office:value-type="string">
            <text:p text:style-name="P19">Hores/setmana: 30.</text:p>
          </table:table-cell>
        </table:table-row>
        <table:table-row>
          <table:table-cell table:style-name="Taula23.A2" office:value-type="string">
            <text:p text:style-name="P19">Setmanes: 30.</text:p>
          </table:table-cell>
        </table:table-row>
        <table:table-row>
          <table:table-cell table:style-name="Taula23.A2" office:value-type="string">
            <text:p text:style-name="P20">Durada del curs: 900 hores.</text:p>
          </table:table-cell>
        </table:table-row>
      </table:table>
      <table:table table:name="Taula19" table:style-name="Taula19">
        <table:table-column table:style-name="Taula19.A"/>
        <table:table-column table:style-name="Taula19.B"/>
        <table:table-column table:style-name="Taula19.C"/>
        <table:table-column table:style-name="Taula19.D"/>
        <table:table-column table:style-name="Taula19.E"/>
        <table:table-column table:style-name="Taula19.F"/>
        <table:table-column table:style-name="Taula19.G"/>
        <table:table-column table:style-name="Taula19.H"/>
        <table:table-column table:style-name="Taula19.I"/>
        <table:table-row table:style-name="Taula19.1">
          <table:table-cell table:style-name="Taula19.A1" table:number-columns-spanned="3" office:value-type="string">
            <text:p text:style-name="P23"><text:span text:style-name="T25">PROF. COS/ESP.:</text:span><text:span text:style-name="T26">PS 507 Informàtica.</text:span></text:p>
          </table:table-cell>
          <table:covered-table-cell/>
          <table:covered-table-cell/>
          <table:table-cell table:style-name="Taula19.D1" table:number-columns-spanned="3" office:value-type="string">
            <text:p text:style-name="P21">CURS SENSE DOBLAR</text:p>
          </table:table-cell>
          <table:covered-table-cell/>
          <table:covered-table-cell/>
          <table:table-cell table:style-name="Taula19.D1" table:number-columns-spanned="3" office:value-type="string">
            <text:p text:style-name="P21">CURS DOBLAT</text:p>
          </table:table-cell>
          <table:covered-table-cell/>
          <table:covered-table-cell/>
        </table:table-row>
        <table:table-row table:style-name="Taula19.2">
          <table:table-cell table:style-name="Taula19.A2" table:number-columns-spanned="2" office:value-type="string">
            <text:p text:style-name="P21">CRÈDIT</text:p>
          </table:table-cell>
          <table:covered-table-cell/>
          <table:table-cell table:style-name="Taula19.C2" office:value-type="string">
            <text:p text:style-name="P21">HORES MÍNIMES</text:p>
          </table:table-cell>
          <table:table-cell table:style-name="Taula19.C2" office:value-type="string">
            <text:p text:style-name="P21">HORES</text:p>
          </table:table-cell>
          <table:table-cell table:style-name="Taula19.C2" office:value-type="string">
            <text:p text:style-name="P21">H/S</text:p>
          </table:table-cell>
          <table:table-cell table:style-name="Taula19.C2" office:value-type="string">
            <text:p text:style-name="P21">SETMANES</text:p>
          </table:table-cell>
          <table:table-cell table:style-name="Taula19.C2" office:value-type="string">
            <text:p text:style-name="P21">HORES</text:p>
          </table:table-cell>
          <table:table-cell table:style-name="Taula19.C2" office:value-type="string">
            <text:p text:style-name="P21">H/S</text:p>
          </table:table-cell>
          <table:table-cell table:style-name="Taula19.I2" office:value-type="string">
            <text:p text:style-name="P21">SETMANES</text:p>
          </table:table-cell>
        </table:table-row>
        <table:table-row table:style-name="Taula19.1">
          <table:table-cell table:style-name="Taula19.A3" office:value-type="string">
            <text:p text:style-name="P21">2</text:p>
          </table:table-cell>
          <table:table-cell table:style-name="Taula19.B3" office:value-type="string">
            <text:p text:style-name="P21">Gestió de xarxes d’àrea local.</text:p>
          </table:table-cell>
          <table:table-cell table:style-name="Taula19.B3" office:value-type="string">
            <text:p text:style-name="P22">240</text:p>
          </table:table-cell>
          <table:table-cell table:style-name="Taula19.B3" office:value-type="string">
            <text:p text:style-name="P18">240</text:p>
          </table:table-cell>
          <table:table-cell table:style-name="Taula19.B3" office:value-type="string">
            <text:p text:style-name="P22">8</text:p>
          </table:table-cell>
          <table:table-cell table:style-name="Taula19.B3" office:value-type="string">
            <text:p text:style-name="P22">30</text:p>
          </table:table-cell>
          <table:table-cell table:style-name="Taula19.B3" office:value-type="string">
            <text:p text:style-name="P22">360</text:p>
          </table:table-cell>
          <table:table-cell table:style-name="Taula19.B3" office:value-type="string">
            <text:p text:style-name="P22">12</text:p>
          </table:table-cell>
          <table:table-cell table:style-name="Taula19.B3" office:value-type="string">
            <text:p text:style-name="P22">30</text:p>
          </table:table-cell>
        </table:table-row>
      </table:table>
      <text:p text:style-name="Table">Taula <text:sequence text:ref-name="refTable1" text:name="Table" text:formula="ooow:Table+1" style:num-format="1">2</text:sequence>: Taula 2: Distribució horària del crèdit 2</text:p>
      <text:p text:style-name="P5">Per tant disposem de 8 hores setmanals i de 30 setmanes per a desenvolupar els continguts del crèdit. La distribució horària setmanal és d'una sessió de 2 hores i dues sessions de 3 hores.</text:p>
      <text:h text:style-name="P380" text:outline-level="1">SEQÜENCIACIÓ, ORGANITZACIÓ I TEMPORALITZACIÓ DE LES UNITATS DIDÀCTIQUES</text:h>
      <text:p text:style-name="P43">El crèdit ha de ser programat per determinar les unitats didàctiques que permetran desenvolupar les activitats docents, d'aprenentatge i d'avaluació per assolir els objectius terminals proposats. </text:p>
      <text:p text:style-name="P43">Per la programació d'aquest crèdit hem seguit el procés proposat a la “Guia didàctica dels Cicles Formatius” (vegeu bibliografia). Aquest procés consisteix en partir dels <text:span text:style-name="T2">objectius</text:span> <text:span text:style-name="T2">terminals</text:span> (<text:span text:style-name="T2">OT</text:span>), els <text:span text:style-name="T2">continguts de fets, conceptes i sistemes <text:s/>conceptuals</text:span> (<text:span text:style-name="T2">CFCS</text:span>), els <text:span text:style-name="T2">continguts</text:span> <text:span text:style-name="T2">de</text:span> <text:span text:style-name="T2">procediments</text:span> (<text:span text:style-name="T2">CP</text:span>) i els <text:span text:style-name="T2">continguts</text:span> <text:span text:style-name="T2">d’actituds</text:span> (<text:span text:style-name="T2">CA</text:span>) definits a l'apartat 3.2 de l'annex del <text:s/>D<text:span text:style-name="T5">ecret 175/1997 que estableix el currículum del cicle formatiu, i agrupar-los i seqüenciar-los per tal d'identificar possibles </text:span><text:span text:style-name="T2">conjunts temàtics</text:span><text:span text:style-name="T5"> susceptibles d'esdevenir les unitats didàctiques que composin el crèdit.</text:span></text:p>
      <text:p text:style-name="P45">Com ajuda per iniciar aquest procés partirem del quadre del disseny curricular del crèdit. Aquest quadre mostra de forma resumida i agrupada tant els objectius terminals del crèdit com els diferents tipus de continguts i ens serveix de punt de partida per realitzar els següents passos:</text:p>
      <text:list xml:id="list523903200" text:style-name="L4">
        <text:list-item>
          <text:p text:style-name="P291">Agrupar els CFCS</text:p>
        </text:list-item>
        <text:list-item>
          <text:p text:style-name="P291">Agrupar els CP</text:p>
        </text:list-item>
        <text:list-item>
          <text:p text:style-name="P291">Seqüenciar els CFCS</text:p>
        </text:list-item>
        <text:list-item>
          <text:p text:style-name="P291">Seqüenciar els CP</text:p>
        </text:list-item>
        <text:list-item>
          <text:p text:style-name="P291"><text:soft-page-break/>Interrelacionar les agrupacions de CFCS i CP</text:p>
        </text:list-item>
        <text:list-item>
          <text:p text:style-name="P291">Identificar els conjunts temàtics</text:p>
        </text:list-item>
      </text:list>
      <text:p text:style-name="P45">L'objectiu d'aquest procés és arribar a una proposta de les unitat didàctiques que composaren el crèdit. Un cop detectats els conjunts temàtics cal valorar si algun d'ells es caracteritza per una saturació de continguts o pel contrari per un manca notable de continguts per tal de fraccionar-los o integrar-los amb altres conjunts temàtics. El resultat d'aquesta operació serà la primera proposta d'unitats didàctiques.</text:p>
      <text:p text:style-name="P45">Es pot observar que en cap moment del procés de seqüenciació dels crèdits hem tingut en compte els continguts actitudinals. Això és degut a que aquests continguts sovint tenen una aplicació transversal en el crèdit i per tant no solen ser gaire importants alhora de determinar la seqüència. </text:p>
      <text:p text:style-name="P45">De la mateixa manera, encara no hem tingut en compte els objectius terminals. Per tant l'últim pas és determinar quins continguts actitudinals i quins objectius terminals corresponent a cadascuna de les unitats didàctiques proposades. Els passos que ens queden són:</text:p>
      <text:list xml:id="list1117022380" text:style-name="L5">
        <text:list-item>
          <text:p text:style-name="P359">Revisar dels conjunts temàtics i avaluació de la conveniència de fragmentar‑los o incorporar‑los a altres d'existents.</text:p>
        </text:list-item>
      </text:list>
      <text:list xml:id="list986487734" text:style-name="L6">
        <text:list-item>
          <text:p text:style-name="P404">Identificació dels objectius terminals amb els conjunts temàtics establerts.</text:p>
        </text:list-item>
        <text:list-item>
          <text:p text:style-name="P404">Identificació dels continguts actitudinals amb els conjunts temàtics establerts.</text:p>
        </text:list-item>
        <text:list-item>
          <text:p text:style-name="P404">Assignació del títol a la unitat didàctica.</text:p>
        </text:list-item>
        <text:list-item>
          <text:p text:style-name="P405">Articulació de la unitat didàctica.</text:p>
        </text:list-item>
      </text:list>
      <text:p text:style-name="P45"/>
      <text:p text:style-name="P45">El següents apartats esquematitzen els resultats d'aplicar aquest procediment per al cas del crèdit 2: “Gestió de xarxes d'àrea local” i la proposta de crèdits que se'n deriva. Un cop tinguem les unitats didàctiques del crèdit, al següent apartat es detalla l'articulació concreta de la unitat didàctica.</text:p>
      <text:h text:style-name="P151" text:outline-level="2"/>
      <text:h text:style-name="Heading_20_2" text:outline-level="2">Quadre del disseny curricular del crèdit</text:h>
      <text:p text:style-name="P57"/>
      <table:table table:name="Taula4" table:style-name="Taula4">
        <table:table-column table:style-name="Taula4.A"/>
        <table:table-column table:style-name="Taula4.B"/>
        <table:table-column table:style-name="Taula4.C"/>
        <table:table-column table:style-name="Taula4.D"/>
        <table:table-header-rows>
          <text:soft-page-break/>
          <table:table-row>
            <table:table-cell table:style-name="Taula4.A1" table:number-columns-spanned="4" office:value-type="string">
              <text:p text:style-name="P126">Crèdit 2: Gestió de xarxes d'àrea local.</text:p>
              <text:p text:style-name="P127">Durada: 240 h</text:p>
            </table:table-cell>
            <table:covered-table-cell/>
            <table:covered-table-cell/>
            <table:covered-table-cell/>
          </table:table-row>
          <table:table-row>
            <table:table-cell table:style-name="Taula4.A2" office:value-type="string">
              <text:p text:style-name="P128">Objectius terminals</text:p>
            </table:table-cell>
            <table:table-cell table:style-name="Taula4.B2" office:value-type="string">
              <text:p text:style-name="P128">Continguts de fets, conceptes i sistemes conceptuals</text:p>
            </table:table-cell>
            <table:table-cell table:style-name="Taula4.B2" office:value-type="string">
              <text:p text:style-name="P128">Continguts de procediments</text:p>
            </table:table-cell>
            <table:table-cell table:style-name="Taula4.D2" office:value-type="string">
              <text:p text:style-name="P128">Continguts d’actituds</text:p>
            </table:table-cell>
          </table:table-row>
        </table:table-header-rows>
        <table:table-row table:style-name="Taula4.3">
          <table:table-cell table:style-name="Taula4.A3" office:value-type="string">
            <text:p text:style-name="P11"/>
            <text:p text:style-name="P11">1.Interpretar les característiques tecnicofuncionals de cada element de la xarxa, a partir del seu funcionament i de la documentació tècnica corresponent.</text:p>
            <text:p text:style-name="P11"/>
            <text:p text:style-name="P11">2.Identificar els recursos compatibles que cal compartir en una xarxa, les tècniques que utilitza el sistema operatiu per a la seva gestió i la influència dels procediments d'operació sobre el sistema.</text:p>
            <text:p text:style-name="P11"/>
            <text:p text:style-name="P11">3.Diferenciar les característiques fonamentals dels sistemes operatius de xarxa més utilitzats actualment, i també les tendències segons les informacions tècniques a l'abast.</text:p>
            <text:p text:style-name="P11"/>
            <text:p text:style-name="P11">4. Interpretar els procediments que garanteixen la seguretat, la integritat i la confidencialitat de la informació d'usuari en un sistema de xarxa.</text:p>
            <text:p text:style-name="P11"/>
            <text:p text:style-name="P11">5.Diferenciar la composició física d'un sistema de xarxa, els medis físics de transmissió, els equips, els estàndards de funcionament i el mode de connexió, a partir de la documentació tècnica.</text:p>
            <text:p text:style-name="P11"/>
            <text:p text:style-name="P11">6. Determinar a partir de l'anàlisi de necessitats, la topologia de xarxa local que més s'ajusti als requeriments d'usuari, als espais i a la ubicació definits prèviament.</text:p>
            <text:p text:style-name="P11"/>
            <text:p text:style-name="P11">7. Elaborar diagrames generals i detallats per a la instal·lació del cablejat, estacions de treball i unitats de connexió de la xarxa. </text:p>
            <text:p text:style-name="P11"/>
            <text:p text:style-name="P11">8. Establir les característiques rellevants de configuració del maquinari i programari i els requeriments d'instal·lació d'un sistema operatiu de xarxa segons les necessitats d'usuari plantejades.</text:p>
            <text:p text:style-name="P12"/>
            <text:p text:style-name="P12">9. Determinar en la instal·lació d'una xarxa, les mesures de seguretat que s'han d'establir per garantir la integritat, confidencialitat i disponibilitat de la informació existent.</text:p>
            <text:p text:style-name="P12"/>
            <text:p text:style-name="P12">10. Instal·lar el maquinari i el programari base en un entorn en xarxa i en un mitjà de transmissió ja instal·lat, segons les especificacions i el pla establert, amb l'ús de la documentació del programari i maquinari.</text:p>
            <text:p text:style-name="P12"/>
            <text:p text:style-name="P12">11. Verificar la instal·lació del maquinari i del programari base i la interacció de servidors i llocs de treball, segons els requeriments i protocols definits.</text:p>
            <text:p text:style-name="P12"/>
            <text:p text:style-name="P12">12. Crear volums, sistemes d'arxius, servidors de fitxers, d'impressió i de comunicacions, en cada estació de treball, segons els requeriments proposats i la composició del sistema.</text:p>
            <text:p text:style-name="P12"/>
            <text:p text:style-name="P12">13. Dissenyar procediments d'usuari per automatitzar les funcions bàsiques a la xarxa i minimitzar els temps de realització.</text:p>
            <text:p text:style-name="P12"/>
            <text:p text:style-name="P12">14. Dissenyar procediments per garantir la seguretat, integritat i confidencialitat de la informació en una xarxa.</text:p>
            <text:p text:style-name="P12"/>
            <text:p text:style-name="P12">15. Organitzar permisos d'accés i d'ús de la informació i disponibilitat de recursos de la xarxa per a tots els usuaris.</text:p>
            <text:p text:style-name="P12"/>
            <text:p text:style-name="P12">16. Instal·lar el programari per a la prevenció d'errades que afectin a la integritat de les dades i a la lògica dels processos, segons les instruccions dels manuals.</text:p>
            <text:p text:style-name="P12"/>
            <text:p text:style-name="P12">17. Dissenyar procediments que facilitin l'explotació dels recursos compartits de la xarxa i automatitzin les tasques d'administració de la xarxa.</text:p>
            <text:p text:style-name="P12"/>
            <text:p text:style-name="P12">18. Relacionar les necessitats de comunicació, accés de dades i documents d'una organització amb els serveis de comunicació de dades públiques i privades existents i el cost que representa.</text:p>
            <text:p text:style-name="P12"/>
            <text:p text:style-name="P12">19. Discriminar els recursos, les prestacions i les característiques que s'han de considerar per obtenir la connexió de la xarxa a altres xarxes externes i altres sistemes, segons els requeriments establerts.</text:p>
            <text:p text:style-name="P12"/>
            <text:p text:style-name="P12">20. Identificar per mitjà del programa de diagnosi, les causes de funcionament anòmal del sistema i les actuacions que se'n derivin.</text:p>
            <text:p text:style-name="P12"/>
            <text:p text:style-name="P12">21. Definir els criteris i les mesures de caràcter preventiu que s'han d'aplicar per mantenir operatius els equips i el sistema de comunicació.</text:p>
          </table:table-cell>
          <table:table-cell table:style-name="Taula4.B3" office:value-type="string">
            <text:p text:style-name="P12"/>
            <text:p text:style-name="P13">1. Telemàtica:</text:p>
            <text:list xml:id="list1312065163" text:style-name="L7">
              <text:list-item>
                <text:p text:style-name="P383">La telemàtica: origen, evolució i aplicacions actuals.</text:p>
              </text:list-item>
              <text:list-item>
                <text:p text:style-name="P383">Mitjans físics de transmissió: via cable, sense fils i microones.</text:p>
              </text:list-item>
              <text:list-item>
                <text:p text:style-name="P383">Tipus de transmissió: analògic-digital; símplex, semidúplex, fulldúplex; sèrie-paral·lel; síncrona-asíncrona.</text:p>
              </text:list-item>
              <text:list-item>
                <text:p text:style-name="P383">Tractament d'errors: paritat, ACK/NAK, XON/XOFF.</text:p>
              </text:list-item>
              <text:list-item>
                <text:p text:style-name="P383">Mòdems: elements, velocitat de transmissió, velocitat de modulació, tècniques de modulació, fases de connexió.</text:p>
              </text:list-item>
              <text:list-item>
                <text:p text:style-name="P383">Normativa V: compatibilitat Hayes, protocols, transmissió de dades.</text:p>
              </text:list-item>
              <text:list-item>
                <text:p text:style-name="P383">Multiplexors: tipus.</text:p>
              </text:list-item>
              <text:list-item>
                <text:p text:style-name="P383">Concentradors: tipus.</text:p>
              </text:list-item>
            </text:list>
            <text:p text:style-name="P12"/>
            <text:p text:style-name="P13">2. Arquitectura de xarxes d'àrea local:</text:p>
            <text:list xml:id="list981584566" text:style-name="L8">
              <text:list-item>
                <text:p text:style-name="P384">Elements físics: cables, targetes, connectors, funcions.</text:p>
              </text:list-item>
              <text:list-item>
                <text:p text:style-name="P384">Topologies: característiques i tipus.</text:p>
              </text:list-item>
              <text:list-item>
                <text:p text:style-name="P384">Protocols: característiques i tipus.</text:p>
              </text:list-item>
              <text:list-item>
                <text:p text:style-name="P384">Arquitectura OSI: característiques, terminologia, nivells del model.</text:p>
              </text:list-item>
              <text:list-item>
                <text:p text:style-name="P384">Arquitectures estàndards: ETHERNET, TOKEN RING, ARCNET.</text:p>
              </text:list-item>
              <text:list-item>
                <text:p text:style-name="P384">Arquitectures de comunicacions: característiques, tipus, funcions.</text:p>
              </text:list-item>
            </text:list>
            <text:p text:style-name="P13"/>
            <text:p text:style-name="P13">3. Sistema operatiu de xarxa d'àrea local:</text:p>
            <text:p text:style-name="P13"/>
            <text:list xml:id="list331353856" text:style-name="L9">
              <text:list-item>
                <text:p text:style-name="P385">Xarxes d'àrea local: recursos, funcions, característiques i tendències actuals.</text:p>
              </text:list-item>
              <text:list-item>
                <text:p text:style-name="P385">Compte d'usuari: grups d'usuaris, directoris d'usuari, atributs. Permisos: jerarquia, responsable de grup, responsable d'usuari.</text:p>
              </text:list-item>
              <text:list-item>
                <text:p text:style-name="P385">Servidor de fitxers: característiques.</text:p>
              </text:list-item>
              <text:list-item>
                <text:p text:style-name="P385">Servidor d'impressió: característiques.</text:p>
              </text:list-item>
              <text:list-item>
                <text:p text:style-name="P385">Servidor de comunicacions: característiques.</text:p>
              </text:list-item>
              <text:list-item>
                <text:p text:style-name="P385">Normativa legal vigent.</text:p>
              </text:list-item>
            </text:list>
            <text:p text:style-name="P13"/>
            <text:p text:style-name="P13">4. Utilització de sistemes operatius de xarxa específics:</text:p>
            <text:list xml:id="list425787053" text:style-name="L10">
              <text:list-item>
                <text:p text:style-name="P386">Components bàsics: tendències actuals.</text:p>
              </text:list-item>
              <text:list-item>
                <text:p text:style-name="P386">Àmbit d'usuari: personalització.</text:p>
              </text:list-item>
              <text:list-item>
                <text:p text:style-name="P386">Directoris: estructura en arbre, camins absolut i relatiu, permisos, operacions mitjançant el sistema operatiu de base o utilitats específiques.</text:p>
              </text:list-item>
              <text:list-item>
                <text:p text:style-name="P386">Arxius: permisos, operacions mitjançant el sistema operatiu de base o utilitats específiques.</text:p>
              </text:list-item>
              <text:list-item>
                <text:p text:style-name="P386">Impressió: operacions mitjançant el sistema operatiu de base o utilitats específiques.</text:p>
              </text:list-item>
              <text:list-item>
                <text:p text:style-name="P386">Comunicació entre usuaris mitjançant el sistema operatiu de base o utilitats específiques.</text:p>
              </text:list-item>
              <text:list-item>
                <text:p text:style-name="P386">Guions: característiques, ordres específiques, pas de paràmetres, símbols, variables d'àmbit, creació de menús i procediments automàtics bàsics.</text:p>
              </text:list-item>
            </text:list>
            <text:p text:style-name="P13"/>
            <text:p text:style-name="P13">5. Administrador de sistemes operatius de xarxa d'àrea local:</text:p>
            <text:list xml:id="list462246955" text:style-name="L11">
              <text:list-item>
                <text:p text:style-name="P387">Funcions de l'administrador de la xarxa.</text:p>
              </text:list-item>
              <text:list-item>
                <text:p text:style-name="P387">Comptes d'usuari: administració.</text:p>
              </text:list-item>
              <text:list-item>
                <text:p text:style-name="P387">Sistema d'impressió: administració.</text:p>
              </text:list-item>
              <text:list-item>
                <text:p text:style-name="P387">Sistema d'arxius: organització i administració.</text:p>
              </text:list-item>
              <text:list-item>
                <text:p text:style-name="P387">Seguretat de la informació: còpies, recuperació.</text:p>
              </text:list-item>
              <text:list-item>
                <text:p text:style-name="P387">Sistemes de comunicacions: administració.</text:p>
              </text:list-item>
              <text:list-item>
                <text:p text:style-name="P387">Utilitats d'administració de la xarxa.</text:p>
              </text:list-item>
              <text:list-item>
                <text:p text:style-name="P387">Requeriments de funcionament de la xarxa.</text:p>
              </text:list-item>
            </text:list>
            <text:list xml:id="list639043148" text:style-name="L12">
              <text:list-header>
                <text:p text:style-name="P388"/>
              </text:list-header>
            </text:list>
            <text:p text:style-name="P13">6. Interconnexió de xarxes:</text:p>
            <text:list xml:id="list347540456" text:style-name="L13">
              <text:list-item>
                <text:p text:style-name="P389">Requeriments.</text:p>
              </text:list-item>
              <text:list-item>
                <text:p text:style-name="P389">Prestacions.</text:p>
              </text:list-item>
              <text:list-item>
                <text:p text:style-name="P389">Tipus d'interconnexió: LAN-LAN, LAN-WAN, LAN-MAN.</text:p>
              </text:list-item>
              <text:list-item>
                <text:p text:style-name="P389">Utilitats d'interconnexió: repetidors, ponts, altres.</text:p>
              </text:list-item>
            </text:list>
            <text:p text:style-name="P13"/>
            <text:p text:style-name="P13">7. Serveis de transport de dades:</text:p>
            <text:list xml:id="list306274222" text:style-name="L14">
              <text:list-item>
                <text:p text:style-name="P390">Accés a les xarxes públiques: X.25, IBERPAC.</text:p>
              </text:list-item>
              <text:list-item>
                <text:p text:style-name="P390">Integració de xarxes: RDSI.</text:p>
              </text:list-item>
              <text:list-item>
                <text:p text:style-name="P390">Altres xarxes públiques: autopistes de la informació, INTERNET, altres.</text:p>
              </text:list-item>
            </text:list>
            <text:p text:style-name="P13"/>
            <text:p text:style-name="P13">8. Administració de sistemes operatius de xarxes específiques:</text:p>
            <text:list xml:id="list2048610518" text:style-name="L15">
              <text:list-item>
                <text:p text:style-name="P391">Instal·lació del maquinari: fases.</text:p>
              </text:list-item>
              <text:list-item>
                <text:p text:style-name="P391">Instal·lació del programari base: fases.</text:p>
              </text:list-item>
              <text:list-item>
                <text:p text:style-name="P391">Arrencada de servidors: fases.</text:p>
              </text:list-item>
              <text:list-item>
                <text:p text:style-name="P391">Gestió d'usuaris: comandaments i utilitats.</text:p>
              </text:list-item>
              <text:list-item>
                <text:p text:style-name="P391">Gestió d'impressió: comandaments i utilitats.</text:p>
              </text:list-item>
              <text:list-item>
                <text:p text:style-name="P391">Gestió del maquinari: comandaments i utilitats.</text:p>
              </text:list-item>
              <text:list-item>
                <text:p text:style-name="P391">Gestió de comunicacions amb altres sistemes: comandaments i utilitats.</text:p>
              </text:list-item>
              <text:list-item>
                <text:p text:style-name="P391">Gestió de còpies de seguretat i recuperació: comandaments i utilitats.</text:p>
              </text:list-item>
            </text:list>
          </table:table-cell>
          <table:table-cell table:style-name="Taula4.B3" office:value-type="string">
            <text:p text:style-name="P15"/>
            <text:p text:style-name="P16">1. Instal·lació física de la xarxa:</text:p>
            <text:list xml:id="list83269056" text:style-name="L16">
              <text:list-item>
                <text:p text:style-name="P393">Identificació de les característiques de l'indret on s'instal·la.</text:p>
              </text:list-item>
              <text:list-item>
                <text:p text:style-name="P393">Obtenció d'informació sobre els equips i els processos d'instal·lació.</text:p>
              </text:list-item>
              <text:list-item>
                <text:p text:style-name="P393">Verificació dels equips.</text:p>
              </text:list-item>
              <text:list-item>
                <text:p text:style-name="P393">Operativa segons el procés d'instal·lació.</text:p>
              </text:list-item>
              <text:list-item>
                <text:p text:style-name="P393">Comprovació del funcionament de la instal·lació.</text:p>
              </text:list-item>
            </text:list>
            <text:p text:style-name="P15"/>
            <text:p text:style-name="P16">2. Instal·lació i configuració de sistemes operatius de xarxa:</text:p>
            <text:p text:style-name="P15"/>
            <text:list xml:id="list810670113" text:style-name="L17">
              <text:list-item>
                <text:p text:style-name="P394">Identificació de les característiques de l'ordinador on s'instal·la</text:p>
              </text:list-item>
              <text:list-item>
                <text:p text:style-name="P394">Detecció de l'existència d'una partició per instal·lar el sistema operatiu de xarxa.</text:p>
              </text:list-item>
              <text:list-item>
                <text:p text:style-name="P394">Realització de les còpies de seguretat de la informació existent, si fa al cas.</text:p>
              </text:list-item>
              <text:list-item>
                <text:p text:style-name="P394">Operativa segons les demandes del sistema i les necessitats de la instal·lació.</text:p>
              </text:list-item>
              <text:list-item>
                <text:p text:style-name="P394">Comprovació del funcionament de la instal·lació.</text:p>
              </text:list-item>
            </text:list>
            <text:p text:style-name="P15"/>
            <text:p text:style-name="P16">3. Desinstal·lació dels sistemes operatius de xarxa:</text:p>
            <text:p text:style-name="P15"/>
            <text:list xml:id="list1418563201" text:style-name="L18">
              <text:list-item>
                <text:p text:style-name="P395">Obtenció d'informació del procés de desinstal·lació.</text:p>
              </text:list-item>
              <text:list-item>
                <text:p text:style-name="P395">Selecció de les còpies de seguretat de la informació que interessa.</text:p>
              </text:list-item>
              <text:list-item>
                <text:p text:style-name="P395">Operativa segons les demandes del sistema.</text:p>
              </text:list-item>
            </text:list>
            <text:p text:style-name="P16">4. Sessions de treball en sistemes operatius monousuari i multiusuari:</text:p>
            <text:p text:style-name="P15"/>
            <text:list xml:id="list1914356309" text:style-name="L19">
              <text:list-item>
                <text:p text:style-name="P396">Identificació del tipus d'operació o tasques que cal desenvolupar.</text:p>
              </text:list-item>
              <text:list-item>
                <text:p text:style-name="P396">Anàlisi dels elements del maquinari involucrats en l'operació.</text:p>
              </text:list-item>
              <text:list-item>
                <text:p text:style-name="P396">Consulta i interpretació del manual d'usuari.</text:p>
              </text:list-item>
              <text:list-item>
                <text:p text:style-name="P396">Comprovació que el sistema operatiu està en funcionament.</text:p>
              </text:list-item>
              <text:list-item>
                <text:p text:style-name="P396">Selecció i introducció de les ordres del sistema.</text:p>
              </text:list-item>
              <text:list-item>
                <text:p text:style-name="P396">Determinació de les ordres de sortida.</text:p>
              </text:list-item>
            </text:list>
            <text:p text:style-name="P15"/>
            <text:p text:style-name="P16">5. Administració d'un sistema en xarxa:</text:p>
            <text:p text:style-name="P15"/>
            <text:list xml:id="list1835101943" text:style-name="L20">
              <text:list-item>
                <text:p text:style-name="P397">Determinació dels requeriments d'accés, manipulació i obtenció d'informació.</text:p>
              </text:list-item>
              <text:list-item>
                <text:p text:style-name="P397">Organització dels comptes d'usuari, dels sistemes d'impressió, dels sistemes d'arxius i dels sistemes de comunicacions.</text:p>
              </text:list-item>
              <text:list-item>
                <text:p text:style-name="P397">Determinació de les còpies de seguretat que cal realitzar periòdicament.</text:p>
              </text:list-item>
              <text:list-item>
                <text:p text:style-name="P397">Recuperació de la informació salvaguardada, si fa al cas.</text:p>
              </text:list-item>
              <text:list-item>
                <text:p text:style-name="P397">Automatització de les tasques rutinàries.</text:p>
              </text:list-item>
              <text:list-item>
                <text:p text:style-name="P397">Control de processos d'execució.</text:p>
              </text:list-item>
              <text:list-item>
                <text:p text:style-name="P397">Obtenció de les mesures d'explotació dels recursos del sistema.</text:p>
              </text:list-item>
              <text:list-item>
                <text:p text:style-name="P397">Valoració de l'operativitat del sistema en xarxa.</text:p>
              </text:list-item>
              <text:list-item>
                <text:p text:style-name="P397">Proposta de millores en la gestió del sistema en xarxa.</text:p>
              </text:list-item>
              <text:list-item>
                <text:p text:style-name="P397">Resolució de problemes en el sistema en xarxa.</text:p>
              </text:list-item>
            </text:list>
            <text:p text:style-name="P15"/>
            <text:p text:style-name="P16"/>
            <text:p text:style-name="P16">6. Resolució de problemes en un sistema en xarxa:</text:p>
            <text:p text:style-name="P15"/>
            <text:list xml:id="list447360874" text:style-name="L21">
              <text:list-item>
                <text:p text:style-name="P398">Identificació dels punts o components del sistema que fallen.</text:p>
              </text:list-item>
              <text:list-item>
                <text:p text:style-name="P398">Interpretació de la documentació tècnica.</text:p>
              </text:list-item>
              <text:list-item>
                <text:p text:style-name="P398">Selecció del procediment, mitjans i les condicions del sistema per a la diagnosi.</text:p>
              </text:list-item>
              <text:list-item>
                <text:p text:style-name="P398">Establir mecanismes de seguretat de la informació i del sistema que opera.</text:p>
              </text:list-item>
              <text:list-item>
                <text:p text:style-name="P398">Detecció dels errors o fallades.</text:p>
              </text:list-item>
              <text:list-item>
                <text:p text:style-name="P398">Valoració de la transcendència del problema.</text:p>
              </text:list-item>
              <text:list-item>
                <text:p text:style-name="P398">Proposta de les solucions per restaurar el funcionament del sistema. </text:p>
              </text:list-item>
              <text:list-item>
                <text:p text:style-name="P398">Proposta de mesures preventives.</text:p>
              </text:list-item>
            </text:list>
          </table:table-cell>
          <table:table-cell table:style-name="Taula4.D3" office:value-type="string">
            <text:p text:style-name="P12"/>
            <text:p text:style-name="P13">1. Execució sistemàtica del procés de resolució de problemes:</text:p>
            <text:p text:style-name="P13"/>
            <text:p text:style-name="P12">Presa de decisions raonades en els processos d'instal·lació, configuració, posada a punt i administració de recursos compartits en un sistema de xarxa, i en l'aplicació de correccions a utilitzacions d'usuari inadequades.</text:p>
            <text:p text:style-name="P12"/>
            <text:p text:style-name="P13">2. Execució sistemàtica de la comprovació dels resultats:</text:p>
            <text:p text:style-name="P12"/>
            <text:p text:style-name="P12">Correcció sistemàtica dels errors al moment d'efectuar la instal·lació, configuració i posada a punt del maquinari i programari base del sistema de xarxa i en els processos de manteniment i administració de la xarxa.</text:p>
            <text:p text:style-name="P12"/>
            <text:p text:style-name="P13">3. Optimació del treball:</text:p>
            <text:p text:style-name="P12"/>
            <text:p text:style-name="P12">Eficàcia a l'hora d'instal·lar i configurar el maquinari i d'utilitzar els recursos de la xarxa i de les comunicacions externes.</text:p>
            <text:p text:style-name="P12">Qualitat de treball que asseguri la integritat, disponibilitat i seguretat de la informació.</text:p>
            <text:p text:style-name="P12"/>
            <text:p text:style-name="P13">4. Ordre i mètode de treball:</text:p>
            <text:p text:style-name="P12"/>
            <text:p text:style-name="P12">Ordenació racional de les operacions en els processos d'instal·lació, configuració i prova del maquinari i programari base de la xarxa, dels recursos disponibles i dels requeriments dels usuaris.</text:p>
            <text:p text:style-name="P13"/>
            <text:p text:style-name="P13">5. Compromís amb les obligacions associades al treball:</text:p>
            <text:p text:style-name="P13"/>
            <text:p text:style-name="P12">Realització de les operacions sempre segons les normatives i reglamentacions vigents per a cada tipus d'equip.</text:p>
            <text:p text:style-name="P12">Conservació i manteniment de l'operativitat del sistema de la xarxa.</text:p>
            <text:p text:style-name="P12">Gestió racional del temps disponible per executar les funciones d'administració.</text:p>
            <text:p text:style-name="P12">Seguiment de les normes de funcionament de l'aula i de l'equipament que fixi el propi centre educatiu.</text:p>
            <text:p text:style-name="P12"/>
            <text:p text:style-name="P13">6. Execució independent del treball:</text:p>
            <text:p text:style-name="P12"/>
            <text:p text:style-name="P12">Autosuficiència per executar o controlar la instal·lació, configuració i prova del maquinari i del sistema operatiu de xarxa.</text:p>
            <text:p text:style-name="P12">Rigor en organitzar, controlar i optimar els serveis de la xarxa a l'hora d'establir procediments per la seguretat i protecció de la xarxa i la informació.</text:p>
            <text:p text:style-name="P12">Autoavaluació dels mètodes de treball, o resultats obtinguts, i el temps emprat.</text:p>
            <text:p text:style-name="P12"/>
            <text:p text:style-name="P13">7. Confiança en si mateix:</text:p>
            <text:p text:style-name="P12"/>
            <text:p text:style-name="P12">Seguretat per seleccionar de forma raonada la topologia de xarxa més adequada als requeriments establerts.</text:p>
            <text:p text:style-name="P13"/>
            <text:p text:style-name="P13">8. Relació interpersonal quant al treball d'equip:</text:p>
            <text:p text:style-name="P12"/>
            <text:p text:style-name="P12">Intercanvi d'idees i experiències anteriors en els diferents processos de treball proposats.</text:p>
            <text:p text:style-name="P12">Cordialitat i tolerància amb els components de grup, tant amb les idees com amb els processos de treball, i amb els usuaris en l'administració dels recursos de la xarxa.</text:p>
            <text:p text:style-name="P12">Cooperació en atendre les demandes d'usuari i resoldre els problemes d'ús dels recursos compartits.</text:p>
            <text:p text:style-name="P12">Respecte per les opinions dels companys quant a procés i mètodes de treball en l'administració del sistema o comunicacions.</text:p>
            <text:p text:style-name="P12"/>
            <text:p text:style-name="P13">9. Creativitat:</text:p>
            <text:p text:style-name="P12"/>
            <text:p text:style-name="P12">Suscitació de recursos per administrar la xarxa i per establir els procediments que assegurin la integritat, disponibilitat i seguretat de la xarxa i de la informació.</text:p>
            <text:p text:style-name="P13"/>
            <text:p text:style-name="P13">10. Adaptació a noves situacions:</text:p>
            <text:p text:style-name="P12"/>
            <text:p text:style-name="P12">Reorganització de les operacions que s'han de fer individualment o en grup davant d'imprevistos o dificultats.</text:p>
            <text:p text:style-name="P12">Recerca de les formes d'administrar les comunicacions externes, segons el producte i les demandes internes.</text:p>
            <text:p text:style-name="P12"/>
            <text:p text:style-name="P13">11. Respecte per la salut, el medi ambient i la seguretat laboral:</text:p>
            <text:p text:style-name="P12"/>
            <text:p text:style-name="P12">Observació de les normes de seguretat per prevenir les situacions anòmales que puguin afectar la salut pròpia i dels altres.</text:p>
            <text:p text:style-name="P12"/>
            <text:p text:style-name="P13">12. Valoració de resultats:</text:p>
            <text:p text:style-name="P12"/>
            <text:p text:style-name="P12">Autoavaluació sistemàtica de les tasques realitzades, de les modificacions introduïdes i dels resultats obtinguts en els processos d'instal·lació i configuració del maquinari i programari base del sistema de xarxa.</text:p>
            <text:p text:style-name="P12"/>
            <text:p text:style-name="P13">13. Progrés i promoció dins de la professió:</text:p>
            <text:p text:style-name="P12"/>
            <text:p text:style-name="P12">Constància i esforç per aprendre i actualitzar-se en l'administració de la xarxa i en els sistemes de comunicació externa.</text:p>
          </table:table-cell>
        </table:table-row>
      </table:table>
      <text:p text:style-name="P129">Taula <text:sequence text:ref-name="refTable2" text:name="Table" text:formula="ooow:Table+1" style:num-format="1">3</text:sequence>: Quadre del disseny curricular del crèdit</text:p>
      <text:h text:style-name="P149" text:outline-level="2"><text:soft-page-break/>Esquema de la seqüència dels continguts conceptuals del crèdit</text:h>
      <text:p text:style-name="P131"><text:tab/></text:p>
      <text:p text:style-name="P131"><draw:custom-shape text:anchor-type="paragraph" draw:z-index="7" draw:style-name="gr11" draw:text-style-name="P417" svg:width="10.849cm" svg:height="3.932cm" svg:x="3.067cm" svg:y="-0.159cm"><text:p text:style-name="P410"><text:span text:style-name="T46">Conceptes</text:span></text:p><text:p><text:span text:style-name="T49"/></text:p><text:p text:style-name="P416"><text:span text:style-name="T49">1. Telemàtica</text:span></text:p><text:p text:style-name="P416"><text:span text:style-name="T49">2. Arquitectura de xarxes d'àrea local</text:span></text:p><text:p text:style-name="P416"><text:span text:style-name="T49">3. Sistema operatiu de xarxa d'àrea local</text:span></text:p><text:p text:style-name="P416"><text:span text:style-name="T49">4. Utilització de sistemes operatius de xarxa específics</text:span></text:p><text:p text:style-name="P416"><text:span text:style-name="T49">5. Administrador de sistemes operatius de xarxa d'àrea local</text:span></text:p><text:p text:style-name="P416"><text:span text:style-name="T49">6. Interconnexió de xarxes</text:span></text:p><text:p text:style-name="P416"><text:span text:style-name="T49">7. Serveis de transport de dades</text:span></text:p><text:p text:style-name="P416"><text:span text:style-name="T49">8. Administració de sistemes operatius de xarxes específiqu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8"/>
      <text:p text:style-name="P28"/>
      <text:p text:style-name="P28"/>
      <text:p text:style-name="P28"><draw:frame draw:style-name="fr2" draw:name="Marc1" text:anchor-type="paragraph" svg:x="2.344cm" svg:y="0.573cm" svg:width="12.065cm" draw:z-index="5"><draw:text-box fo:min-height="2.722cm"><text:p text:style-name="P132"><draw:g text:anchor-type="paragraph" draw:z-index="6" draw:style-name="gr8"><draw:rect draw:style-name="gr12" draw:text-style-name="P414" svg:width="0.847cm" svg:height="0.616cm" svg:x="6.072cm" svg:y="0.839cm"><text:p text:style-name="P410"><text:span text:style-name="T45">3, 4</text:span></text:p></draw:rect><draw:rect draw:style-name="gr12" draw:text-style-name="P414" svg:width="0.847cm" svg:height="0.616cm" svg:x="7.76cm" svg:y="0.839cm"><text:p text:style-name="P410"><text:span text:style-name="T45">5, 8</text:span></text:p></draw:rect><draw:rect draw:style-name="gr12" draw:text-style-name="P414" svg:width="0.847cm" svg:height="0.616cm" svg:x="9.428cm" svg:y="0.839cm"><text:p text:style-name="P410"><text:span text:style-name="T45">6</text:span></text:p></draw:rect><draw:rect draw:style-name="gr12" draw:text-style-name="P414" svg:width="0.847cm" svg:height="0.616cm" svg:x="11.069cm" svg:y="0.839cm"><text:p text:style-name="P410"><text:span text:style-name="T45">7</text:span></text:p></draw:rect><draw:line draw:style-name="gr13" draw:text-style-name="P410" svg:x1="10.268cm" svg:y1="1.111cm" svg:x2="11.014cm" svg:y2="1.111cm"><text:p/></draw:line><draw:line draw:style-name="gr13" draw:text-style-name="P410" svg:x1="8.606cm" svg:y1="1.111cm" svg:x2="9.352cm" svg:y2="1.111cm"><text:p/></draw:line><draw:line draw:style-name="gr13" draw:text-style-name="P410" svg:x1="5.281cm" svg:y1="1.122cm" svg:x2="6.027cm" svg:y2="1.122cm"><text:p/></draw:line><draw:line draw:style-name="gr13" draw:text-style-name="P410" svg:x1="7.036cm" svg:y1="1.118cm" svg:x2="7.782cm" svg:y2="1.118cm"><text:p/></draw:line><draw:rect draw:style-name="gr12" draw:text-style-name="P414" svg:width="0.847cm" svg:height="0.616cm" svg:x="4.373cm" svg:y="0.839cm"><text:p text:style-name="P410"><text:span text:style-name="T45">1, 2</text:span></text:p></draw:rect><draw:rect draw:style-name="gr12" draw:text-style-name="P413" svg:width="3.193cm" svg:height="1.465cm" svg:x="0.032cm" svg:y="0.37cm"><text:p text:style-name="P410"><text:span text:style-name="T44">Conceptes</text:span></text:p></draw:rect></draw:g>Dibuix <text:sequence text:ref-name="refDrawing0" text:name="Drawing" text:formula="ooow:Drawing+1" style:num-format="1">1</text:sequence>: Esquema de la seqüència dels continguts conceptuals del crèdit</text:p></draw:text-box></draw:frame></text:p>
      <text:p text:style-name="P28"/>
      <text:p text:style-name="P28">Justificació de la seqüència:</text:p>
      <text:p text:style-name="P32">L'ordre en que apareixen els continguts de conceptes al currículum es correspon gairebé al 100% amb la seqüència que proposem per aquesta programació i que creiem que és l'ordre més lògic de continguts perquè segueix un ordre tenint en compte quins temes formen part dels coneixements previs necessaris per poder treballar altres conjunts temàtics. Tenim 5 blocs temàtics:</text:p>
      <text:list xml:id="list1343541477" text:style-name="L22">
        <text:list-item>
          <text:p text:style-name="P401">Bloc temàtic d'<text:span text:style-name="T2">introducció als sistemes de telecomunicacions</text:span> format per 1 i 2.</text:p>
        </text:list-item>
        <text:list-item>
          <text:p text:style-name="P401">Hi ha un superbloc temàtic dedicat a les<text:span text:style-name="T2"> xarxes d'àrea local</text:span> que hem dividit en 3 bloc temàtics:</text:p>
          <text:list>
            <text:list-item>
              <text:p text:style-name="P401"><text:span text:style-name="T2">Sistemes Operatius</text:span> de xarxa format per 3 i 4.</text:p>
            </text:list-item>
            <text:list-item>
              <text:p text:style-name="P401"><text:span text:style-name="T2">Administració</text:span> de xarxes d'àrea local format per 5 i 8.</text:p>
            </text:list-item>
            <text:list-item>
              <text:p text:style-name="P401"><text:span text:style-name="T2">Interconnexió</text:span> de xarxes d'àrea local format per 6.</text:p>
              <text:list>
                <text:list-item>
                  <text:p text:style-name="P406">Bloc temàtic sobre <text:span text:style-name="T2">Xarxes d'àrea extensa </text:span>format per 7.</text:p>
                </text:list-item>
              </text:list>
            </text:list-item>
          </text:list>
        </text:list-item>
      </text:list>
      <text:h text:style-name="P154" text:outline-level="2">Esquema de la seqüència dels continguts procedimentals del crèdit</text:h>
      <text:list xml:id="list1214458902" text:style-name="L22">
        <text:list-item>
          <text:list>
            <text:list-item>
              <text:list>
                <text:list-header>
                  <text:p text:style-name="P406"><draw:custom-shape text:anchor-type="paragraph" draw:z-index="4" draw:style-name="gr11" draw:text-style-name="P415" svg:width="10.849cm" svg:height="3.932cm" svg:x="3.692cm" svg:y="0.185cm"><text:p text:style-name="P410"><text:span text:style-name="T46">Procediments</text:span></text:p><text:p><text:span text:style-name="T47"/></text:p><text:p><text:span text:style-name="T48">1. Instal·lació física de la xarxa</text:span></text:p><text:p><text:span text:style-name="T48">2. Instal·lació i configuració de sistemes operatius de xarxa</text:span></text:p><text:p><text:span text:style-name="T48">3. Desinstal·lació dels sistemes operatius de xarxa</text:span></text:p><text:p><text:span text:style-name="T48">4. Sessions de treball en sistemes operatius monousuari i multiusuari</text:span></text:p><text:p><text:span text:style-name="T48">5. Administració d'un sistema en xarxa</text:span></text:p><text:p><text:span text:style-name="T48">6. Resolució de problemes en un sistema en xarx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header>
              </text:list>
            </text:list-item>
          </text:list>
        </text:list-item>
      </text:list>
      <text:p text:style-name="P33"/>
      <text:p text:style-name="P33"/>
      <text:p text:style-name="P33"/>
      <text:p text:style-name="P33"/>
      <text:p text:style-name="P33"/>
      <text:p text:style-name="P33"><text:soft-page-break/></text:p>
      <text:p text:style-name="P28"><draw:frame draw:style-name="fr1" draw:name="Marc2" text:anchor-type="paragraph" svg:x="2.803cm" svg:y="0.277cm" svg:width="13.227cm" draw:z-index="2"><draw:text-box fo:min-height="1.466cm"><text:p text:style-name="P132"><draw:g text:anchor-type="paragraph" draw:z-index="3" draw:style-name="gr8"><draw:rect draw:style-name="gr9" draw:text-style-name="P413" svg:width="3.193cm" svg:height="1.465cm" svg:x="0cm" svg:y="-0.529cm"><text:p text:style-name="P410"><text:span text:style-name="T44">Procediments</text:span></text:p></draw:rect><draw:rect draw:style-name="gr9" draw:text-style-name="P414" svg:width="1.537cm" svg:height="0.925cm" svg:x="10.148cm" svg:y="-0.222cm"><text:p text:style-name="P410"><text:span text:style-name="T45">4, 5, 6</text:span></text:p></draw:rect><draw:line draw:style-name="gr10" draw:text-style-name="P410" svg:x1="5.293cm" svg:y1="0.199cm" svg:x2="6.039cm" svg:y2="0.199cm"><text:p/></draw:line><draw:rect draw:style-name="gr9" draw:text-style-name="P414" svg:width="0.847cm" svg:height="0.616cm" svg:x="4.373cm" svg:y="-0.092cm"><text:p text:style-name="P410"><text:span text:style-name="T45">4</text:span></text:p></draw:rect><draw:rect draw:style-name="gr9" draw:text-style-name="P414" svg:width="0.847cm" svg:height="0.616cm" svg:x="6.108cm" svg:y="-0.092cm"><text:p text:style-name="P410"><text:span text:style-name="T45">1,6</text:span></text:p></draw:rect><draw:line draw:style-name="gr10" draw:text-style-name="P410" svg:x1="7.003cm" svg:y1="0.219cm" svg:x2="7.749cm" svg:y2="0.219cm"><text:p/></draw:line><draw:rect draw:style-name="gr9" draw:text-style-name="P414" svg:width="1.537cm" svg:height="0.925cm" svg:x="7.777cm" svg:y="-0.238cm"><text:p text:style-name="P410"><text:span text:style-name="T45">2, 3, 4, 6</text:span></text:p></draw:rect><draw:line draw:style-name="gr10" draw:text-style-name="P410" svg:x1="9.402cm" svg:y1="0.252cm" svg:x2="10.148cm" svg:y2="0.252cm"><text:p/></draw:line><draw:rect draw:style-name="gr9" draw:text-style-name="P414" svg:width="0.847cm" svg:height="0.616cm" svg:x="12.379cm" svg:y="-0.074cm"><text:p text:style-name="P410"><text:span text:style-name="T45">4,6</text:span></text:p></draw:rect><draw:line draw:style-name="gr10" draw:text-style-name="P410" svg:x1="11.684cm" svg:y1="0.291cm" svg:x2="12.43cm" svg:y2="0.291cm"><text:p/></draw:line></draw:g>Dibuix <text:sequence text:ref-name="refDrawing1" text:name="Drawing" text:formula="ooow:Drawing+1" style:num-format="1">2</text:sequence>: Esquema de la seqüència dels continguts procedimentals del crèdit</text:p></draw:text-box></draw:frame></text:p>
      <text:p text:style-name="P28"/>
      <text:p text:style-name="P28"/>
      <text:p text:style-name="P29"/>
      <text:p text:style-name="P29">Justificació de la seqüència: </text:p>
      <text:p text:style-name="P32">Els continguts dels procediments definits per aquest crèdit són molt transversals i de fet alguns gairebé tenen un correspondència directa amb continguts actitudinals que, com és sabut, una de les seves característiques principals és la seva transversalitat. És per aquesta raó que el criteri utilitzat per seqüenciar aquests continguts ha estat la seva correspondència amb els conjunts temàtics detectats durant la seqüenciació dels continguts conceptuals.</text:p>
      <table:table table:name="Taula10" table:style-name="Taula10">
        <table:table-column table:style-name="Taula10.A"/>
        <table:table-column table:style-name="Taula10.B"/>
        <table:table-header-rows>
          <table:table-row>
            <table:table-cell table:style-name="Taula10.A1" office:value-type="string">
              <text:p text:style-name="P71">Bloc Temàtic</text:p>
            </table:table-cell>
            <table:table-cell table:style-name="Taula10.B1" office:value-type="string">
              <text:p text:style-name="P71">Continguts de procediments</text:p>
            </table:table-cell>
          </table:table-row>
        </table:table-header-rows>
        <table:table-row>
          <table:table-cell table:style-name="Taula10.A2" office:value-type="string">
            <text:p text:style-name="P14">Introducció als sistemes de telecomunicacions</text:p>
          </table:table-cell>
          <table:table-cell table:style-name="Taula10.B2" office:value-type="string">
            <text:p text:style-name="P89">4</text:p>
          </table:table-cell>
        </table:table-row>
        <table:table-row>
          <table:table-cell table:style-name="Taula10.A2" office:value-type="string">
            <text:p text:style-name="P14">Sistemes Operatius de xarxa</text:p>
          </table:table-cell>
          <table:table-cell table:style-name="Taula10.B2" office:value-type="string">
            <text:p text:style-name="P89">1 i 6</text:p>
          </table:table-cell>
        </table:table-row>
        <table:table-row>
          <table:table-cell table:style-name="Taula10.A2" office:value-type="string">
            <text:p text:style-name="P93">Administració de xarxes d'àrea local</text:p>
          </table:table-cell>
          <table:table-cell table:style-name="Taula10.B2" office:value-type="string">
            <text:p text:style-name="P89">2, 3, 4 i 6</text:p>
          </table:table-cell>
        </table:table-row>
        <table:table-row>
          <table:table-cell table:style-name="Taula10.A2" office:value-type="string">
            <text:p text:style-name="P93">Interconnexió de xarxes d'àrea local</text:p>
          </table:table-cell>
          <table:table-cell table:style-name="Taula10.B2" office:value-type="string">
            <text:p text:style-name="P89">4, 5 i 6</text:p>
          </table:table-cell>
        </table:table-row>
        <table:table-row>
          <table:table-cell table:style-name="Taula10.A2" office:value-type="string">
            <text:p text:style-name="P93">Xarxes d'àrea Extensa</text:p>
          </table:table-cell>
          <table:table-cell table:style-name="Taula10.B2" office:value-type="string">
            <text:p text:style-name="P89">4 i 6</text:p>
          </table:table-cell>
        </table:table-row>
      </table:table>
      <text:p text:style-name="P32"/>
      <text:h text:style-name="P146" text:outline-level="2">Esquema de la interrelació entre els continguts conceptuals i els procedimentals</text:h>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31"/>
      <text:p text:style-name="P31"/>
      <text:p text:style-name="P31"/>
      <text:p text:style-name="P31"/>
      <text:p text:style-name="P31"><draw:frame draw:style-name="fr3" draw:name="Marc4" text:anchor-type="paragraph" svg:y="-7.387cm" svg:width="9.072cm" draw:z-index="8"><draw:text-box fo:min-height="9.532cm"><text:p text:style-name="P132"><draw:g text:anchor-type="paragraph" draw:z-index="9" draw:style-name="gr8"><draw:rect draw:style-name="gr14" draw:text-style-name="P414" svg:width="0.847cm" svg:height="0.616cm" svg:x="6.844cm" svg:y="7.38cm"><text:p text:style-name="P410"><text:span text:style-name="T45">4,6</text:span></text:p></draw:rect><draw:rect draw:style-name="gr14" draw:text-style-name="P414" svg:width="0.847cm" svg:height="0.616cm" svg:x="1.319cm" svg:y="6.8cm"><text:p text:style-name="P410"><text:span text:style-name="T45">6</text:span></text:p></draw:rect><draw:line draw:style-name="gr6" draw:text-style-name="P410" svg:x1="1.812cm" svg:y1="3.87cm" svg:x2="1.812cm" svg:y2="5.255cm"><text:p/></draw:line><draw:line draw:style-name="gr15" draw:text-style-name="P410" svg:x1="6.218cm" svg:y1="7.687cm" svg:x2="6.844cm" svg:y2="7.687cm"><text:p/></draw:line><draw:line draw:style-name="gr15" draw:text-style-name="P410" svg:x1="6.971cm" svg:y1="3.085cm" svg:x2="5.636cm" svg:y2="3.085cm"><text:p/></draw:line><draw:line draw:style-name="gr15" draw:text-style-name="P410" svg:x1="2.464cm" svg:y1="2.025cm" svg:x2="7.013cm" svg:y2="2.025cm"><text:p/></draw:line><draw:line draw:style-name="gr15" draw:text-style-name="P410" svg:x1="6.549cm" svg:y1="5.756cm" svg:x2="2.443cm" svg:y2="5.756cm"><text:p/></draw:line><draw:line draw:style-name="gr15" draw:text-style-name="P410" svg:x1="2.166cm" svg:y1="7.105cm" svg:x2="6.191cm" svg:y2="7.105cm"><text:p/></draw:line><draw:line draw:style-name="gr6" draw:text-style-name="P410" svg:x1="7.368cm" svg:y1="4.81cm" svg:x2="7.368cm" svg:y2="5.314cm"><text:p/></draw:line><draw:line draw:style-name="gr15" draw:text-style-name="P410" svg:x1="5.636cm" svg:y1="3.085cm" svg:x2="5.636cm" svg:y2="4.413cm"><text:p/></draw:line><draw:line draw:style-name="gr15" draw:text-style-name="P410" svg:x1="2.517cm" svg:y1="3.496cm" svg:x2="5.636cm" svg:y2="3.496cm"><text:p/></draw:line><draw:line draw:style-name="gr6" draw:text-style-name="P410" svg:x1="1.774cm" svg:y1="7.442cm" svg:x2="1.767cm" svg:y2="8.066cm"><text:p/></draw:line><draw:rect draw:style-name="gr14" draw:text-style-name="P414" svg:width="1.271cm" svg:height="0.777cm" svg:x="1.185cm" svg:y="3.103cm"><text:p text:style-name="P410"><text:span text:style-name="T45">3,4</text:span></text:p></draw:rect><draw:line draw:style-name="gr15" draw:text-style-name="P410" svg:x1="6.218cm" svg:y1="7.105cm" svg:x2="6.218cm" svg:y2="8.507cm"><text:p/></draw:line><draw:line draw:style-name="gr15" draw:text-style-name="P410" svg:x1="6.592cm" svg:y1="4.413cm" svg:x2="5.662cm" svg:y2="4.413cm"><text:p/></draw:line><draw:rect draw:style-name="gr14" draw:text-style-name="P414" svg:width="0.847cm" svg:height="0.616cm" svg:x="1.33cm" svg:y="8.146cm"><text:p text:style-name="P410"><text:span text:style-name="T45">7</text:span></text:p></draw:rect><draw:line draw:style-name="gr6" draw:text-style-name="P410" svg:x1="7.32cm" svg:y1="6.239cm" svg:x2="7.32cm" svg:y2="7.38cm"><text:p/></draw:line><draw:line draw:style-name="gr6" draw:text-style-name="P410" svg:x1="7.394cm" svg:y1="2.311cm" svg:x2="7.394cm" svg:y2="2.815cm"><text:p/></draw:line><draw:rect draw:style-name="gr14" draw:text-style-name="P414" svg:width="0.847cm" svg:height="0.616cm" svg:x="6.971cm" svg:y="2.815cm"><text:p text:style-name="P410"><text:span text:style-name="T45">1,6</text:span></text:p></draw:rect><draw:line draw:style-name="gr15" draw:text-style-name="P410" svg:x1="2.177cm" svg:y1="8.509cm" svg:x2="6.218cm" svg:y2="8.509cm"><text:p/></draw:line><draw:rect draw:style-name="gr14" draw:text-style-name="P414" svg:width="1.271cm" svg:height="0.777cm" svg:x="1.194cm" svg:y="1.621cm"><text:p text:style-name="P410"><text:span text:style-name="T45">1,2</text:span></text:p></draw:rect><draw:rect draw:style-name="gr14" draw:text-style-name="P414" svg:width="1.537cm" svg:height="0.925cm" svg:x="6.549cm" svg:y="5.315cm"><text:p text:style-name="P410"><text:span text:style-name="T45">4, 5, 6</text:span></text:p></draw:rect><draw:line draw:style-name="gr6" draw:text-style-name="P410" svg:x1="1.811cm" svg:y1="6.165cm" svg:x2="1.804cm" svg:y2="6.789cm"><text:p/></draw:line><draw:rect draw:style-name="gr14" draw:text-style-name="P414" svg:width="1.537cm" svg:height="0.925cm" svg:x="6.592cm" svg:y="3.907cm"><text:p text:style-name="P410"><text:span text:style-name="T45">2, 3, 4, 6</text:span></text:p></draw:rect><draw:rect draw:style-name="gr14" draw:text-style-name="P414" svg:width="0.847cm" svg:height="0.616cm" svg:x="7.013cm" svg:y="1.695cm"><text:p text:style-name="P410"><text:span text:style-name="T45">4</text:span></text:p></draw:rect><draw:line draw:style-name="gr6" draw:text-style-name="P410" svg:x1="1.811cm" svg:y1="2.408cm" svg:x2="1.804cm" svg:y2="3.032cm"><text:p/></draw:line><draw:rect draw:style-name="gr14" draw:text-style-name="P414" svg:width="1.271cm" svg:height="0.777cm" svg:x="1.173cm" svg:y="5.384cm"><text:p text:style-name="P410"><text:span text:style-name="T45">5,8</text:span></text:p></draw:rect><draw:line draw:style-name="gr6" draw:text-style-name="P410" svg:x1="7.378cm" svg:y1="3.431cm" svg:x2="7.378cm" svg:y2="3.935cm"><text:p/></draw:line><draw:custom-shape draw:style-name="gr16" draw:text-style-name="P418" svg:width="3.705cm" svg:height="1.562cm" svg:x="0cm" svg:y="-0.705cm"><text:p text:style-name="P410"><text:span text:style-name="T50">Concep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418" svg:width="3.467cm" svg:height="1.562cm" svg:x="5.503cm" svg:y="-0.767cm"><text:p text:style-name="P410"><text:span text:style-name="T50">Procedi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ibuix <text:sequence text:ref-name="refDrawing2" text:name="Drawing" text:formula="ooow:Drawing+1" style:num-format="1">3</text:sequence>: Interrelació entre els continguts conceptuals i els procedimentals</text:p></draw:text-box></draw:frame></text:p>
      <text:p text:style-name="P31"/>
      <text:p text:style-name="P31"/>
      <text:p text:style-name="P31"/>
      <text:p text:style-name="P31"/>
      <text:p text:style-name="P31"><text:soft-page-break/></text:p>
      <text:p text:style-name="P32">Un anàlisi més acurat dels 5 conjunts temàtics detectats ens porta a detectar que la distribució no està balancejada ja que hi ha blocs temàtics amb molts continguts a desenvolupar i altres amb força menys continguts. Per tant una proposta més assenyada és:</text:p>
      <text:list xml:id="list1234017185" text:style-name="L23">
        <text:list-item>
          <text:p text:style-name="P402">Fraccionar el bloc temàtic, introducció als sistemes de telecomunicacions,<text:span text:style-name="T2"> </text:span>en dues unitats didàctiques: una d'introducció als sistemes de telecomunicacions i un altre on s'explicaran els conceptes teòrics necessaris (protocols, arquitectures, estàndards, etc.) per a desenvolupar la resta de temes.</text:p>
        </text:list-item>
        <text:list-item>
          <text:p text:style-name="P402">Fraccionar el bloc d'administració del sistema en una unitat didàctica d'administració en general i una altra unitat didàctica orientada a l'avaluació de les prestacions d'una xarxa local, monitorització, manteniment i gestió de la seguretat de la xarxa.</text:p>
        </text:list-item>
      </text:list>
      <text:p text:style-name="P34"/>
      <text:list xml:id="list793256790" text:style-name="L24">
        <text:list-item>
          <text:list>
            <text:list-item>
              <text:list>
                <text:list-header>
                  <text:p text:style-name="P407">En el següent apartat concretem la nostra proposta d'unitats didàctiques per a la programació d'aquest crèdit tot assignant els objectius terminals i els procediments actitudinals que corresponen a cada unitat didàctica.</text:p>
                </text:list-header>
              </text:list>
            </text:list-item>
          </text:list>
        </text:list-item>
      </text:list>
      <text:p text:style-name="P31"/>
      <text:p text:style-name="P31">Proposta d'unitats didàctiques.</text:p>
      <text:p text:style-name="P31"/>
      <table:table table:name="Taula25" table:style-name="Taula25">
        <table:table-column table:style-name="Taula25.A"/>
        <table:table-column table:style-name="Taula25.B"/>
        <table:table-column table:style-name="Taula25.C"/>
        <table:table-column table:style-name="Taula25.D"/>
        <table:table-column table:style-name="Taula25.E"/>
        <table:table-column table:style-name="Taula25.F"/>
        <table:table-header-rows>
          <table:table-row>
            <table:table-cell table:style-name="Taula25.A1" table:number-columns-spanned="6" office:value-type="string">
              <text:p text:style-name="P77">Crèdit 2: Gestió de xarxes d'àrea local. Durada 240h</text:p>
            </table:table-cell>
            <table:covered-table-cell/>
            <table:covered-table-cell/>
            <table:covered-table-cell/>
            <table:covered-table-cell/>
            <table:covered-table-cell/>
          </table:table-row>
        </table:table-header-rows>
        <table:table-row>
          <table:table-cell table:style-name="Taula25.A2" office:value-type="string">
            <text:p text:style-name="P119">Unitats didàctiques</text:p>
          </table:table-cell>
          <table:table-cell table:style-name="Taula25.A2" office:value-type="string">
            <text:p text:style-name="P119">Objectius terminals</text:p>
          </table:table-cell>
          <table:table-cell table:style-name="Taula25.A2" office:value-type="string">
            <text:p text:style-name="P119">Fets, conceptes i sistemes conceptuals</text:p>
          </table:table-cell>
          <table:table-cell table:style-name="Taula25.A2" office:value-type="string">
            <text:p text:style-name="P119">Procediments</text:p>
          </table:table-cell>
          <table:table-cell table:style-name="Taula25.A2" office:value-type="string">
            <text:p text:style-name="P119">Actituds</text:p>
          </table:table-cell>
          <table:table-cell table:style-name="Taula25.F2" office:value-type="string">
            <text:p text:style-name="P119">Durada/ Sessions</text:p>
          </table:table-cell>
        </table:table-row>
        <table:table-row>
          <table:table-cell table:style-name="Taula25.A3" office:value-type="string">
            <text:p text:style-name="P94">UD1. <text:span text:style-name="T27">Introducció als sistemes de telecomunicació. Telemàtica.</text:span></text:p>
          </table:table-cell>
          <table:table-cell table:style-name="Taula25.B3" office:value-type="string">
            <text:p text:style-name="P90">1, 2, 5, 7</text:p>
          </table:table-cell>
          <table:table-cell table:style-name="Taula25.B3" office:value-type="string">
            <text:p text:style-name="P90">1</text:p>
          </table:table-cell>
          <table:table-cell table:style-name="Taula25.B3" office:value-type="string">
            <text:p text:style-name="P90">4</text:p>
          </table:table-cell>
          <table:table-cell table:style-name="Taula25.B3" office:value-type="string">
            <text:p text:style-name="P90">4, 7 ,11, 13</text:p>
          </table:table-cell>
          <table:table-cell table:style-name="Taula25.F3" office:value-type="string">
            <text:p text:style-name="P90">25h /9-10</text:p>
          </table:table-cell>
        </table:table-row>
        <table:table-row>
          <table:table-cell table:style-name="Taula25.A3" office:value-type="string">
            <text:p text:style-name="P94">UD2. <text:span text:style-name="T27"><text:s/>Protocols i arquitectures de xarxes de comunicacions. Estàndards. Associacions </text:span></text:p>
          </table:table-cell>
          <table:table-cell table:style-name="Taula25.B3" office:value-type="string">
            <text:p text:style-name="P90">5, 18</text:p>
          </table:table-cell>
          <table:table-cell table:style-name="Taula25.B3" office:value-type="string">
            <text:p text:style-name="P90">2</text:p>
          </table:table-cell>
          <table:table-cell table:style-name="Taula25.B3" office:value-type="string">
            <text:p text:style-name="P90">4</text:p>
          </table:table-cell>
          <table:table-cell table:style-name="Taula25.B3" office:value-type="string">
            <text:p text:style-name="P90">4, 7, 11 ,13</text:p>
          </table:table-cell>
          <table:table-cell table:style-name="Taula25.F3" office:value-type="string">
            <text:p text:style-name="P90">30/12-13</text:p>
          </table:table-cell>
        </table:table-row>
        <table:table-row>
          <table:table-cell table:style-name="Taula25.A3" office:value-type="string">
            <text:p text:style-name="P94">UD3. Xarxes d'àrea local. Sistemes operatius. Implantació.</text:p>
          </table:table-cell>
          <table:table-cell table:style-name="Taula25.B3" office:value-type="string">
            <text:p text:style-name="P90">1,2,3,6,7,8,10,12</text:p>
          </table:table-cell>
          <table:table-cell table:style-name="Taula25.B3" office:value-type="string">
            <text:p text:style-name="P90">2,3,4,8</text:p>
          </table:table-cell>
          <table:table-cell table:style-name="Taula25.B3" office:value-type="string">
            <text:p text:style-name="P90">1, 4, 6</text:p>
          </table:table-cell>
          <table:table-cell table:style-name="Taula25.B3" office:value-type="string">
            <text:p text:style-name="P90">1, 2, 3, 4, 5, 6, 7, 11, 13</text:p>
          </table:table-cell>
          <table:table-cell table:style-name="Taula25.F3" office:value-type="string">
            <text:p text:style-name="P90">45/18</text:p>
          </table:table-cell>
        </table:table-row>
        <table:table-row>
          <table:table-cell table:style-name="Taula25.A3" office:value-type="string">
            <text:p text:style-name="P94">UD4.Administració i utilització d'un sistema operatius de xarxa local</text:p>
          </table:table-cell>
          <table:table-cell table:style-name="Taula25.B3" office:value-type="string">
            <text:p text:style-name="P90">4, 9, 10, 12, 14, 15, 16</text:p>
          </table:table-cell>
          <table:table-cell table:style-name="Taula25.B3" office:value-type="string">
            <text:p text:style-name="P90">3, 4, 5, 8</text:p>
          </table:table-cell>
          <table:table-cell table:style-name="Taula25.B3" office:value-type="string">
            <text:p text:style-name="P90">2, 3, 4, 5, 6</text:p>
          </table:table-cell>
          <table:table-cell table:style-name="Taula25.B3" office:value-type="string">
            <text:p text:style-name="P90">1, 2, 3, 4, 5, 6, 8</text:p>
          </table:table-cell>
          <table:table-cell table:style-name="Taula25.F3" office:value-type="string">
            <text:p text:style-name="P90">50/20</text:p>
          </table:table-cell>
        </table:table-row>
        <table:table-row>
          <table:table-cell table:style-name="Taula25.A3" office:value-type="string">
            <text:p text:style-name="P94">UD5. Avaluació de les prestacions d'una xarxa local. Monitorització de recursos. Gestió de la seguretat.</text:p>
          </table:table-cell>
          <table:table-cell table:style-name="Taula25.B3" office:value-type="string">
            <text:p text:style-name="P90">11, 13, 17, 20, 21</text:p>
          </table:table-cell>
          <table:table-cell table:style-name="Taula25.B3" office:value-type="string">
            <text:p text:style-name="P90">8</text:p>
          </table:table-cell>
          <table:table-cell table:style-name="Taula25.B3" office:value-type="string">
            <text:p text:style-name="P90">4, 5, 6</text:p>
          </table:table-cell>
          <table:table-cell table:style-name="Taula25.B3" office:value-type="string">
            <text:p text:style-name="P90">1,2,3,5,6,12</text:p>
          </table:table-cell>
          <table:table-cell table:style-name="Taula25.F3" office:value-type="string">
            <text:p text:style-name="P90">30/12-13</text:p>
          </table:table-cell>
        </table:table-row>
        <table:table-row>
          <table:table-cell table:style-name="Taula25.A3" office:value-type="string">
            <text:p text:style-name="P94">UD6. Interconnexió de xarxes locals.</text:p>
          </table:table-cell>
          <table:table-cell table:style-name="Taula25.B3" office:value-type="string">
            <text:p text:style-name="P90">1, 19</text:p>
          </table:table-cell>
          <table:table-cell table:style-name="Taula25.B3" office:value-type="string">
            <text:p text:style-name="P90">6</text:p>
          </table:table-cell>
          <table:table-cell table:style-name="Taula25.B3" office:value-type="string">
            <text:p text:style-name="P90">4, 5, 6</text:p>
          </table:table-cell>
          <table:table-cell table:style-name="Taula25.B3" office:value-type="string">
            <text:p text:style-name="P90">1, 2, 3, 5, 6, 9</text:p>
          </table:table-cell>
          <table:table-cell table:style-name="Taula25.F3" office:value-type="string">
            <text:p text:style-name="P90">30/12-13</text:p>
          </table:table-cell>
        </table:table-row>
        <table:table-row>
          <table:table-cell table:style-name="Taula25.A3" office:value-type="string">
            <text:p text:style-name="P94">UD7. Xarxes d'àrea extensa. Internet</text:p>
          </table:table-cell>
          <table:table-cell table:style-name="Taula25.B3" office:value-type="string">
            <text:p text:style-name="P90">18</text:p>
          </table:table-cell>
          <table:table-cell table:style-name="Taula25.B3" office:value-type="string">
            <text:p text:style-name="P90">7</text:p>
          </table:table-cell>
          <table:table-cell table:style-name="Taula25.B3" office:value-type="string">
            <text:p text:style-name="P90">4, 5, 6</text:p>
          </table:table-cell>
          <table:table-cell table:style-name="Taula25.B3" office:value-type="string">
            <text:p text:style-name="P90">1, 2, 3, 5, 6, 9</text:p>
          </table:table-cell>
          <table:table-cell table:style-name="Taula25.F3" office:value-type="string">
            <text:p text:style-name="P90">30/12-13</text:p>
          </table:table-cell>
        </table:table-row>
        <table:table-row>
          <table:table-cell table:style-name="Taula25.A3" table:number-columns-spanned="5" office:value-type="string">
            <text:p text:style-name="P95">Total d'hores de continguts del crèdit:</text:p>
          </table:table-cell>
          <table:covered-table-cell/>
          <table:covered-table-cell/>
          <table:covered-table-cell/>
          <table:covered-table-cell/>
          <table:table-cell table:style-name="Taula25.F3" office:value-type="string">
            <text:p text:style-name="P96">240</text:p>
          </table:table-cell>
        </table:table-row>
      </table:table>
      <text:p text:style-name="P130">Taula <text:sequence text:ref-name="refTable3" text:name="Table" text:formula="ooow:Table+1" style:num-format="1">4</text:sequence>: Proposta d'unitats didàctiques del crèdit</text:p>
      <text:h text:style-name="P380" text:outline-level="1"><text:soft-page-break/>METODOLOGIA. ESTRATÈGIES METODOLÒGIQUES</text:h>
      <text:p text:style-name="P47">La metodologia serà al llarg de tot el curs dinàmica, oberta i flexible, adaptant-se al context situacional tant dels alumnes com del centre docent i tenint en compte l'entorn que ens envolta. Els principis pedagògics i didàctics en que es desenvolupa aquesta programació parteixen de la <text:span text:style-name="T29">Teoria Constructivista de l'Aprenentatge</text:span><text:span text:style-name="T5">, on s'articula a través d'un procés de construcció de coneixements partint dels coneixements previs de l'alumne i de la seva etapa evolutiva. Els principis pedagògics i didàctics són els següents:</text:span></text:p>
      <text:list xml:id="list682154410" text:style-name="L25">
        <text:list-item>
          <text:p text:style-name="P301">Principi de l'aprenentatge significatiu: <text:span text:style-name="T5">on els alumnes trobin un significat lògic en allò que s'explica i per això les explicacions es faran en un llenguatge comprensible d'acord amb l'edat i el curs al qual s'imparteixi.</text:span></text:p>
        </text:list-item>
        <text:list-item>
          <text:p text:style-name="P302"><text:span text:style-name="T2">Principi d'aprenentatge funcional: </text:span><text:span text:style-name="T5">on els alumnes han de veure una funcionalitat en els continguts que estant aprenent i una projecció dels continguts en el seu futur. Com per exemple els passos per a la instal·lació d'una xarxa d'àrea local.</text:span></text:p>
        </text:list-item>
        <text:list-item>
          <text:p text:style-name="P302"><text:span text:style-name="T2">Principi d'activitat: </text:span><text:span text:style-name="T5">on els alumnes són els protagonistes de l'educació i han de potenciar la seva màxima participació a l'aula. Aquest principi el potenciaré sobretot mitjançant diferents tècniques de dinàmica de grups com per exemple el Brainstorming.</text:span></text:p>
        </text:list-item>
        <text:list-item>
          <text:p text:style-name="P302"><text:span text:style-name="T2">Principi d'aprendre a aprendre: </text:span><text:span text:style-name="T5">garantint la utilització de recursos disponibles on els alumnes puguin aprendre per si mateixos, en definitiva generalitzar aprenentatges. Un exemple clar és la realització de pràctiques a l'aula d'informàtica.</text:span></text:p>
        </text:list-item>
      </text:list>
      <text:p text:style-name="P133">Segons aquests principis, les activitats d'ensenyament-aprenentatge que es proposen per aconseguir els objectius proposats i afavorir l'adquisició de continguts són les següents:</text:p>
      <text:list xml:id="list270842518" text:style-name="L26">
        <text:list-item>
          <text:p text:style-name="P360">Activitats de presentació-motivació:<text:span text:style-name="T5"> A l'inici de cada unitat didàctica es realitza una breu explicació del tema que es tractarà, i es fa un esquema del mateix amb l'objectiu que els alumnes s'interessin per la matèria.</text:span></text:p>
        </text:list-item>
        <text:list-item>
          <text:p text:style-name="P360">Activitats de coneixements previs: <text:span text:style-name="T5">Mitjançant activitats de grup com per exemple fer preguntes sobre que saben a priori dels temes. Aquesta activitat també es organitzadora per al professor ja que permet obtenir informació sobre els coneixements previs, les destreses i habilitats que tenen els alumnes sobre un tema concret.</text:span></text:p>
        </text:list-item>
        <text:list-item>
          <text:p text:style-name="P360"><text:soft-page-break/>Activitats de desenvolupament de continguts: <text:span text:style-name="T5">Activitats específiques per a cada unitat didàctica on s'expliquen als alumnes els continguts de cada unitat didàctica (conceptuals, procedimentals i actitudinals).</text:span></text:p>
        </text:list-item>
        <text:list-item>
          <text:p text:style-name="P360">Activitats de consolidació de coneixements: <text:span text:style-name="T5">Mitjançant l'elaboració d'exercicis pràctics amb major nivell de detall.</text:span></text:p>
        </text:list-item>
        <text:list-item>
          <text:p text:style-name="P360">Activitats de reforç: <text:span text:style-name="T5"><text:s/>Seran les activitats dirigides a l'atenció a la diversitat, per a alumnes que presentin més dificultats d'aprenentatge i que mitjançant la pràctica d'activitats poden assolir els objectius plantejats.</text:span></text:p>
        </text:list-item>
        <text:list-item>
          <text:p text:style-name="P360">Activitats d'avaluació: <text:span text:style-name="T5">Són activitats dirigides a l'avaluació formativa de l'alumne, i es realitzaran a través de proves objectives.</text:span></text:p>
        </text:list-item>
      </text:list>
      <text:p text:style-name="P134">Per al desenvolupament de les activitats s'utilitzaran els següents:</text:p>
      <text:list xml:id="list1415391604" text:style-name="L27">
        <text:list-item>
          <text:p text:style-name="P361">Espais:<text:span text:style-name="T5"> L'espai on tenen lloc les activitats és l'aula d'informàtica. Per aquelles activitats en que no es necessari l'ús de l'ordinador disposem d'una part de l'aula per fer les explicacions teòriques on es aconsellable que els alumnes estiguin completament atents a les indicacions dels professors.</text:span></text:p>
        </text:list-item>
        <text:list-item>
          <text:p text:style-name="P361">Agrupaments: <text:span text:style-name="T5">El desenvolupament de les activitats es realitzarà de forma individual, i en agrupacions petites de 2 a 4 persones depenent de l'activitat a realitzar. L'objectiu és tant potenciar el treball individual i la capacitat clau d'autonomia a través del treball individual com, mitjançant els agrupaments, afavorir la interacció i la participació entre alumnes potenciant d'aquesta manera la capacitat clau de treball en equip i de relacions interpersonals. D'altra banda, els agrupaments permeten agrupar els alumnes amb dificultats d'aprenentatge amb altres alumnes que es trobin en un nivell de desenvolupament intel·lectual superior.</text:span></text:p>
        </text:list-item>
      </text:list>
      <text:h text:style-name="P148" text:outline-level="2">Recursos materials i didàctics</text:h>
      <text:list xml:id="list1779798446" text:style-name="L28">
        <text:list-item>
          <text:p text:style-name="P284">Llibre de text: Xarxes d'àrea Local. Editorial McGraw Hill.</text:p>
        </text:list-item>
        <text:list-item>
          <text:p text:style-name="P284">Programari. Sistemes operatiu en xarxa Linux i Windows per dur a terme la gestió de la xarxa. El fet d'utilitzar programari lliure permet que els alumnes es descarreguin les utilitats i programes per a l'organització i gestió de la xarxa dels repositoris públics d'Internet.</text:p>
        </text:list-item>
        <text:list-item>
          <text:p text:style-name="P284">Equips informàtics: Servidor, ordinadors en xarxa, equips de comunicacions, perifèrics i resta d'equips necessaris per dur a terme les activitats.</text:p>
        </text:list-item>
        <text:list-item>
          <text:p text:style-name="P284"><text:soft-page-break/>Transparències i Internet.</text:p>
        </text:list-item>
      </text:list>
      <text:h text:style-name="P380" text:outline-level="1">AVALUACIÓ</text:h>
      <text:h text:style-name="P148" text:outline-level="2">Característiques de l'avaluació</text:h>
      <text:p text:style-name="P43">L'avaluació serà <text:span text:style-name="T2">contínua, orientadora i integradora </text:span><text:span text:style-name="T5">i es realitzarà en tots els moments del procés educatiu:</text:span></text:p>
      <text:list xml:id="list92548598" text:style-name="L29">
        <text:list-item>
          <text:p text:style-name="P303">Avaluació inicial. <text:span text:style-name="T5">L'objectiu d'aquesta avaluació és determinar quin és el punt de partida, quins són els coneixements previs de l'alumne per tal de poder planificar conseqüentment la intervenció educativa.</text:span></text:p>
        </text:list-item>
        <text:list-item>
          <text:p text:style-name="P303">Avaluació continuada. <text:span text:style-name="T5">És l'avaluació sumativa que durem a terme cada cop que es finalitzi una unitat didàctica per estar segurs que els alumnes han assolit els objectius de la unitat didàctica. Aquesta avaluació es pot dur a terme de forma continuada a nivell de la mateixa unitat didàctica.</text:span></text:p>
        </text:list-item>
        <text:list-item>
          <text:p text:style-name="P303">Avaluació final. <text:span text:style-name="T5">L'objectiu d'aquesta avaluació és formular un judici final global que resumeixi el progrés realitzat per l'alumne durant tot el crèdit.</text:span></text:p>
        </text:list-item>
        <text:list-item>
          <text:p text:style-name="P303">Avaluació diferida. <text:span text:style-name="T5">Pot ser interessant avaluar després d'haver passat un temps de l'acció formativa per tal de valorar la inserció professional o les millores personals i professionals que li ha proporcionat a l'alumne la formació.</text:span></text:p>
        </text:list-item>
      </text:list>
      <text:p text:style-name="P43">Activitat Avaluació. Ha de contenir quina informació s'avalua, que s'avalua (atributs i conductes), i com avaluar (instruments i mitjans).</text:p>
      <text:h text:style-name="P152" text:outline-level="2">Criteris d'avaluació</text:h>
      <text:p text:style-name="P137"><text:span text:style-name="T6">Segons l'apartat cinquè de l'article 2 del Decret 175/1997, del 22 de juliol, pel qual s'estableix el currículum del cicle formatiu de grau superior d'administració de sistemes informàtics, “</text:span><text:span text:style-name="T11">els objectius terminals són els criteris que serveixen de referència per a l'avaluació”</text:span><text:span text:style-name="T6">. Seguint aquest criteri s'ha creat la següent taula amb els criteris d'avaluació corresponents a cada objectiu terminal:</text:span></text:p>
      <table:table table:name="Taula26" table:style-name="Taula26">
        <table:table-column table:style-name="Taula26.A"/>
        <table:table-column table:style-name="Taula26.B"/>
        <table:table-header-rows>
          <table:table-row>
            <table:table-cell table:style-name="Taula26.A1" office:value-type="string">
              <text:p text:style-name="P72">Objectius Terminals</text:p>
            </table:table-cell>
            <table:table-cell table:style-name="Taula26.B1" office:value-type="string">
              <text:p text:style-name="P72">Criteris d'avaluació</text:p>
            </table:table-cell>
          </table:table-row>
        </table:table-header-rows>
        <table:table-row>
          <table:table-cell table:style-name="Taula26.A2" table:number-columns-spanned="2" office:value-type="string">
            <text:p text:style-name="P85"><text:s text:c="7"/>Associat a les unitats didàctiques 1, 3 i 6</text:p>
          </table:table-cell>
          <table:covered-table-cell/>
        </table:table-row>
        <table:table-row>
          <table:table-cell table:style-name="Taula26.A3" office:value-type="string">
            <text:list xml:id="list410712055" text:style-name="L30">
              <text:list-item>
                <text:p text:style-name="P366">Interpretar les característiques tecnicofuncionals de cada element de la xarxa, a partir del seu funcionament i de la documentació tècnica corresponent.</text:p>
              </text:list-item>
            </text:list>
          </table:table-cell>
          <table:table-cell table:style-name="Taula26.B3" office:value-type="string">
            <text:list xml:id="list1010559681" text:style-name="L31">
              <text:list-item>
                <text:p text:style-name="P165">Explicar els fonaments, tècniques i característiques bàsiques de la transmissió d'informació i els tipus de xarxes.</text:p>
              </text:list-item>
              <text:list-item>
                <text:p text:style-name="P165">Identificar i explicar la funció dels components de maquinari i programari bàsics d'un sistema de xarxa.</text:p>
              </text:list-item>
              <text:list-item>
                <text:p text:style-name="P165">En un cas pràctic sobre un sistema de xarxa del que a més es disposa de la documentació del maquinari i el programari:</text:p>
              </text:list-item>
            </text:list>
            <text:list xml:id="list391870760" text:style-name="L32">
              <text:list-item>
                <text:list>
                  <text:list-item>
                    <text:p text:style-name="P166">Identificar les seccions de la documentació i interpretar la informació tècnica que proporciona, així com les instruccions de manipulació dels equips.</text:p>
                  </text:list-item>
                </text:list>
              </text:list-item>
            </text:list>
            <text:list xml:id="list1536020164" text:style-name="L31">
              <text:list-item>
                <text:list>
                  <text:list-item>
                    <text:p text:style-name="P165">Avaluar, mitjançant un examen del sistema, les condicions elèctriques i ambientals de la instal·lació, equips instal·lats, mitjans físics i modes de connexió.</text:p>
                  </text:list-item>
                  <text:list-item>
                    <text:p text:style-name="P165">Descriure mitjançant l'examen de l'equip i la seva documentació, la seva configuració actual, els seus components i característiques.</text:p>
                  </text:list-item>
                </text:list>
              </text:list-item>
            </text:list>
          </table:table-cell>
        </table:table-row>
        <table:table-row>
          <table:table-cell table:style-name="Taula26.B3" table:number-columns-spanned="2" office:value-type="string">
            <text:list xml:id="list50076440" text:style-name="L30">
              <text:list-header>
                <text:p text:style-name="P367">Associat a les unitats didàctiques 1 i 3</text:p>
              </text:list-header>
            </text:list>
          </table:table-cell>
          <table:covered-table-cell/>
        </table:table-row>
        <table:table-row>
          <table:table-cell table:style-name="Taula26.A3" office:value-type="string">
            <text:list xml:id="list1826950019" text:continue-numbering="true" text:style-name="L30">
              <text:list-item>
                <text:p text:style-name="P366">Identificar els recursos compatibles que cal compartir en una xarxa, les tècniques que utilitza el sistema operatiu per a la seva gestió i la influència dels procediments d'operació sobre el sistema.</text:p>
              </text:list-item>
            </text:list>
          </table:table-cell>
          <table:table-cell table:style-name="Taula26.B3" office:value-type="string">
            <text:list xml:id="list1953968423" text:style-name="L33">
              <text:list-item>
                <text:p text:style-name="P167">Citar els recursos que cal compartir en una xarxa, les tècniques que utilitza el sistema operatiu per a la seva gestió i explicar la seva influència en els procediments d'operació sobre el sistema.</text:p>
              </text:list-item>
              <text:list-item>
                <text:p text:style-name="P167">En un cas pràctic sobre un sistema de xarxa en que molts recursos no es troben compartits:</text:p>
              </text:list-item>
            </text:list>
            <text:list xml:id="list739734753" text:style-name="L34">
              <text:list-item>
                <text:list>
                  <text:list-item>
                    <text:p text:style-name="P168">Proposar la reestructuració de la xarxa per tal de compartir aquests recursos segons les necessitats d'espai i recursos que determinin els usuaris finals.</text:p>
                  </text:list-item>
                  <text:list-item>
                    <text:p text:style-name="P168">Proposar amb quines eines de gestió d'un sistema operatiu escollit pels alumnes es gestionaria la compartició d'aquests recursos.</text:p>
                  </text:list-item>
                </text:list>
              </text:list-item>
            </text:list>
          </table:table-cell>
        </table:table-row>
        <table:table-row>
          <table:table-cell table:style-name="Taula26.B3" table:number-columns-spanned="2" office:value-type="string">
            <text:list xml:id="list1548462285" text:style-name="L30">
              <text:list-header>
                <text:p text:style-name="P367">Associat a la unitats didàctica 3</text:p>
              </text:list-header>
            </text:list>
          </table:table-cell>
          <table:covered-table-cell/>
        </table:table-row>
        <table:table-row>
          <table:table-cell table:style-name="Taula26.A3" office:value-type="string">
            <text:list xml:id="list692110573" text:continue-numbering="true" text:style-name="L30">
              <text:list-item>
                <text:p text:style-name="P366">Diferenciar les característiques fonamentals dels sistemes operatius de xarxa més utilitzats actualment, i també les tendències, segons les informacions tècniques a l'abast.</text:p>
              </text:list-item>
            </text:list>
          </table:table-cell>
          <table:table-cell table:style-name="Taula26.B3" office:value-type="string">
            <text:list xml:id="list884658348" text:style-name="L35">
              <text:list-item>
                <text:p text:style-name="P169">Citar els sistemes operatius de xarxa més utilitzats i les seves característiques bàsiques.</text:p>
              </text:list-item>
              <text:list-item>
                <text:p text:style-name="P169">Identificar les utilitats que proporcionen els diferents sistemes operatius de xarxa per automatitzar les funcions d'administració de xarxa, les seves funcionalitats i la seva sintaxi.</text:p>
              </text:list-item>
              <text:list-item>
                <text:p text:style-name="P169">Destacar les principals diferències d'avantatges i inconvenients dels diferents sistemes operatius més utilitzats.</text:p>
              </text:list-item>
              <text:list-item>
                <text:p text:style-name="P169">Elegir les utilitats adequades, la seva ordre d'aplicació i l'estat del sistema més adequat per realitzar funcions d'administració del sistema tals com: manteniment d'usuaris, gestió de sistemes d'arxius, processos i cues, còpia i restauració d'informació.</text:p>
              </text:list-item>
            </text:list>
          </table:table-cell>
        </table:table-row>
        <table:table-row>
          <table:table-cell table:style-name="Taula26.B3" table:number-columns-spanned="2" office:value-type="string">
            <text:list xml:id="list2063156489" text:style-name="L30">
              <text:list-header>
                <text:p text:style-name="P367">Associat a la unitat didàctica 4</text:p>
              </text:list-header>
            </text:list>
          </table:table-cell>
          <table:covered-table-cell/>
        </table:table-row>
        <table:table-row>
          <table:table-cell table:style-name="Taula26.A3" office:value-type="string">
            <text:list xml:id="list918067623" text:continue-numbering="true" text:style-name="L30">
              <text:list-item>
                <text:p text:style-name="P366">Interpretar els procediments que garanteixen la seguretat, la integritat i la confidencialitat de la informació d'usuari en un sistema de xarxa.</text:p>
              </text:list-item>
            </text:list>
          </table:table-cell>
          <table:table-cell table:style-name="Taula26.B3" office:value-type="string">
            <text:list xml:id="list1349869099" text:style-name="L36">
              <text:list-item>
                <text:p text:style-name="P170">Citar els diferents elements de maquinari i programari d'una xarxa local que vetllen per la seguretat de la xarxa</text:p>
              </text:list-item>
              <text:list-item>
                <text:p text:style-name="P170">Identificar les utilitats que proporcionen els diferents sistemes operatius de xarxa per tal de garantir la seguretat, la integritat i la confidencialitat <text:s/>de les dades i conèixer els seus procediments bàsics i sintaxi de gestió.</text:p>
              </text:list-item>
              <text:list-item>
                <text:p text:style-name="P170">Classificar diferents suports i procediments de còpies de seguretat en funció de la velocitat d'operació i la seguretat que ofereixen.</text:p>
              </text:list-item>
            </text:list>
          </table:table-cell>
        </table:table-row>
        <table:table-row>
          <table:table-cell table:style-name="Taula26.B3" table:number-columns-spanned="2" office:value-type="string">
            <text:list xml:id="list1311347348" text:style-name="L30">
              <text:list-header>
                <text:p text:style-name="P367">Associat a les unitats didàctiques 1 i 3</text:p>
              </text:list-header>
            </text:list>
          </table:table-cell>
          <table:covered-table-cell/>
        </table:table-row>
        <table:table-row>
          <table:table-cell table:style-name="Taula26.A3" office:value-type="string">
            <text:list xml:id="list2108516597" text:continue-numbering="true" text:style-name="L30">
              <text:list-item>
                <text:p text:style-name="P366">Diferenciar la composició física d'un sistema de xarxa, els medis físics de transmissió, els equips, els estàndards de funcionament i el mode de connexió, a partir de la documentació tècnica.</text:p>
              </text:list-item>
            </text:list>
          </table:table-cell>
          <table:table-cell table:style-name="Taula26.B3" office:value-type="string">
            <text:list xml:id="list1794541654" text:style-name="L37">
              <text:list-item>
                <text:p text:style-name="P171">Descriure la composició física d'un sistema en xarxa: mitjans físics de transmissió d'informació, equips, estàndards de funcionament i mode de connexió.</text:p>
              </text:list-item>
              <text:list-item>
                <text:p text:style-name="P171">A partir d'un supòsit en que el professor plantejarà una petita xarxa d'àrea local en forma d'esquema, els alumnes han de planificar i instal·lar la xarxa.</text:p>
              </text:list-item>
            </text:list>
          </table:table-cell>
        </table:table-row>
        <text:soft-page-break/>
        <table:table-row>
          <table:table-cell table:style-name="Taula26.B3" table:number-columns-spanned="2" office:value-type="string">
            <text:list xml:id="list1961839148" text:style-name="L30">
              <text:list-header>
                <text:p text:style-name="P367">Associat a la unitat didàctica 3</text:p>
              </text:list-header>
            </text:list>
          </table:table-cell>
          <table:covered-table-cell/>
        </table:table-row>
        <table:table-row>
          <table:table-cell table:style-name="Taula26.A3" office:value-type="string">
            <text:list xml:id="list1163792886" text:continue-numbering="true" text:style-name="L30">
              <text:list-item>
                <text:p text:style-name="P366">Determinar a partir de l'anàlisi de necessitats, la topologia de xarxa local que més s'ajusti als requeriments d'usuari, als espais i a la ubicació definits prèviament.</text:p>
              </text:list-item>
            </text:list>
          </table:table-cell>
          <table:table-cell table:style-name="Taula26.B3" office:value-type="string">
            <text:list xml:id="list1885119167" text:style-name="L38">
              <text:list-item>
                <text:p text:style-name="P172">Explicar els conceptes bàsics de la transmissió d'informació i les característiques bàsiques d'una xarxa local: topologia, nodes, mitjans físics de transmissió, ample de banda i velocitat de transmissió, mètodes d'accés i tècniques de transmissió.</text:p>
              </text:list-item>
              <text:list-item>
                <text:p text:style-name="P172">Descriure diferents mitjans de transmissió i explicar les topologies en que s'apliquen, les seves característiques d'ample de banda, longitud màxima, nombre màxim de nodes, avantatges i inconvenients.</text:p>
              </text:list-item>
              <text:list-item>
                <text:p text:style-name="P172">Identificar les principals topologies de xarxa local i explicar els seus avantatges i inconvenients, les seves característiques bàsiques i les seves prestacions i els equips i mitjans que necessiten.</text:p>
              </text:list-item>
              <text:list-item>
                <text:p text:style-name="P172">Descriure els aspectes que s'han de considerar en l'elecció d'una topologia i els mitjans de transmissió de xarxa local i el seus criteris d'obtenció i valoració.</text:p>
              </text:list-item>
              <text:list-item>
                <text:p text:style-name="P172">En un supòsit en què s'especifiquen les característiques dels recursos de maquinari i programari actuals, l'activitat informàtica actual, la situació geogràfica dels usuaris i distàncies i criteris de seguretat i confidencialitat de la informació, proposar la topologia, mitjans, equips més adequats i la seva funció i distribució.</text:p>
              </text:list-item>
            </text:list>
          </table:table-cell>
        </table:table-row>
        <table:table-row>
          <table:table-cell table:style-name="Taula26.B3" table:number-columns-spanned="2" office:value-type="string">
            <text:list xml:id="list228485499" text:style-name="L30">
              <text:list-header>
                <text:p text:style-name="P367">Associat a les unitats didàctiques 1 i 3</text:p>
              </text:list-header>
            </text:list>
          </table:table-cell>
          <table:covered-table-cell/>
        </table:table-row>
        <table:table-row>
          <table:table-cell table:style-name="Taula26.A3" office:value-type="string">
            <text:list xml:id="list1423969463" text:continue-numbering="true" text:style-name="L30">
              <text:list-item>
                <text:p text:style-name="P366">Elaborar diagrames generals i detallats per a la instal·lació del cablejat, estacions de treball i unitats de connexió de la xarxa. </text:p>
              </text:list-item>
            </text:list>
          </table:table-cell>
          <table:table-cell table:style-name="Taula26.B3" office:value-type="string">
            <text:list xml:id="list1453348185" text:style-name="L39">
              <text:list-item>
                <text:p text:style-name="P173">Interpretar els símbols bàsics utilitzats en la realització d'esquemes de xarxa.</text:p>
              </text:list-item>
              <text:list-item>
                <text:p text:style-name="P173">Avaluar, mitjançant un examen del sistema, les condicions elèctriques i ambientals de la instal·lació, equips instal·lats, mitjans físics i modes de connexió.</text:p>
              </text:list-item>
              <text:list-item>
                <text:p text:style-name="P173">Donat un supòsit pràctic d'una empresa que vol instal·lar una xarxa d'àrea local, realitzar un esquema on apareguin els diferents components de la xarxa i la interconnexió en ells tot tenint en compte les limitacions d'espai, les especificacions de l'empresa i les limitacions de pressupost.</text:p>
              </text:list-item>
            </text:list>
          </table:table-cell>
        </table:table-row>
        <table:table-row>
          <table:table-cell table:style-name="Taula26.B3" table:number-columns-spanned="2" office:value-type="string">
            <text:list xml:id="list375541209" text:style-name="L30">
              <text:list-header>
                <text:p text:style-name="P367">Associat a la unitat didàctica 3</text:p>
              </text:list-header>
            </text:list>
          </table:table-cell>
          <table:covered-table-cell/>
        </table:table-row>
        <table:table-row>
          <table:table-cell table:style-name="Taula26.A3" office:value-type="string">
            <text:list xml:id="list1924536784" text:continue-numbering="true" text:style-name="L30">
              <text:list-item>
                <text:p text:style-name="P366">Establir les característiques rellevants de configuració del maquinari i programari i els requeriments d'instal·lació d'un sistema operatiu de xarxa segons les necessitats d'usuari plantejades.</text:p>
              </text:list-item>
            </text:list>
          </table:table-cell>
          <table:table-cell table:style-name="Taula26.B3" office:value-type="string">
            <text:list xml:id="list1435337126" text:style-name="L40">
              <text:list-item>
                <text:p text:style-name="P174">Citar i explicar les fases generals d'un procediment d'instal·lació d'un sistema operatiu de xarxa.</text:p>
              </text:list-item>
              <text:list-item>
                <text:p text:style-name="P174">Explicar l'esquema d'organització interna dels discos dels servidors de fitxers en particions físiques i lògiques i el seus formats d'emmagatzemament.</text:p>
              </text:list-item>
              <text:list-item>
                <text:p text:style-name="P174">Proposar una distribució de l'espai d'emmagatzematge i un esquema de seguretat i confidencialitat de la informació adequats per als usuaris i dades que s'hagin d'emmagatzemar.</text:p>
              </text:list-item>
            </text:list>
          </table:table-cell>
        </table:table-row>
        <table:table-row>
          <table:table-cell table:style-name="Taula26.B3" table:number-columns-spanned="2" office:value-type="string">
            <text:list xml:id="list435438464" text:style-name="L30">
              <text:list-header>
                <text:p text:style-name="P367">Associat a la unitat didàctica 4</text:p>
              </text:list-header>
            </text:list>
          </table:table-cell>
          <table:covered-table-cell/>
        </table:table-row>
        <table:table-row>
          <table:table-cell table:style-name="Taula26.A3" office:value-type="string">
            <text:list xml:id="list1389730203" text:continue-numbering="true" text:style-name="L30">
              <text:list-item>
                <text:p text:style-name="P366">Determinar en la instal·lació d'una xarxa, les mesures de seguretat que s'han d'establir per garantir la integritat, confidencialitat i disponibilitat de la informació existent.</text:p>
              </text:list-item>
            </text:list>
          </table:table-cell>
          <table:table-cell table:style-name="Taula26.B3" office:value-type="string">
            <text:list xml:id="list490341598" text:style-name="L41">
              <text:list-item>
                <text:p text:style-name="P175">Citar i justificar les mesures de seguretat de la informació existent en un sistema per a la instal·lació del programari base.</text:p>
              </text:list-item>
              <text:list-item>
                <text:p text:style-name="P175">Definir els procediments que garanteixin la seguretat, integritat i confidencialitat de la informació en una xarxa.</text:p>
              </text:list-item>
              <text:list-item>
                <text:p text:style-name="P175">Citar els símptomes i/o problemes que pot presentar una xarxa en general com a resultat d'accessos i usos indeguts i definir mesures de caràcter preventiu.</text:p>
              </text:list-item>
              <text:list-item>
                <text:p text:style-name="P175">Classificar diferents suports i procediments de còpies de seguretat en funció de la velocitat d'operació i la seguretat que ofereixen.</text:p>
                <text:p text:style-name="P175"/>
              </text:list-item>
            </text:list>
          </table:table-cell>
        </table:table-row>
        <table:table-row>
          <table:table-cell table:style-name="Taula26.B3" table:number-columns-spanned="2" office:value-type="string">
            <text:list xml:id="list2091945575" text:style-name="L30">
              <text:list-header>
                <text:p text:style-name="P367">Associat a les unitats didàctiques 3 i 4</text:p>
              </text:list-header>
            </text:list>
          </table:table-cell>
          <table:covered-table-cell/>
        </table:table-row>
        <table:table-row>
          <table:table-cell table:style-name="Taula26.A3" office:value-type="string">
            <text:list xml:id="list1301989068" text:continue-numbering="true" text:style-name="L30">
              <text:list-item>
                <text:p text:style-name="P366">Instal·lar el maquinari i el programari base en un entorn en xarxa i en un mitjà de transmissió ja instal·lat, segons les especificacions i el pla establert, amb l'ús de la documentació del programari i maquinari.</text:p>
              </text:list-item>
            </text:list>
          </table:table-cell>
          <table:table-cell table:style-name="Taula26.B3" office:value-type="string">
            <text:list xml:id="list1690183591" text:style-name="L42">
              <text:list-item>
                <text:p text:style-name="P176">Identificar i explicar la funció dels components de maquinari i programari bàsics d'un sistema de xarxa.</text:p>
              </text:list-item>
              <text:list-item>
                <text:p text:style-name="P176">En un cas pràctic sobre un sistema en xarxa local i segons la documentació bàsica corresponent i el maquinar i programari ja instal·lat es disposa:</text:p>
                <text:list>
                  <text:list-item>
                    <text:p text:style-name="P176">Interpretar correctament la informació que proporciona la documentació.</text:p>
                  </text:list-item>
                  <text:list-item>
                    <text:p text:style-name="P176">Identificar mitjançant un examen del sistema: els equips, les seves funcions, el sistema operatiu de les estacions de treball i el sistema operatiu de les estacions de xarxa.</text:p>
                  </text:list-item>
                  <text:list-item>
                    <text:p text:style-name="P176">Controlar adequadament les funcions bàsiques del sistema operatiu de les estacions de treball.</text:p>
                  </text:list-item>
                  <text:list-item>
                    <text:p text:style-name="P176">Descriure l'organització de l'espai d'emmagatzematge de les dades en el servidor d'arxius.</text:p>
                  </text:list-item>
                  <text:list-item>
                    <text:p text:style-name="P176">Explicar l'esquema de seguretat i confidencialitat de la informació que proporciona el sistema operatiu de xarxa.</text:p>
                  </text:list-item>
                  <text:list-item>
                    <text:p text:style-name="P176">Manejar i explicar els comandaments de l'operació de xarxa, les seves funcions i la seva sintaxi.</text:p>
                  </text:list-item>
                  <text:list-item>
                    <text:p text:style-name="P176">Explicar les variables bàsiques d'entorn d'operació en xarxa, identificant tant els fitxers de configuració més importants com la seva funció i contingut.</text:p>
                  </text:list-item>
                  <text:list-item>
                    <text:p text:style-name="P176">Identificar aplicacions per a l'ús dels recursos d'altres sistemes o xarxes connectats a la xarxa i descriure la seva finalitat i manera bàsica d'operació.</text:p>
                  </text:list-item>
                  <text:list-item>
                    <text:p text:style-name="P176">Executar directament sobre el sistema de funcions bàsiques d'usuari tals com: connexió/desconnexió, maneig de l'espai d'emmagatzematge, utilització de perifèrics, comunicació amb altres usuaris, connexió amb altres sistemes o xarxes.</text:p>
                  </text:list-item>
                </text:list>
                <text:p text:style-name="P176"/>
              </text:list-item>
            </text:list>
          </table:table-cell>
        </table:table-row>
        <table:table-row>
          <table:table-cell table:style-name="Taula26.B3" table:number-columns-spanned="2" office:value-type="string">
            <text:list xml:id="list2029803041" text:style-name="L30">
              <text:list-header>
                <text:p text:style-name="P367">Associat a la unitat didàctica 5</text:p>
              </text:list-header>
            </text:list>
          </table:table-cell>
          <table:covered-table-cell/>
        </table:table-row>
        <text:soft-page-break/>
        <table:table-row>
          <table:table-cell table:style-name="Taula26.A3" office:value-type="string">
            <text:list xml:id="list1092071947" text:continue-numbering="true" text:style-name="L30">
              <text:list-item>
                <text:p text:style-name="P375">Verificar la instal·lació del maquinari i del programari base i la interacció de servidors i llocs de treball, segons els requeriments i protocols definits.</text:p>
              </text:list-item>
            </text:list>
          </table:table-cell>
          <table:table-cell table:style-name="Taula26.B3" office:value-type="string">
            <text:list xml:id="list2020123906" text:style-name="L43">
              <text:list-item>
                <text:p text:style-name="P177">En un cas pràctic en què es disposa d'una xarxa amb aplicacions instal·lades i la corresponent documentació de l'administrador del sistema operatiu de xarxa:</text:p>
                <text:list>
                  <text:list-item>
                    <text:p text:style-name="P177">Comprovar i verificar els serveis a nivell de servidor i a nivell d'estacions de treball, comprovant les variables d'entorn i els fitxers de configuració.</text:p>
                  </text:list-item>
                  <text:list-item>
                    <text:p text:style-name="P177">Comprovar les utilitats que proporciona el sistema per automatitzar les funcions d'administració de xarxa.</text:p>
                  </text:list-item>
                </text:list>
              </text:list-item>
            </text:list>
          </table:table-cell>
        </table:table-row>
        <table:table-row>
          <table:table-cell table:style-name="Taula26.B3" table:number-columns-spanned="2" office:value-type="string">
            <text:list xml:id="list1027138615" text:style-name="L30">
              <text:list-header>
                <text:p text:style-name="P367">Associat a les unitats didàctiques 3 i 4</text:p>
              </text:list-header>
            </text:list>
          </table:table-cell>
          <table:covered-table-cell/>
        </table:table-row>
        <table:table-row>
          <table:table-cell table:style-name="Taula26.A3" office:value-type="string">
            <text:list xml:id="list324100005" text:continue-numbering="true" text:style-name="L30">
              <text:list-item>
                <text:p text:style-name="P375">Crear volums, sistemes d'arxius, servidors de fitxers, d'impressió i de comunicacions, en cada estació de treball, segons els requeriments proposats i la composició del sistema.</text:p>
              </text:list-item>
            </text:list>
          </table:table-cell>
          <table:table-cell table:style-name="Taula26.B3" office:value-type="string">
            <text:list xml:id="list1292278755" text:style-name="L44">
              <text:list-item>
                <text:p text:style-name="P178">Donat un supòsit pràctic dels requeriments de servei de les estacions de treball d'una xarxa local:</text:p>
                <text:list>
                  <text:list-item>
                    <text:p text:style-name="P178">Instal·lació dels serveis proposats en un servidor de xarxa que ofereixi de forma centralitzada aquests serveis.</text:p>
                  </text:list-item>
                  <text:list-item>
                    <text:p text:style-name="P178">Verificació del funcionament del servei.</text:p>
                  </text:list-item>
                </text:list>
              </text:list-item>
            </text:list>
          </table:table-cell>
        </table:table-row>
        <table:table-row>
          <table:table-cell table:style-name="Taula26.B3" table:number-columns-spanned="2" office:value-type="string">
            <text:list xml:id="list1739544286" text:style-name="L30">
              <text:list-header>
                <text:p text:style-name="P367">Associat a la unitat didàctica 5</text:p>
              </text:list-header>
            </text:list>
          </table:table-cell>
          <table:covered-table-cell/>
        </table:table-row>
        <table:table-row>
          <table:table-cell table:style-name="Taula26.A3" office:value-type="string">
            <text:list xml:id="list2134854964" text:continue-numbering="true" text:style-name="L30">
              <text:list-item>
                <text:p text:style-name="P366">Dissenyar procediments d'usuari per automatitzar les funcions bàsiques a la xarxa i minimitzar els temps de realització.</text:p>
              </text:list-item>
            </text:list>
          </table:table-cell>
          <table:table-cell table:style-name="Taula26.B3" office:value-type="string">
            <text:list xml:id="list266910421" text:style-name="L45">
              <text:list-item>
                <text:p text:style-name="P179">Descriure procediments de diagnostic i comprovació d'equips i mitjans físics, els útils necessaris i les mesures de seguretat físiques i de la informació.</text:p>
              </text:list-item>
              <text:list-item>
                <text:p text:style-name="P179">Dissenyar un procediment i un calendari de còpies de seguretat en funció de la importància de la informació que cal copiar i del seu ritme de renovació.</text:p>
              </text:list-item>
            </text:list>
          </table:table-cell>
        </table:table-row>
        <table:table-row>
          <table:table-cell table:style-name="Taula26.B3" table:number-columns-spanned="2" office:value-type="string">
            <text:list xml:id="list1045861047" text:style-name="L46">
              <text:list-header>
                <text:p text:style-name="P368">Associat a la unitat didàctica 4</text:p>
              </text:list-header>
            </text:list>
          </table:table-cell>
          <table:covered-table-cell/>
        </table:table-row>
        <table:table-row>
          <table:table-cell table:style-name="Taula26.A3" office:value-type="string">
            <text:list xml:id="list419639654" text:style-name="L30">
              <text:list-item>
                <text:p text:style-name="P366">Dissenyar procediments per garantir la seguretat, integritat i confidencialitat de la informació en una xarxa.</text:p>
              </text:list-item>
            </text:list>
          </table:table-cell>
          <table:table-cell table:style-name="Taula26.B3" office:value-type="string">
            <text:list xml:id="list1244933932" text:style-name="L47">
              <text:list-item>
                <text:p text:style-name="P180">Citar i justificar mesures de seguretat física i de la informació en la manipulació dels equips i mitjans de transmissió.</text:p>
              </text:list-item>
              <text:list-item>
                <text:p text:style-name="P180">En un cas pràctic en que es proposa examinar un sistema en xarxa amb la seva documentació d'ús completa:</text:p>
                <text:list>
                  <text:list-item>
                    <text:p text:style-name="P180">Seleccionar el procediment més adequat, els útils necessaris i les mesures idònies que garanteixin la integritat del sistema i de la seva informació.</text:p>
                  </text:list-item>
                  <text:list-item>
                    <text:p text:style-name="P180">Explicar les possibles conseqüències dels problemes de seguretat sobre la integritat de la informació en funció del seu abast i els processos que s'estaven desenvolupant en el sistema.</text:p>
                  </text:list-item>
                </text:list>
              </text:list-item>
            </text:list>
          </table:table-cell>
        </table:table-row>
        <table:table-row>
          <table:table-cell table:style-name="Taula26.B3" table:number-columns-spanned="2" office:value-type="string">
            <text:list xml:id="list1843575224" text:style-name="L48">
              <text:list-header>
                <text:p text:style-name="P369">Associat a la unitat didàctica 4</text:p>
              </text:list-header>
            </text:list>
          </table:table-cell>
          <table:covered-table-cell/>
        </table:table-row>
        <table:table-row>
          <table:table-cell table:style-name="Taula26.A3" office:value-type="string">
            <text:list xml:id="list1833727097" text:style-name="L30">
              <text:list-item>
                <text:p text:style-name="P366">Organitzar permisos d'accés i d'ús de la informació i disponibilitat de recursos de la xarxa per a tots els usuaris.</text:p>
              </text:list-item>
            </text:list>
          </table:table-cell>
          <table:table-cell table:style-name="Taula26.B3" office:value-type="string">
            <text:list xml:id="list742993524" text:style-name="L49">
              <text:list-item>
                <text:p text:style-name="P181">Citar els diferents serveis de fitxers que ens ofereixen els diferents sistemes operatius de xarxa més importants.</text:p>
              </text:list-item>
              <text:list-item>
                <text:p text:style-name="P181">Identificar diferents mètodes de control d'accés i explicar el seu funcionament bàsic i les prestacions de seguretat que ofereixen.</text:p>
              </text:list-item>
            </text:list>
          </table:table-cell>
        </table:table-row>
        <table:table-row>
          <table:table-cell table:style-name="Taula26.B3" table:number-columns-spanned="2" office:value-type="string">
            <text:list xml:id="list750979156" text:style-name="L50">
              <text:list-header>
                <text:p text:style-name="P370">Associat a la unitat didàctica 4</text:p>
              </text:list-header>
            </text:list>
          </table:table-cell>
          <table:covered-table-cell/>
        </table:table-row>
        <text:soft-page-break/>
        <table:table-row>
          <table:table-cell table:style-name="Taula26.A3" office:value-type="string">
            <text:list xml:id="list825945849" text:style-name="L30">
              <text:list-item>
                <text:p text:style-name="P366">Instal·lar el programari per a la prevenció d'errades que afectin a la integritat de les dades i a la lògica dels processos, segons les instruccions dels manuals.</text:p>
              </text:list-item>
            </text:list>
          </table:table-cell>
          <table:table-cell table:style-name="Taula26.B3" office:value-type="string">
            <text:list xml:id="list1211908139" text:style-name="L51">
              <text:list-item>
                <text:p text:style-name="P182">Citar les eines que ens proporcionen els diferents sistemes operatius de xarxa per tal de monitoritzar el sistema i detectar possibles errades o malfuncionaments del sistema.</text:p>
              </text:list-item>
              <text:list-item>
                <text:p text:style-name="P182">Instal·lar eines de monitorització i gestió automatitzada d'incidències del sistema.</text:p>
                <text:p text:style-name="P182"/>
              </text:list-item>
            </text:list>
          </table:table-cell>
        </table:table-row>
        <table:table-row>
          <table:table-cell table:style-name="Taula26.B3" table:number-columns-spanned="2" office:value-type="string">
            <text:list xml:id="list740995161" text:style-name="L52">
              <text:list-header>
                <text:p text:style-name="P371">Associat a la unitat didàctica 5</text:p>
              </text:list-header>
            </text:list>
          </table:table-cell>
          <table:covered-table-cell/>
        </table:table-row>
        <table:table-row>
          <table:table-cell table:style-name="Taula26.A3" office:value-type="string">
            <text:list xml:id="list845404710" text:style-name="L30">
              <text:list-item>
                <text:p text:style-name="P375">Dissenyar procediments que facilitin l'explotació dels recursos compartits de la xarxa i automatitzin les tasques d'administració de la xarxa.</text:p>
              </text:list-item>
            </text:list>
          </table:table-cell>
          <table:table-cell table:style-name="Taula26.B3" office:value-type="string">
            <text:list xml:id="list2175094143" text:style-name="L53">
              <text:list-item>
                <text:p text:style-name="P183">Explicar mesures i criteris d'optimització d'utilització dels recursos i de l'augment dels recursos i capacitats de la xarxa.</text:p>
              </text:list-item>
              <text:list-item>
                <text:p text:style-name="P183">Descriure procediments i utilitats de mesura de la utilització de recursos.</text:p>
              </text:list-item>
              <text:list-item>
                <text:p text:style-name="P183">Donat un cas pràctic, una xarxa local on s'han detectat alguns problemes a l'hora de gestionar certs recursos, dissenyar un procediment de millora que facilita l'administració d'aquests recursos i que automatitzi en la mesura del possible les tasques d'administració.</text:p>
              </text:list-item>
            </text:list>
          </table:table-cell>
        </table:table-row>
        <table:table-row>
          <table:table-cell table:style-name="Taula26.B3" table:number-columns-spanned="2" office:value-type="string">
            <text:list xml:id="list1213937772" text:style-name="L30">
              <text:list-header>
                <text:p text:style-name="P367">Associat a les unitats didàctiques 2 i 7</text:p>
              </text:list-header>
            </text:list>
          </table:table-cell>
          <table:covered-table-cell/>
        </table:table-row>
        <table:table-row>
          <table:table-cell table:style-name="Taula26.A3" office:value-type="string">
            <text:list xml:id="list1344260078" text:continue-numbering="true" text:style-name="L30">
              <text:list-item>
                <text:p text:style-name="P366">Relacionar les necessitats de comunicació, accés de dades i documents d'una organització amb els serveis de comunicació de dades públiques i privades existents i el cost que representa.</text:p>
              </text:list-item>
            </text:list>
          </table:table-cell>
          <table:table-cell table:style-name="Taula26.B3" office:value-type="string">
            <text:list xml:id="list1975233043" text:style-name="L54">
              <text:list-item>
                <text:p text:style-name="P184">Citar els diferents protocols, estàndards i associacions més utilitzats per a la connexió a xarxes de comunicació públiques i privades i explicar les seves corresponents arquitectures.</text:p>
              </text:list-item>
              <text:list-item>
                <text:p text:style-name="P184">Explicar els conceptes bàsics relacionats amb la connexió de la xarxa a l'exterior: tipus d'enllaços, mitjans de transmissió, tècniques i equips de transmissió, funcions, etc.</text:p>
              </text:list-item>
              <text:list-item>
                <text:p text:style-name="P184">En un supòsit pràctic d'una oficina on s'especifiquen les funcions i les operacions que realitzen els seus empleats:</text:p>
                <text:list>
                  <text:list-item>
                    <text:p text:style-name="P184">Relacionar cadascuna de les funcions i/o operacions realitzades pels empleats de l'oficina amb el serveis i/o protocols de xarxa pública o privada que s'utilitzen per poder realitzar aquestes funcions.</text:p>
                  </text:list-item>
                </text:list>
              </text:list-item>
            </text:list>
          </table:table-cell>
        </table:table-row>
        <table:table-row>
          <table:table-cell table:style-name="Taula26.B3" table:number-columns-spanned="2" office:value-type="string">
            <text:list xml:id="list1034522265" text:style-name="L55">
              <text:list-header>
                <text:p text:style-name="P372">Associat a la unitat didàctica 6</text:p>
              </text:list-header>
            </text:list>
          </table:table-cell>
          <table:covered-table-cell/>
        </table:table-row>
        <table:table-row>
          <table:table-cell table:style-name="Taula26.A3" office:value-type="string">
            <text:list xml:id="list196357209" text:style-name="L30">
              <text:list-item>
                <text:p text:style-name="P366">Discriminar els recursos, les prestacions i les característiques que s'han de considerar per obtenir la connexió de la xarxa a altres xarxes externes i a altres sistemes, segons els requeriments establerts.</text:p>
              </text:list-item>
            </text:list>
          </table:table-cell>
          <table:table-cell table:style-name="Taula26.B3" office:value-type="string">
            <text:list xml:id="list597170288" text:style-name="L56">
              <text:list-item>
                <text:p text:style-name="P185">Explicar els conceptes bàsics relacionats amb la connexió de la xarxa a l'exterior: tipus d'enllaços, mitjans de transmissió, tècniques i equips de transmissió, les seves funcions...</text:p>
              </text:list-item>
              <text:list-item>
                <text:p text:style-name="P185">Citar els tipus de xarxa, els protocols més importants de connexió remota a xarxes i transport de dades i explicar la seva arquitectura bàsica, equips i aplicacions.</text:p>
              </text:list-item>
              <text:list-item>
                <text:p text:style-name="P185">Enumerar equips de connexió interxarxa i explicar-ne la funció.</text:p>
              </text:list-item>
              <text:list-item>
                <text:p text:style-name="P185">Citar estàndards d'interconnexió lògica interxarxa i de xarxa amb altres sistemes.</text:p>
              </text:list-item>
              <text:list-item>
                <text:p text:style-name="P185">Descriure les característiques bàsiques d'un estàndard de connexió lògica de la xarxa, la seva arquitectura bàsica, sistemes operatius que suporta i serveis bàsics que proporciona.</text:p>
              </text:list-item>
              <text:list-item>
                <text:p text:style-name="P185">En un supòsit sobre un determinat sistema de xarxa local i requeriments de connexió externa:</text:p>
                <text:list>
                  <text:list-item>
                    <text:p text:style-name="P185">Descriure els aspectes bàsics que cal considerar en la connexió de la xarxa a altres sistemes.</text:p>
                  </text:list-item>
                  <text:list-item>
                    <text:p text:style-name="P185">Identificar quins tipus de servei i aplicació es necessita per a la seva satisfacció: transferència de fitxers, connexions xarxa local (connexió a l'exterior, línia telefònica), correu electrònic....</text:p>
                  </text:list-item>
                  <text:list-item>
                    <text:p text:style-name="P185">Proposar els recursos necessaris per a la connexió: equips i programari, tipus d'enllaços i punts d'enllaç en la xarxa.</text:p>
                  </text:list-item>
                </text:list>
              </text:list-item>
            </text:list>
            <text:list xml:id="list433855016" text:style-name="L57">
              <text:list-item>
                <text:list>
                  <text:list-header>
                    <text:p text:style-name="P186"/>
                  </text:list-header>
                </text:list>
              </text:list-item>
            </text:list>
          </table:table-cell>
        </table:table-row>
        <table:table-row>
          <table:table-cell table:style-name="Taula26.B3" table:number-columns-spanned="2" office:value-type="string">
            <text:list xml:id="list840091851" text:style-name="L58">
              <text:list-header>
                <text:p text:style-name="P373">Associat a la unitat didàctica 5</text:p>
              </text:list-header>
            </text:list>
          </table:table-cell>
          <table:covered-table-cell/>
        </table:table-row>
        <table:table-row>
          <table:table-cell table:style-name="Taula26.A3" office:value-type="string">
            <text:list xml:id="list334988236" text:style-name="L30">
              <text:list-item>
                <text:p text:style-name="P366">Identificar per mitjà del programa de diagnosi, les causes de funcionament anòmal del sistema i les actuacions que se'n derivin.</text:p>
              </text:list-item>
            </text:list>
          </table:table-cell>
          <table:table-cell table:style-name="Taula26.B3" office:value-type="string">
            <text:list xml:id="list2055613168" text:style-name="L59">
              <text:list-item>
                <text:p text:style-name="P187">En un supòsit sobre un determinat sistema de xarxa local que ofereix una sèrie de serveis:</text:p>
              </text:list-item>
            </text:list>
            <text:list xml:id="list2149150845" text:style-name="L60">
              <text:list-item>
                <text:list>
                  <text:list-item>
                    <text:p text:style-name="P188">Instal·lar i configurar un programa de diagnosi que monitoritzi el bon funcionament del serveis oferts per la xarxa.</text:p>
                  </text:list-item>
                  <text:list-item>
                    <text:p text:style-name="P188">Automatitzar la gestió de notificacions i, a ser possible, dissenyar procediments de recuperació automàtics en cas d'errades o malfuncionament dels diferents serveis del sistema.</text:p>
                  </text:list-item>
                </text:list>
              </text:list-item>
            </text:list>
          </table:table-cell>
        </table:table-row>
        <table:table-row>
          <table:table-cell table:style-name="Taula26.B3" table:number-columns-spanned="2" office:value-type="string">
            <text:list xml:id="list1494592448" text:style-name="L61">
              <text:list-header>
                <text:p text:style-name="P374">Associat a la unitat didàctica 5</text:p>
              </text:list-header>
            </text:list>
          </table:table-cell>
          <table:covered-table-cell/>
        </table:table-row>
        <text:soft-page-break/>
        <table:table-row>
          <table:table-cell table:style-name="Taula26.A3" office:value-type="string">
            <text:list xml:id="list1537062101" text:style-name="L30">
              <text:list-item>
                <text:p text:style-name="P366">Definir els criteris i les mesures de caràcter preventiu que s'han d'aplicar per mantenir operatius els equips i el sistema de comunicació.</text:p>
              </text:list-item>
            </text:list>
          </table:table-cell>
          <table:table-cell table:style-name="Taula26.B3" office:value-type="string">
            <text:list xml:id="list68675341" text:style-name="L62">
              <text:list-item>
                <text:p text:style-name="P189">Partint de diferents casos pràctics en que un sistema de xarxa local en la qual es detecten <text:s/>diferents problemes i les seves conseqüències:</text:p>
                <text:list>
                  <text:list-item>
                    <text:p text:style-name="P189">Proposar una hipòtesi raonada sobre quines han estat les causes del problemes detectats.</text:p>
                  </text:list-item>
                  <text:list-item>
                    <text:p text:style-name="P189">Realitzar i/o definir les operacions necessàries per a la detecció i correcció dels problemes detectats.</text:p>
                  </text:list-item>
                  <text:list-item>
                    <text:p text:style-name="P189">Proposar mesures de caràcter preventiu per evitar que apareguin novament els problemes.</text:p>
                  </text:list-item>
                </text:list>
              </text:list-item>
            </text:list>
          </table:table-cell>
        </table:table-row>
      </table:table>
      <text:p text:style-name="P129">Taula <text:sequence text:ref-name="refTable4" text:name="Table" text:formula="ooow:Table+1" style:num-format="1">5</text:sequence>: Avaluació de els unitats didàctiques segons l'acompliment dels objectius terminals</text:p>
      <text:h text:style-name="P146" text:outline-level="2">Instruments i procediments d'avaluació</text:h>
      <text:p text:style-name="P43">L'avaluació del crèdit es realitzarà a través de:</text:p>
      <text:list xml:id="list186111687" text:style-name="L63">
        <text:list-item>
          <text:p text:style-name="P285">Diferents <text:span text:style-name="T28">proves objectives</text:span><text:span text:style-name="T30"> al termini de cada unitat didàctica, desenvolupades en les activitats d'ensenyament-aprenentatge d'avaluació, que avaluen continguts conceptuals o de suport i procedimentals o organitzadors. Mitjançant una fitxa de registre faig constar els conceptes actitudinals observats a classe com per exemple: la participació activa a l'aula, la motivació i l'interès, l'assistència,etc.</text:span></text:p>
        </text:list-item>
        <text:list-item>
          <text:p text:style-name="P313">Presentació i exposició d'un projecte global<text:span text:style-name="T31">, </text:span><text:span text:style-name="T32">dut a terme en grups de 2 a 4 alumnes. Aquest projecte es basarà en simular la implantació d'un sistema de comunicacions en una empresa o organització. En el projecte hauran d'incloure la planificació del projecte, així com les actuacions que han realitzat i la documentació generada. El projecte serà presentat i exposat en finalitzar el mòdul, on podran disposar dels mitjans existents a l'aula. Els exercicis realitzats al llarg del curs, així com les pràctiques a l'aula, poden servir com a suggeriment per a la realització del projecte. Aquest instrument el proposo com a mesura ordinària del tractament a la diversitat.</text:span></text:p>
        </text:list-item>
      </text:list>
      <text:h text:style-name="P146" text:outline-level="2"><text:soft-page-break/>Criteris de qualificació</text:h>
      <text:p text:style-name="P43">Al finalitzar cada unitat didàctica, avaluaré els continguts de les unitats que el componen qualificant de 0 a 10 punts; el percentatge assignat a cadascun dels tipus de continguts és:</text:p>
      <text:list xml:id="list990075983" text:style-name="L64">
        <text:list-item>
          <text:p text:style-name="P286"><text:span text:style-name="T2">Conceptuals</text:span>: 25%</text:p>
        </text:list-item>
        <text:list-item>
          <text:p text:style-name="P286"><text:span text:style-name="T2">Procedimentals</text:span>: 60%</text:p>
        </text:list-item>
        <text:list-item>
          <text:p text:style-name="P286"><text:span text:style-name="T2">Actitudinals</text:span>: 15%</text:p>
        </text:list-item>
      </text:list>
      <text:p text:style-name="P43">La nota final de cada trimestre es calcularà fent la mitjana de les notes obtingudes de les diferents proves objectives de cada bloc de continguts, sent necessari per fer mitjana un mínim de 3 punts. Aquesta nota mitjana podrà ser augmentada fins a un màxim de 2 punts depenent de la valoració que s'obtingui del projecte global.</text:p>
      <text:p text:style-name="P43">Es considerarà superat el crèdit havent obtingut una qualificació total de<text:span text:style-name="T2"> 5 o més</text:span>.</text:p>
      <text:p text:style-name="P43"><text:span text:style-name="T2">Recuperació: </text:span><text:span text:style-name="T5">A nivell de cicle hem establert de forma consensuada amb la resta de professors la possibilitat de recuperar a aquells alumnes que no hagin assolit els objectius (Nota final inferior a 5). Les proves de recuperació es realitzaran al finals del curs i durant el mes de setembre en les dates que determini el centre a tal efecte.</text:span></text:p>
      <text:h text:style-name="P380" text:outline-level="1">DESENVOLUPAMENT DE LES UNITATS DIDÀCTIQUES</text:h>
      <text:h text:style-name="P150" text:outline-level="2">UNITAT DIDÀCTICA Nº 1. Introducció als sistemes de telecomunica-cions. Telemàtica.</text:h>
      <text:p text:style-name="P59"/>
      <text:p text:style-name="P46">En finalitzar aquesta unitat els alumnes han de ser capaços d'assolir el següents:</text:p>
      <table:table table:name="Taula22" table:style-name="Taula22">
        <table:table-column table:style-name="Taula22.A"/>
        <table:table-header-rows>
          <table:table-row table:style-name="Taula22.1">
            <table:table-cell table:style-name="Taula22.A1" office:value-type="string">
              <text:h text:style-name="P276" text:outline-level="3">Objectius terminals</text:h>
            </table:table-cell>
          </table:table-row>
        </table:table-header-rows>
        <table:table-row>
          <table:table-cell table:style-name="Taula22.A2" office:value-type="string">
            <text:list xml:id="list1457433864" text:style-name="L65">
              <text:list-item>
                <text:p text:style-name="P314">Interpretar les característiques tecnicofuncionals de cada element de la xarxa, a partir del seu funcionament i de la documentació tècnica corresponent.</text:p>
              </text:list-item>
            </text:list>
          </table:table-cell>
        </table:table-row>
        <table:table-row>
          <table:table-cell table:style-name="Taula22.A2" office:value-type="string">
            <text:list xml:id="list895892113" text:style-name="L66">
              <text:list-item>
                <text:p text:style-name="P315">Identificar els recursos compatibles que cal compartir en una xarxa, les tècniques que utilitza el sistema operatiu per a la seva gestió i la influència dels procediments d'operació sobre el sistema.</text:p>
              </text:list-item>
            </text:list>
          </table:table-cell>
        </table:table-row>
        <table:table-row>
          <table:table-cell table:style-name="Taula22.A2" office:value-type="string">
            <text:list xml:id="list843109588" text:style-name="L67">
              <text:list-item>
                <text:p text:style-name="P316">Diferenciar la composició física d'un sistema de xarxa, els medis físics de transmissió, els equips, els estàndards de funcionament i el mode de connexió, a partir de la documentació tècnica.</text:p>
              </text:list-item>
            </text:list>
          </table:table-cell>
        </table:table-row>
        <table:table-row table:style-name="Taula22.5">
          <table:table-cell table:style-name="Taula22.A2" office:value-type="string">
            <text:list xml:id="list1314940421" text:style-name="L68">
              <text:list-item>
                <text:p text:style-name="P317">Elaborar diagrames generals i detallats per a la instal·lació del cablejat, estacions de treball i unitats de connexió de la xarxa. </text:p>
              </text:list-item>
            </text:list>
          </table:table-cell>
        </table:table-row>
      </table:table>
      <text:h text:style-name="P278" text:outline-level="3"><text:soft-page-break/>Continguts</text:h>
      <text:p text:style-name="P58"/>
      <table:table table:name="Taula5" table:style-name="Taula5">
        <table:table-column table:style-name="Taula5.A"/>
        <table:table-row>
          <table:table-cell table:style-name="Taula5.A1" office:value-type="string">
            <text:p text:style-name="P73">Fets, conceptes i sistemes conceptuals</text:p>
          </table:table-cell>
        </table:table-row>
        <table:table-row>
          <table:table-cell table:style-name="Taula5.A2" office:value-type="string">
            <text:p text:style-name="P112">Bàsics:</text:p>
            <text:list xml:id="list1742427286" text:style-name="L69">
              <text:list-item>
                <text:p text:style-name="P191">Evolució històrica dels sistemes de telecomunicacions. Definició de telemàtica.</text:p>
              </text:list-item>
              <text:list-item>
                <text:p text:style-name="P191">Aplicacions de la telemàtica.</text:p>
              </text:list-item>
              <text:list-item>
                <text:p text:style-name="P191">Els sistemes de comunicacions. Emissor, canal i Receptor. Soroll.</text:p>
              </text:list-item>
              <text:list-item>
                <text:p text:style-name="P191">La informació i el senyal.</text:p>
              </text:list-item>
              <text:list-item>
                <text:p text:style-name="P191">Medis físics de transmissió (cables, fibra òptica, sense fils, microones...).</text:p>
              </text:list-item>
              <text:list-item>
                <text:p text:style-name="P191">Tipus de transmissió (analògic-digital; símplex, semidúplex, fulldúplex; sèrie-paral·lel; síncrona-asíncrona).</text:p>
              </text:list-item>
              <text:list-item>
                <text:p text:style-name="P191">L'ample de banda. Limitacions.</text:p>
              </text:list-item>
              <text:list-item>
                <text:p text:style-name="P191">La modulació: necessitat de la modulació, tipus de modulació.</text:p>
              </text:list-item>
              <text:list-item>
                <text:p text:style-name="P191">La multiplexació. Multiplexació en freqüència o en temps.</text:p>
              </text:list-item>
              <text:list-item>
                <text:p text:style-name="P191">Detecció i correcció d'errors.</text:p>
              </text:list-item>
            </text:list>
            <text:p text:style-name="P112">Complementaris</text:p>
            <text:list xml:id="list1044821692" text:style-name="L70">
              <text:list-item>
                <text:p text:style-name="P192">El mòdem: tipus de modulacions, elements que el componen.</text:p>
              </text:list-item>
              <text:list-item>
                <text:p text:style-name="P192">Normatives estàndards per als mòdems.</text:p>
              </text:list-item>
            </text:list>
          </table:table-cell>
        </table:table-row>
        <table:table-row>
          <table:table-cell table:style-name="Taula5.A3" office:value-type="string">
            <text:p text:style-name="P74">Procedimentals</text:p>
          </table:table-cell>
        </table:table-row>
        <table:table-row>
          <table:table-cell table:style-name="Taula5.A2" office:value-type="string">
            <text:p text:style-name="P101">Bàsics:</text:p>
            <text:list xml:id="list2170374145" text:style-name="L71">
              <text:list-item>
                <text:p text:style-name="P193">Identificar els sistemes de telecomunicacions.</text:p>
              </text:list-item>
              <text:list-item>
                <text:p text:style-name="P193">Descriure les línies de comunicacions.</text:p>
              </text:list-item>
              <text:list-item>
                <text:p text:style-name="P193">Descriure el circuits de dades i l'explotació dels circuits de dades.</text:p>
              </text:list-item>
              <text:list-item>
                <text:p text:style-name="P193">Enumerar els elements que intervenen en un sistema de comunicacions.</text:p>
              </text:list-item>
              <text:list-item>
                <text:p text:style-name="P193">Descriure la informació i el senyal mitjançant diagrames.</text:p>
              </text:list-item>
              <text:list-item>
                <text:p text:style-name="P193">Descriure la modulació la seva necessitat i els tipus de modulacions.</text:p>
              </text:list-item>
              <text:list-item>
                <text:p text:style-name="P193">Identificar les limitacions de l'ample de banda.</text:p>
              </text:list-item>
              <text:list-item>
                <text:p text:style-name="P193">Descriure la multiplexació en freqüència i en temps.</text:p>
              </text:list-item>
              <text:list-item>
                <text:p text:style-name="P193">Descriure els mitjans de transmissió: sistemes de cablejat, la fibra òptica, sistemes sense fil.</text:p>
              </text:list-item>
              <text:list-item>
                <text:p text:style-name="P193">Descriure els mètodes de correcció d'errors.</text:p>
              </text:list-item>
            </text:list>
            <text:p text:style-name="P113">Complementaris:</text:p>
            <text:list xml:id="list78049894" text:style-name="L72">
              <text:list-item>
                <text:p text:style-name="P194">Identificar els tipus de mòdems i les seves característiques. Consulta i interpretació del manual d'usuari d'un mòdem.</text:p>
              </text:list-item>
              <text:list-item>
                <text:p text:style-name="P194">Identificar les normatives d'estàndards per al mòdem.</text:p>
              </text:list-item>
            </text:list>
          </table:table-cell>
        </table:table-row>
        <table:table-row>
          <table:table-cell table:style-name="Taula5.A3" office:value-type="string">
            <text:p text:style-name="P75">Actitudinals</text:p>
          </table:table-cell>
        </table:table-row>
        <text:soft-page-break/>
        <table:table-row>
          <table:table-cell table:style-name="Taula5.A2" office:value-type="string">
            <text:list xml:id="list1799427205" text:style-name="L73">
              <text:list-item>
                <text:p text:style-name="P244">L'impacte causat per la invenció dels diferents mecanismes de comunicació. Les Tecnologies de la Informació i en concret, la telemàtica, viuen actualment el seu major auge.</text:p>
              </text:list-item>
              <text:list-item>
                <text:p text:style-name="P244">La importància de la Societat de la Informació.</text:p>
              </text:list-item>
              <text:list-item>
                <text:p text:style-name="P247"><text:span text:style-name="T13">Aquest tema proporciona una formació de base necessària per al professional que permet potenciar </text:span><text:span text:style-name="T14">la</text:span><text:span text:style-name="T13"> </text:span><text:span text:style-name="T14">confiança en un mateix</text:span><text:span text:style-name="T15">, </text:span><text:span text:style-name="T14">el</text:span><text:span text:style-name="T13"> </text:span><text:span text:style-name="T14">progrés i la promoció dins la professió</text:span><text:span text:style-name="T15">, i els coneixements dels estàndards i les seves possibles implicacions en</text:span><text:span text:style-name="T14"> la seguretat laboral</text:span><text:span text:style-name="T15">.</text:span></text:p>
              </text:list-item>
            </text:list>
          </table:table-cell>
        </table:table-row>
      </table:table>
      <text:p text:style-name="Text_20_body"/>
      <text:h text:style-name="Heading_20_3" text:outline-level="3">Metodologia</text:h>
      <text:p text:style-name="Text_20_body"/>
      <table:table table:name="Taula6" table:style-name="Taula6">
        <table:table-column table:style-name="Taula6.A"/>
        <table:table-column table:style-name="Taula6.B"/>
        <table:table-column table:style-name="Taula6.C"/>
        <table:table-header-rows>
          <table:table-row>
            <table:table-cell table:style-name="Taula6.A1" office:value-type="string">
              <text:p text:style-name="P81">Sessió</text:p>
            </table:table-cell>
            <table:table-cell table:style-name="Taula6.A1" office:value-type="string">
              <text:p text:style-name="P81">Activitats d'ensenyament-aprenentatge</text:p>
            </table:table-cell>
            <table:table-cell table:style-name="Taula6.C1" office:value-type="string">
              <text:p text:style-name="P81">Temps</text:p>
            </table:table-cell>
          </table:table-row>
        </table:table-header-rows>
        <table:table-row>
          <table:table-cell table:style-name="Taula6.A2" office:value-type="string">
            <text:p text:style-name="P107"/>
            <text:p text:style-name="P107">1</text:p>
          </table:table-cell>
          <table:table-cell table:style-name="Taula6.B2" office:value-type="string">
            <text:p text:style-name="P101">NA 1. Activitats de presentació-motivació</text:p>
            <text:p text:style-name="P103">A través d'una exposició oral i amb l'ajuda d'unes transparències en format digital, transmetre la importància de les Tecnologies de la Informació i les Comunicacions (TIC) i en concret de la Telemàtica.</text:p>
          </table:table-cell>
          <table:table-cell table:style-name="Taula6.C2" office:value-type="string">
            <text:p text:style-name="P107"/>
            <text:p text:style-name="P107">20 min.</text:p>
          </table:table-cell>
        </table:table-row>
        <table:table-row>
          <table:table-cell table:style-name="Taula6.A2" office:value-type="string">
            <text:p text:style-name="P107">1</text:p>
          </table:table-cell>
          <table:table-cell table:style-name="Taula6.B2" office:value-type="string">
            <text:p text:style-name="P101">NA 2. Activitats de coneixements previs</text:p>
            <text:p text:style-name="P103">Mitjançant una activitat de grup realitzaré preguntes obertes a la classe, amb l'objectiu d'esbrinar el nivell de coneixement que tenen els alumnes sobre els sistemes de comunicacions. Mitjançant aquesta activitat també es pretén que els alumnes refresquin els seus coneixements previs i que s'adonin que els sistemes de comunicacions ja són una part important del seu dia a dia.</text:p>
          </table:table-cell>
          <table:table-cell table:style-name="Taula6.C2" office:value-type="string">
            <text:p text:style-name="P107">20 min.</text:p>
          </table:table-cell>
        </table:table-row>
        <table:table-row>
          <table:table-cell table:style-name="Taula6.B2" office:value-type="string">
            <text:p text:style-name="P107"/>
            <text:p text:style-name="P107"/>
            <text:p text:style-name="P107"/>
            <text:p text:style-name="P107"/>
            <text:p text:style-name="P107"/>
            <text:p text:style-name="P107">1, 2, 3, 4, 5, 6, 7 i 8</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4 i 6</text:p>
            <text:p text:style-name="P107"/>
            <text:p text:style-name="P107"/>
            <text:p text:style-name="P107"/>
            <text:p text:style-name="P107"/>
            <text:p text:style-name="P107">1, 2, 3, 4, 5, 6, 7 </text:p>
          </table:table-cell>
          <table:table-cell table:style-name="Taula6.B2" office:value-type="string">
            <text:p text:style-name="P101">NA 3. Activitats de desenvolupament de continguts</text:p>
            <text:p text:style-name="P103">Explicació oral amb el suport de documentació en forma de transparències digitals:</text:p>
            <text:list xml:id="list712286638" text:style-name="L74">
              <text:list-item>
                <text:p text:style-name="P195"><text:span text:style-name="T2">NA 3.1.</text:span> Evolució històrica dels sistemes de telecomunicacions. Definició de telemàtica. Aplicacions de la telemàtica.</text:p>
              </text:list-item>
              <text:list-item>
                <text:p text:style-name="P195"><text:span text:style-name="T2">NA 3.2. </text:span>Els sistemes de comunicacions. Emissor, Canal i Receptor. Soroll.</text:p>
              </text:list-item>
              <text:list-item>
                <text:p text:style-name="P195"><text:span text:style-name="T2">NA 3.3. </text:span>La informació i el senyal.</text:p>
              </text:list-item>
              <text:list-item>
                <text:p text:style-name="P195"><text:span text:style-name="T2">NA 3.4. </text:span>Medis físics de transmissió (cables, fibra òptica, sense fils, microones...).</text:p>
              </text:list-item>
              <text:list-item>
                <text:p text:style-name="P195"><text:span text:style-name="T2">NA 3.5. </text:span>Tipus de transmissió (analògic-digital; símplex, semidúplex, fulldúplex; sèrie-paral·lel; síncrona-asíncrona).</text:p>
              </text:list-item>
              <text:list-item>
                <text:p text:style-name="P195"><text:span text:style-name="T2">NA 3.6. </text:span>L'ample de banda. Limitacions.</text:p>
              </text:list-item>
              <text:list-item>
                <text:p text:style-name="P195"><text:span text:style-name="T2">NA 3.7. </text:span>La modulació: necessitat de la modulació, tipus de modulació.</text:p>
              </text:list-item>
              <text:list-item>
                <text:p text:style-name="P195"><text:span text:style-name="T2">NA 3.8. </text:span>La multiplexació. Multiplexació en freqüència o en temps</text:p>
              </text:list-item>
              <text:list-item>
                <text:p text:style-name="P228"><text:span text:style-name="T2">NA 3.9. </text:span>Detecció i correcció d'errors.</text:p>
              </text:list-item>
              <text:list-item>
                <text:p text:style-name="P228"><text:span text:style-name="T2">NA 3.10. </text:span>El mòdem.</text:p>
              </text:list-item>
              <text:list-item>
                <text:p text:style-name="P248">Mitjançant la tècnica de <text:span text:style-name="T33">brainstroming:</text:span></text:p>
              </text:list-item>
              <text:list-item>
                <text:p text:style-name="P253"><text:span text:style-name="T2">NA 4.</text:span> Descriurem tots junts a la pissarra els elements que intervenen en un sistema de comunicacions, els canals que ens podem trobar i els diferents sistemes, els tipus de modulacions i multiplexacions. 2 sessions.</text:p>
              </text:list-item>
              <text:list-item>
                <text:p text:style-name="P253"/>
                <text:p text:style-name="P263">Per parelles realitzaran les següents activitats:</text:p>
                <text:list>
                  <text:list-item>
                    <text:list>
                      <text:list-item>
                        <text:p text:style-name="P253"><text:span text:style-name="T2">NA 5.1 </text:span>Realitzar un treball d'investigació sobre els sistemes de comunicacions, explicant les seves característiques i funcions.</text:p>
                      </text:list-item>
                      <text:list-item>
                        <text:p text:style-name="P253"><text:span text:style-name="T2">NA 5.2 </text:span>Realitzaran un supòsit pràctic en que s'identificaran els elements de la xarxa que es troba l'aula, explicant les seves funcions i les seves característiques bàsiques.</text:p>
                      </text:list-item>
                    </text:list>
                  </text:list-item>
                </text:list>
              </text:list-item>
            </text:list>
          </table:table-cell>
          <table:table-cell table:style-name="Taula6.C4" office:value-type="string">
            <text:p text:style-name="P88"/>
            <text:p text:style-name="P88"/>
            <text:p text:style-name="P88"/>
            <text:p text:style-name="P88"/>
            <text:p text:style-name="P88"/>
            <text:p text:style-name="P88">50 min./</text:p>
            <text:p text:style-name="P88">sessió</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30 min./ sessió</text:p>
            <text:p text:style-name="P88"/>
            <text:p text:style-name="P88"/>
            <text:p text:style-name="P88"/>
            <text:p text:style-name="P88">50 min. /sessió</text:p>
          </table:table-cell>
        </table:table-row>
        <text:soft-page-break/>
        <table:table-row>
          <table:table-cell table:style-name="Taula6.A2" office:value-type="string">
            <text:p text:style-name="P107">7 i 8</text:p>
          </table:table-cell>
          <table:table-cell table:style-name="Taula6.B2" office:value-type="string">
            <text:p text:style-name="P101">Activitat de consolidació de coneixements</text:p>
            <text:p text:style-name="P103"><text:span text:style-name="T35">NA 6. </text:span>Realitzar un treball sobre el funcionament d'un sistema de comunicacions proposat pel professor explicant les seves característiques bàsiques.</text:p>
          </table:table-cell>
          <table:table-cell table:style-name="Taula6.C2" office:value-type="string">
            <text:p text:style-name="P107">50 min./ sessió</text:p>
          </table:table-cell>
        </table:table-row>
        <table:table-row>
          <table:table-cell table:style-name="Taula6.A2" office:value-type="string">
            <text:p text:style-name="P107">8-9</text:p>
          </table:table-cell>
          <table:table-cell table:style-name="Taula6.B2" office:value-type="string">
            <text:p text:style-name="P101">Activitats d'avaluació</text:p>
            <text:p text:style-name="P103">L'observació i seguiment de la realització d'una pràctica de laboratori.</text:p>
            <text:p text:style-name="P103"><text:span text:style-name="T35">NA 7. </text:span><text:span text:style-name="T2">Pràctica</text:span>: El mòdem. Els alumnes realitzaran un pràctica segons un guió proporcionat pel professor. Per realitzar la pràctica hauran d'elaborar un estudi previ consistent en resoldre una sèrie de qüestions relacionades amb els coneixements previs de la pràctica.</text:p>
          </table:table-cell>
          <table:table-cell table:style-name="Taula6.C2" office:value-type="string">
            <text:p text:style-name="P107">150 min.</text:p>
          </table:table-cell>
        </table:table-row>
        <table:table-row>
          <table:table-cell table:style-name="Taula6.A2" office:value-type="string">
            <text:p text:style-name="P107">9</text:p>
          </table:table-cell>
          <table:table-cell table:style-name="Taula6.B2" office:value-type="string">
            <text:p text:style-name="P101">Activitats de reforç</text:p>
            <text:p text:style-name="P103"><text:span text:style-name="T2">NA 8.</text:span> Realitzar un esquema amb les característiques físiques de les línies de transmissió.</text:p>
          </table:table-cell>
          <table:table-cell table:style-name="Taula6.C2" office:value-type="string">
            <text:p text:style-name="P108">50 min.</text:p>
          </table:table-cell>
        </table:table-row>
        <table:table-row>
          <table:table-cell table:style-name="Taula6.B2" table:number-columns-spanned="2" office:value-type="string">
            <text:p text:style-name="P115">Total d'hores:</text:p>
          </table:table-cell>
          <table:covered-table-cell/>
          <table:table-cell table:style-name="Taula6.C2" office:value-type="string">
            <text:p text:style-name="P116">25h</text:p>
          </table:table-cell>
        </table:table-row>
      </table:table>
      <text:p text:style-name="Text_20_body"/>
      <text:p text:style-name="P42">Segons el quadre d'activitats proposat s'empren en els següents:</text:p>
      <text:list xml:id="list355880098" text:style-name="L75">
        <text:list-item>
          <text:p text:style-name="P310">Espais: <text:span text:style-name="T5">les activitats es desenvoluparan a l'aula d'informàtica.</text:span></text:p>
        </text:list-item>
        <text:list-item>
          <text:p text:style-name="P310">Agrupaments: <text:span text:style-name="T5">les activitats a desenvolupar seran realitzades per equips de 2 a 3 alumnes, amb l'objectiu d'incentivar el treball en equip i les relacions interpersonals.</text:span></text:p>
        </text:list-item>
        <text:list-item>
          <text:p text:style-name="P310">Recursos:</text:p>
          <text:list>
            <text:list-item>
              <text:p text:style-name="P292">El llibre de text: <text:span text:style-name="T33">Xarxes d'àrea local </text:span><text:span text:style-name="T36">de McGraw Hill</text:span>. Equips informàtics i transparències.</text:p>
            </text:list-item>
            <text:list-item>
              <text:p text:style-name="P292">Per la realització de la pràctica utilitzarem l'aplicació lliure <text:a xlink:type="simple" xlink:href="http://alioth.debian.org/projects/minicom/">MiniCOM</text:a>.</text:p>
            </text:list-item>
          </text:list>
        </text:list-item>
      </text:list>
      <text:h text:style-name="P279" text:outline-level="3">Avaluació</text:h>
      <text:p text:style-name="P60">CRITERIS D'AVALUACIÓ</text:p>
      <text:list xml:id="list777988742" text:style-name="L76">
        <text:list-item>
          <text:p text:style-name="P333">Explicar els fonaments, tècniques i característiques bàsiques de la transmissió d'informació i els tipus de xarxes.</text:p>
        </text:list-item>
        <text:list-item>
          <text:p text:style-name="P245">Identificar i explicar la funció dels components de maquinari i programari bàsics d'un sistema de xarxa.</text:p>
        </text:list-item>
        <text:list-item>
          <text:p text:style-name="P245">Descriure la composició física d'un sistema en xarxa: mitjans físics de transmissió <text:soft-page-break/>d'informació, equips, estàndards de funcionament i mode de connexió.</text:p>
        </text:list-item>
        <text:list-item>
          <text:p text:style-name="P245">Interpretar els símbols bàsics utilitzats en la realització d'esquemes de xarxa.</text:p>
        </text:list-item>
      </text:list>
      <text:p text:style-name="P117"/>
      <text:p text:style-name="P62">INSTRUMENTS I PROCEDIMENTS D'AVALUACIÓ</text:p>
      <text:p text:style-name="P45">Mitjançant la fitxa de registre (veure l'Annex 1), avaluaré els continguts actitudinals: motivació i interès per la matèria, participació, observació d'activitats i assistència, així com l'observació de la realització de la pràctica de laboratori.</text:p>
      <text:p text:style-name="P63">CRITERIS DE QUALIFICACIÓ</text:p>
      <text:p text:style-name="P45">La nota d'aquesta unitat didàctica s'obté de la nota obtinguda en la pràctica i de les observacions anotades a la fitxa de registre, puntuant de 0 a 10 punts. El percentatge assignat a cadascuna de les parts serà:</text:p>
      <text:list xml:id="list62673416" text:style-name="L77">
        <text:list-item>
          <text:p text:style-name="P300"><text:span text:style-name="T2">25 % continguts conceptuals (suport), 60% procedimentals (organitzadors) i 15% actitudinals</text:span> </text:p>
        </text:list-item>
      </text:list>
      <text:h text:style-name="P146" text:outline-level="2">UNITAT DIDÀCTICA Nº 2. Protocols i arquitectures de xarxes de comuni- cacions. Estàndards. Associacions.</text:h>
      <text:p text:style-name="P58"/>
      <text:p text:style-name="P46">En finalitzar aquesta unitat els alumnes han de ser capaços d'assolir el següents:</text:p>
      <table:table table:name="Taula7" table:style-name="Taula7">
        <table:table-column table:style-name="Taula7.A"/>
        <table:table-header-rows>
          <table:table-row table:style-name="Taula7.1">
            <table:table-cell table:style-name="Taula7.A1" office:value-type="string">
              <text:h text:style-name="P276" text:outline-level="3">Objectius terminals</text:h>
            </table:table-cell>
          </table:table-row>
        </table:table-header-rows>
        <table:table-row>
          <table:table-cell table:style-name="Taula7.A2" office:value-type="string">
            <text:list xml:id="list699674191" text:style-name="L78">
              <text:list-item>
                <text:p text:style-name="P318">Diferenciar la composició física d'un sistema de xarxa, els medis físics de transmissió, els equips, els estàndards de funcionament i el mode de connexió, a partir de la documentació tècnica.</text:p>
              </text:list-item>
            </text:list>
          </table:table-cell>
        </table:table-row>
        <table:table-row>
          <table:table-cell table:style-name="Taula7.A2" office:value-type="string">
            <text:list xml:id="list2039009720" text:style-name="L79">
              <text:list-item>
                <text:p text:style-name="P319">Elaborar diagrames generals i detallats per a la instal·lació del cablejat, estacions de treball i unitats de connexió de la xarxa. </text:p>
              </text:list-item>
            </text:list>
          </table:table-cell>
        </table:table-row>
        <table:table-row>
          <table:table-cell table:style-name="Taula7.A2" office:value-type="string">
            <text:list xml:id="list1087654106" text:style-name="L80">
              <text:list-item>
                <text:p text:style-name="P320">Relacionar les necessitats de comunicació, accés de dades i documents d'una organització amb els serveis de comunicació de dades públiques i privades existents i el cost que representa.</text:p>
              </text:list-item>
            </text:list>
          </table:table-cell>
        </table:table-row>
      </table:table>
      <text:h text:style-name="P278" text:outline-level="3">Continguts</text:h>
      <text:p text:style-name="Text_20_body"/>
      <table:table table:name="Taula8" table:style-name="Taula8">
        <table:table-column table:style-name="Taula8.A"/>
        <table:table-row>
          <table:table-cell table:style-name="Taula8.A1" office:value-type="string">
            <text:p text:style-name="P75">Fets, conceptes i sistemes conceptuals</text:p>
          </table:table-cell>
        </table:table-row>
        <table:table-row>
          <table:table-cell table:style-name="Taula8.A2" office:value-type="string">
            <text:p text:style-name="P114">Bàsics:</text:p>
            <text:list xml:id="list1289509375" text:style-name="L81">
              <text:list-item>
                <text:p text:style-name="P196">Xarxes de comunicacions. Necessitat i aplicacions de les xarxes.</text:p>
              </text:list-item>
              <text:list-item>
                <text:p text:style-name="P196">Tipus de xarxes de comunicacions (la xarxa telefònica, la xarxa d'àrea local, les xarxes d'àrea extensa (MAN, WAN), etc.</text:p>
              </text:list-item>
              <text:list-item>
                <text:p text:style-name="P196">El concepte de Protocol. Comunicació entre sistemes.</text:p>
              </text:list-item>
              <text:list-item>
                <text:p text:style-name="P196">Normes i associacions d'estàndards.</text:p>
              </text:list-item>
              <text:list-item>
                <text:p text:style-name="P196">El model de referència OSI: estructura de capes, comunicació entre capes, serveis, primitives, identitats i interfícies.</text:p>
              </text:list-item>
              <text:list-item>
                <text:p text:style-name="P196">Els nivells OSI orientats a la xarxa (nivell físic, nivell d'enllaç i el nivell de xarxa).</text:p>
              </text:list-item>
              <text:list-item>
                <text:p text:style-name="P196">Els nivells OSI de transport i orientats a l'aplicació (nivells de transport, sessió, presentació i aplicació).</text:p>
              </text:list-item>
              <text:list-item>
                <text:p text:style-name="P196">El model d'Internet: Arquitectura TCP/IP.</text:p>
              </text:list-item>
            </text:list>
            <text:p text:style-name="P87"><text:span text:style-name="T40">Complementaris</text:span>:</text:p>
            <text:list xml:id="list659254699" text:style-name="L82">
              <text:list-item>
                <text:p text:style-name="P197">Xarxes en anell, xarxes FDDI, xarxes Ethernet, xarxes Frame Relay, xarxes ATM i xarxes de satèl·lits.</text:p>
              </text:list-item>
            </text:list>
          </table:table-cell>
        </table:table-row>
        <text:soft-page-break/>
        <table:table-row>
          <table:table-cell table:style-name="Taula8.A3" office:value-type="string">
            <text:p text:style-name="P82">Procedimentals</text:p>
          </table:table-cell>
        </table:table-row>
        <table:table-row>
          <table:table-cell table:style-name="Taula8.A2" office:value-type="string">
            <text:p text:style-name="P112">Bàsics:</text:p>
            <text:list xml:id="list514554977" text:style-name="L83">
              <text:list-item>
                <text:p text:style-name="P198">Descriure els diferents tipus de xarxes: la xarxa telegràfica i la xarxa telefònica, la xarxa d'àrea local, la xarxa d'àrea extensa, les xarxes metropolitanes i les xarxes virtuals.</text:p>
              </text:list-item>
              <text:list-item>
                <text:p text:style-name="P198">Identificar els protocols utilitzats a les xarxes de comunicacions.</text:p>
              </text:list-item>
              <text:list-item>
                <text:p text:style-name="P198">Identificar els diferents tipus de xarxes, tenint en compte les seves característiques, serveis que ofereixen, l'àmbit geogràfic, la velocitat de transmissió, taxa d'error, etc.</text:p>
              </text:list-item>
              <text:list-item>
                <text:p text:style-name="P198">Descriure el model de referència OSI: estructura de capes, comunicació entre capes, tipus de serveis.</text:p>
              </text:list-item>
              <text:list-item>
                <text:p text:style-name="P198">Identificar els nivells OSI orientats a xarxa i les seves funcions: nivell físic, nivell d'enllaç i nivell de xarxa.</text:p>
              </text:list-item>
              <text:list-item>
                <text:p text:style-name="P198">Identificar els nivells OSI de transport i orientats a l'aplicació: nivells de sessió, presentació i aplicació.</text:p>
              </text:list-item>
            </text:list>
            <text:p text:style-name="P112">Complementaris:</text:p>
            <text:list xml:id="list804187184" text:style-name="L84">
              <text:list-item>
                <text:p text:style-name="P199">Descriure un exemple funcional de l'arquitectura OSI.</text:p>
              </text:list-item>
              <text:list-item>
                <text:p text:style-name="P199">Descriure l'estructura de les xarxes d'àrea local.</text:p>
              </text:list-item>
            </text:list>
          </table:table-cell>
        </table:table-row>
        <table:table-row>
          <table:table-cell table:style-name="Taula8.A3" office:value-type="string">
            <text:p text:style-name="P83">Actitudinals</text:p>
          </table:table-cell>
        </table:table-row>
        <table:table-row>
          <table:table-cell table:style-name="Taula8.A2" office:value-type="string">
            <text:list xml:id="list2144029585" text:style-name="L85">
              <text:list-item>
                <text:p text:style-name="P200">La importància que tenen les arquitectures de comunicacions, ja que tota l'estructura de comunicació està organitzada jeràrquicament i sota uns protocols que estandarditzen el procés de comunicació.</text:p>
              </text:list-item>
              <text:list-item>
                <text:p text:style-name="P200">Aquest tema té un alt contingut procedimental i afavoreix la potenciació de múltiples aptituds clau com la resolució de problemes o l'organització en el treball. A més aporta formació extra de base que permet al professional potenciar la confiança en ell mateix, augmentar la seva capacitat per progressar i promocionar dins la professió i conèixer els estàndards i les seves possibles implicacions en la seguretat laboral.</text:p>
              </text:list-item>
            </text:list>
          </table:table-cell>
        </table:table-row>
      </table:table>
      <text:h text:style-name="Heading_20_3" text:outline-level="3">Metodologia. Nuclis d'activitat</text:h>
      <table:table table:name="Taula9" table:style-name="Taula9">
        <table:table-column table:style-name="Taula9.A"/>
        <table:table-column table:style-name="Taula9.B"/>
        <table:table-column table:style-name="Taula9.C"/>
        <table:table-header-rows>
          <table:table-row>
            <table:table-cell table:style-name="Taula9.A1" office:value-type="string">
              <text:p text:style-name="P81">Sessió</text:p>
            </table:table-cell>
            <table:table-cell table:style-name="Taula9.A1" office:value-type="string">
              <text:p text:style-name="P81">Activitats d'ensenyament-aprenentatge</text:p>
            </table:table-cell>
            <table:table-cell table:style-name="Taula9.C1" office:value-type="string">
              <text:p text:style-name="P81">Temps</text:p>
            </table:table-cell>
          </table:table-row>
        </table:table-header-rows>
        <table:table-row>
          <table:table-cell table:style-name="Taula9.A2" office:value-type="string">
            <text:p text:style-name="P124">1</text:p>
          </table:table-cell>
          <table:table-cell table:style-name="Taula9.B2" office:value-type="string">
            <text:p text:style-name="P102">NA 1. <text:s/>Activitats de presentació-motivació</text:p>
            <text:p text:style-name="P104">A través d'una exposició oral i amb l'ajuda d'unes transparències en format digital, transmetre la importància que tenen els protocols, les arquitectures de comunicacions, els estàndards i les associacions internacionals, com a normes comunes definides per la comunitat d'usuaris i desenvolupadors de xarxes de comunicacions amb l'objectiu de facilitar-ne el seu ús i desenvolupament de forma organitzada i jerarquitzada.</text:p>
          </table:table-cell>
          <table:table-cell table:style-name="Taula9.C2" office:value-type="string">
            <text:p text:style-name="P122"/>
            <text:p text:style-name="P122"/>
            <text:p text:style-name="P122"/>
            <text:p text:style-name="P122"/>
            <text:p text:style-name="P122">30 min.</text:p>
          </table:table-cell>
        </table:table-row>
        <table:table-row>
          <table:table-cell table:style-name="Taula9.A2" office:value-type="string">
            <text:p text:style-name="P124">1</text:p>
          </table:table-cell>
          <table:table-cell table:style-name="Taula9.B2" office:value-type="string">
            <text:p text:style-name="P102">NA 2. Activitats de coneixements previs</text:p>
            <text:p text:style-name="P104">Mitjançant una activitat de grup realitzaré preguntes obertes a la classe, amb l'objectiu d'esbrinar el nivell de coneixement que tenen els alumnes sobre els protocols de comunicacions, les organitzacions i els seus estàndards. L'objectiu principals es fer que s'adonin que els temes que tractarem en aquesta unitat didàctica ja formen part del seu dia a dia i que possiblement sense saber-ho ja tenen uns coneixements previs sobre protocols, arquitectures de comunicacions, etc.</text:p>
          </table:table-cell>
          <table:table-cell table:style-name="Taula9.C2" office:value-type="string">
            <text:p text:style-name="P122">30 min.</text:p>
          </table:table-cell>
        </table:table-row>
        <text:soft-page-break/>
        <table:table-row table:style-name="Taula9.4">
          <table:table-cell table:style-name="Taula9.B2" office:value-type="string">
            <text:p text:style-name="P124"/>
            <text:p text:style-name="P124"/>
            <text:p text:style-name="P124">1, 2, 3, 4, 5, 6, 7, 8 ,9 ,10 i 11</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3 i 10</text:p>
            <text:p text:style-name="P124"/>
            <text:p text:style-name="P124">2, 3, 4, 5, 6, 7, 8, 9,10 </text:p>
          </table:table-cell>
          <table:table-cell table:style-name="Taula9.B2" office:value-type="string">
            <text:p text:style-name="P102">NA 3. Activitats de desenvolupament de continguts</text:p>
            <text:p text:style-name="P104"/>
            <text:p text:style-name="P104">Explicació oral amb el suport de documentació en forma de transparències digitals:</text:p>
            <text:list xml:id="list213374697" text:style-name="L86">
              <text:list-item>
                <text:p text:style-name="P226"><text:span text:style-name="T29">NA 3.1. </text:span>Xarxes de comunicacions. Necessitat i aplicacions de les xarxes.</text:p>
              </text:list-item>
              <text:list-item>
                <text:p text:style-name="P226"><text:span text:style-name="T29">NA 3.12 </text:span>Tipus de xarxes de comunicacions (la xarxa telefònica, la xarxa d'àrea local, les xarxes d'àrea extensa (MAN, WAN), etc.</text:p>
              </text:list-item>
              <text:list-item>
                <text:p text:style-name="P226"><text:span text:style-name="T29">NA 3.2. </text:span>El concepte de Protocol. Comunicació entre sistemes.</text:p>
              </text:list-item>
              <text:list-item>
                <text:p text:style-name="P226"><text:span text:style-name="T29">NA 3.3 </text:span>Normes i associacions d'estàndards.</text:p>
              </text:list-item>
              <text:list-item>
                <text:p text:style-name="P226"><text:span text:style-name="T29">NA 3.4. </text:span>El model de referència OSI: estructura de capes, comunicació entre capes, serveis, primitives, identitats i interfícies.</text:p>
              </text:list-item>
              <text:list-item>
                <text:p text:style-name="P226"><text:span text:style-name="T29">NA 3.5. </text:span>Els nivells OSI orientats a xarxa (nivell físic, nivell d'enllaç i el nivell de xarxa).</text:p>
              </text:list-item>
              <text:list-item>
                <text:p text:style-name="P226"><text:span text:style-name="T29">NA 3.6. </text:span>Els nivells OSI de transport i orientats a l'aplicació (nivells de transport, sessió, presentació i aplicació).</text:p>
              </text:list-item>
              <text:list-item>
                <text:p text:style-name="P234"><text:span text:style-name="T29">NA 3.7. </text:span>El model d'Internet: Arquitectura TCP/IP.</text:p>
              </text:list-item>
            </text:list>
            <text:p text:style-name="P104"/>
            <text:list xml:id="list1091964092" text:style-name="L86">
              <text:list-item>
                <text:p text:style-name="P249">Mitjançant la tècnica de <text:span text:style-name="T33">brainstroming:</text:span></text:p>
              </text:list-item>
              <text:list-item>
                <text:p text:style-name="P254"><text:span text:style-name="T29">NA 4.1. </text:span>1era sessió. Descriurem tots junts a la pissarra els tipus de xarxes existents.</text:p>
              </text:list-item>
              <text:list-item>
                <text:p text:style-name="P254"><text:span text:style-name="T29">NA 4.2. </text:span>2ona sessió. Descriurem tots junts a la pissarra les diferents capes del model OSI i les seves funcions i posarem exemples de protocols de cada capa.</text:p>
              </text:list-item>
            </text:list>
            <text:list xml:id="list262011976" text:style-name="L87">
              <text:list-header>
                <text:p text:style-name="P264"/>
              </text:list-header>
              <text:list-item>
                <text:p text:style-name="P264">Per parelles realitzaran les següents activitats:</text:p>
                <text:list>
                  <text:list-item>
                    <text:list>
                      <text:list-item>
                        <text:p text:style-name="P255"><text:span text:style-name="T29">NA 5.1. </text:span>Els alumnes realitzaran un esquema on identificaran i explicaran els tipus de xarxa disponibles a l'aula, així com els protocols utilitzats.</text:p>
                      </text:list-item>
                      <text:list-item>
                        <text:p text:style-name="P255"><text:span text:style-name="T29">NA 5.2. </text:span>Realitzar un treball d'investigació sobre els sistemes de comunicacions, explicant les seves característiques i funcions.</text:p>
                      </text:list-item>
                    </text:list>
                  </text:list-item>
                </text:list>
              </text:list-item>
            </text:list>
          </table:table-cell>
          <table:table-cell table:style-name="Taula9.C4" office:value-type="string">
            <text:p text:style-name="P122"/>
            <text:p text:style-name="P122"/>
            <text:p text:style-name="P122">50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45 min./ sessió</text:p>
            <text:p text:style-name="P122"/>
            <text:p text:style-name="P122">50min./ sessió</text:p>
          </table:table-cell>
        </table:table-row>
        <table:table-row>
          <table:table-cell table:style-name="Taula9.B2" office:value-type="string">
            <text:p text:style-name="P124"/>
            <text:p text:style-name="P124"/>
            <text:p text:style-name="P124">10 i 11</text:p>
          </table:table-cell>
          <table:table-cell table:style-name="Taula9.B2" office:value-type="string">
            <text:p text:style-name="P102">Activitats de consolidació de coneixements</text:p>
            <text:p text:style-name="P104"/>
            <text:p text:style-name="P104"><text:span text:style-name="T37">NA 6.</text:span><text:span text:style-name="T35"> </text:span>Activitat a l'aula estructurada en forma de joc o gimcana on els alumnes hauran d'identificar un cas real de xarxa de comunicacions (la xarxa local de l'aula d'informàtica) els diferents nivells de la capa OSI. </text:p>
          </table:table-cell>
          <table:table-cell table:style-name="Taula9.C4" office:value-type="string">
            <text:p text:style-name="P122"/>
            <text:p text:style-name="P122"/>
            <text:p text:style-name="P122">50 min./ sessió</text:p>
          </table:table-cell>
        </table:table-row>
        <table:table-row>
          <table:table-cell table:style-name="Taula9.B2" office:value-type="string">
            <text:p text:style-name="P124"/>
            <text:p text:style-name="P124"/>
            <text:p text:style-name="P124">10, 11 <text:s/>i 12</text:p>
          </table:table-cell>
          <table:table-cell table:style-name="Taula9.B2" office:value-type="string">
            <text:p text:style-name="P102">Activitats de reforç</text:p>
            <text:p text:style-name="P104"/>
            <text:p text:style-name="P104"><text:span text:style-name="T37">NA 7. </text:span>Realitzar un treball amb els tipus de xarxes existents, tenint en compte les seves característiques, serveis que ofereixen, l'àmbit geogràfic, la velocitat de transmissió, etc.</text:p>
            <text:p text:style-name="P104"/>
          </table:table-cell>
          <table:table-cell table:style-name="Taula9.C4" office:value-type="string">
            <text:p text:style-name="P122"/>
            <text:p text:style-name="P122"/>
            <text:p text:style-name="P122"/>
            <text:p text:style-name="P122">50 min. / sessió</text:p>
          </table:table-cell>
        </table:table-row>
        <table:table-row>
          <table:table-cell table:style-name="Taula9.A2" office:value-type="string">
            <text:p text:style-name="P124">12</text:p>
          </table:table-cell>
          <table:table-cell table:style-name="Taula9.B2" office:value-type="string">
            <text:p text:style-name="P102"><text:span text:style-name="T36">NA 8. </text:span>Activitats d'avaluació</text:p>
            <text:p text:style-name="P104">Prova objectiva escrita de 30 preguntes curtes. L'observació i seguiment dels exercicis realitzats a classe.</text:p>
          </table:table-cell>
          <table:table-cell table:style-name="Taula9.C2" office:value-type="string">
            <text:p text:style-name="P122">100 min.</text:p>
          </table:table-cell>
        </table:table-row>
        <table:table-row>
          <table:table-cell table:style-name="Taula9.A2" table:number-columns-spanned="2" office:value-type="string">
            <text:p text:style-name="P118">Total hores:</text:p>
          </table:table-cell>
          <table:covered-table-cell/>
          <table:table-cell table:style-name="Taula9.C2" office:value-type="string">
            <text:p text:style-name="P123">30h</text:p>
          </table:table-cell>
        </table:table-row>
      </table:table>
      <text:p text:style-name="Text_20_body"/>
      <text:p text:style-name="P49">Segons els quadre d'activitats proposats s'empren en els següents:</text:p>
      <text:list xml:id="list714495034" text:style-name="L88">
        <text:list-item>
          <text:p text:style-name="P311">Espais: <text:span text:style-name="T5">les activitats es desenvoluparan a l'aula d'informàtica.</text:span></text:p>
        </text:list-item>
        <text:list-item>
          <text:p text:style-name="P311"><text:soft-page-break/>Agrupaments: <text:span text:style-name="T5">les activitats a desenvolupar seran realitzades per equips de 2 a 3 alumnes, amb l'objectiu d'incentivar el treball en equip i les relacions interpersonals.</text:span></text:p>
        </text:list-item>
        <text:list-item>
          <text:p text:style-name="P311">Recursos:</text:p>
          <text:list>
            <text:list-item>
              <text:p text:style-name="P340"><text:span text:style-name="T8">El llibre de text: </text:span><text:span text:style-name="T9">Xarxes d'àrea local</text:span><text:span text:style-name="T8"> de McGraw Hill. Equips informàtics i transparències.</text:span></text:p>
            </text:list-item>
            <text:list-item>
              <text:p text:style-name="P340"><text:span text:style-name="T8">Una a</text:span><text:a xlink:type="simple" xlink:href="http://www.cs.wcu.edu/%7Eholliday/cware/Stack/Stack.html"><text:span text:style-name="T16">nimació d'una pila de protocols</text:span></text:a><text:span text:style-name="T16"> d'una pila de protocols OSI.</text:span></text:p>
            </text:list-item>
          </text:list>
        </text:list-item>
      </text:list>
      <text:list xml:id="list1477054961" text:style-name="L89">
        <text:list-item>
          <text:p text:style-name="P293">Una sèrie d'adreces web (vegeu l'annex), que contenen informació sobre els continguts tractats en la unitat. </text:p>
        </text:list-item>
        <text:list-item>
          <text:p text:style-name="P293">Una pel·lícula de vídeo on es mostra el flux de la comunicació de dades en el model OSI.</text:p>
        </text:list-item>
      </text:list>
      <text:h text:style-name="P279" text:outline-level="3">Avaluació</text:h>
      <text:p text:style-name="P60">CRITERIS D'AVALUACIÓ</text:p>
      <text:list xml:id="list942692359" text:style-name="L90">
        <text:list-item>
          <text:p text:style-name="P334">Explicar els fonaments, tècniques i característiques bàsiques de la transmissió d'informació i els tipus de xarxes.</text:p>
        </text:list-item>
        <text:list-item>
          <text:p text:style-name="P246">Citar els diferents protocols, estàndards i associacions més utilitzats per la connexió a xarxes de comunicació públiques i privades i explicar les seves corresponent arquitectures.</text:p>
        </text:list-item>
        <text:list-item>
          <text:p text:style-name="P246">Sintetitzar els diferents nivells, funcions i serveis del model de referència per a la interconnexió de sistemes oberts, a fi d'establir la seva relació amb altres estructures i models.</text:p>
        </text:list-item>
        <text:list-item>
          <text:p text:style-name="P246">Identificar les característiques i mètodes d'accés corresponents a les arquitectures més usuals, explicant el seu funcionament bàsic i les prestacions que ofereixen.</text:p>
          <text:p text:style-name="P246"/>
        </text:list-item>
      </text:list>
      <text:p text:style-name="P62">INSTRUMENTS I PROCEDIMENTS D'AVALUACIÓ</text:p>
      <text:p text:style-name="P45">Mitjançant una prova objectiva escrita que consta de 30 preguntes curtes on s'avalua els continguts conceptuals i procedimentals.</text:p>
      <text:p text:style-name="P45">Mitjançant la fitxa de registre (veure l'Annex 1), avaluaré els continguts actitudinals: motivació i interès per la matèria, participació, observació d'activitats i assistència.</text:p>
      <text:p text:style-name="P63">CRÍTERIS DE QUALIFICACIÓ</text:p>
      <text:p text:style-name="P45">La nota d'aquesta unitat didàctica s'obté de la nota obtinguda en la prova objectiva i de les <text:soft-page-break/>observacions anotades a la fitxa de registre, puntuant de 0 a 10 punts. El percentatge assignat a cadascuna de les parts serà:</text:p>
      <text:list xml:id="list746467456" text:style-name="L91">
        <text:list-item>
          <text:p text:style-name="P350"><text:span text:style-name="T10">25 % continguts conceptuals (suport), 60% procedimentals (organitzadors) i 15% actitudinals</text:span><text:span text:style-name="T7"> </text:span></text:p>
        </text:list-item>
      </text:list>
      <text:h text:style-name="P146" text:outline-level="2">UNITAT DIDÀCTICA Nº 3. Xarxes d'àrea local. Sistemes operatius. Implantació.</text:h>
      <text:p text:style-name="P46"/>
      <text:p text:style-name="P46">En finalitzar aquesta unitat els alumnes han de ser capaços d'assolir el següents:</text:p>
      <table:table table:name="Taula27" table:style-name="Taula27">
        <table:table-column table:style-name="Taula27.A"/>
        <table:table-header-rows>
          <table:table-row table:style-name="Taula27.1">
            <table:table-cell table:style-name="Taula27.A1" office:value-type="string">
              <text:h text:style-name="P276" text:outline-level="3">Objectius terminals</text:h>
            </table:table-cell>
          </table:table-row>
        </table:table-header-rows>
        <table:table-row>
          <table:table-cell table:style-name="Taula27.A2" office:value-type="string">
            <text:list xml:id="list35927078" text:style-name="L92">
              <text:list-item>
                <text:p text:style-name="P321">Interpretar les característiques tecnicofuncionals de cada element de la xarxa, a partir del seu funcionament i de la documentació tècnica corresponent.</text:p>
              </text:list-item>
            </text:list>
          </table:table-cell>
        </table:table-row>
        <table:table-row>
          <table:table-cell table:style-name="Taula27.A2" office:value-type="string">
            <text:list xml:id="list477773262" text:style-name="L92">
              <text:list-item>
                <text:p text:style-name="P321">Identificar els recursos compatibles que cal compartir en una xarxa, les tècniques que utilitza el sistema operatiu per a la seva gestió i la influència dels procediments d'operació sobre el sistema.</text:p>
              </text:list-item>
            </text:list>
          </table:table-cell>
        </table:table-row>
        <table:table-row>
          <table:table-cell table:style-name="Taula27.A2" office:value-type="string">
            <text:list xml:id="list225886952" text:style-name="L92">
              <text:list-item>
                <text:p text:style-name="P321">Diferenciar les característiques fonamentals dels sistemes operatius de xarxa més utilitzats actualment, i també les tendències, segons les informacions tècniques a l'abast.</text:p>
              </text:list-item>
            </text:list>
          </table:table-cell>
        </table:table-row>
        <table:table-row table:style-name="Taula27.5">
          <table:table-cell table:style-name="Taula27.A2" office:value-type="string">
            <text:list xml:id="list1396419767" text:style-name="L93">
              <text:list-item>
                <text:p text:style-name="P322">Determinar a partir de l'anàlisi de necessitats, la topologia de xarxa local que més s'ajusti als requeriments d'usuari, als espais i a la ubicació definits prèviament.</text:p>
              </text:list-item>
            </text:list>
          </table:table-cell>
        </table:table-row>
        <table:table-row table:style-name="Taula27.5">
          <table:table-cell table:style-name="Taula27.A2" office:value-type="string">
            <text:list xml:id="list1284128443" text:style-name="L93">
              <text:list-item>
                <text:p text:style-name="P322">Establir les característiques rellevants de configuració del maquinari i programari i els requeriments d'instal·lació d'un sistema operatiu de xarxa segons les necessitats d'usuari plantejades.</text:p>
              </text:list-item>
            </text:list>
          </table:table-cell>
        </table:table-row>
        <table:table-row table:style-name="Taula27.5">
          <table:table-cell table:style-name="Taula27.A2" office:value-type="string">
            <text:list xml:id="list539070825" text:style-name="L93">
              <text:list-item>
                <text:p text:style-name="P322">Instal·lar el maquinari i el programari base en un entorn en xarxa i en un mitjà de transmissió ja instal·lat, segons les especificacions i el pla establert, amb l'ús de la documentació del programari i maquinari.</text:p>
              </text:list-item>
            </text:list>
          </table:table-cell>
        </table:table-row>
        <table:table-row table:style-name="Taula27.5">
          <table:table-cell table:style-name="Taula27.A2" office:value-type="string">
            <text:list xml:id="list1221311319" text:style-name="L93">
              <text:list-item>
                <text:p text:style-name="P322">Crear volums, sistemes d'arxius, servidors de fitxers, d'impressió i de comunicacions, en cada estació de treball, segons els requeriments proposats i la composició del sistema.</text:p>
              </text:list-item>
            </text:list>
          </table:table-cell>
        </table:table-row>
      </table:table>
      <text:h text:style-name="Heading_20_3" text:outline-level="3">Continguts</text:h>
      <text:p text:style-name="Text_20_body"/>
      <table:table table:name="Taula11" table:style-name="Taula11">
        <table:table-column table:style-name="Taula11.A"/>
        <table:table-row>
          <table:table-cell table:style-name="Taula11.A1" office:value-type="string">
            <text:p text:style-name="P82">Fets, conceptes i sistemes conceptuals</text:p>
          </table:table-cell>
        </table:table-row>
        <table:table-row>
          <table:table-cell table:style-name="Taula11.A2" office:value-type="string">
            <text:p text:style-name="P111">Bàsics:</text:p>
            <text:p text:style-name="P98">Xarxes d'àrea local</text:p>
            <text:list xml:id="list1061365785" text:style-name="L94">
              <text:list-item>
                <text:p text:style-name="P221">Concepte de xarxa d'àrea local. Característiques bàsiques.</text:p>
              </text:list-item>
              <text:list-item>
                <text:p text:style-name="P221">Topologies de xarxa: bus, anell, estrella, arbre, connexa.</text:p>
              </text:list-item>
              <text:list-item>
                <text:p text:style-name="P221">Estàndards de l'IEEE. La norma IEEE 802.</text:p>
              </text:list-item>
              <text:list-item>
                <text:p text:style-name="P221">L'estàndard IEEE 802.3. ETHERNET</text:p>
                <text:list>
                  <text:list-item>
                    <text:p text:style-name="P221">Característiques a nivell físic.</text:p>
                  </text:list-item>
                  <text:list-item>
                    <text:p text:style-name="P221">Característiques a nivell d'enllaç.</text:p>
                  </text:list-item>
                </text:list>
              </text:list-item>
              <text:list-item>
                <text:p text:style-name="P221">Xarxes sense fils WI-FI (IEEE 802.12) i BlueTooth (IEEE 802.15).</text:p>
              </text:list-item>
              <text:list-item>
                <text:p text:style-name="P221">Xarxes de fibra òptica: FDDI (Fiber Distributed Interface).</text:p>
              </text:list-item>
              <text:list-item>
                <text:p text:style-name="P270">Sistemes operatius</text:p>
              </text:list-item>
              <text:list-item>
                <text:p text:style-name="P273">Evolució històrica dels sistemes operatius de xarxa (NOS- Network Operating Systems).</text:p>
              </text:list-item>
              <text:list-item>
                <text:p text:style-name="P273">Els sistemes operatius de xarxa més utilitzats: Unix/Linux, Microsoft Windows (NT, 2000 Server) i Novell Netware. Característiques principals. Comparativa.</text:p>
              </text:list-item>
              <text:list-item>
                <text:p text:style-name="P273">Serveis de directori: Active Directori, Samba i LDAP.</text:p>
              </text:list-item>
              <text:list-item>
                <text:p text:style-name="P273">Grups de treball.</text:p>
              </text:list-item>
              <text:list-item>
                <text:p text:style-name="P273">Dominis de xarxa.</text:p>
              </text:list-item>
            </text:list>
            <text:p text:style-name="P92">Instal·lació d'una xarxa d'àrea local</text:p>
            <text:list xml:id="list1147621405" text:style-name="L95">
              <text:list-item>
                <text:p text:style-name="P274">El maquinari de les LAN: els adaptadors de xarxa, les estacions de treball, els servidors de xarxa, etc. Components que intervenen.</text:p>
              </text:list-item>
              <text:list-item>
                <text:p text:style-name="P274">El programari de les LAN: els controladors dels adaptadors de xarxa, sistemes de xarxa client-servidor, sistemes de xarxa entre iguals (peer to peer),etc.</text:p>
              </text:list-item>
              <text:list-item>
                <text:p text:style-name="P274">Protocols de xarxes UNIX/Linux. Utilitats per a sistemes amb protocol TCP/IP.</text:p>
              </text:list-item>
              <text:list-item>
                <text:p text:style-name="P274">Instal·lació d'una xarxa: anàlisi de necessitats, disseny de la xarxa i serveis, seguretat, posada en marxa, proves i documentació.</text:p>
              </text:list-item>
            </text:list>
            <text:p text:style-name="P111">Complementaris:</text:p>
            <text:list xml:id="list936799153" text:style-name="L96">
              <text:list-item>
                <text:p text:style-name="P222">Sistemes operatius de xarxa comercials.</text:p>
              </text:list-item>
            </text:list>
          </table:table-cell>
        </table:table-row>
        <text:soft-page-break/>
        <table:table-row>
          <table:table-cell table:style-name="Taula11.A3" office:value-type="string">
            <text:p text:style-name="P84">Procedimentals</text:p>
          </table:table-cell>
        </table:table-row>
        <table:table-row>
          <table:table-cell table:style-name="Taula11.A2" office:value-type="string">
            <text:p text:style-name="P112">Bàsics:</text:p>
            <text:p text:style-name="P99">Xarxes d'àrea local</text:p>
            <text:list xml:id="list1597181533" text:style-name="L97">
              <text:list-item>
                <text:p text:style-name="P201">Identificar les característiques bàsiques d'una xarxa d'àrea local.</text:p>
              </text:list-item>
              <text:list-item>
                <text:p text:style-name="P201">Identificar les principals topologies de xarxa local i explicar els seus avantatges i inconvenients.</text:p>
              </text:list-item>
              <text:list-item>
                <text:p text:style-name="P201">Descriure les normes proposades per l'IEEE relatives a les xarxes d'àrea local, així com els mètodes d'accés al medi que utilitzen aquestes normes.</text:p>
              </text:list-item>
            </text:list>
            <text:p text:style-name="P99">Sistemes operatius de xarxa</text:p>
            <text:list xml:id="list1565095972" text:style-name="L98">
              <text:list-item>
                <text:p text:style-name="P202">Reconèixer l'estructura bàsica d'un sistema operatiu de xarxa i les seves funcions.</text:p>
              </text:list-item>
              <text:list-item>
                <text:p text:style-name="P202">Descriure els serveis de directori, així com els protocols utilitzats.</text:p>
              </text:list-item>
            </text:list>
            <text:p text:style-name="P99">Instal·lació d'una xarxa d'àrea local</text:p>
            <text:list xml:id="list864543679" text:style-name="L99">
              <text:list-item>
                <text:p text:style-name="P240">Investigar les necessitats a considerar per a la realització del disseny d'una xarxa d'àrea local concreta.</text:p>
              </text:list-item>
              <text:list-item>
                <text:p text:style-name="P240">Descriure el maquinari i el programari de les LAN.</text:p>
              </text:list-item>
              <text:list-item>
                <text:p text:style-name="P240">Identificar els protocols de xarxes UNIX/Linux i les utilitats per a sistemes amb protocol TCP/IP.</text:p>
              </text:list-item>
              <text:list-item>
                <text:p text:style-name="P240">Realitzar una instal·lació de xarxa, tenint en compte una sèrie de factors com: l'anàlisi de les necessitats, el disseny de la xarxa i els serveis, la seguretat, etc.</text:p>
              </text:list-item>
              <text:list-item>
                <text:p text:style-name="P240">Procedir a l'explotació de la xarxa.</text:p>
              </text:list-item>
            </text:list>
            <text:p text:style-name="P112">Complementaris:</text:p>
            <text:list xml:id="list2013742976" text:style-name="L100">
              <text:list-item>
                <text:p text:style-name="P203">Identificar els principals sistemes operatius de xarxa comercials, així com les seves característiques bàsiques.</text:p>
              </text:list-item>
              <text:list-item>
                <text:p text:style-name="P203">Descriure les característiques de les xarxes de fibra òptica, així com conèixer l'estàndard FDDI.</text:p>
              </text:list-item>
              <text:list-item>
                <text:p text:style-name="P203">Descriure les especificacions tècniques de cada tipus de cable Ethernet.</text:p>
              </text:list-item>
            </text:list>
          </table:table-cell>
        </table:table-row>
        <table:table-row>
          <table:table-cell table:style-name="Taula11.A3" office:value-type="string">
            <text:p text:style-name="P84">Actitudinals</text:p>
          </table:table-cell>
        </table:table-row>
        <text:soft-page-break/>
        <table:table-row>
          <table:table-cell table:style-name="Taula11.A2" office:value-type="string">
            <text:list xml:id="list1165246221" text:style-name="L101">
              <text:list-item>
                <text:p text:style-name="P204">El valor i la importància d'una xarxa d'àrea local, pel fet que es pot fomentar la cooperació amb altres usuaris de la xarxa, usant recursos, compartint arxius, evitant la informació redundant i els treballs duplicats. De la mateixa manera es poden establir permisos de seguretat sobre els diferents usuaris, i fer còpies de seguretat de manera selectiva.</text:p>
              </text:list-item>
            </text:list>
            <text:list xml:id="list929470701" text:style-name="L102">
              <text:list-item>
                <text:p text:style-name="P205">El valor de la importància d'un sistema operatiu de xarxa per a la comunicació d'un sistema informàtic amb altres equips en l'àmbit de la xarxa.</text:p>
              </text:list-item>
              <text:list-item>
                <text:p text:style-name="P205">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text:p>
              </text:list-item>
            </text:list>
          </table:table-cell>
        </table:table-row>
      </table:table>
      <text:p text:style-name="Text_20_body"/>
      <text:h text:style-name="Heading_20_3" text:outline-level="3">Metodologia</text:h>
      <text:p text:style-name="Text_20_body"/>
      <table:table table:name="Taula12" table:style-name="Taula12">
        <table:table-column table:style-name="Taula12.A"/>
        <table:table-column table:style-name="Taula12.B"/>
        <table:table-column table:style-name="Taula12.C"/>
        <table:table-header-rows>
          <table:table-row>
            <table:table-cell table:style-name="Taula12.A1" office:value-type="string">
              <text:p text:style-name="P81">Sessió</text:p>
            </table:table-cell>
            <table:table-cell table:style-name="Taula12.A1" office:value-type="string">
              <text:p text:style-name="P81">Activitats d'ensenyament-aprenentatge</text:p>
            </table:table-cell>
            <table:table-cell table:style-name="Taula12.C1" office:value-type="string">
              <text:p text:style-name="P81">Temps</text:p>
            </table:table-cell>
          </table:table-row>
        </table:table-header-rows>
        <table:table-row>
          <table:table-cell table:style-name="Taula12.A2" office:value-type="string">
            <text:p text:style-name="P124"/>
            <text:p text:style-name="P124"/>
            <text:p text:style-name="P124">1</text:p>
          </table:table-cell>
          <table:table-cell table:style-name="Taula12.B2" office:value-type="string">
            <text:p text:style-name="P101">NA 1. Activitats de presentació-motivació</text:p>
            <text:p text:style-name="P103">A través d'una exposició oral i amb l'ajuda d'unes transparències en format digital, transmetre la importància de les xarxes d'àrea local i els sistemes operatius de xarxa pel fet que permeten fomentar la cooperació amb altres usuaris de la xarxa, usant recursos, compartint fitxers, evitant la informació redundant i els treballs duplicats. Presentar les activitats d'aquesta unitat i el projecte transversal que és instal·lar una xarxa d'àrea local.</text:p>
          </table:table-cell>
          <table:table-cell table:style-name="Taula12.C2" office:value-type="string">
            <text:p text:style-name="P122"/>
            <text:p text:style-name="P122"/>
            <text:p text:style-name="P122">30 min.</text:p>
          </table:table-cell>
        </table:table-row>
        <table:table-row>
          <table:table-cell table:style-name="Taula12.A2" office:value-type="string">
            <text:p text:style-name="P124">1</text:p>
          </table:table-cell>
          <table:table-cell table:style-name="Taula12.B2" office:value-type="string">
            <text:p text:style-name="P101">NA 2. Activitats de coneixements previs</text:p>
            <text:p text:style-name="P103">Mitjançant una activitat de grup realitzaré preguntes obertes a la classe, amb l'objectiu d'esbrinar el nivell de coneixement que tenen els alumnes sobre les xarxes d'àrea local, quines topologies han vist, quins protocols recorden, els sistemes operatius de xarxa i si tenen una xarxa domèstica a casa, etc.</text:p>
          </table:table-cell>
          <table:table-cell table:style-name="Taula12.C2" office:value-type="string">
            <text:p text:style-name="P122">30 min.</text:p>
          </table:table-cell>
        </table:table-row>
        <table:table-row>
          <table:table-cell table:style-name="Taula12.B2" office:value-type="string">
            <text:p text:style-name="P124"/>
            <text:p text:style-name="P124"/>
            <text:p text:style-name="P124"/>
            <text:p text:style-name="P124"/>
            <text:p text:style-name="P124"/>
            <text:p text:style-name="P124">1, 2, 3, 4, 6, 8 , 9, 11, 12, 13, 15 <text:s/>i 16</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3, 9 i <text:s/>12</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2, 3, 4, 5, 6, 7, 8, 9,10 </text:p>
          </table:table-cell>
          <table:table-cell table:style-name="Taula12.B2" office:value-type="string">
            <text:p text:style-name="P101">NA 3. <text:s/>Activitats de desenvolupament de continguts</text:p>
            <text:p text:style-name="P103">Explicació oral amb el suport de documentació en forma de transparències digitals de:</text:p>
            <text:list xml:id="list1366351334" text:style-name="L103">
              <text:list-item>
                <text:p text:style-name="P229"><text:span text:style-name="T29">NA 3.1</text:span><text:span text:style-name="T2"> </text:span>Concepte i característiques bàsiques, tecnologies de les xarxes d'àrea local, topologies. Estàndard de la norma IEEE 802.</text:p>
              </text:list-item>
              <text:list-item>
                <text:p text:style-name="P229"><text:span text:style-name="T29">NA 3.2</text:span><text:span text:style-name="T2"> </text:span>Ethernet. Norma IEE 802.3</text:p>
              </text:list-item>
              <text:list-item>
                <text:p text:style-name="P229"><text:span text:style-name="T29">NA 3.3</text:span><text:span text:style-name="T2"> </text:span>Els sistemes operatius de xarxa. Evolució històrica dels NOS.</text:p>
              </text:list-item>
              <text:list-item>
                <text:p text:style-name="P229"><text:span text:style-name="T29">NA 3.4</text:span><text:span text:style-name="T2"> </text:span>Serveis de directori i protocols utilitzats.</text:p>
              </text:list-item>
              <text:list-item>
                <text:p text:style-name="P229"><text:span text:style-name="T29">NA 3.5</text:span><text:span text:style-name="T2"> </text:span>El maquinari de les LAN: els adaptadors de xarxa, les estacions de treball, els servidors de xarxa, etc.</text:p>
              </text:list-item>
              <text:list-item>
                <text:p text:style-name="P229"><text:span text:style-name="T29">NA 3.6</text:span><text:span text:style-name="T2"> </text:span>El programari de les LAN: els controladors dels adaptadors de xarxa, sistemes de xarxes client-servidor, sistemes de xarxa entre iguals o “peer to peer”, etc.</text:p>
              </text:list-item>
              <text:list-item>
                <text:p text:style-name="P229"><text:span text:style-name="T29">NA 3.7</text:span><text:span text:style-name="T2"> </text:span>Protocols de xarxes UNIX i utilitats per a sistemes amb protocols TCP/IP.</text:p>
              </text:list-item>
              <text:list-item>
                <text:p text:style-name="P229"><text:span text:style-name="T29">NA 3.8</text:span><text:span text:style-name="T2"> </text:span>Instal·lació d'una xarxa: anàlisi de necessitats, disseny de la xarxa i serveis, seguretat, posada en marxa, proves i documentació.</text:p>
              </text:list-item>
            </text:list>
            <text:list xml:id="list1850779775" text:style-name="L104">
              <text:list-item>
                <text:p text:style-name="P250">Mitjançant la tècnica de <text:span text:style-name="T33">brainstroming:</text:span></text:p>
              </text:list-item>
              <text:list-item>
                <text:p text:style-name="P256"><text:span text:style-name="T29">NA 4.1</text:span><text:span text:style-name="T2"> </text:span>1era sessió. Descriurem tots junts a la pissarra els tipus de xarxes d'àrea local, les diferents tipologies, els nivells OSI que intervenen, etc.</text:p>
              </text:list-item>
              <text:list-item>
                <text:p text:style-name="P256"><text:span text:style-name="T29">NA 4.2</text:span><text:span text:style-name="T2"> </text:span>2ona sessió. Descriurem tots junts a la pissarra els principals sistemes operatius de xarxa i les seves característiques bàsiques.</text:p>
              </text:list-item>
              <text:list-item>
                <text:p text:style-name="P256"><text:span text:style-name="T29">NA 4.3</text:span><text:span text:style-name="T2"> </text:span>3era Sessió. <text:s/>Descriurem tots junts a la pissarra els passos a seguir per la implantació d'una xarxa d'àrea local.</text:p>
                <text:p text:style-name="P265">Per parelles realitzaran les següents activitats:</text:p>
                <text:list>
                  <text:list-item>
                    <text:list>
                      <text:list-item>
                        <text:p text:style-name="P256"><text:span text:style-name="T29">NA 5.1</text:span><text:span text:style-name="T2"> </text:span>Els alumnes realitzaran un esquema d'una xarxa d'àrea local, en el que descriuran els diferents components físics que han d'utilitzar-se.</text:p>
                      </text:list-item>
                      <text:list-item>
                        <text:p text:style-name="P256"><text:span text:style-name="T29">NA 5.2 </text:span>Realitzaran una sèrie de supòsits pràctics, en els quals es manejaran els conceptes vistos a classe. En aquest supòsits, els alumnes realitzaran la configuració de TCP/IP i la configuració de l'entorn de xarxa en el sistema Linux.</text:p>
                      </text:list-item>
                      <text:list-item>
                        <text:p text:style-name="P256"><text:span text:style-name="T29">NA 5.3 </text:span>Es faran pràctiques de l'ús de xarxa a nivell d'usuari: accés a fitxers remots, connexió d'unitats de xarxa remotes, accés remot, protecció de fitxers, etc.</text:p>
                      </text:list-item>
                      <text:list-item>
                        <text:p text:style-name="P256"><text:span text:style-name="T29">NA 5.4</text:span><text:span text:style-name="T2"> </text:span>Utilització de diferents comandes Unix per tal de comprovar el funcionament de la xarxa: ping, nmap, ifconfig, ifup/ifdown, tcpdump, etc. i identificació i coneixement de les funcions bàsiques dels principals fitxers de configuració de xarxa.</text:p>
                      </text:list-item>
                      <text:list-item>
                        <text:p text:style-name="P256"><text:span text:style-name="T29">NA 5.5. </text:span>En un supòsit pràctic, sobre el pla d'una planta o un edifici, dissenyarem la distribució dels diferents subsistemes de cablejat estructurat per portar la xarxa a punts definits de l'edifici, escolliran la millor topologia, i realitzaran els passos necessaris per instal·lar aquesta xarxa.</text:p>
                      </text:list-item>
                      <text:list-item>
                        <text:p text:style-name="P256"><text:span text:style-name="T29">NA 5.6</text:span><text:span text:style-name="T2"> </text:span>Realitzaran un diagrama, esquema, resum de les etapes i processos a realitzar per a la instal·lació de xarxa.</text:p>
                      </text:list-item>
                      <text:list-item>
                        <text:p text:style-name="P256"><text:span text:style-name="T29">NA 5.7</text:span><text:span text:style-name="T2"> </text:span>Finalment, els alumnes proposaran un esquema amb el maquinari i programari que utilitzarà la xarxa: mitjans de transmissió, estacions de treball, servidors de xarxa, perifèrics, etc.</text:p>
                      </text:list-item>
                      <text:list-item>
                        <text:p text:style-name="P256"><text:span text:style-name="T29">NA 5.8</text:span> Es realitzaran les operacions necessàries per posar en explotació la xarxa, efectuar-ne el manteniment i assegurar-ne el funcionament i la seguretat del mateix.</text:p>
                      </text:list-item>
                    </text:list>
                  </text:list-item>
                </text:list>
              </text:list-item>
            </text:list>
          </table:table-cell>
          <table:table-cell table:style-name="Taula12.C4" office:value-type="string">
            <text:p text:style-name="P122"/>
            <text:p text:style-name="P122"/>
            <text:p text:style-name="P122"/>
            <text:p text:style-name="P122"/>
            <text:p text:style-name="P122"/>
            <text:p text:style-name="P122"/>
            <text:p text:style-name="P122"/>
            <text:p text:style-name="P122">60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40 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60 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able:table-cell>
        </table:table-row>
        <text:soft-page-break/>
        <table:table-row>
          <table:table-cell table:style-name="Taula12.B2" office:value-type="string">
            <text:p text:style-name="P124"/>
            <text:p text:style-name="P124"/>
            <text:p text:style-name="P124">8 i 9</text:p>
          </table:table-cell>
          <table:table-cell table:style-name="Taula12.B2" office:value-type="string">
            <text:p text:style-name="P102">Activitats de consolidació de coneixements</text:p>
            <text:p text:style-name="P104"/>
            <text:p text:style-name="P104"><text:span text:style-name="T37">NA 6.</text:span><text:span text:style-name="T36"> </text:span>Els alumnes realitzaran una activitat pràctica, en la qual es procedirà a la instal·lació d'una targeta de xarxa i la seva configuració. Els alumnes observaran els passos per a la seva configuració i posada en funcionament (2 sessions).</text:p>
          </table:table-cell>
          <table:table-cell table:style-name="Taula12.C4" office:value-type="string">
            <text:p text:style-name="P122"/>
            <text:p text:style-name="P122">50 min./ sessió</text:p>
          </table:table-cell>
        </table:table-row>
        <table:table-row>
          <table:table-cell table:style-name="Taula12.B2" office:value-type="string">
            <text:p text:style-name="P124"/>
            <text:p text:style-name="P124"/>
            <text:p text:style-name="P124">17 i 18</text:p>
          </table:table-cell>
          <table:table-cell table:style-name="Taula12.B2" office:value-type="string">
            <text:p text:style-name="P102">Activitats de reforç</text:p>
            <text:list xml:id="list909238826" text:style-name="L105">
              <text:list-item>
                <text:p text:style-name="P235"><text:span text:style-name="T37">NA 7.1</text:span><text:span text:style-name="T36"> </text:span>Realitzar un esquema descriptiu dels components que intervenen en l'elecció d'una xarxa d'àrea local.</text:p>
              </text:list-item>
              <text:list-item>
                <text:p text:style-name="P235"><text:span text:style-name="T37">NA 7.2</text:span><text:span text:style-name="T36"> </text:span>Proposar diverses estructures de xarxes d'àrea local, atenent a les topologies, mitjans i protocols associats.</text:p>
              </text:list-item>
            </text:list>
          </table:table-cell>
          <table:table-cell table:style-name="Taula12.C4" office:value-type="string">
            <text:p text:style-name="P122"/>
            <text:p text:style-name="P122"/>
            <text:p text:style-name="P122"/>
            <text:p text:style-name="P122">50 min./ sessió</text:p>
          </table:table-cell>
        </table:table-row>
        <table:table-row>
          <table:table-cell table:style-name="Taula12.A2" office:value-type="string">
            <text:p text:style-name="P125">5, 7 i 10, 14 i 18</text:p>
          </table:table-cell>
          <table:table-cell table:style-name="Taula12.B2" office:value-type="string">
            <text:p text:style-name="P101">Activitats d'avaluació</text:p>
            <text:p text:style-name="P103">L'observació i seguiment mitjançant la fitxa de registre (vegeu l'Annex) de la realització de vàries pràctiques de laboratori:</text:p>
            <text:p text:style-name="P101"><text:span text:style-name="T36">NA 8.1</text:span><text:span text:style-name="T38"> </text:span>Pràctica 1: <text:span text:style-name="T5">Sistemes de cablejat.</text:span><text:span text:style-name="T32"> Es proposa la construcció de cables propis d'una xarxa, concretament, la construcció de cables telefònics i Ethernet RJ-45 i coaxial RG58.</text:span></text:p>
            <text:p text:style-name="P101"><text:span text:style-name="T36">NA 8.2</text:span><text:span text:style-name="T38"> </text:span>Practica 2:<text:span text:style-name="T5"> Les adreces IP.</text:span></text:p>
            <text:p text:style-name="P101"><text:span text:style-name="T36">NA 8.3</text:span><text:span text:style-name="T38"> </text:span>Practica 3: <text:span text:style-name="T5">Instal·lació i configuració d'un sistema operatiu en xarxa basat en Linux (SkoleLinux).</text:span></text:p>
            <text:p text:style-name="P101"><text:span text:style-name="T36">NA 8.4</text:span><text:span text:style-name="T38"> </text:span>Pràctica 4:<text:span text:style-name="T5"> Comandes de xarxa en UNIX. </text:span><text:span text:style-name="T32">S'utilitzaran les diferents comandes de control de xarxa de les que disposem en Linux (ping, nmap, tcpdump, ifconfig, ifdown/ifup, etc.).</text:span></text:p>
            <text:p text:style-name="P103"><text:span text:style-name="T37">NA 8.5</text:span><text:span text:style-name="T36"> </text:span><text:span text:style-name="T2">Prova objectiva escrita</text:span> de 30 preguntes curtes sobre els continguts conceptuals i procedimentals de la unitat. L'observació i seguiment dels exercicis realitzats a classe.</text:p>
          </table:table-cell>
          <table:table-cell table:style-name="Taula12.C2" office:value-type="string">
            <text:p text:style-name="P122">100 min pràctica 1, 2 i 4,</text:p>
            <text:p text:style-name="P122">150 min, pràctica 3 50 min <text:s/>i 100 minuts per la prova objectiva</text:p>
          </table:table-cell>
        </table:table-row>
        <text:soft-page-break/>
        <table:table-row>
          <table:table-cell table:style-name="Taula12.A2" table:number-columns-spanned="2" office:value-type="string">
            <text:p text:style-name="P118">Total d'hores:</text:p>
          </table:table-cell>
          <table:covered-table-cell/>
          <table:table-cell table:style-name="Taula12.C2" office:value-type="string">
            <text:p text:style-name="P123">45h</text:p>
          </table:table-cell>
        </table:table-row>
      </table:table>
      <text:p text:style-name="Standard"/>
      <text:p text:style-name="P49">Segons el quadre d'activitats proposat s'empren en els següents:</text:p>
      <text:list xml:id="list1592811052" text:style-name="L106">
        <text:list-item>
          <text:p text:style-name="P304">Espais: <text:span text:style-name="T5">les activitats es desenvoluparan a l'aula d'informàtica.</text:span></text:p>
        </text:list-item>
        <text:list-item>
          <text:p text:style-name="P304">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4">Recursos:</text:p>
          <text:list>
            <text:list-item>
              <text:p text:style-name="P341"><text:span text:style-name="T8">El llibre de text: </text:span><text:span text:style-name="T9">Xarxes d'àrea local</text:span><text:span text:style-name="T8"> de McGraw Hill. Equips informàtics i transparències.</text:span><text:span text:style-name="T17"> 3 vídeos explicatius dels temes de la unitat.</text:span></text:p>
            </text:list-item>
          </text:list>
        </text:list-item>
      </text:list>
      <text:list xml:id="list427713326" text:style-name="L107">
        <text:list-item>
          <text:p text:style-name="P294">Una sèrie d'adreces web (vegeu l'annex), que contenen informació sobre els continguts tractats a la unitat. </text:p>
        </text:list-item>
        <text:list-item>
          <text:p text:style-name="P294">Manual sobre la instal·lació, configuració i posada en marxa d'una xarxa.</text:p>
        </text:list-item>
        <text:list-item>
          <text:p text:style-name="P294">Sistema operatiu GNU/Linux. Distribució SkoleLinux.</text:p>
        </text:list-item>
        <text:list-item>
          <text:p text:style-name="P294">Per la realització de les pràctiques de laboratori necessitarem: Cable UTP (100m), terminals RJ-45, grimpadores RJ-45, tisores, cable coaxial, connectors BCN i un telèfon.</text:p>
        </text:list-item>
      </text:list>
      <text:h text:style-name="P279" text:outline-level="3"><text:soft-page-break/>Avaluació</text:h>
      <text:p text:style-name="P60">CRITERIS D'AVALUACIÓ</text:p>
      <text:list xml:id="list212945344" text:style-name="L108">
        <text:list-item>
          <text:p text:style-name="P335">Explicar els conceptes bàsics de la transmissió d'informació i les característiques bàsiques d'una xarxa local: topologia, nodes, mitjans físics de transmissió, ample de banda i velocitat de transmissió, mètodes d'accés al medi i tècniques de transmissió.</text:p>
        </text:list-item>
        <text:list-item>
          <text:p text:style-name="P335">Descriure diferents mitjans de transmissió i explicar les topologies que s'hi apliquen, les seves característiques d'ample de banda, longitud màxima, nombre màxim de nodes, avantatges i inconvenients.</text:p>
        </text:list-item>
        <text:list-item>
          <text:p text:style-name="P335">Identificar les principals topologies de xarxa local i explicar els seus avantatges i inconvenients, les seves característiques bàsiques, les seves prestacions i els equips i mitjans que necessiten.</text:p>
        </text:list-item>
        <text:list-item>
          <text:p text:style-name="P335">Citar i explicar les fases generals d'un procediment d'instal·lació d'un sistema operatiu de xarxa.</text:p>
        </text:list-item>
        <text:list-item>
          <text:p text:style-name="P335">Explicar l'arquitectura del sistema operatiu de xarxa: mòduls que el componen i la seva funció.</text:p>
        </text:list-item>
        <text:list-item>
          <text:p text:style-name="P335">Descriure les tècniques que utilitza el sistema operatiu de xarxa per permetre la compartició de recursos.</text:p>
        </text:list-item>
        <text:list-item>
          <text:p text:style-name="P335">Citar els principals sistemes operatius de xarxa de mercat, les topologies i sistemes operatius que suporten i les seves característiques bàsiques.</text:p>
        </text:list-item>
        <text:list-item>
          <text:p text:style-name="P335">Elegir les opcions adequades sobre un guió d'instal·lació i configuració del sistema operatiu de xarxa en el servidor, estacions de treball, servidors d'impressió i comunicacions tenint en compte els requeriments proposats i la composició actual del sistema.</text:p>
        </text:list-item>
        <text:list-item>
          <text:p text:style-name="P335">Explicar l'esquema d'organització dels discos dels servidors en particions i els seus procediments de format.</text:p>
        </text:list-item>
        <text:list-item>
          <text:p text:style-name="P335">Elegir les utilitats idònies per la instal·lació del sistema operatiu de xarxa, explicant la seva funció i maneig bàsic, així com enumerar les característiques importants de la configuració del maquinari que cal tenir en compte en la instal·lació del sistema operatiu de la xarxa i explicar el seu significat.</text:p>
        </text:list-item>
      </text:list>
      <text:p text:style-name="P117"/>
      <text:p text:style-name="P62"><text:soft-page-break/>INSTRUMENTS I PROCEDIMENTS D'AVALUACIÓ</text:p>
      <text:p text:style-name="P45">Mitjançant una prova objectiva escrita que consta de 30 preguntes curtes i on s'avalua els continguts conceptuals i procedimentals.</text:p>
      <text:p text:style-name="P45">Mitjançant la fitxa de registre (veure l'Annex 1), avaluaré els continguts actitudinals: motivació i interès per la matèria, participació, observació d'activitats i assistència així com l'observació de la realització de les pràctiques de laboratori.</text:p>
      <text:p text:style-name="P63">CRITERIS DE QUALIFICACIÓ</text:p>
      <text:p text:style-name="P45">La nota d'aquesta unitat didàctica s'obté de la nota ponderada de les notes obtingudes en la prova objectiva, en les diferents pràctiques de laboratori i de les observacions anotades a la fitxa de registre, puntuant de 0 a 10 punts. El percentatge assignat a cadascuna de les parts serà:</text:p>
      <text:list xml:id="list569028051" text:style-name="L109">
        <text:list-item>
          <text:p text:style-name="P351"><text:span text:style-name="T10">25 % continguts conceptuals (suport), 60% procedimentals (organitzadors) i 15% actitudinals</text:span><text:span text:style-name="T7"> </text:span></text:p>
        </text:list-item>
      </text:list>
      <text:h text:style-name="P146" text:outline-level="2">UNITAT DIDÀCTICA Nº 4. Administració i utilització d'un sistema operatius de xarxa local</text:h>
      <text:p text:style-name="P58"/>
      <text:p text:style-name="P46">En finalitzar aquesta unitat els alumnes han de ser capaços d'assolir el següents:</text:p>
      <table:table table:name="Taula28" table:style-name="Taula28">
        <table:table-column table:style-name="Taula28.A"/>
        <table:table-header-rows>
          <table:table-row table:style-name="Taula28.1">
            <table:table-cell table:style-name="Taula28.A1" office:value-type="string">
              <text:h text:style-name="P277" text:outline-level="3">Objectius terminals</text:h>
            </table:table-cell>
          </table:table-row>
        </table:table-header-rows>
        <table:table-row>
          <table:table-cell table:style-name="Taula28.A2" office:value-type="string">
            <text:list xml:id="list2076871832" text:style-name="L110">
              <text:list-item>
                <text:p text:style-name="P323">Interpretar els procediments que garanteixen la seguretat, la integritat i la confidencialitat de la informació d'usuari en un sistema de xarxa.</text:p>
              </text:list-item>
            </text:list>
          </table:table-cell>
        </table:table-row>
        <table:table-row>
          <table:table-cell table:style-name="Taula28.A2" office:value-type="string">
            <text:list xml:id="list614510398" text:style-name="L111">
              <text:list-item>
                <text:p text:style-name="P324">Determinar en la instal·lació d'una xarxa les mesures de seguretat que s'han d'establir per garantir la integritat, la confidencialitat i la disponibilitat de la informació existent.</text:p>
              </text:list-item>
            </text:list>
          </table:table-cell>
        </table:table-row>
        <table:table-row>
          <table:table-cell table:style-name="Taula28.A2" office:value-type="string">
            <text:list xml:id="list1432736552" text:style-name="L111">
              <text:list-item>
                <text:p text:style-name="P324">Instal·lar el maquinari i el programari base en un entorn en xarxa i en un mitjà de transmissió ja instal·lat, segons les especificacions i el pla establert, amb l'ús de la documentació del programari i maquinari.</text:p>
              </text:list-item>
            </text:list>
          </table:table-cell>
        </table:table-row>
        <table:table-row table:style-name="Taula28.5">
          <table:table-cell table:style-name="Taula28.A2" office:value-type="string">
            <text:list xml:id="list34795668" text:style-name="L112">
              <text:list-item>
                <text:p text:style-name="P325">Crear volums, sistemes d'arxius, servidors de fitxers, d'impressió i de comunicacions, en cada estació de treball, segons els requeriments proposats i la composició del sistema.</text:p>
              </text:list-item>
            </text:list>
          </table:table-cell>
        </table:table-row>
        <table:table-row>
          <table:table-cell table:style-name="Taula28.A2" office:value-type="string">
            <text:list xml:id="list820936262" text:style-name="L110">
              <text:list-item>
                <text:p text:style-name="P323">Dissenyar procediments per garantir la seguretat, integritat i confidencialitat de la informació en una xarxa.</text:p>
              </text:list-item>
            </text:list>
          </table:table-cell>
        </table:table-row>
        <table:table-row>
          <table:table-cell table:style-name="Taula28.A2" office:value-type="string">
            <text:list xml:id="list1786526668" text:style-name="L110">
              <text:list-item>
                <text:p text:style-name="P323">Organitzar permisos d'accés i d'ús de la informació i disponibilitat de recursos de la xarxa per a tots els usuaris.</text:p>
              </text:list-item>
            </text:list>
          </table:table-cell>
        </table:table-row>
        <table:table-row>
          <table:table-cell table:style-name="Taula28.A2" office:value-type="string">
            <text:list xml:id="list398941998" text:style-name="L110">
              <text:list-item>
                <text:p text:style-name="P323">Instal·lar el programari per a la prevenció d'errades que afectin a la integritat de les dades i a la lògica dels processos, segons les instruccions dels manuals.</text:p>
              </text:list-item>
            </text:list>
          </table:table-cell>
        </table:table-row>
      </table:table>
      <text:h text:style-name="P278" text:outline-level="3">Continguts</text:h>
      <text:p text:style-name="P58"/>
      <table:table table:name="Taula13" table:style-name="Taula13">
        <table:table-column table:style-name="Taula13.A"/>
        <table:table-header-rows>
          <text:soft-page-break/>
          <table:table-row>
            <table:table-cell table:style-name="Taula13.A1" office:value-type="string">
              <text:p text:style-name="P82">Fets, conceptes i sistemes conceptuals</text:p>
            </table:table-cell>
          </table:table-row>
        </table:table-header-rows>
        <table:table-row>
          <table:table-cell table:style-name="Taula13.A2" office:value-type="string">
            <text:p text:style-name="P101">Bàsics:</text:p>
            <text:list xml:id="list1271687448" text:style-name="L113">
              <text:list-item>
                <text:p text:style-name="P206">L'administrador de la xarxa. Funcions i responsabilitats principals. </text:p>
              </text:list-item>
              <text:list-item>
                <text:p text:style-name="P206">Organització de la xarxa: serveis de xarxa, estacions clients, estacions lleugeres, servidors, etc.</text:p>
              </text:list-item>
              <text:list-item>
                <text:p text:style-name="P206">El sistema d'accés a la xarxa: Assignacions de noms i adreces, comptes d'usuari, drets d'accés, perfils dels usuaris.</text:p>
              </text:list-item>
              <text:list-item>
                <text:p text:style-name="P206">Gestió dels serveis: gestió dels discos, gestió de fitxers, gestió de les impressores, configuració del correu electrònic i configuració del servei de fax.</text:p>
              </text:list-item>
              <text:list-item>
                <text:p text:style-name="P206">Control remot de la xarxa. Accés mitjançant consoles remotes.</text:p>
              </text:list-item>
              <text:list-item>
                <text:p text:style-name="P206">Optimització de la xarxa. Anàlisi de problemes i mesures correctores.</text:p>
              </text:list-item>
              <text:list-item>
                <text:p text:style-name="P206">Documentació del sistema.</text:p>
              </text:list-item>
            </text:list>
            <text:p text:style-name="P101">Complementaris:</text:p>
            <text:list xml:id="list1998841386" text:style-name="L114">
              <text:list-item>
                <text:p text:style-name="P207">Utilitats i comandaments accessibles tant per a l'administrador del sistema com per als usuaris</text:p>
              </text:list-item>
            </text:list>
          </table:table-cell>
        </table:table-row>
        <table:table-row>
          <table:table-cell table:style-name="Taula13.A3" office:value-type="string">
            <text:p text:style-name="P82">Procedimentals</text:p>
          </table:table-cell>
        </table:table-row>
        <table:table-row>
          <table:table-cell table:style-name="Taula13.A2" office:value-type="string">
            <text:p text:style-name="P112">Bàsics:</text:p>
            <text:list xml:id="list2047032356" text:style-name="L115">
              <text:list-item>
                <text:p text:style-name="P399">Descriure els component d'un sistema de xarxa: serveis de la xarxa, estacions clients, connexions externes a la xarxa.</text:p>
              </text:list-item>
              <text:list-item>
                <text:p text:style-name="P399">Descriure, manejar i interpretar els procediments generals per administrar una xarxa d'àrea local.</text:p>
              </text:list-item>
              <text:list-item>
                <text:p text:style-name="P399">realitzar una bona gestió dels serveis de xarxa: gestió de discos i sistemes de fitxers, gestió de les impressores, configuració del correu electrònic, servei de fax, etc.</text:p>
              </text:list-item>
              <text:list-item>
                <text:p text:style-name="P399">Realitzar el control remot de la xarxa.</text:p>
              </text:list-item>
              <text:list-item>
                <text:p text:style-name="P399">Elaborar una optimització de la xarxa, mitjançant l'anàlisi de problemes i mesures correctores, l'ús de protocols per a la gestió de xarxes, etc.</text:p>
              </text:list-item>
              <text:list-item>
                <text:p text:style-name="P399">Manejar i interpretar els manuals i el material bibliogràfic del sistema de xarxa.</text:p>
              </text:list-item>
            </text:list>
            <text:p text:style-name="P112">Complementaris:</text:p>
            <text:list xml:id="list1364349726" text:style-name="L116">
              <text:list-item>
                <text:p text:style-name="P208">Observar dos casos d'estudi per al disseny de xarxes, en una petita organització i en una organització mitjana.</text:p>
              </text:list-item>
            </text:list>
          </table:table-cell>
        </table:table-row>
        <table:table-row>
          <table:table-cell table:style-name="Taula13.A3" office:value-type="string">
            <text:p text:style-name="P84">Actitudinals</text:p>
          </table:table-cell>
        </table:table-row>
        <table:table-row>
          <table:table-cell table:style-name="Taula13.A2" office:value-type="string">
            <text:list xml:id="list1624727572" text:style-name="L117">
              <text:list-item>
                <text:p text:style-name="P209">Valorar la importància de l'administració d'una xarxa, davant la responsabilitat que suposa la protecció, confidencialitat i gestió de la seguretat de la informació existent a la xarxa.</text:p>
              </text:list-item>
              <text:list-item>
                <text:p text:style-name="P209">Valorar la importància de la gestió de la xarxa, davant la necessitat de definir serveis, els modes d'accés i paràmetres dels sistemes de fitxers.</text:p>
              </text:list-item>
              <text:list-item>
                <text:p text:style-name="P209">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278" text:outline-level="3"><text:soft-page-break/>Metodologia</text:h>
      <text:p text:style-name="Text_20_body"/>
      <table:table table:name="Taula14" table:style-name="Taula14">
        <table:table-column table:style-name="Taula14.A"/>
        <table:table-column table:style-name="Taula14.B"/>
        <table:table-column table:style-name="Taula14.C"/>
        <table:table-header-rows>
          <table:table-row>
            <table:table-cell table:style-name="Taula14.A1" office:value-type="string">
              <text:p text:style-name="P81">Sessió</text:p>
            </table:table-cell>
            <table:table-cell table:style-name="Taula14.A1" office:value-type="string">
              <text:p text:style-name="P81">Activitats d'ensenyament-aprenentatge</text:p>
            </table:table-cell>
            <table:table-cell table:style-name="Taula14.C1" office:value-type="string">
              <text:p text:style-name="P81">Temps</text:p>
            </table:table-cell>
          </table:table-row>
        </table:table-header-rows>
        <table:table-row>
          <table:table-cell table:style-name="Taula14.A2" office:value-type="string">
            <text:p text:style-name="P124">1</text:p>
          </table:table-cell>
          <table:table-cell table:style-name="Taula14.B2" office:value-type="string">
            <text:p text:style-name="P101">NA 1. Activitats de presentació-motivació</text:p>
            <text:p text:style-name="P103">A través d'una exposició oral i amb l'ajuda d'unes transparències en format digital, transmetre la importància de la gestió i l'administració d'una xarxa, davant les necessitats d'oferir uns serveis operatius. És a dir, cal donar-li forma al conjunt de servidors i clients de manera que facilitin la seva utilització als usuaris autoritzats.</text:p>
          </table:table-cell>
          <table:table-cell table:style-name="Taula14.C2" office:value-type="string">
            <text:p text:style-name="P122"/>
            <text:p text:style-name="P122"/>
            <text:p text:style-name="P122"/>
            <text:p text:style-name="P122"/>
            <text:p text:style-name="P122">40 min.</text:p>
          </table:table-cell>
        </table:table-row>
        <table:table-row>
          <table:table-cell table:style-name="Taula14.A2" office:value-type="string">
            <text:p text:style-name="P124">1</text:p>
          </table:table-cell>
          <table:table-cell table:style-name="Taula14.B2" office:value-type="string">
            <text:p text:style-name="P101">NA 2. Activitats de coneixements previs</text:p>
            <text:p text:style-name="P103">Mitjançant una activitat de grup realitzaré preguntes obertes a la classe, amb l'objectiu d'esbrinar el nivell de coneixement que tenen els alumnes sobre l'administració i gestió d'una xarxa, així com de la figura i el rol que exerceix l'administrador de xarxa.</text:p>
          </table:table-cell>
          <table:table-cell table:style-name="Taula14.C2" office:value-type="string">
            <text:p text:style-name="P122">40 min.</text:p>
          </table:table-cell>
        </table:table-row>
        <table:table-row>
          <table:table-cell table:style-name="Taula14.B2" office:value-type="string">
            <text:p text:style-name="P124"/>
            <text:p text:style-name="P124"/>
            <text:p text:style-name="P124"/>
            <text:p text:style-name="P124"/>
            <text:p text:style-name="P124"/>
            <text:p text:style-name="P124">1, 2, 3, 4, 5, 6, 7, 8, 9, 10, 11, 12, 13, 14, 15, 16, 17 i 18</text:p>
            <text:p text:style-name="P124"/>
            <text:p text:style-name="P124"/>
            <text:p text:style-name="P124"/>
            <text:p text:style-name="P124"/>
            <text:p text:style-name="P124"/>
            <text:p text:style-name="P124"/>
            <text:p text:style-name="P124"/>
            <text:p text:style-name="P124"/>
            <text:p text:style-name="P124"/>
            <text:p text:style-name="P124">3 </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2, 3, 4, 5, 6, 7, 8, 9, 10, 11, 12, 13, 14, 15, 16, 17 i 18</text:p>
          </table:table-cell>
          <table:table-cell table:style-name="Taula14.B2" office:value-type="string">
            <text:p text:style-name="P101">NA 3. Activitats de desenvolupament de continguts</text:p>
            <text:p text:style-name="P103">Explicació oral amb el suport de documentació en forma de transparències digitals de:</text:p>
            <text:list xml:id="list204041569" text:style-name="L118">
              <text:list-item>
                <text:p text:style-name="P230"><text:span text:style-name="T29">NA 3.1 </text:span>L'administrador de la xarxa, funcions i tasques que exerceix.</text:p>
              </text:list-item>
              <text:list-item>
                <text:p text:style-name="P230"><text:span text:style-name="T29">NA 3.2 </text:span>Organització de la xarxa: </text:p>
              </text:list-item>
              <text:list-item>
                <text:p text:style-name="P230"><text:span text:style-name="T29">NA 3.3 </text:span>Serveis de xarxa en GNU/Linux: Serveis de comunicacions (DNS, DHCP, Proxy), Serveis d'accés remot i administració de fitxers remots ( FTP), Serveis web (Apache), Serveis de correu (IMAP i POP3), Serveis d'impressores (CUPS), etc.</text:p>
              </text:list-item>
              <text:list-item>
                <text:p text:style-name="P230"><text:span text:style-name="T29">NA 3.4 </text:span>Control remot de la xarxa. Terminals. Protocols TELNET, SSH. Accés remot a escriptoris.</text:p>
              </text:list-item>
              <text:list-item>
                <text:p text:style-name="P230"><text:span text:style-name="T29">NA 3.5 </text:span>Estacions clients. Tipus de clients. Estacions de treball, estacions lleugeres i estacions sense disc.</text:p>
              </text:list-item>
              <text:list-item>
                <text:p text:style-name="P230"><text:span text:style-name="T29">NA 3.16</text:span>El sistema d'accés a la xarxa: assignació de noms i adreces, comptes d'usuaris, drets d'accés, perfils d'usuari, sistemes globals d'accés.</text:p>
              </text:list-item>
              <text:list-item>
                <text:p text:style-name="P230"><text:span text:style-name="T29">NA 3.7 </text:span>Serveis de xarxa GNU/Linux de directori i de gestió d'usuaris en xarxa (NIS, NFS, LDAP).</text:p>
              </text:list-item>
              <text:list-item>
                <text:p text:style-name="P230"><text:span text:style-name="T29">NA 3.8 </text:span>Control d'accés a serveis. Llibreries PAM.D.</text:p>
              </text:list-item>
              <text:list-item>
                <text:p text:style-name="P230"><text:span text:style-name="T29">NA 3.9 </text:span>Optimització de la xarxa: anàlisi de problemes i mesures correctores, protocols per a la gestió de xarxes.</text:p>
              </text:list-item>
              <text:list-item>
                <text:p text:style-name="P230"><text:span text:style-name="T29">NA 3.10 </text:span>Documentació del sistema.</text:p>
              </text:list-item>
            </text:list>
            <text:list xml:id="list69526798" text:style-name="L119">
              <text:list-item>
                <text:p text:style-name="P251">Mitjançant la tècnica de <text:span text:style-name="T33">brainstroming:</text:span></text:p>
              </text:list-item>
              <text:list-item>
                <text:p text:style-name="P257"><text:span text:style-name="T29">NA 4 </text:span>1era sessió. Descriurem tots junts a la pissarra els serveis oferts per les xarxes d'àrea local i la seva corresponent gestió.</text:p>
                <text:p text:style-name="P266">Per parelles realitzaran les següents activitats:</text:p>
                <text:list>
                  <text:list-item>
                    <text:list>
                      <text:list-item>
                        <text:p text:style-name="P257"><text:span text:style-name="T29">NA 5.1</text:span><text:span text:style-name="T2"> </text:span>Elaborar un esquema on s'estableixin les funcions d'administració diferenciant-ho clarament de la resta d'usuaris.</text:p>
                      </text:list-item>
                      <text:list-item>
                        <text:p text:style-name="P257"><text:span text:style-name="T29">NA 5.2</text:span><text:span text:style-name="T2"> </text:span>Mitjançant una sèrie de supòsits pràctics, es manejaran els comandaments i les utilitats de la xarxa a nivell d'usuari, realitzant tot el conjunt d'operacions permès i comprovant els resultats obtinguts.</text:p>
                      </text:list-item>
                      <text:list-item>
                        <text:p text:style-name="P257"><text:span text:style-name="T29">NA 5.3</text:span><text:span text:style-name="T2"> </text:span>Crearem grups, usuaris, directoris, fitxers, etc. sobre els quals es procedirà a simular l'administració del sistema efectuant les operacions de manteniment habituals, assignant i modificant atributs i drets, etc.</text:p>
                      </text:list-item>
                      <text:list-item>
                        <text:p text:style-name="P257"><text:span text:style-name="T29">NA 5.4</text:span><text:span text:style-name="T2"> </text:span>Realitzarem scripts d'ajuda a l'administració del sistema.</text:p>
                      </text:list-item>
                      <text:list-item>
                        <text:p text:style-name="P257"><text:span text:style-name="T29">NA 5.5</text:span><text:span text:style-name="T2"> </text:span>Realitzarem la instal·lació, configuració i posterior gestió d'una Intranet a la xarxa local proporcionant els serveis de correu electrònic, servidor SFTP, servidor web. Accés remot SSH, etc. Per realitzar aquesta pràctica els alumnes treballaran en parelles, de manera que un component de la parella treballarà des de la vessant del client i l'altre des de la vessant del servidor i finalment s'intercanviaran els rols.</text:p>
                      </text:list-item>
                      <text:list-item>
                        <text:p text:style-name="P257"><text:span text:style-name="T29">NA 5.6</text:span><text:span text:style-name="T2"> </text:span>Realitzaran una sèrie de supòsits pràctics, en els quals es manejaran els conceptes vistos a classe. En aquest supòsits, els alumnes realitzaran la configuració de TCP/IP i la configuració de l'entorn de xarxa en el sistema Linux.</text:p>
                      </text:list-item>
                      <text:list-item>
                        <text:p text:style-name="P257"><text:span text:style-name="T29">NA 5.7</text:span><text:span text:style-name="T2"> </text:span>Es faran pràctiques de l'ús de xarxa a nivell d'usuari: accés a fitxers remots, connexió d'unitats de xarxa remotes, accés remot, protecció de fitxers, etc.</text:p>
                      </text:list-item>
                      <text:list-item>
                        <text:p text:style-name="P257"><text:span text:style-name="T29">NA 5.8</text:span><text:span text:style-name="T2"> </text:span>Utilització de diferents comandes Unix per tal de comprovar el funcionament de la xarxa: ping, nmap, ifconfig, ifup/ifdown, tcpdump, etc. i identificació i coneixement de les funcions bàsiques dels principals fitxers de configuració de xarxa.</text:p>
                      </text:list-item>
                      <text:list-item>
                        <text:p text:style-name="P257"><text:span text:style-name="T29">NA 5.9</text:span><text:span text:style-name="T2"> </text:span>En un supòsit pràctic, sobre el pla d'una planta o un edifici, dissenyarem la distribució dels diferents subsistemes de cablejat estructurat per portar la xarxa a punts definits de l'edifici, escolliran la millor topologia, i realitzaran els passos necessaris per instal·lar aquesta xarxa.</text:p>
                      </text:list-item>
                      <text:list-item>
                        <text:p text:style-name="P257"><text:span text:style-name="T29">NA 5.10</text:span><text:span text:style-name="T2"> </text:span>Realitzaran un diagrama, esquema, resum de les etapes i processos a realitzar per la instal·lació de xarxa.</text:p>
                      </text:list-item>
                      <text:list-item>
                        <text:p text:style-name="P257"><text:span text:style-name="T29">NA 5.11</text:span><text:span text:style-name="T2"> </text:span>Finalment, els alumnes proposaran un esquema amb el maquinari i programari que utilitzarà la xarxa: mitjans de transmissió, estacions de treball, servidors de xarxa, perifèrics, etc.</text:p>
                      </text:list-item>
                      <text:list-item>
                        <text:p text:style-name="P257"><text:span text:style-name="T29">NA 5.12</text:span><text:span text:style-name="T2"> </text:span>Es realitzaran les operacions necessàries per posar en explotació la xarxa, efectuar-ne el manteniment i assegurar-ne el funcionament i la seguretat del mateix.</text:p>
                      </text:list-item>
                    </text:list>
                  </text:list-item>
                </text:list>
              </text:list-item>
            </text:list>
          </table:table-cell>
          <table:table-cell table:style-name="Taula14.C4" office:value-type="string">
            <text:p text:style-name="P122"/>
            <text:p text:style-name="P122"/>
            <text:p text:style-name="P122"/>
            <text:p text:style-name="P122"/>
            <text:p text:style-name="P122"/>
            <text:p text:style-name="P122"/>
            <text:p text:style-name="P122"/>
            <text:p text:style-name="P122"/>
            <text:p text:style-name="P122">50 min./ sessió</text:p>
            <text:p text:style-name="P122"/>
            <text:p text:style-name="P122"/>
            <text:p text:style-name="P122"/>
            <text:p text:style-name="P122"><text:s text:c="2"/></text:p>
            <text:p text:style-name="P122"/>
            <text:p text:style-name="P122"/>
            <text:p text:style-name="P122"/>
            <text:p text:style-name="P122"/>
            <text:p text:style-name="P122"/>
            <text:p text:style-name="P122"/>
            <text:p text:style-name="P122">40 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60 min./ sessió</text:p>
            <text:p text:style-name="P122"/>
            <text:p text:style-name="P122"/>
            <text:p text:style-name="P122"/>
            <text:p text:style-name="P122"/>
            <text:p text:style-name="P122"/>
          </table:table-cell>
        </table:table-row>
        <text:soft-page-break/>
        <table:table-row>
          <table:table-cell table:style-name="Taula14.B2" office:value-type="string">
            <text:p text:style-name="P124"/>
            <text:p text:style-name="P124"/>
            <text:p text:style-name="P124">19</text:p>
          </table:table-cell>
          <table:table-cell table:style-name="Taula14.B2" office:value-type="string">
            <text:p text:style-name="P102">Activitats de reforç</text:p>
            <text:list xml:id="list1433370684" text:style-name="L120">
              <text:list-item>
                <text:p text:style-name="P236"><text:span text:style-name="T37">NA 6.1</text:span><text:span text:style-name="T35"> </text:span>Realitzar un taula d'utilitats i comandaments accessibles tant per a l'administrador del sistema com per als usuaris, establint en cada cas les possibilitats i limitacions existents a cadascun d'ells.</text:p>
              </text:list-item>
              <text:list-item>
                <text:p text:style-name="P236"><text:span text:style-name="T37">NA 6.2</text:span><text:span text:style-name="T35"> </text:span>Realitzar un estudi de dos casos per al disseny de xarxes, en una petita empresa i en una empresa mitjana.</text:p>
              </text:list-item>
            </text:list>
          </table:table-cell>
          <table:table-cell table:style-name="Taula14.C4" office:value-type="string">
            <text:p text:style-name="P122"/>
            <text:p text:style-name="P122">60 min./ sessió</text:p>
          </table:table-cell>
        </table:table-row>
        <table:table-row>
          <table:table-cell table:style-name="Taula14.A2" office:value-type="string">
            <text:p text:style-name="P125">20</text:p>
          </table:table-cell>
          <table:table-cell table:style-name="Taula14.B2" office:value-type="string">
            <text:p text:style-name="P101">Activitats d'avaluació</text:p>
            <text:p text:style-name="P103">L'observació i seguiment mitjançant la fitxa de registre (vegeu l'Annex) dels exercicis realitzats a classe.</text:p>
            <text:p text:style-name="P103"><text:span text:style-name="T37">NA 7.</text:span><text:span text:style-name="T35"> </text:span><text:span text:style-name="T2">Prova objectiva escrita</text:span> de 30 preguntes curtes sobre els continguts conceptuals i procedimentals de la unitat. L'observació i seguiment dels exercicis realitzats a classe.</text:p>
          </table:table-cell>
          <table:table-cell table:style-name="Taula14.C2" office:value-type="string">
            <text:p text:style-name="P122">100 min.</text:p>
          </table:table-cell>
        </table:table-row>
        <table:table-row>
          <table:table-cell table:style-name="Taula14.A2" table:number-columns-spanned="2" office:value-type="string">
            <text:p text:style-name="P118">Total d'hores:</text:p>
          </table:table-cell>
          <table:covered-table-cell/>
          <table:table-cell table:style-name="Taula14.C2" office:value-type="string">
            <text:p text:style-name="P123">50h</text:p>
          </table:table-cell>
        </table:table-row>
      </table:table>
      <text:p text:style-name="P61"/>
      <text:p text:style-name="P49"><text:soft-page-break/>Segons el quadre d'activitats proposat s'empren en els següents:</text:p>
      <text:list xml:id="list1115156738" text:style-name="L121">
        <text:list-item>
          <text:p text:style-name="P305">Espais: <text:span text:style-name="T5">les activitats es desenvoluparan a l'aula d'informàtica.</text:span></text:p>
        </text:list-item>
        <text:list-item>
          <text:p text:style-name="P305">Agrupaments: <text:span text:style-name="T5">les activitats a desenvolupar seran realitzades per equips de 2 a 3 alumnes, amb l'objectiu d'incentivar el treball en equip i les relacions interpersonals. Les practiques es faran a nivell individual per tal d'incentivar la capacitat d'iniciativa i autonomia dels alumnes.</text:span></text:p>
        </text:list-item>
        <text:list-item>
          <text:p text:style-name="P305">Recursos:</text:p>
          <text:list>
            <text:list-item>
              <text:p text:style-name="P342"><text:span text:style-name="T8">El llibre de text </text:span><text:span text:style-name="T9">Xarxes d'àrea local</text:span><text:span text:style-name="T8"> de McGraw Hill. Equips informàtics i transparències.</text:span><text:span text:style-name="T17"> 3 vídeos explicatius dels temes de la unitat.</text:span></text:p>
            </text:list-item>
          </text:list>
        </text:list-item>
      </text:list>
      <text:list xml:id="list1375786431" text:style-name="L122">
        <text:list-item>
          <text:p text:style-name="P295">Una sèrie d'adreces web (vegeu l'annex), que contenen informació sobre els continguts tractats en la unitat. </text:p>
        </text:list-item>
        <text:list-item>
          <text:p text:style-name="P295">Sistema operatiu GNU/Linux. Distribució SkoleLinux.</text:p>
        </text:list-item>
      </text:list>
      <text:h text:style-name="P279" text:outline-level="3">Avaluació</text:h>
      <text:p text:style-name="P60">CRITERIS D'AVALUACIÓ</text:p>
      <text:list xml:id="list684905664" text:style-name="L123">
        <text:list-item>
          <text:p text:style-name="P336">Reconèixer les variables d'entorn i configuració, fitxers de procediments i configuració, el seu contingut i la seva finalitat tant en servidors com en estacions de treball.</text:p>
        </text:list-item>
        <text:list-item>
          <text:p text:style-name="P336">Identificar les utilitats que proporciona el sistema per automatitzar les funcions d'administració de la xarxa, la seva funció i la seva sintaxi.</text:p>
        </text:list-item>
        <text:list-item>
          <text:p text:style-name="P336">Elegir les utilitats adequades, el seu ordre d'aplicació i l'estat del sistema més adequat per realitzar funcions d'administració dels sistemes tals com: manteniment d'usuaris, gestió d'arxius, processos, cues, etc.</text:p>
        </text:list-item>
        <text:list-item>
          <text:p text:style-name="P336">Citar els recursos bàsics que cal controlar en l'explotació d'una xarxa, els paràmetres que els mesuren i les seves unitats.</text:p>
        </text:list-item>
        <text:list-item>
          <text:p text:style-name="P336">Descriure procediments i utilitats de mesura de la utilització de recursos.</text:p>
        </text:list-item>
        <text:list-item>
          <text:p text:style-name="P336">Proposar mesures que millorin l'explotació d'un recurs instal·lat a la xarxa.</text:p>
        </text:list-item>
      </text:list>
      <text:p text:style-name="P62">INSTRUMENTS I PROCEDIMENTS D'AVALUACIÓ</text:p>
      <text:p text:style-name="P45">Mitjançant una prova objectiva escrita que consta de 30 preguntes curtes on s'avalua els continguts conceptuals i procedimentals.</text:p>
      <text:p text:style-name="P45"><text:soft-page-break/>Mitjançant la fitxa de registre (veure l'Annex 1),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1165112753" text:style-name="L124">
        <text:list-item>
          <text:p text:style-name="P352"><text:span text:style-name="T11">25 % continguts conceptuals (suport), 60% procedimentals (organitzadors) i 15% actitudinals</text:span><text:span text:style-name="T6"> </text:span></text:p>
        </text:list-item>
      </text:list>
      <text:h text:style-name="P146" text:outline-level="2">UNITAT DIDÀCTICA Nº 5. Avaluació de les prestacions d'una xarxa local. Monitorització de recursos. Gestió de la seguretat.</text:h>
      <text:p text:style-name="P46">En finalitzar aquesta unitat els alumnes han de ser capaços d'assolir el següents:</text:p>
      <table:table table:name="Taula29" table:style-name="Taula29">
        <table:table-column table:style-name="Taula29.A"/>
        <table:table-header-rows>
          <table:table-row table:style-name="Taula29.1">
            <table:table-cell table:style-name="Taula29.A1" office:value-type="string">
              <text:h text:style-name="P276" text:outline-level="3">Objectius terminals</text:h>
            </table:table-cell>
          </table:table-row>
        </table:table-header-rows>
        <table:table-row>
          <table:table-cell table:style-name="Taula29.A2" office:value-type="string">
            <text:list xml:id="list2083124107" text:style-name="L125">
              <text:list-item>
                <text:p text:style-name="P326">Verificar la instal·lació del maquinari i del programari base i la interacció de servidors i llocs de treball, segons els requeriments i protocols definits.</text:p>
              </text:list-item>
            </text:list>
          </table:table-cell>
        </table:table-row>
        <table:table-row>
          <table:table-cell table:style-name="Taula29.A2" office:value-type="string">
            <text:list xml:id="list1275386501" text:style-name="L126">
              <text:list-item>
                <text:p text:style-name="P327">Dissenyar procediments d'usuari per automatitzar les funcions bàsiques a la xarxa i minimitzar els temps de realització.</text:p>
              </text:list-item>
            </text:list>
          </table:table-cell>
        </table:table-row>
        <table:table-row>
          <table:table-cell table:style-name="Taula29.A2" office:value-type="string">
            <text:list xml:id="list1212476690" text:style-name="L127">
              <text:list-item>
                <text:p text:style-name="P328">Dissenyar procediments que facilitin l'explotació dels recursos compartits de la xarxa i automatitzin les tasques d'administració de la xarxa.</text:p>
              </text:list-item>
            </text:list>
          </table:table-cell>
        </table:table-row>
        <table:table-row table:style-name="Taula29.5">
          <table:table-cell table:style-name="Taula29.A2" office:value-type="string">
            <text:list xml:id="list1987051810" text:style-name="L128">
              <text:list-item>
                <text:p text:style-name="P329">Identificar per mitjà del programa de diagnosi, les causes de funcionament anòmal del sistema i les actuacions que se'n derivin.</text:p>
              </text:list-item>
            </text:list>
          </table:table-cell>
        </table:table-row>
        <table:table-row table:style-name="Taula29.5">
          <table:table-cell table:style-name="Taula29.A2" office:value-type="string">
            <text:list xml:id="list331494025" text:style-name="L128">
              <text:list-item>
                <text:p text:style-name="P329">Definir els criteris i les mesures de caràcter preventiu que s'han d'aplicar per mantenir operatius els equips i el sistema de comunicació.</text:p>
              </text:list-item>
            </text:list>
          </table:table-cell>
        </table:table-row>
      </table:table>
      <text:h text:style-name="P278" text:outline-level="3">Continguts</text:h>
      <text:p text:style-name="P58"/>
      <table:table table:name="Taula15" table:style-name="Taula15">
        <table:table-column table:style-name="Taula15.A"/>
        <table:table-header-rows>
          <table:table-row>
            <table:table-cell table:style-name="Taula15.A1" office:value-type="string">
              <text:p text:style-name="P82">Fets, conceptes i sistemes conceptuals</text:p>
            </table:table-cell>
          </table:table-row>
        </table:table-header-rows>
        <table:table-row>
          <table:table-cell table:style-name="Taula15.A2" office:value-type="string">
            <text:p text:style-name="P112">Bàsics:</text:p>
            <text:p text:style-name="P99">Monitorització</text:p>
            <text:list xml:id="list1808996933" text:style-name="L129">
              <text:list-item>
                <text:p text:style-name="P210">Monitorització de la xarxa. Informació a monitoritzar (estàtica, dinàmica i estadística).</text:p>
              </text:list-item>
              <text:list-item>
                <text:p text:style-name="P210">Arquitectura del sistema de monitorització: indicadors del rendiment de la xarxa, funcions del monitor de rendiment.</text:p>
              </text:list-item>
              <text:list-item>
                <text:p text:style-name="P210">Aplicacions de gestió i monitorització de la xarxa. Monitorització de serveis.</text:p>
              </text:list-item>
              <text:list-item>
                <text:p text:style-name="P210">Gestió d'esdeveniments. Notificació i mesures automàtiques de control.</text:p>
              </text:list-item>
              <text:list-item>
                <text:p text:style-name="P210">L'estàndard SMNP.</text:p>
              </text:list-item>
              <text:list-item>
                <text:p text:style-name="P210">Eines de monitorització.</text:p>
              </text:list-item>
            </text:list>
            <text:p text:style-name="P99">Gestió de la seguretat</text:p>
            <text:list xml:id="list201630118" text:style-name="L130">
              <text:list-item>
                <text:p text:style-name="P241">Anàlisi de riscos i planificació del sistema de seguretat.</text:p>
              </text:list-item>
              <text:list-item>
                <text:p text:style-name="P241">Seguretat del maquinari.</text:p>
              </text:list-item>
              <text:list-item>
                <text:p text:style-name="P241">Gestió del control d'accessos. Perfils d'usuari. Eines de gestió.</text:p>
              </text:list-item>
              <text:list-item>
                <text:p text:style-name="P241">Protecció física del sistema (protecció elèctrica, accessos físics).</text:p>
              </text:list-item>
              <text:list-item>
                <text:p text:style-name="P241">La seguretat de la xarxa. Eines de gestió i serveis (firewalls, proxies, etc.)</text:p>
              </text:list-item>
              <text:list-item>
                <text:p text:style-name="P241">Autenticació i certificació: la criptografia, la signatura i els certificats electrònics, autenticació i protocols segurs.</text:p>
              </text:list-item>
              <text:list-item>
                <text:p text:style-name="P241">Lleis relacionades amb la seguretat. La LOPD i la LSSI.</text:p>
              </text:list-item>
            </text:list>
            <text:p text:style-name="P101">Complementaris:</text:p>
            <text:list xml:id="list1872829778" text:style-name="L131">
              <text:list-item>
                <text:p text:style-name="P211">Especificacions de seguretat incloses en els manuals de la xarxa.</text:p>
              </text:list-item>
            </text:list>
          </table:table-cell>
        </table:table-row>
        <text:soft-page-break/>
        <table:table-row>
          <table:table-cell table:style-name="Taula15.A3" office:value-type="string">
            <text:p text:style-name="P82">Procedimentals</text:p>
          </table:table-cell>
        </table:table-row>
        <table:table-row>
          <table:table-cell table:style-name="Taula15.A2" office:value-type="string">
            <text:p text:style-name="P112">Bàsics:</text:p>
            <text:p text:style-name="P99">Monitorització</text:p>
            <text:list xml:id="list1978831451" text:style-name="L132">
              <text:list-item>
                <text:p text:style-name="P242">Descriure els sistemes de gestió de xarxa: configuració d'un sistema gestor de xarxa, arquitectura del programari de gestió de la xarxa, gestió distribuïda i proxies.</text:p>
              </text:list-item>
              <text:list-item>
                <text:p text:style-name="P242">Descriure els tipus d'informació que un monitor de xarxa hauria de considerar.</text:p>
              </text:list-item>
              <text:list-item>
                <text:p text:style-name="P242">Descriure els elements que formen part d'una arquitectura de monitorització.</text:p>
              </text:list-item>
              <text:list-item>
                <text:p text:style-name="P242">Descriure les tècniques de mostratge i notificació d'esdeveniments.</text:p>
              </text:list-item>
              <text:list-item>
                <text:p text:style-name="P242">Descriure els components que intervenen en la monitorització del rendiment i de fallada.</text:p>
              </text:list-item>
              <text:list-item>
                <text:p text:style-name="P242">Descriure les característiques i funcions bàsiques de SMNP.</text:p>
              </text:list-item>
            </text:list>
            <text:p text:style-name="P99">Gestió de la seguretat</text:p>
            <text:list xml:id="list1583333884" text:style-name="L133">
              <text:list-item>
                <text:p text:style-name="P212">Especificar els riscos què es troben sotmesos els diferents components integrants d'un sistema de xarxa.</text:p>
              </text:list-item>
              <text:list-item>
                <text:p text:style-name="P212">Classificar i avaluar les tècniques, mitjans i utilitats de xarxa conduents a la consecució <text:s/>d'un sistema de seguretat òptim tant per als mitjans maquinari com per als programari.</text:p>
              </text:list-item>
              <text:list-item>
                <text:p text:style-name="P212">Planificar un sistema de seguretat aplicant les tècniques de protecció més adequades conforme a l'anàlisi dels riscos realitzats prèviament.</text:p>
              </text:list-item>
              <text:list-item>
                <text:p text:style-name="P212">Descriure la protecció del sistema i definir la seguretat de la xarxa.</text:p>
              </text:list-item>
              <text:list-item>
                <text:p text:style-name="P212">Explicar el modes d'autenticació i certificació</text:p>
              </text:list-item>
            </text:list>
            <text:p text:style-name="P112">Complementaris:</text:p>
            <text:list xml:id="list774280936" text:style-name="L134">
              <text:list-item>
                <text:p text:style-name="P213">Descriure eines de monitorització així com els conceptes de la teoria de cues i d'anàlisi estadística.</text:p>
              </text:list-item>
              <text:list-item>
                <text:p text:style-name="P213">Manejar i interpretar les especificacions de seguretat incloses en els manuals de la xarxa.</text:p>
              </text:list-item>
            </text:list>
          </table:table-cell>
        </table:table-row>
        <table:table-row>
          <table:table-cell table:style-name="Taula15.A3" office:value-type="string">
            <text:p text:style-name="P84">Actitudinals</text:p>
          </table:table-cell>
        </table:table-row>
        <table:table-row>
          <table:table-cell table:style-name="Taula15.A2" office:value-type="string">
            <text:list xml:id="list1562963392" text:style-name="L135">
              <text:list-item>
                <text:p text:style-name="P214">Valorar la importància d'un bon maneig de la xarxa, ja que a causa del creixement de les xarxes, que són cada cop més importants per les empreses i les organitzacions, hi ha més coses que poden fallar inutilitzant la xarxa o part d'ella. Per estalviar en costos de gestió de la xarxa, s'utilitzen eines estàndard que funcionin sobre una gran varietat d'equipament.</text:p>
              </text:list-item>
              <text:list-item>
                <text:p text:style-name="P214">Valorar la importància de la seguretat de les xarxes, per evitar accessos indeguts, que un usuari utilitzi un recurs al qual no estigui autoritzat, evitar intrusions a llocs de sistemes de fitxers no autoritzats, etc.</text:p>
              </text:list-item>
            </text:list>
            <text:list xml:id="list112138102" text:style-name="L136">
              <text:list-item>
                <text:p text:style-name="P215">Aquest tema té un alt contingut procedimental i afavoreix la potenciació de múltiples aptituds clau com la resolució de problemes o l'organització en el treball. A més, aporta formació extra de base que permet al professional potenciar la confiança en ell mateix i la seva capacitat per progressar i promocionar dins la professió. En el cas concret de l'administració el contingut actitudinal principal que s'ha de potenciar és la responsabilitat en la feina ja que del treball de l'administrador depenen la integritat de la informació de la xarxa i la seguretat de la mateixa.</text:p>
              </text:list-item>
            </text:list>
          </table:table-cell>
        </table:table-row>
      </table:table>
      <text:p text:style-name="Text_20_body"/>
      <text:h text:style-name="P278" text:outline-level="3">Metodologia</text:h>
      <text:p text:style-name="Text_20_body"/>
      <table:table table:name="Taula16" table:style-name="Taula16">
        <table:table-column table:style-name="Taula16.A"/>
        <table:table-column table:style-name="Taula16.B"/>
        <table:table-column table:style-name="Taula16.C"/>
        <table:table-header-rows>
          <table:table-row>
            <table:table-cell table:style-name="Taula16.A1" office:value-type="string">
              <text:p text:style-name="P81">Sessió</text:p>
            </table:table-cell>
            <table:table-cell table:style-name="Taula16.A1" office:value-type="string">
              <text:p text:style-name="P81">Activitats d'ensenyament-aprenentatge</text:p>
            </table:table-cell>
            <table:table-cell table:style-name="Taula16.C1" office:value-type="string">
              <text:p text:style-name="P81">Temps</text:p>
            </table:table-cell>
          </table:table-row>
        </table:table-header-rows>
        <table:table-row>
          <table:table-cell table:style-name="Taula16.A2" office:value-type="string">
            <text:p text:style-name="P124">1</text:p>
          </table:table-cell>
          <table:table-cell table:style-name="Taula16.B2" office:value-type="string">
            <text:p text:style-name="P101">NA 1. Activitats de presentació-motivació</text:p>
            <text:p text:style-name="P103">A través d'una exposició oral i amb l'ajuda d'unes transparències en format digital, transmetre la importància d'un bon maneig de la xarxa i de la seguretat, per evitar accessos indeguts, que un usuari utilitzi un recurs al qual no estigui autoritzat, evitar intrusions a llocs de sistemes de fitxers no autoritzats, etc.</text:p>
          </table:table-cell>
          <table:table-cell table:style-name="Taula16.C2" office:value-type="string">
            <text:p text:style-name="P122">30 min.</text:p>
          </table:table-cell>
        </table:table-row>
        <table:table-row>
          <table:table-cell table:style-name="Taula16.A2" office:value-type="string">
            <text:p text:style-name="P124">1</text:p>
          </table:table-cell>
          <table:table-cell table:style-name="Taula16.B2" office:value-type="string">
            <text:p text:style-name="P101">NA 2. Activitats de coneixements previs</text:p>
            <text:p text:style-name="P103">Mitjançant una activitat de grup realitzaré preguntes obertes a la classe, amb l'objectiu d'esbrinar el nivell de coneixement que tenen els alumnes sobre l'avaluació i gestió de la seguretat de les xarxes d'àrea local, així com si coneixen els termes hacker, cracker, etc.</text:p>
          </table:table-cell>
          <table:table-cell table:style-name="Taula16.C2" office:value-type="string">
            <text:p text:style-name="P122">30 min.</text:p>
          </table:table-cell>
        </table:table-row>
        <table:table-row>
          <table:table-cell table:style-name="Taula16.B2" office:value-type="string">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1, 2, 3, 4, 5, 6, 7, 8, 9, 10</text:p>
            <text:p text:style-name="P124"/>
            <text:p text:style-name="P124"/>
            <text:p text:style-name="P124"/>
            <text:p text:style-name="P124"/>
            <text:p text:style-name="P124"/>
            <text:p text:style-name="P124"/>
            <text:p text:style-name="P124"/>
            <text:p text:style-name="P124"/>
            <text:p text:style-name="P124"/>
            <text:p text:style-name="P124"/>
            <text:p text:style-name="P124"><text:s text:c="4"/>3 </text:p>
            <text:p text:style-name="P124"/>
            <text:p text:style-name="P124"/>
            <text:p text:style-name="P124"/>
            <text:p text:style-name="P124"/>
            <text:p text:style-name="P124"/>
            <text:p text:style-name="P124"/>
            <text:p text:style-name="P124"/>
            <text:p text:style-name="P124"/>
            <text:p text:style-name="P124">2, 3, 4, 5, 6, 7, 8, 9, 10, 11</text:p>
          </table:table-cell>
          <table:table-cell table:style-name="Taula16.B2" office:value-type="string">
            <text:p text:style-name="P101">NA 3. Activitats de desenvolupament de continguts</text:p>
            <text:p text:style-name="P103">Explicació oral amb el suport de documentació en forma de transparències digitals de:</text:p>
            <text:list xml:id="list411585999" text:style-name="L137">
              <text:list-item>
                <text:p text:style-name="P231"><text:span text:style-name="T29">NA 3.1 </text:span>Informació a monitoritzar: estàtica, dinàmica i estadística.</text:p>
              </text:list-item>
              <text:list-item>
                <text:p text:style-name="P231"><text:span text:style-name="T29">NA 3.2 </text:span>Arquitectura del sistema de monitorització: indicadors del rendiment de la xarxa, funcions de monitor de rendiment.</text:p>
              </text:list-item>
              <text:list-item>
                <text:p text:style-name="P231"><text:span text:style-name="T29">NA 3.3 </text:span>Mostratge i notificació d'esdeveniments.</text:p>
              </text:list-item>
              <text:list-item>
                <text:p text:style-name="P231"><text:span text:style-name="T29">NA 3.4 </text:span>Monitorització del rendiment i de fallada: problemes i funcions del monitor de fallada, i l'estàndard SMNP.</text:p>
              </text:list-item>
              <text:list-item>
                <text:p text:style-name="P231"><text:span text:style-name="T29">NA 3.5 </text:span>Anàlisi de riscos i planificació de sistemes de seguretat,</text:p>
              </text:list-item>
              <text:list-item>
                <text:p text:style-name="P231"><text:span text:style-name="T29">NA 3.6 </text:span>Seguretat del maquinari.</text:p>
              </text:list-item>
              <text:list-item>
                <text:p text:style-name="P231"><text:span text:style-name="T29">NA 3.7 </text:span>Accessos a seguretat de volums, directoris i fitxers.</text:p>
              </text:list-item>
              <text:list-item>
                <text:p text:style-name="P231"><text:span text:style-name="T29">NA 3.8 </text:span>Deshabilitació de comptes.</text:p>
              </text:list-item>
              <text:list-item>
                <text:p text:style-name="P231"><text:span text:style-name="T29">NA 3.9 </text:span>Protecció d'accessos i protecció del sistema: protecció elèctrica, contra virus, contra accessos indeguts, protecció de les dades, etc.</text:p>
              </text:list-item>
              <text:list-item>
                <text:p text:style-name="P231"><text:span text:style-name="T29">NA 3.10 </text:span>La seguretat de la xarxa.</text:p>
              </text:list-item>
              <text:list-item>
                <text:p text:style-name="P231"><text:span text:style-name="T29">NA 3.11 </text:span>Autenticació i certificació: la criptogràfica, la signatura electrònica, autenticació i protocols segurs.</text:p>
              </text:list-item>
            </text:list>
            <text:p text:style-name="P105">Mitjançant la tècnica de <text:span text:style-name="T33">brainstroming:</text:span></text:p>
            <text:list xml:id="list1658463591" text:style-name="L138">
              <text:list-item>
                <text:p text:style-name="P258"><text:span text:style-name="T29">NA 4 </text:span>Descriurem tots junts a la pissarra les tècniques, mitjans i utilitats de xarxa per obtenir un sistema de seguretat i monitorització de la xarxa d'àrea local. Definir els recursos que caldria monitoritzar.</text:p>
              </text:list-item>
            </text:list>
            <text:list xml:id="list725714153" text:style-name="L139">
              <text:list-header>
                <text:p text:style-name="P267">Per parelles realitzaran les següents activitats:</text:p>
                <text:list>
                  <text:list-item>
                    <text:list>
                      <text:list-item>
                        <text:p text:style-name="P259"><text:span text:style-name="T29">NA 5.1 </text:span>Realitzar un quadre descriptiu amb els elements que componen la gestió de les xarxes (comptabilitat, configuració, rendiment i seguretat).</text:p>
                      </text:list-item>
                      <text:list-item>
                        <text:p text:style-name="P259"><text:span text:style-name="T29">NA 5.2 </text:span>Realitzarem una sèrie d'exercicis pràctics en que s'utilitzaran les eines de monitorització com Nagios o Munin.</text:p>
                      </text:list-item>
                      <text:list-item>
                        <text:p text:style-name="P259"><text:span text:style-name="T29">NA 5.3 </text:span>Realitzar un quadre amb els recursos a compartir de la xarxa i que implicarien una major inseguretat en el cas de no ser controlats.</text:p>
                      </text:list-item>
                      <text:list-item>
                        <text:p text:style-name="P259"><text:span text:style-name="T29">NA 5.4 </text:span>Proposar diversos sistemes de seguretat (Firewalls, proxyes, protocols segurs de comunicació com SSH, HTTPS) i instalar-los a la xarxa local existent.</text:p>
                      </text:list-item>
                      <text:list-item>
                        <text:p text:style-name="P259"><text:span text:style-name="T29">NA 5.5 <text:s/></text:span>Elaborar un pla de còpies de seguretat i de revisió de virus conforme a una sèrie de normes proposades.</text:p>
                      </text:list-item>
                      <text:list-item>
                        <text:p text:style-name="P259"><text:span text:style-name="T29">NA 5.6 </text:span>Comprovarem l'ús de les certificacions digitals i dels diferents tipus d'autenticacions com per exemple el sistema de claus públiques/privades.</text:p>
                      </text:list-item>
                      <text:list-item>
                        <text:p text:style-name="P259"><text:span text:style-name="T29">NA 5.7 </text:span>Comprovar que els equips estan lliures d'infeccions mitjançant l'ús d'antivirus i detectors de troians.</text:p>
                      </text:list-item>
                    </text:list>
                  </text:list-item>
                </text:list>
              </text:list-header>
            </text:list>
          </table:table-cell>
          <table:table-cell table:style-name="Taula16.C4" office:value-type="string">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50 min./ sessió</text:p>
            <text:p text:style-name="P122"/>
            <text:p text:style-name="P122"/>
            <text:p text:style-name="P122"/>
            <text:p text:style-name="P122"/>
            <text:p text:style-name="P122"/>
            <text:p text:style-name="P122"/>
            <text:p text:style-name="P122"/>
            <text:p text:style-name="P122"/>
            <text:p text:style-name="P122"/>
            <text:p text:style-name="P122">60 min.</text:p>
            <text:p text:style-name="P122"/>
            <text:p text:style-name="P122"/>
            <text:p text:style-name="P122"/>
            <text:p text:style-name="P122"/>
            <text:p text:style-name="P122"/>
            <text:p text:style-name="P122"/>
            <text:p text:style-name="P122"/>
            <text:p text:style-name="P122"/>
            <text:p text:style-name="P122">60 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able:table-cell>
        </table:table-row>
        <text:soft-page-break/>
        <table:table-row>
          <table:table-cell table:style-name="Taula16.B2" office:value-type="string">
            <text:p text:style-name="P124"/>
            <text:p text:style-name="P124"/>
            <text:p text:style-name="P124">11</text:p>
          </table:table-cell>
          <table:table-cell table:style-name="Taula16.B2" office:value-type="string">
            <text:p text:style-name="P102">Activitats de reforç</text:p>
            <text:list xml:id="list1564163229" text:style-name="L140">
              <text:list-item>
                <text:p text:style-name="P237"><text:span text:style-name="T37">NA 6.1</text:span><text:span text:style-name="T35"> </text:span>Realitzar un taula d'utilitats i comandaments accessibles tant per a l'administrador del sistema com per als usuaris, establint en cada cas les possibilitats i limitacions existents a cadascun d'ells.</text:p>
              </text:list-item>
              <text:list-item>
                <text:p text:style-name="P237"><text:span text:style-name="T37">NA 6.2</text:span><text:span text:style-name="T35"> </text:span>Realitzar un estudi de dos casos per al disseny de xarxes, en una petita empresa i en una empresa mitjana.</text:p>
              </text:list-item>
            </text:list>
            <text:p text:style-name="P104"/>
          </table:table-cell>
          <table:table-cell table:style-name="Taula16.C4" office:value-type="string">
            <text:p text:style-name="P122"/>
            <text:p text:style-name="P122"/>
            <text:p text:style-name="P122">65 min. / sessió</text:p>
          </table:table-cell>
        </table:table-row>
        <table:table-row>
          <table:table-cell table:style-name="Taula16.A2" office:value-type="string">
            <text:p text:style-name="P125"/>
            <text:p text:style-name="P125">12</text:p>
          </table:table-cell>
          <table:table-cell table:style-name="Taula16.B2" office:value-type="string">
            <text:p text:style-name="P101">Activitats d'avaluació</text:p>
            <text:p text:style-name="P103">L'observació i seguiment mitjançant la fitxa de registre (vegeu l'Annex) dels exercicis realitzats a classe.</text:p>
            <text:p text:style-name="P103"><text:span text:style-name="T37">NA 7</text:span><text:span text:style-name="T35"> </text:span><text:span text:style-name="T2">Prova objectiva escrita</text:span> de 20 preguntes curtes sobre els continguts conceptuals i procedimentals de la unitat. L'observació i seguiment dels exercicis realitzats a classe.</text:p>
          </table:table-cell>
          <table:table-cell table:style-name="Taula16.C2" office:value-type="string">
            <text:p text:style-name="P122"/>
            <text:p text:style-name="P122">100 min.</text:p>
          </table:table-cell>
        </table:table-row>
        <table:table-row>
          <table:table-cell table:style-name="Taula16.A2" table:number-columns-spanned="2" office:value-type="string">
            <text:p text:style-name="P118">Total hores:</text:p>
          </table:table-cell>
          <table:covered-table-cell/>
          <table:table-cell table:style-name="Taula16.C2" office:value-type="string">
            <text:p text:style-name="P123">30h</text:p>
          </table:table-cell>
        </table:table-row>
      </table:table>
      <text:p text:style-name="P49"/>
      <text:p text:style-name="P49">Segons el quadre d'activitats proposat s'empren els següents:</text:p>
      <text:list xml:id="list1997544662" text:style-name="L141">
        <text:list-item>
          <text:p text:style-name="P306">Espais: <text:span text:style-name="T5">les activitats es desenvoluparan a l'aula d'informàtica.</text:span></text:p>
        </text:list-item>
        <text:list-item>
          <text:p text:style-name="P306">Agrupaments: <text:span text:style-name="T5">les activitats a desenvolupar seran realitzades per equips de 2 a 3 alumnes, amb l'objectiu d'incentivar el treball en equip i les relacions interpersonals. </text:span><text:soft-page-break/><text:span text:style-name="T5">Les pràctiques es faran a nivell individual per tal d'incentivar la capacitat d'iniciativa i autonomia dels alumnes.</text:span></text:p>
        </text:list-item>
        <text:list-item>
          <text:p text:style-name="P306">Recursos:</text:p>
          <text:list>
            <text:list-item>
              <text:p text:style-name="P343"><text:span text:style-name="T8">El llibre de text </text:span><text:span text:style-name="T9">Xarxes d'àrea local</text:span><text:span text:style-name="T8"> de McGraw Hill. Equips informàtics i transparències.</text:span><text:span text:style-name="T17"> 3 vídeos explicatius dels temes de la unitat.</text:span></text:p>
            </text:list-item>
          </text:list>
        </text:list-item>
      </text:list>
      <text:list xml:id="list152835008" text:style-name="L142">
        <text:list-item>
          <text:p text:style-name="P296">Una sèrie d'adreces web (vegeu l'annex), que contenen informació sobre els continguts tractats en la unitat. </text:p>
        </text:list-item>
        <text:list-item>
          <text:p text:style-name="P296">Sistema operatiu GNU/Linux. Distribució <text:span text:style-name="T2">SkoleLinux</text:span> i les utilitats de monitorització i control de xarxa que proporciona (<text:span text:style-name="T2">Nagios</text:span>, <text:span text:style-name="T2">Munin</text:span>).</text:p>
        </text:list-item>
      </text:list>
      <text:h text:style-name="P279" text:outline-level="3">Avaluació</text:h>
      <text:p text:style-name="P60">CRITERIS D'AVALUACIÓ</text:p>
      <text:list xml:id="list814944940" text:style-name="L143">
        <text:list-item>
          <text:p text:style-name="P337">Descriure un procediment general d'anàlisi i detecció de les causes de fallada en la xarxa</text:p>
        </text:list-item>
        <text:list-item>
          <text:p text:style-name="P337">Explicar la fallada més comuna d'una xarxa els els símptomes que presenta.</text:p>
        </text:list-item>
        <text:list-item>
          <text:p text:style-name="P337">Descriure procediments de diagnostic i comprovació d'equips i mitjans físics, els útils necessaris i les mesures de seguretat físiques i de la inforamació</text:p>
        </text:list-item>
        <text:list-item>
          <text:p text:style-name="P337">Explicar les operacions de manteniment preventiu d'un equip o mitjà de transmissió.</text:p>
        </text:list-item>
      </text:list>
      <text:p text:style-name="P62">INSTRUMENTS I PROCEDIMENTS D'AVALUACIÓ</text:p>
      <text:p text:style-name="P45">Mitjançant una prova objectiva escrita que consta de 30 preguntes curtes on s'avaluen els continguts conceptuals i procedimentals.</text:p>
      <text:p text:style-name="P45">Mitjançant la fitxa de registre (veure l'Annex 1),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1007746715" text:style-name="L144">
        <text:list-item>
          <text:p text:style-name="P353"><text:span text:style-name="T11">25 % continguts conceptuals (suport), 60% procedimentals (organitzadors) i 15% actitudinals</text:span><text:span text:style-name="T19"> </text:span></text:p>
        </text:list-item>
      </text:list>
      <text:h text:style-name="Heading_20_2" text:outline-level="2"><text:soft-page-break/>UNITAT DIDÀCTICA Nº 6. Interconnexió de xarxes locals. </text:h>
      <text:p text:style-name="P46">En finalitzar aquesta unitat els alumnes han de ser capaços d'assolir el següents:</text:p>
      <table:table table:name="Taula30" table:style-name="Taula30">
        <table:table-column table:style-name="Taula30.A"/>
        <table:table-header-rows>
          <table:table-row table:style-name="Taula30.1">
            <table:table-cell table:style-name="Taula30.A1" office:value-type="string">
              <text:h text:style-name="P276" text:outline-level="3">Objectius terminals</text:h>
            </table:table-cell>
          </table:table-row>
        </table:table-header-rows>
        <table:table-row>
          <table:table-cell table:style-name="Taula30.A2" office:value-type="string">
            <text:list xml:id="list939170320" text:style-name="L145">
              <text:list-item>
                <text:p text:style-name="P330">Interpretar les característiques tecnicofuncionals de cada element de la xarxa, a partir del seu funcionament i de la documentació tècnica corresponent.</text:p>
              </text:list-item>
            </text:list>
          </table:table-cell>
        </table:table-row>
        <table:table-row>
          <table:table-cell table:style-name="Taula30.A2" office:value-type="string">
            <text:list xml:id="list801149489" text:style-name="L146">
              <text:list-item>
                <text:p text:style-name="P331">Discriminar els recursos, les prestacions i les característiques que s'han de considerar per obtenir la connexió de la xarxa a altres xarxes externes i altres sistemes, segons els requeriments establerts.</text:p>
              </text:list-item>
            </text:list>
          </table:table-cell>
        </table:table-row>
      </table:table>
      <text:h text:style-name="P278" text:outline-level="3">Continguts</text:h>
      <text:p text:style-name="P58"/>
      <table:table table:name="Taula33" table:style-name="Taula33">
        <table:table-column table:style-name="Taula33.A"/>
        <table:table-header-rows>
          <text:soft-page-break/>
          <table:table-row>
            <table:table-cell table:style-name="Taula33.A1" office:value-type="string">
              <text:p text:style-name="P82">Fets, conceptes i sistemes conceptuals</text:p>
            </table:table-cell>
          </table:table-row>
        </table:table-header-rows>
        <table:table-row>
          <table:table-cell table:style-name="Taula33.A2" office:value-type="string">
            <text:p text:style-name="P112">Bàsics:</text:p>
            <text:list xml:id="list411772885" text:style-name="L147">
              <text:list-item>
                <text:p text:style-name="P216">Dispositius per a la interconnexió de xarxes: el repetidor, ponts (bridges), conmutadors (switchs), encaminadors (routers), passarel·les (gateway).</text:p>
              </text:list-item>
              <text:list-item>
                <text:p text:style-name="P216">La WAN com a xarxa d'accés i transport: tunelització.</text:p>
              </text:list-item>
              <text:list-item>
                <text:p text:style-name="P216">Connexions remotes segures. Protocols de connexió remota, Xarxes privades i xarxes virtuals (VPN).</text:p>
              </text:list-item>
              <text:list-item>
                <text:p text:style-name="P216">El nivell OSI de xarxa. Enrutament IP. Configuració de taules de rutes.</text:p>
              </text:list-item>
              <text:list-item>
                <text:p text:style-name="P216">Commutadors de nivell 2 i nivell 4. Firewalls i Proxies. Qualitat de servei.</text:p>
              </text:list-item>
            </text:list>
            <text:p text:style-name="P101"><text:span text:style-name="T41">Complementaris</text:span>:</text:p>
            <text:list xml:id="list1339857974" text:style-name="L148">
              <text:list-item>
                <text:p text:style-name="P217">Elecció d'un element d'interconnexió de xarxa.</text:p>
                <text:p text:style-name="P217"/>
              </text:list-item>
            </text:list>
          </table:table-cell>
        </table:table-row>
        <table:table-row>
          <table:table-cell table:style-name="Taula33.A3" office:value-type="string">
            <text:p text:style-name="P82">Procedimentals</text:p>
          </table:table-cell>
        </table:table-row>
        <table:table-row>
          <table:table-cell table:style-name="Taula33.A2" office:value-type="string">
            <text:p text:style-name="P111">Bàsics:</text:p>
            <text:list xml:id="list732677385" text:style-name="L149">
              <text:list-item>
                <text:p text:style-name="P223">Descriure els mitjans i dispositius necessaris per efectuar la interconnexió de dues xarxes d'àrea local.</text:p>
              </text:list-item>
              <text:list-item>
                <text:p text:style-name="P223">Explicar els mitjans i dispositius necessaris per efectuar la interconnexió de dues o més xarxes d'àrea extensa.</text:p>
              </text:list-item>
              <text:list-item>
                <text:p text:style-name="P223">Realitzar connexions amb altres sistemes utilitzant TCP/IP.</text:p>
              </text:list-item>
              <text:list-item>
                <text:p text:style-name="P223">Identificar les tecnologies emergents per a xarxes: tallafocs, commutadors de nivell 3 i de nivell 4, qualitat de servei, etc.</text:p>
              </text:list-item>
            </text:list>
            <text:p text:style-name="P111">Complementaris:</text:p>
            <text:list xml:id="list962675518" text:style-name="L150">
              <text:list-item>
                <text:p text:style-name="P224">Explicar l'elecció d'un element d'interconnexió de xarxa, en un cas real.</text:p>
              </text:list-item>
            </text:list>
          </table:table-cell>
        </table:table-row>
        <table:table-row>
          <table:table-cell table:style-name="Taula33.A3" office:value-type="string">
            <text:p text:style-name="P84">Actitudinals</text:p>
          </table:table-cell>
        </table:table-row>
        <table:table-row>
          <table:table-cell table:style-name="Taula33.A2" office:value-type="string">
            <text:list xml:id="list1120525863" text:style-name="L151">
              <text:list-item>
                <text:p text:style-name="P225">Valorar la importància de la interconnexió de xarxes per a la comunicació entre diferents sistemes. De vegades la necessitat sorgeix de l'interès d'organitzacions diferents de compartir alguns recursos, mentre que altres vegades, la connexió es produeix entre diferents delegacions de la mateixa organització que es troba distribuïda geogràficament en un ampla regió.</text:p>
              </text:list-item>
              <text:list-item>
                <text:p text:style-name="P225">Els senyals elèctrics es degraden amb la distància, per això sorgeix la necessitat d'utilitzar elements d'interconnexió perquè la informació arribi al receptor sense atenuacions i de la forma adequada.</text:p>
              </text:list-item>
            </text:list>
          </table:table-cell>
        </table:table-row>
      </table:table>
      <text:p text:style-name="P35"/>
      <text:h text:style-name="P278" text:outline-level="3">Metodología</text:h>
      <text:p text:style-name="P58"/>
      <table:table table:name="Taula18" table:style-name="Taula18">
        <table:table-column table:style-name="Taula18.A"/>
        <table:table-column table:style-name="Taula18.B"/>
        <table:table-column table:style-name="Taula18.C"/>
        <table:table-row>
          <table:table-cell table:style-name="Taula18.A1" office:value-type="string">
            <text:p text:style-name="P81">Sessió</text:p>
          </table:table-cell>
          <table:table-cell table:style-name="Taula18.A1" office:value-type="string">
            <text:p text:style-name="P81">Activitats d'ensenyament-aprenentatge</text:p>
          </table:table-cell>
          <table:table-cell table:style-name="Taula18.C1" office:value-type="string">
            <text:p text:style-name="P81">Temps</text:p>
          </table:table-cell>
        </table:table-row>
        <table:table-row>
          <table:table-cell table:style-name="Taula18.A2" office:value-type="string">
            <text:p text:style-name="P124">1</text:p>
          </table:table-cell>
          <table:table-cell table:style-name="Taula18.B2" office:value-type="string">
            <text:p text:style-name="P101">NA 1. Activitats de presentació-motivació</text:p>
            <text:p text:style-name="P103">A través d'una exposició oral i amb l'ajuda d'unes transparències en format digital, transmetre la importància de la interconnexió de xarxes per a la comunicació entre diferents sistemes.</text:p>
          </table:table-cell>
          <table:table-cell table:style-name="Taula18.C2" office:value-type="string">
            <text:p text:style-name="P122"/>
            <text:p text:style-name="P122"/>
            <text:p text:style-name="P122"/>
            <text:p text:style-name="P122"/>
            <text:p text:style-name="P122">30 min.</text:p>
          </table:table-cell>
        </table:table-row>
        <table:table-row>
          <table:table-cell table:style-name="Taula18.A2" office:value-type="string">
            <text:p text:style-name="P124">1</text:p>
          </table:table-cell>
          <table:table-cell table:style-name="Taula18.B2" office:value-type="string">
            <text:p text:style-name="P101">NA 2. Activitats de coneixements previs</text:p>
            <text:p text:style-name="P103">Mitjançant una activitat de grup realitzaré preguntes obertes a la classe, amb l'objectiu d'esbrinar el nivell de coneixement que tenen els alumnes sobre els elements d'interconnexió de xarxes.</text:p>
          </table:table-cell>
          <table:table-cell table:style-name="Taula18.C2" office:value-type="string">
            <text:p text:style-name="P122">30 min.</text:p>
          </table:table-cell>
        </table:table-row>
        <table:table-row table:style-name="Taula18.4">
          <table:table-cell table:style-name="Taula18.B2" office:value-type="string">
            <text:p text:style-name="Table_20_Contents"/>
            <text:p text:style-name="Table_20_Contents"/>
            <text:p text:style-name="Table_20_Contents"/>
            <text:p text:style-name="Table_20_Contents"/>
            <text:p text:style-name="Table_20_Contents">1, 2, 3, 4, 5, 6, 7, 8, 9, 10</text:p>
            <text:p text:style-name="Table_20_Contents"/>
            <text:p text:style-name="Table_20_Contents"/>
            <text:p text:style-name="Table_20_Contents"/>
            <text:p text:style-name="Table_20_Contents"/>
            <text:p text:style-name="Table_20_Contents"/>
            <text:p text:style-name="Table_20_Contents"><text:s text:c="4"/>3 </text:p>
            <text:p text:style-name="Table_20_Contents"/>
            <text:p text:style-name="Table_20_Contents"/>
            <text:p text:style-name="Table_20_Contents"/>
            <text:p text:style-name="Table_20_Contents"/>
            <text:p text:style-name="Table_20_Contents"/>
            <text:p text:style-name="Table_20_Contents"/>
            <text:p text:style-name="Table_20_Contents">2, 3, 4, 5, 6, 7, 8, 9, 10, 11</text:p>
          </table:table-cell>
          <table:table-cell table:style-name="Taula18.B2" office:value-type="string">
            <text:p text:style-name="P101">NA 3. Activitats de desenvolupament de continguts</text:p>
            <text:p text:style-name="P103">Explicació oral amb el suport de documentació en forma de transparències digitals de:</text:p>
            <text:list xml:id="list1092302442" text:style-name="L152">
              <text:list-item>
                <text:p text:style-name="P232"><text:span text:style-name="T29">NA 3.1</text:span><text:span text:style-name="T2"> </text:span>Dispositius per a la connexió de xarxes: el repetidor, ponts i commutadors, encaminadors o <text:span text:style-name="T33">routers</text:span>, i passarel·la o <text:span text:style-name="T33">gateway.</text:span></text:p>
              </text:list-item>
              <text:list-item>
                <text:p text:style-name="P243"><text:span text:style-name="T29">NA 3.2</text:span><text:span text:style-name="T2"> </text:span>La WAN com a xarxa d'accés i transport: tunelització.</text:p>
              </text:list-item>
              <text:list-item>
                <text:p text:style-name="P243"><text:span text:style-name="T29">NA 3.4</text:span><text:span text:style-name="T2"> </text:span>Connexions remotes i segures a una xarxa.</text:p>
              </text:list-item>
              <text:list-item>
                <text:p text:style-name="P243"><text:span text:style-name="T29">NA 3.5</text:span><text:span text:style-name="T2"> </text:span>Enrutament IP: rutes del protocol IP, configuració de la taula de rutes.</text:p>
              </text:list-item>
              <text:list-item>
                <text:p text:style-name="P232"><text:span text:style-name="T37">NA 3.6</text:span><text:span text:style-name="T35"> </text:span><text:span text:style-name="T36">Tallafocs, commutadors de nivell 3 i de nivell 4, qualitat de servei, etc.</text:span></text:p>
              </text:list-item>
            </text:list>
            <text:p text:style-name="P105">Mitjançant la tècnica de <text:span text:style-name="T33">brainstroming:</text:span></text:p>
            <text:list xml:id="list606002405" text:style-name="L153">
              <text:list-item>
                <text:p text:style-name="P260"><text:span text:style-name="T29">NA 4.</text:span><text:span text:style-name="T2"> </text:span>Descriurem tots junts a la pissarra els elements d'interconnexió de xarxes.</text:p>
              </text:list-item>
            </text:list>
            <text:list xml:id="list983738370" text:style-name="L154">
              <text:list-header>
                <text:p text:style-name="P268">Per parelles realitzaran les següents activitats:</text:p>
                <text:list>
                  <text:list-item>
                    <text:list>
                      <text:list-item>
                        <text:p text:style-name="P261"><text:span text:style-name="T29">NA 5.1.</text:span><text:span text:style-name="T2"> </text:span>Identificaran els elements d'interconnexió existents a l'aula, i explicaran les seves característiques principals.</text:p>
                      </text:list-item>
                      <text:list-item>
                        <text:p text:style-name="P261"><text:span text:style-name="T29">NA 5.2.</text:span><text:span text:style-name="T2"> </text:span>Recopilaran documentació (catàlegs, revistes, etc.) que incloguin informació sobre les característiques de repetidors, ponts, encaminadors, etc.</text:p>
                      </text:list-item>
                      <text:list-item>
                        <text:p text:style-name="P261"><text:span text:style-name="T29">NA 5.3.</text:span><text:span text:style-name="T2"> </text:span>A partir d'un supòsit pràctic, configuraran la taula de rutes d'un router, tant a nivell de maquinari com de programari (Linux Box), per tal de connectar dues xarxes locals. També s'hauran de configurar NAT per tal de poder accedir a ordinadors interns de la xarxa.</text:p>
                      </text:list-item>
                      <text:list-item>
                        <text:p text:style-name="P261"><text:span text:style-name="T29">NA 5.4.</text:span><text:span text:style-name="T2"> </text:span>Realitzar un quadre descriptiu amb les característiques essencials de les xarxes d'àrea local virtuals (VPN), descrivint els seus diferents tipus.</text:p>
                      </text:list-item>
                    </text:list>
                  </text:list-item>
                </text:list>
              </text:list-header>
            </text:list>
          </table:table-cell>
          <table:table-cell table:style-name="Taula18.C4" office:value-type="string">
            <text:p text:style-name="P121"/>
            <text:p text:style-name="P121"/>
            <text:p text:style-name="P121"/>
            <text:p text:style-name="P121"/>
            <text:p text:style-name="P121">50 min./ sessió</text:p>
            <text:p text:style-name="P121"/>
            <text:p text:style-name="P121"/>
            <text:p text:style-name="P121"/>
            <text:p text:style-name="P121"/>
            <text:p text:style-name="P121"/>
            <text:p text:style-name="P121"/>
            <text:p text:style-name="P121"/>
            <text:p text:style-name="P121"/>
            <text:p text:style-name="P121">60 min.</text:p>
            <text:p text:style-name="P122"/>
            <text:p text:style-name="P122"/>
            <text:p text:style-name="P122"/>
            <text:p text:style-name="P122"/>
            <text:p text:style-name="P122"/>
            <text:p text:style-name="P122"/>
            <text:p text:style-name="P122">60 min./ sessió</text:p>
            <text:p text:style-name="P122"/>
            <text:p text:style-name="P122"/>
            <text:p text:style-name="P122"/>
          </table:table-cell>
        </table:table-row>
        <table:table-row table:style-name="Taula18.5">
          <table:table-cell table:style-name="Taula18.B2" office:value-type="string">
            <text:p text:style-name="Table_20_Contents"/>
            <text:p text:style-name="P124">11</text:p>
          </table:table-cell>
          <table:table-cell table:style-name="Taula18.B2" office:value-type="string">
            <text:p text:style-name="P102">Activitats de reforç</text:p>
            <text:list xml:id="list1296027932" text:style-name="L155">
              <text:list-item>
                <text:p text:style-name="P238"><text:span text:style-name="T37">NA 6.</text:span><text:span text:style-name="T35"> </text:span>Realitzar un esquema descriptiu dels elements d'interconnexió en una xarxa local, així com explicar l'elecció d'un element de xarxa, en un supòsit real.</text:p>
              </text:list-item>
            </text:list>
            <text:p text:style-name="P104"/>
          </table:table-cell>
          <table:table-cell table:style-name="Taula18.C4" office:value-type="string">
            <text:p text:style-name="P121"/>
            <text:p text:style-name="P121">65 min. </text:p>
          </table:table-cell>
        </table:table-row>
        <table:table-row>
          <table:table-cell table:style-name="Taula18.A2" office:value-type="string">
            <text:p text:style-name="P125"/>
            <text:p text:style-name="P125">12</text:p>
          </table:table-cell>
          <table:table-cell table:style-name="Taula18.B2" office:value-type="string">
            <text:p text:style-name="P101">Activitats d'avaluació</text:p>
            <text:p text:style-name="P103">L'observació i seguiment mitjançant la fitxa de registre (vegeu l'Annex) dels exercicis realitzats a classe.</text:p>
            <text:p text:style-name="P103"><text:span text:style-name="T37">NA 7.</text:span><text:span text:style-name="T35"> </text:span><text:span text:style-name="T2">Prova objectiva escrita</text:span> de 20 preguntes curtes sobre els continguts conceptuals i procedimentals de la unitat. L'observació i seguiment dels exercicis realitzats a classe.</text:p>
          </table:table-cell>
          <table:table-cell table:style-name="Taula18.C2" office:value-type="string">
            <text:p text:style-name="P122"/>
            <text:p text:style-name="P122">100 min.</text:p>
          </table:table-cell>
        </table:table-row>
        <text:soft-page-break/>
        <table:table-row>
          <table:table-cell table:style-name="Taula18.A2" table:number-columns-spanned="2" office:value-type="string">
            <text:p text:style-name="P118">Total d'hores:</text:p>
          </table:table-cell>
          <table:covered-table-cell/>
          <table:table-cell table:style-name="Taula18.C2" office:value-type="string">
            <text:p text:style-name="P123">30h</text:p>
          </table:table-cell>
        </table:table-row>
      </table:table>
      <text:p text:style-name="P36"/>
      <text:p text:style-name="P49">Segons el quadre d'activitats proposat s'empren els següents:</text:p>
      <text:list xml:id="list242662261" text:style-name="L156">
        <text:list-item>
          <text:p text:style-name="P307">Espais: <text:span text:style-name="T5">les activitats es desenvoluparan a l'aula d'informàtica.</text:span></text:p>
        </text:list-item>
        <text:list-item>
          <text:p text:style-name="P307">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7">Recursos:</text:p>
          <text:list>
            <text:list-item>
              <text:p text:style-name="P344"><text:span text:style-name="T8">El llibre de text </text:span><text:span text:style-name="T9">Xarxes d'àrea local</text:span><text:span text:style-name="T8"> de McGraw Hill. Equips informàtics i transparències.</text:span><text:span text:style-name="T17"> </text:span></text:p>
            </text:list-item>
            <text:list-item>
              <text:p text:style-name="P297">Una sèrie d'adreces web (vegeu l'annex), que contenen informació sobre els continguts tractats a la unitat. </text:p>
            </text:list-item>
          </text:list>
        </text:list-item>
      </text:list>
      <text:list xml:id="list1346382114" text:style-name="L157">
        <text:list-item>
          <text:p text:style-name="P298">Sistema operatiu GNU/Linux. Distribució SkoleLinux i les utilitats que proporciona per crear proxies i tunels.</text:p>
        </text:list-item>
      </text:list>
      <text:h text:style-name="P279" text:outline-level="3">Avaluació</text:h>
      <text:p text:style-name="P60">CRITERIS D'AVALUACIÓ</text:p>
      <text:list xml:id="list1792929021" text:style-name="L158">
        <text:list-item>
          <text:p text:style-name="P338">Enumerar equips d'interconnexió interxarxa i explicar la funció de cadascun d'ells.</text:p>
        </text:list-item>
        <text:list-item>
          <text:p text:style-name="P338">Citar estàndards d'interconnexió lògica interxarxa i de xarxa amb altres sistemes </text:p>
        </text:list-item>
        <text:list-item>
          <text:p text:style-name="P338">Descriure les característiques bàsiques d'un estàndard de connexió lògica de la xarxa, la seva arquitectura bàsica, sistemes operatius i de xarxa que suporta i serveis bàsics que proporciona.</text:p>
        </text:list-item>
      </text:list>
      <text:p text:style-name="P62">INSTRUMENTS I PROCEDIMENTS D'AVALUACIÓ</text:p>
      <text:p text:style-name="P45">Mitjançant una prova objectiva escrita que consta de 30 preguntes curtes on s'avaluen els continguts conceptuals i procedimentals.</text:p>
      <text:p text:style-name="P45"><text:soft-page-break/>Mitjançant la fitxa de registre (veure l'Annex 1),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767362308" text:style-name="L159">
        <text:list-item>
          <text:p text:style-name="P354"><text:span text:style-name="T12">25 % continguts conceptuals (suport), 60% procedimentals (organitzadors) i 15% actitudinals</text:span><text:span text:style-name="T20"> </text:span></text:p>
        </text:list-item>
      </text:list>
      <text:h text:style-name="P147" text:outline-level="2">UNITAT DIDÀCTICA Nº 7. Xarxes d'àrea extensa. Internet</text:h>
      <text:p text:style-name="P46">En finalitzar aquesta unitat els alumnes han de ser capaços d'assolir el següents:</text:p>
      <table:table table:name="Taula31" table:style-name="Taula31">
        <table:table-column table:style-name="Taula31.A"/>
        <table:table-header-rows>
          <table:table-row table:style-name="Taula31.1">
            <table:table-cell table:style-name="Taula31.A1" office:value-type="string">
              <text:h text:style-name="P276" text:outline-level="3">Objectius terminals</text:h>
            </table:table-cell>
          </table:table-row>
        </table:table-header-rows>
        <table:table-row>
          <table:table-cell table:style-name="Taula31.A2" office:value-type="string">
            <text:list xml:id="list402063786" text:style-name="L160">
              <text:list-item>
                <text:p text:style-name="P332">Relacionar les necessitats de comunicació, accés de dades i documents d'una organització amb els serveis de comunicació de dades públiques i privades existents i el cost que representa.</text:p>
              </text:list-item>
            </text:list>
          </table:table-cell>
        </table:table-row>
      </table:table>
      <text:h text:style-name="P278" text:outline-level="3">Continguts</text:h>
      <table:table table:name="Taula20" table:style-name="Taula20">
        <table:table-column table:style-name="Taula20.A"/>
        <table:table-header-rows>
          <table:table-row>
            <table:table-cell table:style-name="Taula20.A1" office:value-type="string">
              <text:p text:style-name="P82">Fets, conceptes i sistemes conceptuals</text:p>
            </table:table-cell>
          </table:table-row>
        </table:table-header-rows>
        <table:table-row>
          <table:table-cell table:style-name="Taula20.A2" office:value-type="string">
            <text:p text:style-name="P112">Bàsics:</text:p>
            <text:p text:style-name="P99">Xarxes d'àrea extensa</text:p>
            <text:list xml:id="list1774331077" text:style-name="L161">
              <text:list-item>
                <text:p text:style-name="P218">Les tècniques de commutació: commutació de circuits i commutació de paquets.</text:p>
              </text:list-item>
              <text:list-item>
                <text:p text:style-name="P218">Serveis oferts per les xarxes públiques: classificació, servei de telefonia bàsica, serveis telemàtics, etc.</text:p>
              </text:list-item>
              <text:list-item>
                <text:p text:style-name="P218">La xarxa X.25</text:p>
              </text:list-item>
              <text:list-item>
                <text:p text:style-name="P218">La Xarxa Digital de Serveis Integrats: característiques, estructura i components, canals i tipus d'accés, estructura de capes en RDI.</text:p>
              </text:list-item>
              <text:list-item>
                <text:p text:style-name="P218">Tecnologies DSL. Tecnologies asíncrones ADSL.</text:p>
              </text:list-item>
              <text:list-item>
                <text:p text:style-name="P218">Comunicacions mòbils. Telefonia mòbil analògica i digital. La xarxa GSM. Tercera Generació (UMTS).</text:p>
              </text:list-item>
              <text:list-item>
                <text:p text:style-name="P218">Xarxes per a necessitats de gran ample de banda: Frame Relay i ATM.</text:p>
              </text:list-item>
              <text:list-item>
                <text:p text:style-name="P271">Internet</text:p>
              </text:list-item>
              <text:list-item>
                <text:p text:style-name="P275">Evolució històrica.</text:p>
              </text:list-item>
              <text:list-item>
                <text:p text:style-name="P275">Direccionament a Internet. Adreces IP.</text:p>
              </text:list-item>
              <text:list-item>
                <text:p text:style-name="P275">Els sistema de noms de domini. DNS.</text:p>
              </text:list-item>
              <text:list-item>
                <text:p text:style-name="P275">Serveis informàtics d'Internet i els protocols que corresponen.</text:p>
                <text:list>
                  <text:list-item>
                    <text:p text:style-name="P275">Accés remot. Telnet, SSH, FTP, SFTP.</text:p>
                  </text:list-item>
                  <text:list-item>
                    <text:p text:style-name="P275">Correu electrònic. SMTP, IMAP, POP3.</text:p>
                  </text:list-item>
                  <text:list-item>
                    <text:p text:style-name="P275">Servidors web. HTTP i HTML.</text:p>
                  </text:list-item>
                  <text:list-item>
                    <text:p text:style-name="P275">Serveis de notícies. RSS.</text:p>
                  </text:list-item>
                </text:list>
              </text:list-item>
              <text:list-item>
                <text:p text:style-name="P218">Intranets.</text:p>
              </text:list-item>
              <text:list-item>
                <text:p text:style-name="P218">Aplicacions de la web. Comerç electrònic.</text:p>
              </text:list-item>
              <text:list-item>
                <text:p text:style-name="P227">Aspectes socials d'Internet. Impacte social de les TIC.</text:p>
              </text:list-item>
            </text:list>
            <text:p text:style-name="P86"/>
            <text:p text:style-name="P100"><text:span text:style-name="T41">Complementaris</text:span>:</text:p>
            <text:list xml:id="list135327586" text:style-name="L162">
              <text:list-item>
                <text:p text:style-name="P190">Introducció al disseny de pàgines web: HTML, CSS i PHP.</text:p>
              </text:list-item>
            </text:list>
          </table:table-cell>
        </table:table-row>
        <text:soft-page-break/>
        <table:table-row>
          <table:table-cell table:style-name="Taula20.A3" office:value-type="string">
            <text:p text:style-name="P84">Procedimentals</text:p>
          </table:table-cell>
        </table:table-row>
        <table:table-row>
          <table:table-cell table:style-name="Taula20.A2" office:value-type="string">
            <text:p text:style-name="P112">Bàsics:</text:p>
            <text:list xml:id="list1747472722" text:style-name="L163">
              <text:list-item>
                <text:p text:style-name="P219">Les tècniques de commutació: commutació de circuits, de missatges i de paquets.</text:p>
              </text:list-item>
              <text:list-item>
                <text:p text:style-name="P219">Serveis oferts per les xarxes públiques: classificació, servei de telefonia bàsica, serveis telemàtics, etc.</text:p>
              </text:list-item>
              <text:list-item>
                <text:p text:style-name="P219">La xarxa X.25: accés nivell físic, enllaç i de xarxa,</text:p>
              </text:list-item>
              <text:list-item>
                <text:p text:style-name="P219">La xarxa digital de serveis integrats (RDSI). Característiques, estructura i components.</text:p>
              </text:list-item>
              <text:list-item>
                <text:p text:style-name="P219">Comunicacions mòbils. GSM. UMTS</text:p>
              </text:list-item>
              <text:list-item>
                <text:p text:style-name="P219">Sistemes per amples de banda majors: Frame Relay i ATM.</text:p>
              </text:list-item>
            </text:list>
            <text:p text:style-name="P112">Complementaris:</text:p>
            <text:list xml:id="list1945489239" text:style-name="L164">
              <text:list-item>
                <text:p text:style-name="P220">Seleccionar la xarxa nacional disponible per connectar-se en funció de diferents paràmetres: serveis oferts, tarifes aplicades, velocitat, etc.</text:p>
              </text:list-item>
            </text:list>
          </table:table-cell>
        </table:table-row>
        <table:table-row>
          <table:table-cell table:style-name="Taula20.A3" office:value-type="string">
            <text:p text:style-name="P84">Actitudinals</text:p>
          </table:table-cell>
        </table:table-row>
        <table:table-row>
          <table:table-cell table:style-name="Taula20.A2" office:value-type="string">
            <text:list xml:id="list1353602977" text:style-name="L165">
              <text:list-item>
                <text:p text:style-name="P392">El valor de la importància de la comunicació entre un emissor i un receptor. Per això, fa falta una connexió i una sèrie de mecanismes per intercanviar la informació, així com un mode concret d'utilitzar la línia de comunicacions i una metodologia d'intercanvi.</text:p>
              </text:list-item>
            </text:list>
          </table:table-cell>
        </table:table-row>
      </table:table>
      <text:h text:style-name="Heading_20_3" text:outline-level="3">Metodologia</text:h>
      <text:p text:style-name="Text_20_body"/>
      <table:table table:name="Taula21" table:style-name="Taula21">
        <table:table-column table:style-name="Taula21.A"/>
        <table:table-column table:style-name="Taula21.B"/>
        <table:table-column table:style-name="Taula21.C"/>
        <table:table-header-rows>
          <table:table-row>
            <table:table-cell table:style-name="Taula21.A1" office:value-type="string">
              <text:p text:style-name="P81">Sessió</text:p>
            </table:table-cell>
            <table:table-cell table:style-name="Taula21.A1" office:value-type="string">
              <text:p text:style-name="P81">Activitats d'ensenyament-aprenentatge</text:p>
            </table:table-cell>
            <table:table-cell table:style-name="Taula21.C1" office:value-type="string">
              <text:p text:style-name="P81">Temps</text:p>
            </table:table-cell>
          </table:table-row>
        </table:table-header-rows>
        <table:table-row>
          <table:table-cell table:style-name="Taula21.A2" office:value-type="string">
            <text:p text:style-name="P124">1</text:p>
          </table:table-cell>
          <table:table-cell table:style-name="Taula21.B2" office:value-type="string">
            <text:p text:style-name="P101">NA 1. Activitats de presentació-motivació</text:p>
            <text:p text:style-name="P103">A través d'una exposició oral i amb l'ajuda d'unes transparències en format digital, transmetre la importància de la gestió i l'administració d'una xarxa, davant les necessitats d'oferir uns serveis operatius. És a dir, cal donar-li forma al conjunt de servidors i clients de manera que facilitin la seva utilització als usuaris autoritzats.</text:p>
          </table:table-cell>
          <table:table-cell table:style-name="Taula21.C2" office:value-type="string">
            <text:p text:style-name="P122">40 min.</text:p>
          </table:table-cell>
        </table:table-row>
        <table:table-row>
          <table:table-cell table:style-name="Taula21.A2" office:value-type="string">
            <text:p text:style-name="P124">1</text:p>
          </table:table-cell>
          <table:table-cell table:style-name="Taula21.B2" office:value-type="string">
            <text:p text:style-name="P101">NA 2. Activitats de coneixements previs</text:p>
            <text:p text:style-name="P103">Mitjançant una activitat de grup realitzaré preguntes obertes a la classe, amb l'objectiu d'esbrinar el nivell de coneixement que tenen els alumnes sobre l'administració i gestió d'una xarxa, així com de la figura el rol que exerceix el administrador de xarxa.</text:p>
          </table:table-cell>
          <table:table-cell table:style-name="Taula21.C2" office:value-type="string">
            <text:p text:style-name="P122">40 min.</text:p>
          </table:table-cell>
        </table:table-row>
        <table:table-row>
          <table:table-cell table:style-name="Taula21.B2" office:value-type="string">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1, 2, 3, 4, 5, 6, 7, 8 </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3 </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1, 2, 3, 4, 5, 6, 7, 8 i 9</text:p>
          </table:table-cell>
          <table:table-cell table:style-name="Taula21.B2" office:value-type="string">
            <text:p text:style-name="P101">NA 3. Activitats de desenvolupament de continguts</text:p>
            <text:p text:style-name="P103">Explicació oral amb el suport de documentació en forma de transparències digitals de:</text:p>
            <text:list xml:id="list392585745" text:style-name="L166">
              <text:list-item>
                <text:p text:style-name="P233"><text:span text:style-name="T29">NA 3.1</text:span><text:span text:style-name="T2"> </text:span>L'administrador de la xarxa, funcions i tasques que exerceix.</text:p>
              </text:list-item>
              <text:list-item>
                <text:p text:style-name="P233"><text:span text:style-name="T29">NA 3.2</text:span><text:span text:style-name="T2"> </text:span>Organització de la xarxa: </text:p>
              </text:list-item>
              <text:list-item>
                <text:p text:style-name="P233"><text:span text:style-name="T29">NA 3.3</text:span><text:span text:style-name="T2"> </text:span>Serveis de xarxa en GNU/Linux: Serveis de comunicacions (DNS, DHCP, Proxy), Serveis d'accés remot i administració de fitxers remots ( FTP), Serveis web (Apache), Serveis de correu (IMAP i POP3), Serveis d'impressores (CUPS), etc.</text:p>
              </text:list-item>
              <text:list-item>
                <text:p text:style-name="P233"><text:span text:style-name="T29">NA 3.4</text:span><text:span text:style-name="T2"> </text:span>Control remot de la xarxa. Terminals. Protocols TELNET, SSH. Accés remot a escriptoris.</text:p>
              </text:list-item>
              <text:list-item>
                <text:p text:style-name="P233"><text:span text:style-name="T29">NA 3.5</text:span><text:span text:style-name="T2"> </text:span>Estacions clients. Tipus de clients. Estacions de treball, estacions lleugeres i estacions sense disc.</text:p>
              </text:list-item>
              <text:list-item>
                <text:p text:style-name="P233"><text:span text:style-name="T29">NA 3.6</text:span><text:span text:style-name="T2"> </text:span>El sistema d'accés a la xarxa: assignació de noms i adreces, comptes d'usuaris, drets d'accés, perfils d'usuari, sistemes globals d'accés.</text:p>
              </text:list-item>
              <text:list-item>
                <text:p text:style-name="P233"><text:span text:style-name="T29">NA 3.7</text:span><text:span text:style-name="T2"> </text:span>Serveis de xarxa GNU/Linux de directori i de gestió d'usuaris en xarxa (NIS, NFS, LDAP).</text:p>
              </text:list-item>
              <text:list-item>
                <text:p text:style-name="P233"><text:span text:style-name="T29">NA 3.8</text:span><text:span text:style-name="T2"> </text:span>Control d'accés a serveis. Llibreries PAM.D.</text:p>
              </text:list-item>
              <text:list-item>
                <text:p text:style-name="P233"><text:span text:style-name="T29">NA 3.9</text:span><text:span text:style-name="T2"> </text:span>Optimització de la xarxa: anàlisi de problemes i mesures correctores, protocols per a la gestió de xarxes.</text:p>
              </text:list-item>
              <text:list-item>
                <text:p text:style-name="P233"><text:span text:style-name="T29">NA 3.10</text:span><text:span text:style-name="T2"> </text:span>Documentació del sistema.</text:p>
              </text:list-item>
              <text:list-item>
                <text:p text:style-name="P252"><text:span text:style-name="T28">NA 4.</text:span> Mitjançant la tècnica de <text:span text:style-name="T33">brainstroming:</text:span></text:p>
              </text:list-item>
            </text:list>
            <text:list xml:id="list1747256886" text:style-name="L167">
              <text:list-item>
                <text:p text:style-name="P262">Descriurem tots junts a la pissarra els serveis oferts per les xarxes d'àrea local i la seva corresponent gestió.</text:p>
              </text:list-item>
              <text:list-item>
                <text:p text:style-name="P262"/>
                <text:p text:style-name="P269">Per parelles realitzaran les següents activitats:</text:p>
                <text:list>
                  <text:list-item>
                    <text:list>
                      <text:list-item>
                        <text:p text:style-name="P262"><text:span text:style-name="T29">NA 5.1</text:span><text:span text:style-name="T2"> </text:span>Elaborar un esquema on s'estableixin les funcions d'administració diferenciant-ho clarament de la resta d'usuaris.</text:p>
                      </text:list-item>
                      <text:list-item>
                        <text:p text:style-name="P262"><text:span text:style-name="T29">NA 5.2</text:span><text:span text:style-name="T2"> </text:span>Mitjançant una sèrie de supòsits pràctics, es manejaran els comandaments i les utilitats de la xarxa a nivell d'usuari, realitzant tot el conjunt d'operacions permès i comprovant els resultats obtinguts.</text:p>
                      </text:list-item>
                      <text:list-item>
                        <text:p text:style-name="P262"><text:span text:style-name="T29">NA 5.3</text:span><text:span text:style-name="T2"> </text:span>Crearem grups, usuaris, directoris, fitxers, etc. sobre els quals es procedira a simular l'administració del sistema efectuant les operacions de manteniment habituals, assignant i modificant atributs i drets, etc.</text:p>
                      </text:list-item>
                      <text:list-item>
                        <text:p text:style-name="P262"><text:span text:style-name="T29">NA 5.4</text:span><text:span text:style-name="T2"> </text:span>Realitzarem scripts d'ajuda a l'administració del sistema.</text:p>
                      </text:list-item>
                      <text:list-item>
                        <text:p text:style-name="P262"><text:span text:style-name="T29">NA 5.5</text:span><text:span text:style-name="T2"> </text:span>Realitzarem la instal·lació, configuració i posterior gestió d'una Intranet a la xarxa local proporcionen els serveis de correu electrònic, servidor SFTP, servidor web. Accés remot SSH, etc. Per realitzar aquesta pràctica els alumnes treballaran en parelles, de manera que un component de la parella treballarà des de la vessant del client i l'altre des de la vessant del servidor i finalment s'intercanviaran els rols.</text:p>
                      </text:list-item>
                      <text:list-item>
                        <text:p text:style-name="P262"><text:span text:style-name="T29">NA 5.6</text:span><text:span text:style-name="T2"> </text:span>Realitzaran una sèrie de supòsits pràctics, en els quals es manejaran els conceptes vistos a classe. En aquest supòsits, els alumnes realitzaran la configuració de TCP/IP i la configuració de l'entorn de xarxa en el sistema Linux.</text:p>
                      </text:list-item>
                      <text:list-item>
                        <text:p text:style-name="P262"><text:span text:style-name="T29">NA 5.7</text:span><text:span text:style-name="T2"> </text:span>Es faran pràctiques de l'ús de xarxa a nivell d'usuari: accés a fitxers remots, connexió d'unitats de xarxa remotes, accés remot, protecció de fitxers, etc.</text:p>
                      </text:list-item>
                      <text:list-item>
                        <text:p text:style-name="P262"><text:span text:style-name="T29">NA 5.8</text:span><text:span text:style-name="T2"> </text:span>Utilització de diferents comandes Unix per tal de comprovar el funcionament de la xarxa: ping, nmap, ifconfig, ifup/ifdown, tcpdump, etc. i identificació i coneixement de les funcions bàsiques dels principals fitxers de configuració de xarxa.</text:p>
                      </text:list-item>
                      <text:list-item>
                        <text:p text:style-name="P262"><text:span text:style-name="T29">NA 5.9</text:span><text:span text:style-name="T2"> </text:span>En un supòsit pràctic, sobre el pla d'una planta o un edifici, dissenyarem la distribució dels diferents subsistemes de cablejat estructurat per portar la xarxa a punts definits de l'edifici, escolliran la millor topologia, i realitzaran els passos necessaris per instal·lar aquesta xarxa.</text:p>
                      </text:list-item>
                      <text:list-item>
                        <text:p text:style-name="P262"><text:span text:style-name="T29">NA 5.10</text:span><text:span text:style-name="T2"> </text:span>Realitzaran un diagrama, esquema, resum de les etapes i processos a realitzar per a la instal·lació de xarxa.</text:p>
                      </text:list-item>
                      <text:list-item>
                        <text:p text:style-name="P262"><text:span text:style-name="T29">NA 5.11</text:span><text:span text:style-name="T2"> </text:span>Finalment, els alumnes proposaran un esquema amb el maquinari i programari que utilitzarà la xarxa: mitjans de transmissió, estacions de treball, servidors de xarxa, perifèrics, etc.</text:p>
                      </text:list-item>
                      <text:list-item>
                        <text:p text:style-name="P262"><text:span text:style-name="T29">NA 5.12</text:span><text:span text:style-name="T2"> </text:span>Es realitzaran les operacions necessàries per posar en explotació la xarxa, efectuar-ne el manteniment i assegurar-ne el funcionament i la seguretat del mateix.</text:p>
                      </text:list-item>
                    </text:list>
                  </text:list-item>
                </text:list>
              </text:list-item>
            </text:list>
          </table:table-cell>
          <table:table-cell table:style-name="Taula21.C4" office:value-type="string">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50 min./ sessió</text:p>
            <text:p text:style-name="P122"/>
            <text:p text:style-name="P122"/>
            <text:p text:style-name="P122"/>
            <text:p text:style-name="P122"/>
            <text:p text:style-name="P122"/>
            <text:p text:style-name="P122"/>
            <text:p text:style-name="P122"/>
            <text:p text:style-name="P122"><text:s text:c="2"/></text:p>
            <text:p text:style-name="P122"/>
            <text:p text:style-name="P122"/>
            <text:p text:style-name="P122"/>
            <text:p text:style-name="P122"/>
            <text:p text:style-name="P122"/>
            <text:p text:style-name="P122"/>
            <text:p text:style-name="P122">60 mi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60 min./ sessió</text:p>
            <text:p text:style-name="P122"/>
            <text:p text:style-name="P122"/>
            <text:p text:style-name="P122"/>
            <text:p text:style-name="P122"/>
            <text:p text:style-name="P122"/>
            <text:p text:style-name="P122"/>
            <text:p text:style-name="P122"/>
            <text:p text:style-name="P122"/>
            <text:p text:style-name="P122"/>
            <text:p text:style-name="P122"/>
            <text:p text:style-name="P122"/>
          </table:table-cell>
        </table:table-row>
        <text:soft-page-break/>
        <table:table-row>
          <table:table-cell table:style-name="Taula21.B2" office:value-type="string">
            <text:p text:style-name="P124"/>
            <text:p text:style-name="P124"/>
            <text:p text:style-name="P124">10-11</text:p>
          </table:table-cell>
          <table:table-cell table:style-name="Taula21.B2" office:value-type="string">
            <text:p text:style-name="P102">Activitats de reforç</text:p>
            <text:list xml:id="list1770519211" text:style-name="L168">
              <text:list-item>
                <text:p text:style-name="P239">Realitzar un taula d'utilitats i comandaments accessibles tant per a l'administrador del sistema com per als usuaris, establint en cada cas es possibilitats i limitacions existents a cadascun d'ells.</text:p>
              </text:list-item>
              <text:list-item>
                <text:p text:style-name="P239">Realitzar un estudi de dos casos per al disseny de xarxes, en una petita empresa i en una empresa mitjana.</text:p>
              </text:list-item>
            </text:list>
          </table:table-cell>
          <table:table-cell table:style-name="Taula21.C4" office:value-type="string">
            <text:p text:style-name="P122"/>
            <text:p text:style-name="P122">60 min./ sessió</text:p>
          </table:table-cell>
        </table:table-row>
        <text:soft-page-break/>
        <table:table-row>
          <table:table-cell table:style-name="Taula21.A2" office:value-type="string">
            <text:p text:style-name="P125">11-12</text:p>
          </table:table-cell>
          <table:table-cell table:style-name="Taula21.B2" office:value-type="string">
            <text:p text:style-name="P101">Activitats d'avaluació</text:p>
            <text:p text:style-name="P103">L'observació i seguiment mitjançant la fitxa de registre (vegeu l'Annex) de la realització de varies pràctiques de laboratori:</text:p>
            <text:p text:style-name="P101">Pràctica 1: <text:span text:style-name="T5">Instal·lació i configuració d'un servidor web en GNU/Linux (Apache).</text:span><text:span text:style-name="T32"> </text:span></text:p>
            <text:p text:style-name="P101">Practica 2:<text:span text:style-name="T5"> Instal·lació i configuració d'un servidor de correu </text:span><text:span text:style-name="T32"><text:s/>en GNU/Linux</text:span></text:p>
            <text:p text:style-name="P103"><text:span text:style-name="T2">Prova objectiva escrita</text:span> de 15 preguntes curtes sobre els continguts conceptuals i procedimentals de la unitat. L'observació i seguiment dels exercicis realitzats a classe.</text:p>
          </table:table-cell>
          <table:table-cell table:style-name="Taula21.C2" office:value-type="string">
            <text:p text:style-name="P122">300 min.</text:p>
          </table:table-cell>
        </table:table-row>
        <table:table-row>
          <table:table-cell table:style-name="Taula21.A2" table:number-columns-spanned="2" office:value-type="string">
            <text:p text:style-name="P118">Total d'hores:</text:p>
          </table:table-cell>
          <table:covered-table-cell/>
          <table:table-cell table:style-name="Taula21.C2" office:value-type="string">
            <text:p text:style-name="P123">30h</text:p>
          </table:table-cell>
        </table:table-row>
      </table:table>
      <text:p text:style-name="Standard"/>
      <text:p text:style-name="P35"/>
      <text:p text:style-name="P49">Segons el quadre d'activitats proposat s'empren els següents:</text:p>
      <text:list xml:id="list1999932728" text:style-name="L169">
        <text:list-item>
          <text:p text:style-name="P308">Espais: <text:span text:style-name="T5">les activitats es desenvoluparan a l'aula d'informàtica.</text:span></text:p>
        </text:list-item>
        <text:list-item>
          <text:p text:style-name="P308">Agrupaments: <text:span text:style-name="T5">les activitats a desenvolupar seran realitzades per equips de 2 a 3 alumnes, amb l'objectiu d'incentivar el treball en equip i les relacions interpersonals. Les pràctiques es faran a nivell individual per tal d'incentivar la capacitat d'iniciativa i autonomia dels alumnes.</text:span></text:p>
        </text:list-item>
        <text:list-item>
          <text:p text:style-name="P308"><text:soft-page-break/>Recursos:</text:p>
          <text:list>
            <text:list-item>
              <text:p text:style-name="P345"><text:span text:style-name="T8">El llibre de text: </text:span><text:span text:style-name="T9">Xarxes d'àrea local</text:span><text:span text:style-name="T8"> de McGraw Hill. Equips informàtics i transparències.</text:span><text:span text:style-name="T17"> 3 vídeos explicatius dels temes de la unitat.</text:span></text:p>
            </text:list-item>
          </text:list>
        </text:list-item>
      </text:list>
      <text:list xml:id="list1449254357" text:style-name="L170">
        <text:list-item>
          <text:p text:style-name="P299">Una sèrie d'adreces web (vegeu l'annex), que contenen informació sobre els continguts tractats en la unitat. Dos vídeos. Un compara la senyal RDSI amb la senyal LAN. L'altre explica la instal·lació d'una centraleta digital.</text:p>
        </text:list-item>
        <text:list-item>
          <text:p text:style-name="P299">Manuals.</text:p>
        </text:list-item>
      </text:list>
      <text:h text:style-name="P279" text:outline-level="3">Avaluació</text:h>
      <text:p text:style-name="P60">CRITERIS D'AVALUACIÓ</text:p>
      <text:list xml:id="list918954039" text:style-name="L171">
        <text:list-item>
          <text:p text:style-name="P339">Explicar els conceptes bàsics relacionats amb la connexió d'una xarxa a l'exterior, considerant el tipus d'enllaç, mitjans de transmissió, tècniques i equips de transmissió, etc.</text:p>
        </text:list-item>
        <text:list-item>
          <text:p text:style-name="P339">Identificar i explicar les característiques més importants d'un servei de transport de dades: estructura de la xarxa de transport, característiques, prestacions, tarifes, etc.</text:p>
        </text:list-item>
        <text:list-item>
          <text:p text:style-name="P339">Identificar diferents tipus d'aplicació de les connexions externes d'una xarxa i citar els recursos necessaris.</text:p>
        </text:list-item>
        <text:list-item>
          <text:p text:style-name="P339">Explicar mesures i criteris que justifiquin la necessitat de connexió a Internet.</text:p>
        </text:list-item>
        <text:list-item>
          <text:p text:style-name="P339">Localitzar els serveis i recursos més adequats per resoldre determinades qüestions d'interès particular.</text:p>
        </text:list-item>
      </text:list>
      <text:p text:style-name="P62">INSTRUMENTS I PROCEDIMENTS D'AVALUACIÓ</text:p>
      <text:p text:style-name="P45">Mitjançant una prova objectiva escrita que consta de 30 preguntes curtes on s'avaluen els continguts conceptuals i procedimentals.</text:p>
      <text:p text:style-name="P45">Mitjançant la fitxa de registre (veure l'Annex), avaluaré els continguts actitudinals: motivació i interès per la matèria, participació, observació d'activitats i assistència.</text:p>
      <text:p text:style-name="P63">CRITERIS DE QUALIFICACIÓ</text:p>
      <text:p text:style-name="P45">La nota d'aquesta unitat didàctica s'obté de la nota ponderada de les notes obtingudes en la prova objectiva i de les observacions anotades a la fitxa de registre, puntuant de 0 a 10 punts. El percentatge assignat a cadascuna de les parts serà:</text:p>
      <text:list xml:id="list58844465" text:style-name="L172">
        <text:list-item>
          <text:p text:style-name="P355"><text:soft-page-break/><text:span text:style-name="T21">25 % continguts conceptuals (suport), 60% procedimentals (organitzadors) i 15% actitudinals</text:span><text:span text:style-name="T20"> </text:span></text:p>
        </text:list-item>
      </text:list>
      <text:h text:style-name="P379" text:outline-level="1">TRACTAMENT DE LA DIVERSITAT</text:h>
      <text:p text:style-name="P43">L'atenció educativa als alumnes amb necessitats específiques d'aquesta programació va dirigida a dos alumnes amb necessitats educatives especials. Les discapacitats són les següents:</text:p>
      <text:list xml:id="list1999176043" text:style-name="L173">
        <text:list-item>
          <text:p text:style-name="P287">Alumne amb una discapacitat auditiva lleu en ambdues oïdes, de caràcter permanent.</text:p>
        </text:list-item>
        <text:list-item>
          <text:p text:style-name="P287">Alumne amb una discapacitat física temporal que va patir un traumatisme ossi i per tant assisteix a classe amb crosses.</text:p>
        </text:list-item>
      </text:list>
      <text:p text:style-name="P43">Els <text:span text:style-name="T2">principis d'actuació </text:span><text:span text:style-name="T5">amb aquest alumnes són: la no-discriminació i normalització educativa, a fi d'aconseguir la igualtat d'oportunitat per a tots.</text:span></text:p>
      <text:p text:style-name="P43">Amb el previ assessorament del departament d'orientació es va decidir que aquests alumnes no requerien d'ACIS (adaptació curricular individual i significativa). Així doncs, per l'alumne amb una discapacitat auditiva lleu en ambdues oïdes de caràcter permanent hem decidit, de forma conjunta amb la resta de professors del cicle, posar en pràctica les <text:span text:style-name="T28">adaptacions no significatives</text:span><text:span text:style-name="T30"> següents</text:span>:</text:p>
      <text:list xml:id="list43458067" text:style-name="L174">
        <text:list-item>
          <text:p text:style-name="P288">Ubicaré a l'alumne el més prop possible de la pissarra.</text:p>
        </text:list-item>
        <text:list-item>
          <text:p text:style-name="P288">Les meves explicacions sobre els continguts seran exposades a la pissarra i/o si s'escau utilitzaré un projector de transparències.</text:p>
        </text:list-item>
        <text:list-item>
          <text:p text:style-name="P288">Durant les meves exposicions orals, evitaré en tot moment donar l'espatlla a aquest alumne, a fi que pugui seguir amb més facilitat les explicacions de classe.</text:p>
        </text:list-item>
      </text:list>
      <text:p text:style-name="P135">Per a l'alumne que pateix d'una discapacitat temporal degut a un traumatisme ossi, i assisteix a classes amb crosses, es van prendré les mesures següents:</text:p>
      <text:list xml:id="list269244083" text:style-name="L175">
        <text:list-item>
          <text:p text:style-name="P362">Ubicar a l'alumne en lloc on es senti còmode, hi hagi espai per si es donés el cas que hagi de tenir la cama enlaire.</text:p>
        </text:list-item>
        <text:list-item>
          <text:p text:style-name="P362">Així mateix l'ubicaré el més pròxim possible de la porta perquè tingui fàcil accés i com a mesura de prevenció en cas d'emergència.</text:p>
        </text:list-item>
      </text:list>
      <text:p text:style-name="P135">D'altra banda, aquesta programació <text:span text:style-name="T2">presenta mesures ordinàries d'atenció a la diversitat</text:span>, per als alumnes del grup/classe, que presenten diferències individuals tenint <text:soft-page-break/>en conte les seves capacitats, motivacions i interessos, així com a ritmes i estils d'aprenentatge, capacitats intel·lectuals i interessos personals. Aquestes mesures són les següents:</text:p>
      <text:list xml:id="list89865838" text:style-name="L176">
        <text:list-item>
          <text:p text:style-name="P363">Adaptació de continguts i metodologia:<text:span text:style-name="T5"> per a alumnes que presentin més dificultat d'aprenentatge i que mitjançant la pràctica d'activitats poden aconseguir els objectius didàctics, aquestes mesures estan presents en el moment en que assenyalo continguts complementaris i es programen activitats de reforç.</text:span></text:p>
        </text:list-item>
        <text:list-item>
          <text:p text:style-name="P363">Agrupaments: <text:span text:style-name="T5">el meu objectiu mitjançant els agrupaments és afavorir la interacció entre alumnes dins de l'aula, amb dos propòsits: d'una banda desenvolupar la socialització i incrementar la motivació i la capacitat de treball en grup dels alumnes; i d'altra banda, agrupar els alumnes amb més dificultats d'aprenentatge amb altres que es trobin en un nivell de desenvolupament intel·lectual superior.</text:span></text:p>
        </text:list-item>
        <text:list-item>
          <text:p text:style-name="P365"><text:span text:style-name="T10">Adaptació de l'avaluació: </text:span><text:span text:style-name="T8">consisteix en l'exposició i presentació d'un projecte global, dut a terme en grups de 2 a 4 persones on es reflecteixi el treball realitzat de forma col·lectiva durant les classes.</text:span></text:p>
        </text:list-item>
      </text:list>
      <text:h text:style-name="P379" text:outline-level="1">TEMES TRANSVERSALS</text:h>
      <text:p text:style-name="P43">Durant el desenvolupament del crèdit es treballen de forma transversal mitjançant les activitats d'ensenyament-aprenentatge les capacitats clau definides per als cicles formatius:</text:p>
      <text:list xml:id="list1560497284" text:style-name="L177">
        <text:list-item>
          <text:p text:style-name="P289"><text:span text:style-name="T2">Capacitat de resoldre problemes</text:span>: Durant el desenvolupament del crèdit es plantegen als alumnes situacions que els permeten millorar la seva disposició i habilitat per enfrontar-se i donar resposta a les situacions en que es poden trobar durant la seva vida laboral. És important que estiguin capacitats per aplicar estratègies i una seqüència operativa lògica per trobar solucions.</text:p>
        </text:list-item>
        <text:list-item>
          <text:p text:style-name="P289"><text:span text:style-name="T2">Capacitat d'organització del treball: </text:span><text:span text:style-name="T5">Durant el desenvolupament del crèdit es plantegen múltiples activitats en les quals han d'organitzar el seu treball per tal de crear les condicions adequades d'utilització dels recursos humans i/o materials existents, per tal de dur a terme les tasques amb el màxim d'eficàcia i d'eficiència.</text:span></text:p>
        </text:list-item>
        <text:list-item>
          <text:p text:style-name="P289"><text:span text:style-name="T2">Capacitat de responsabilitat en el treball: </text:span><text:span text:style-name="T5">Durant la realització d'activitats i l'exposició de continguts de les diferents unitats didàctiques que conformen el crèdit, s'inculca als alumnes la importància de ser responsables en el seu treball i de vetllar per al bon funcionament dels recursos que s'utilitzen en la professió.</text:span></text:p>
        </text:list-item>
        <text:list-item>
          <text:p text:style-name="P309"><text:soft-page-break/>Capacitat de treball en equip: <text:span text:style-name="T5">Moltes de les activitats del crèdit és realitzen en grups de 2 o més alumnes o de forma conjunta amb tota la classe per tal de potenciar l'habilitat dels alumnes de col·laborar de forma coordinada treballant en equip per tal d'assolir un objectiu comú.</text:span></text:p>
        </text:list-item>
        <text:list-item>
          <text:p text:style-name="P309">Capacitat d'autonomia: <text:span text:style-name="T5">Altrament, múltiples activitats potenciant la capacitat individual de cada alumne per tal de realitzar tasques de forma independent executant-les de principi a fi sense necessitat de rebre cap ajuda o suport. Cal, però, remarcar als alumnes que aquesta capacitat només s'ha d'aplicar en els casos en que el professional estigui qualificat i no necessiti assessorament. </text:span></text:p>
        </text:list-item>
        <text:list-item>
          <text:p text:style-name="P309">Capacitat de relació interpersonal: <text:span text:style-name="T5">Com ja hem comentat anteriorment, es potencien les activitats en grup de tal forma que els alumnes puguin potenciar les seves habilitats socials i siguin capaços de comunicar-se amb els altres mitjançant un tracte adient, amb atenció i empatia.</text:span></text:p>
        </text:list-item>
        <text:list-item>
          <text:p text:style-name="P289"><text:span text:style-name="T2">Capacitat d'iniciativa en el treball: </text:span><text:span text:style-name="T5">Durant el desenvolupament del crèdit es proposen múltiples activitats extres i de reforç que van encaminades a potenciar la capacitat de prendre decisions de forma autònoma, sobretot aquelles decisions que vagin encaminades a detectar possibles millores i que potenciïn la capacitat d'innovació dels alumnes.</text:span></text:p>
        </text:list-item>
        <text:list-item>
          <text:p text:style-name="P309">Capacitat d'adaptació: <text:span text:style-name="T5">Durant les exposicions es fa veure als alumnes la importància, sobretot en el món de la informàtica, d'afrontar de forma activa les noves situacions derivades de canvis en els treballs o de canvis tecnològics i/o organitzacionals.</text:span></text:p>
        </text:list-item>
        <text:list-item>
          <text:p text:style-name="P309">Capacitat de valoració de les condicions de treball: <text:span text:style-name="T5">Els alumnes estudiaran les normes que han de complir en referència a la seguretat i a la salut en el treball.</text:span></text:p>
        </text:list-item>
        <text:list-item>
          <text:p text:style-name="P309">Capacitat d'implicació i compromís amb la professió: <text:span text:style-name="T5">Durant el crèdit es potencia la disposició dels alumnes a mantenir-se actualitzats en els coneixements i procediments de les seves professions.</text:span></text:p>
        </text:list-item>
      </text:list>
      <text:h text:style-name="P379" text:outline-level="1">AVALUACIÓ DE LA PROGRAMACIÓ DIDÀCTICA</text:h>
      <text:p text:style-name="P52">Les mesures que es proposen per avaluar aquesta programació es realitzen des de dues perspectives, la primera de de l'observació del professor i la segona des de les diferents opinions dels alumnes.</text:p>
      <text:h text:style-name="P153" text:outline-level="2"><text:soft-page-break/>Procediments i instruments d'avaluació</text:h>
      <text:p text:style-name="P52">El primer supòsit, el <text:span text:style-name="T2">procediment</text:span> es realitzarà mitjançant l'observació contínua de la programació sobre les activitats d'ensenyament-aprenentatge: si els alumnes estan motivats i segueixen les classes, si la participació dels alumnes és activa, si els resultats obtinguts són els esperats, si els recursos que disposo em permeten dur a terme les activitats, si els continguts treballats a classe corresponen al món real, si els instruments d'avaluació utilitzats ens permeten avaluar els criteris establerts, etc.</text:p>
      <text:p text:style-name="P52"><text:span text:style-name="T2">L'instrument</text:span> que utilitzaré serà una fitxa de registre, que utilitzaré al terme de cada unitat didàctica per tal d'anotar les incidències recollides a través de l'observació o dels comentaris que em facin els alumnes. La meva metodologia al llarg del curs serà oberta, dinàmica i flexible, per poder adaptar-se en tot moment a qualsevol circumstància que es plantegi.</text:p>
      <text:p text:style-name="P57"><text:span text:style-name="T16">En el segon dels supòsits, és a dir la recollida de l'opinió dels alumnes, </text:span><text:span text:style-name="T18">el procediment i l'instrument</text:span><text:span text:style-name="T17"> serà facilitar als alumnes un qüestionari amb caràcter anònim en finalitzar el crèdit, on donaran les seves opinions sobre el mòdul que han cursat.</text:span></text:p>
      <text:h text:style-name="P379" text:outline-level="1">BIBLIOGRAFIA</text:h>
      <text:p text:style-name="P44">La bibliografia consultada en l'elaboració d'aquesta programació és:</text:p>
      <text:list xml:id="list1993957630" text:style-name="L178">
        <text:list-item>
          <text:p text:style-name="P312">Departament d'ensenyament, Servei d'Orientació Curricular. <text:span text:style-name="T34">“Guia didàctica dels cicles formatius”.</text:span><text:span text:style-name="T39"> Juny de 1995.</text:span></text:p>
        </text:list-item>
        <text:list-item>
          <text:p text:style-name="P400"><text:span text:style-name="T2">Generalitat de Catalunya, Direcció General d’Ordenació Educativa</text:span>. <text:span text:style-name="T33">“Orientacions per establir la programació del cicle formatiu de grau superior d'administració de sistemes informàtics”</text:span>. Setembre 1997.</text:p>
        </text:list-item>
      </text:list>
      <text:list xml:id="list1612141139" text:style-name="L179">
        <text:list-item>
          <text:p text:style-name="P281"><text:span text:style-name="T2">Decret 175/1997</text:span>, del 22 de juliol, pel qual s'estableix el currículum del cicle formatiu de grau superior d'administració de sistemes informàtics (DOGC núm. 2447 del 4 d'agost de 1997).</text:p>
        </text:list-item>
        <text:list-item>
          <text:p text:style-name="P281"><text:span text:style-name="T2">Reial Decret 1675/1994</text:span>, del 22 de juliol, pel qual s'estableix el currículum del cicle formatiu de grau superior corresponent al títol de Tècnic Superior en Administració de Sistemes Informàtics.</text:p>
        </text:list-item>
        <text:list-item>
          <text:p text:style-name="P281"><text:span text:style-name="T2">Reial decret 1660/1994</text:span>, del 22 de juliol, pel qual s'estableix el títol de Tècnic Superior en Administració de Sistemes Informàtics i els corresponents ensenyaments mínims.</text:p>
        </text:list-item>
        <text:list-item>
          <text:p text:style-name="P281"><text:soft-page-break/><text:span text:style-name="T2">Llei Orgànica 10/2002</text:span>, del 23 de desembre, de Qualitat de l'Educació.</text:p>
        </text:list-item>
        <text:list-item>
          <text:p text:style-name="P281"><text:span text:style-name="T2">Llei Orgànica 5/2002</text:span>, del 19 de juny, de les Qualificacions i de la Formació Professionals.</text:p>
        </text:list-item>
        <text:list-item>
          <text:p text:style-name="P281"><text:span text:style-name="T2">Coll, C</text:span>. <text:span text:style-name="T33">Psicología y currículum</text:span>. Laia. Barcelona, 1998.</text:p>
        </text:list-item>
        <text:list-item>
          <text:p text:style-name="P281"><text:span text:style-name="T2">Vivó Murciano, P.</text:span> <text:span text:style-name="T33">Programación y unidades didàcticas</text:span>. Prueba Oral. CEP 2004.</text:p>
        </text:list-item>
      </text:list>
      <text:h text:style-name="P379" text:outline-level="1"/>
      <text:p text:style-name="Text_20_body"/>
      <text:p text:style-name="Text_20_body"/>
      <text:h text:style-name="P379" text:outline-level="1"/>
      <text:h text:style-name="P379" text:outline-level="1"/>
      <text:h text:style-name="P381" text:outline-level="1">ANNEX 1. FITXA DE REGISTRE</text:h>
      <text:p text:style-name="P54"><text:span text:style-name="T2">L'instrument</text:span> que per avaluar les aptituds dels alumnes serà una fitxa de registre, que utilitzaré al terme de cada unitat didàctica per tal d'anotar les incidències recollides a través de la observació o dels comentaris que em facin els alumnes. La meva metodologia al llarg del curs serà oberta, dinàmica i flexible, per poder adaptar-se en tot moment a qualsevol circumstància que es plantegi.</text:p>
      <text:p text:style-name="P55">Mitjançant aquesta fitxa de registre faig constar els conceptes actitudinals observats a classe com per exemple: la participació activa a l'aula, la motivació i l'interès, l'assistència, etc.</text:p>
      <table:table table:name="Taula17" table:style-name="Taula17">
        <table:table-column table:style-name="Taula17.A"/>
        <table:table-column table:style-name="Taula17.B"/>
        <table:table-column table:style-name="Taula17.C"/>
        <table:table-column table:style-name="Taula17.D"/>
        <table:table-column table:style-name="Taula17.E"/>
        <table:table-column table:style-name="Taula17.F"/>
        <table:table-column table:style-name="Taula17.G"/>
        <table:table-column table:style-name="Taula17.H"/>
        <table:table-header-rows>
          <table:table-row>
            <table:table-cell table:style-name="Taula17.A1" table:number-columns-spanned="8" office:value-type="string">
              <text:p text:style-name="P76"><text:s/>Fitxa de registre dels continguts actitudinals d'una d'activitat</text:p>
            </table:table-cell>
            <table:covered-table-cell/>
            <table:covered-table-cell/>
            <table:covered-table-cell/>
            <table:covered-table-cell/>
            <table:covered-table-cell/>
            <table:covered-table-cell/>
            <table:covered-table-cell/>
          </table:table-row>
        </table:table-header-rows>
        <table:table-row>
          <table:table-cell table:style-name="Taula17.A2" table:number-columns-spanned="2" office:value-type="string">
            <text:p text:style-name="P69">Nom de l'alumne:</text:p>
          </table:table-cell>
          <table:covered-table-cell/>
          <table:table-cell table:style-name="Taula17.C2" table:number-columns-spanned="6" office:value-type="string">
            <text:p text:style-name="P68"/>
          </table:table-cell>
          <table:covered-table-cell/>
          <table:covered-table-cell/>
          <table:covered-table-cell/>
          <table:covered-table-cell/>
          <table:covered-table-cell/>
        </table:table-row>
        <table:table-row>
          <table:table-cell table:style-name="Taula17.A2" table:number-columns-spanned="2" office:value-type="string">
            <text:p text:style-name="P94">Codi de l'activitat:</text:p>
          </table:table-cell>
          <table:covered-table-cell/>
          <table:table-cell table:style-name="Taula17.C2" table:number-columns-spanned="6" office:value-type="string">
            <text:p text:style-name="P91"/>
          </table:table-cell>
          <table:covered-table-cell/>
          <table:covered-table-cell/>
          <table:covered-table-cell/>
          <table:covered-table-cell/>
          <table:covered-table-cell/>
        </table:table-row>
        <table:table-row>
          <table:table-cell table:style-name="Taula17.A4" table:number-columns-spanned="8" office:value-type="string">
            <text:p text:style-name="P96">Assistència</text:p>
          </table:table-cell>
          <table:covered-table-cell/>
          <table:covered-table-cell/>
          <table:covered-table-cell/>
          <table:covered-table-cell/>
          <table:covered-table-cell/>
          <table:covered-table-cell/>
          <table:covered-table-cell/>
        </table:table-row>
        <table:table-row>
          <table:table-cell table:style-name="Taula17.A2" table:number-columns-spanned="2" office:value-type="string">
            <text:p text:style-name="P91">Sessió 1</text:p>
          </table:table-cell>
          <table:covered-table-cell/>
          <table:table-cell table:style-name="Taula17.A2" office:value-type="string">
            <text:p text:style-name="P91"/>
          </table:table-cell>
          <table:table-cell table:style-name="Taula17.A2" table:number-columns-spanned="2" office:value-type="string">
            <text:p text:style-name="P91">Sessió 5</text:p>
          </table:table-cell>
          <table:covered-table-cell/>
          <table:table-cell table:style-name="Taula17.A2" office:value-type="string">
            <text:p text:style-name="P91"/>
          </table:table-cell>
          <table:table-cell table:style-name="Taula17.A2" office:value-type="string">
            <text:p text:style-name="P91">Sessió 9</text:p>
          </table:table-cell>
          <table:table-cell table:style-name="Taula17.C2" office:value-type="string">
            <text:p text:style-name="P91"/>
          </table:table-cell>
        </table:table-row>
        <table:table-row>
          <table:table-cell table:style-name="Taula17.A2" table:number-columns-spanned="2" office:value-type="string">
            <text:p text:style-name="P91">Sessió 2</text:p>
          </table:table-cell>
          <table:covered-table-cell/>
          <table:table-cell table:style-name="Taula17.A2" office:value-type="string">
            <text:p text:style-name="P91"/>
          </table:table-cell>
          <table:table-cell table:style-name="Taula17.A2" table:number-columns-spanned="2" office:value-type="string">
            <text:p text:style-name="P91">Sessió 6</text:p>
          </table:table-cell>
          <table:covered-table-cell/>
          <table:table-cell table:style-name="Taula17.A2" office:value-type="string">
            <text:p text:style-name="P91"/>
          </table:table-cell>
          <table:table-cell table:style-name="Taula17.A2" office:value-type="string">
            <text:p text:style-name="P91">Sessió 10</text:p>
          </table:table-cell>
          <table:table-cell table:style-name="Taula17.C2" office:value-type="string">
            <text:p text:style-name="P91"/>
          </table:table-cell>
        </table:table-row>
        <table:table-row>
          <table:table-cell table:style-name="Taula17.A2" table:number-columns-spanned="2" office:value-type="string">
            <text:p text:style-name="P91">Sessió 3</text:p>
          </table:table-cell>
          <table:covered-table-cell/>
          <table:table-cell table:style-name="Taula17.A2" office:value-type="string">
            <text:p text:style-name="P91"/>
          </table:table-cell>
          <table:table-cell table:style-name="Taula17.A2" table:number-columns-spanned="2" office:value-type="string">
            <text:p text:style-name="P91">Sessió 7</text:p>
          </table:table-cell>
          <table:covered-table-cell/>
          <table:table-cell table:style-name="Taula17.A2" office:value-type="string">
            <text:p text:style-name="P91"/>
          </table:table-cell>
          <table:table-cell table:style-name="Taula17.A2" office:value-type="string">
            <text:p text:style-name="P91">Sessió 11</text:p>
          </table:table-cell>
          <table:table-cell table:style-name="Taula17.C2" office:value-type="string">
            <text:p text:style-name="P91"/>
          </table:table-cell>
        </table:table-row>
        <table:table-row>
          <table:table-cell table:style-name="Taula17.A2" table:number-columns-spanned="2" office:value-type="string">
            <text:p text:style-name="P91">Sessió 4</text:p>
          </table:table-cell>
          <table:covered-table-cell/>
          <table:table-cell table:style-name="Taula17.A2" office:value-type="string">
            <text:p text:style-name="P91"/>
          </table:table-cell>
          <table:table-cell table:style-name="Taula17.A2" table:number-columns-spanned="2" office:value-type="string">
            <text:p text:style-name="P91">Sessió 8</text:p>
          </table:table-cell>
          <table:covered-table-cell/>
          <table:table-cell table:style-name="Taula17.A2" office:value-type="string">
            <text:p text:style-name="P91"/>
          </table:table-cell>
          <table:table-cell table:style-name="Taula17.A2" office:value-type="string">
            <text:p text:style-name="P91">Sessió 12</text:p>
          </table:table-cell>
          <table:table-cell table:style-name="Taula17.C2" office:value-type="string">
            <text:p text:style-name="P91"/>
          </table:table-cell>
        </table:table-row>
        <table:table-row>
          <table:table-cell table:style-name="Taula17.A9" table:number-columns-spanned="8" office:value-type="string">
            <text:p text:style-name="P96">Participació a l'aul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Està sempre atent i participa de forma activa a l'aula fent preguntes quan te dubtes o demana aclariments. Ajuda al dinamisme de la classe amb una conducta positiva a l'aula i envers els seus companys, amb aportacions i comentaris constructiu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De tant en tant participa de l'aula i pregunta o fa comentaris o formula dubtes constructius, però normalment no participa a no ser que se li demani directam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Només participa quan se li pregunta directament o quan no té més remei si vol acabar l'activi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No participa de l'aula o de l'activitat i a més sovint té una actitud negativa envers els professors i/o el seus company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106">Capacitats clau (Marcar les capacitat clau que es volen valorar amb aquesta activitat)</text:p>
          </table:table-cell>
          <table:covered-table-cell/>
          <table:covered-table-cell/>
          <table:covered-table-cell/>
          <table:covered-table-cell/>
          <table:covered-table-cell/>
          <table:covered-table-cell/>
          <table:covered-table-cell/>
        </table:table-row>
        <table:table-row>
          <table:table-cell table:style-name="Taula17.A2" table:number-columns-spanned="4" office:value-type="string">
            <text:p text:style-name="P138">Capacitat de resolució de problemes</text:p>
          </table:table-cell>
          <table:covered-table-cell/>
          <table:covered-table-cell/>
          <table:covered-table-cell/>
          <table:table-cell table:style-name="Taula17.A2" office:value-type="string">
            <text:p text:style-name="P138"/>
          </table:table-cell>
          <table:table-cell table:style-name="Taula17.A2" table:number-columns-spanned="2" office:value-type="string">
            <text:p text:style-name="P91">Capacitat d'autonomia</text:p>
          </table:table-cell>
          <table:covered-table-cell/>
          <table:table-cell table:style-name="Taula17.C2" office:value-type="string">
            <text:p text:style-name="P91"/>
          </table:table-cell>
        </table:table-row>
        <table:table-row>
          <table:table-cell table:style-name="Taula17.A2" table:number-columns-spanned="4" office:value-type="string">
            <text:p text:style-name="P91">Capacitat d'organització del treball</text:p>
          </table:table-cell>
          <table:covered-table-cell/>
          <table:covered-table-cell/>
          <table:covered-table-cell/>
          <table:table-cell table:style-name="Taula17.A2" office:value-type="string">
            <text:p text:style-name="P91"/>
          </table:table-cell>
          <table:table-cell table:style-name="Taula17.A2" table:number-columns-spanned="2" office:value-type="string">
            <text:p text:style-name="P91">Capacitat de relació interpersonal</text:p>
          </table:table-cell>
          <table:covered-table-cell/>
          <table:table-cell table:style-name="Taula17.C2" office:value-type="string">
            <text:p text:style-name="P91"/>
          </table:table-cell>
        </table:table-row>
        <table:table-row>
          <table:table-cell table:style-name="Taula17.A2" table:number-columns-spanned="4" office:value-type="string">
            <text:p text:style-name="P91">Capacitat de responsabilitat en el treball</text:p>
          </table:table-cell>
          <table:covered-table-cell/>
          <table:covered-table-cell/>
          <table:covered-table-cell/>
          <table:table-cell table:style-name="Taula17.A2" office:value-type="string">
            <text:p text:style-name="P91"/>
          </table:table-cell>
          <table:table-cell table:style-name="Taula17.A2" table:number-columns-spanned="2" office:value-type="string">
            <text:p text:style-name="P91"><text:s/>Capacitat d'iniciativa</text:p>
          </table:table-cell>
          <table:covered-table-cell/>
          <table:table-cell table:style-name="Taula17.C2" office:value-type="string">
            <text:p text:style-name="P91"/>
          </table:table-cell>
        </table:table-row>
        <table:table-row>
          <table:table-cell table:style-name="Taula17.A9" table:number-columns-spanned="8" office:value-type="string">
            <text:p text:style-name="P139">Capacitat de resolució de problemes</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resposta a una determinada situació.</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esol el problema amb segure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Busca solucions, però té dificultats per resoldre-l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ntenta solucionar el problema però sempre depèn d'algú.</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Es bloqueja i no intenta cercar solucion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plicació de l'estratègia operativ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aona amb ordre i lògica el procés de resolu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plica una seqüència operativa però està mancada de lògic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Coneix la seqüència de realització però no sap aplicar-l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Desconeix la metodologia i la seqüència de resolució</text:p>
          </table:table-cell>
          <table:covered-table-cell/>
          <table:covered-table-cell/>
          <table:covered-table-cell/>
          <table:covered-table-cell/>
          <table:covered-table-cell/>
          <table:covered-table-cell/>
        </table:table-row>
        <text:soft-page-break/>
        <table:table-row>
          <table:table-cell table:style-name="Taula17.A19" table:number-columns-spanned="8" office:value-type="string">
            <text:p text:style-name="P10"><text:span text:style-name="T2">CRITERI</text:span>: La presa de decision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dentifica els punts clau i pren decisions fonamentades i raonad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dentifica els punts clau i pren decisions per intuï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Identifica els punts clau però dubta freqüentm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91">Té dificultats per veure els punts clau per a la presa de decision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97">Capacitat d'organització del treball</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planificació i priorització dels recursos i del temp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Preveu els recursos necessaris i la distribució de funcion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Intenta planificar els recursos però no se'n surt suficientm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Desenvolupa el treball sense planifica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ecessita que li organitzin l'activitat.</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seqüenciació d'una acció o d'una activitat.</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Identifica ràpidament els processos que intervenen i les passes a seguir.</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Identifica els processos més importants però no sap seqüenciar l'activi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o sap organitzar les passes que s'han de seguir.</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eficiènci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Optimitza els recursos, el temps i el cos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Planifica sense considerar la rentabilitza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consegueix que les coses importants estiguin fetes a temp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97">Capacitat de responsabilitat en el treball</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implicació amb la fein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S'identifica amb la fein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ealitza els treballs que li han assign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ssumeix responsabilitats però necessita supervis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o pren responsabilitat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execució de la feina, com treballa.</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Treballa fins al final amb eficàcia i eficiènci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Deixa la feina acabada però prima l'eficàcia a la eficiènci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caba les feines de qualsevol maner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mb freqüència deixa les feines a mig fer.</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o acaba mai les feines.</text:p>
          </table:table-cell>
          <table:covered-table-cell/>
          <table:covered-table-cell/>
          <table:covered-table-cell/>
          <table:covered-table-cell/>
          <table:covered-table-cell/>
          <table:covered-table-cell/>
        </table:table-row>
        <table:table-row>
          <table:table-cell table:style-name="Taula17.A9" table:number-columns-spanned="8" office:value-type="string">
            <text:p text:style-name="P97">Capacitat d'autonomia</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El grau d'independència per resoldre o per executar treball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ealitza els treballs i les tasques sense rebre instruccions ni orientacion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ecessita indicacions per resoldre els problemes que no són habitual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ealitza els treballs per si mateix, amb indicacions normal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ealitza freqüentment, de forma independent, un treball simple.</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ecessita indicacions i guies per realitzar un treball.</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presa de decision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ctua reflexivament i amb segureta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Dubta i assaja fins a trobar una solu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Busca consell i pregunta per trobar una solu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Freqüentment necessita assessorament.</text:p>
          </table:table-cell>
          <table:covered-table-cell/>
          <table:covered-table-cell/>
          <table:covered-table-cell/>
          <table:covered-table-cell/>
          <table:covered-table-cell/>
          <table:covered-table-cell/>
        </table:table-row>
        <text:soft-page-break/>
        <table:table-row>
          <table:table-cell table:style-name="Taula17.A2" office:value-type="string">
            <text:p text:style-name="P91"/>
          </table:table-cell>
          <table:table-cell table:style-name="Taula17.C2" table:number-columns-spanned="7" office:value-type="string">
            <text:p text:style-name="P140">Espera que li donin les instruccion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97">Capacitat de relació interpersonal</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relació social</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Es mostra sociable i interessat pels altres.</text:p>
            <text:p text:style-name="P140">Es relaciona amb els altres però no atén suficientment l'altra persona.</text:p>
            <text:p text:style-name="P140">És comunicatiu només amb persones concretes.</text:p>
            <text:p text:style-name="P140">Tendeix a comunicar-se poc i no estableix gaires relacions.</text:p>
            <text:p text:style-name="P140">No sap crear cordialitat al seu entorn.</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comunicació del missatge.</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És clar/a i convincent.</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Exposa les coses amb ordre i correcció.</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Comunica les idees però no capta l’interlocutor.</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1">És convincent però desorganitzat, no es comunica de forma clara.</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1">Té dificultats per organitzar un missatge de forma entenedora.</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dequació del missatge a l'interlocutor.</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S'acomoda amb rapidesa i espontaneïtat a qualsevol situació. </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Generalment s'acomoda a les persones i a les situacion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o sap acomodar-se.</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97">Capacitat d'iniciativa</text:p>
          </table:table-cell>
          <table:covered-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 iniciativa en millorar els processos de treball.</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Tendeix a buscar alternatives que milloren els processo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S'ajusta a les normes i als processos establerts sense assajar mètodes alternatiu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Li costa molt modificar els seus esquemes de treball.</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portació d'idee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Suggereix idees bones i brillant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Dóna idees i proposa canvis superficialment realitzabl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Té idees amb les coses usual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arament proposa canvis o ide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o proposa canvis ni idees.</text:p>
          </table:table-cell>
          <table:covered-table-cell/>
          <table:covered-table-cell/>
          <table:covered-table-cell/>
          <table:covered-table-cell/>
          <table:covered-table-cell/>
          <table:covered-table-cell/>
        </table:table-row>
        <table:table-row>
          <table:table-cell table:style-name="Taula17.A19" table:number-columns-spanned="8" office:value-type="string">
            <text:p text:style-name="P10"><text:span text:style-name="T2">CRITERI</text:span>: L'aportació de solucions.</text:p>
          </table:table-cell>
          <table:covered-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Resol situacions complicade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Aporta solucions sobre temes generals coneguts.</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Pren decisions necessàries per al seu treball.</text:p>
          </table:table-cell>
          <table:covered-table-cell/>
          <table:covered-table-cell/>
          <table:covered-table-cell/>
          <table:covered-table-cell/>
          <table:covered-table-cell/>
          <table:covered-table-cell/>
        </table:table-row>
        <table:table-row>
          <table:table-cell table:style-name="Taula17.A2" office:value-type="string">
            <text:p text:style-name="P91"/>
          </table:table-cell>
          <table:table-cell table:style-name="Taula17.C2" table:number-columns-spanned="7" office:value-type="string">
            <text:p text:style-name="P140">No decideix per ell mateix.</text:p>
          </table:table-cell>
          <table:covered-table-cell/>
          <table:covered-table-cell/>
          <table:covered-table-cell/>
          <table:covered-table-cell/>
          <table:covered-table-cell/>
          <table:covered-table-cell/>
        </table:table-row>
      </table:table>
      <text:p text:style-name="P26"/>
      <text:h text:style-name="P379" text:outline-level="1"/>
      <text:h text:style-name="P381" text:outline-level="1">ANNEX 2. FITXA D'UN NUCLI D'ACTIVITAT. EXEMPLE</text:h>
      <text:p text:style-name="P26"/>
      <table:table table:name="ExempleFitxaNucliActivitat" table:style-name="ExempleFitxaNucliActivitat">
        <table:table-column table:style-name="ExempleFitxaNucliActivitat.A"/>
        <table:table-column table:style-name="ExempleFitxaNucliActivitat.B"/>
        <table:table-header-rows>
          <table:table-row>
            <table:table-cell table:style-name="ExempleFitxaNucliActivitat.A1" table:number-columns-spanned="2" office:value-type="string">
              <text:p text:style-name="P78">FITXA NUCLI D'ACTIVITAT UD3 / NA 5.4</text:p>
              <text:p text:style-name="P78">Comandes de xarxa del sistema operatiu GNU/Linux</text:p>
            </table:table-cell>
            <table:covered-table-cell/>
          </table:table-row>
        </table:table-header-rows>
        <table:table-row>
          <table:table-cell table:style-name="ExempleFitxaNucliActivitat.A2" office:value-type="string">
            <text:p text:style-name="P79">Identificador de l'activitat:</text:p>
          </table:table-cell>
          <table:table-cell table:style-name="ExempleFitxaNucliActivitat.B2" office:value-type="string">
            <text:p text:style-name="P120">UD 3 / NA 5.4</text:p>
          </table:table-cell>
        </table:table-row>
        <table:table-row>
          <table:table-cell table:style-name="ExempleFitxaNucliActivitat.A2" office:value-type="string">
            <text:p text:style-name="P79">Durada:</text:p>
          </table:table-cell>
          <table:table-cell table:style-name="ExempleFitxaNucliActivitat.B2" office:value-type="string">
            <text:p text:style-name="P120"><text:s/>2 sessions de 60 minuts</text:p>
          </table:table-cell>
        </table:table-row>
        <table:table-row>
          <table:table-cell table:style-name="ExempleFitxaNucliActivitat.A4" table:number-columns-spanned="2" office:value-type="string">
            <text:p text:style-name="P80">Definició de l'activitat</text:p>
          </table:table-cell>
          <table:covered-table-cell/>
        </table:table-row>
        <table:table-row>
          <table:table-cell table:style-name="ExempleFitxaNucliActivitat.A5" table:number-columns-spanned="2" office:value-type="string">
            <text:list xml:id="list1404914974" text:style-name="L180">
              <text:list-item>
                <text:list>
                  <text:list-item>
                    <text:list>
                      <text:list-item>
                        <text:p text:style-name="P272">Utilització de les comandes GNU/Linux que permeten gestionar i controlar el funcionament de la xarxa (<text:span text:style-name="T2">ping, nmap, ifconfig, ifup/ifdown, tcpdump, etc</text:span>) i fitxers de configuració relacionats.</text:p>
                      </text:list-item>
                    </text:list>
                  </text:list-item>
                </text:list>
              </text:list-item>
            </text:list>
          </table:table-cell>
          <table:covered-table-cell/>
        </table:table-row>
        <table:table-row>
          <table:table-cell table:style-name="ExempleFitxaNucliActivitat.A4" table:number-columns-spanned="2" office:value-type="string">
            <text:p text:style-name="P144">Objectius <text:s/>que l’alumnat ha d’assolir</text:p>
          </table:table-cell>
          <table:covered-table-cell/>
        </table:table-row>
        <table:table-row>
          <table:table-cell table:style-name="ExempleFitxaNucliActivitat.A5" table:number-columns-spanned="2" office:value-type="string">
            <text:list xml:id="list316922839" text:style-name="L181">
              <text:list-item>
                <text:p text:style-name="P160"><text:span text:style-name="T36">Identificar les comandes del sistema operatiu GNU/Linux que permeten configurar i gestionar la xarxa. Coneixements de les seves funcions bàsiques i els paràmetres d'ús més habitual. Consulta dels manuals Unix. Comanda </text:span><text:span text:style-name="T35">man</text:span><text:span text:style-name="T36">.</text:span></text:p>
              </text:list-item>
            </text:list>
          </table:table-cell>
          <table:covered-table-cell/>
        </table:table-row>
        <table:table-row>
          <table:table-cell table:style-name="ExempleFitxaNucliActivitat.A4" table:number-columns-spanned="2" office:value-type="string">
            <text:p text:style-name="P145">Organitzadors previs</text:p>
          </table:table-cell>
          <table:covered-table-cell/>
        </table:table-row>
        <table:table-row>
          <table:table-cell table:style-name="ExempleFitxaNucliActivitat.A5" table:number-columns-spanned="2" office:value-type="string">
            <text:list xml:id="list1056667817" text:style-name="L182">
              <text:list-item>
                <text:p text:style-name="P155">Treballar en línia de comandes amb sistemes operatius multiusuari. GNU/Linux.</text:p>
              </text:list-item>
            </text:list>
          </table:table-cell>
          <table:covered-table-cell/>
        </table:table-row>
        <table:table-row>
          <table:table-cell table:style-name="ExempleFitxaNucliActivitat.A4" table:number-columns-spanned="2" office:value-type="string">
            <text:p text:style-name="P80">Continguts a desenvolupar</text:p>
          </table:table-cell>
          <table:covered-table-cell/>
        </table:table-row>
        <table:table-row>
          <table:table-cell table:style-name="ExempleFitxaNucliActivitat.A5" table:number-columns-spanned="2" office:value-type="string">
            <text:list xml:id="list1046667413" text:style-name="L183">
              <text:list-item>
                <text:p text:style-name="P159"><text:span text:style-name="T39">La comanda</text:span><text:span text:style-name="T5"> <text:s/></text:span>ping<text:span text:style-name="T39">. Comprovació utilitzant SMNP de l'estat d'un host. Ús i paràmetres més habituals Consulta del manual.</text:span></text:p>
              </text:list-item>
              <text:list-item>
                <text:p text:style-name="P156">La comanda ifconfig. Configuració de la xarxa.</text:p>
                <text:list>
                  <text:list-item>
                    <text:p text:style-name="P156">Els fitxers de configuració de la xarxa. La carpeta /etc/network:</text:p>
                    <text:list>
                      <text:list-item>
                        <text:p text:style-name="P156">El fitxer <text:span text:style-name="T2">/etc/network/interfaces</text:span></text:p>
                      </text:list-item>
                      <text:list-item>
                        <text:p text:style-name="P156">El fitxer <text:span text:style-name="T2">/etc/network/options</text:span></text:p>
                      </text:list-item>
                      <text:list-item>
                        <text:p text:style-name="P158">El fitxers /etc/resolv.conf</text:p>
                      </text:list-item>
                    </text:list>
                  </text:list-item>
                </text:list>
              </text:list-item>
              <text:list-item>
                <text:p text:style-name="P161">Les comandes <text:span text:style-name="T2">ifdown</text:span> i <text:span text:style-name="T2">ifup</text:span>. Activació d'interfícies de xarxa.</text:p>
              </text:list-item>
              <text:list-item>
                <text:p text:style-name="P161">La comanda <text:span text:style-name="T2">tcpdump</text:span>. Volcat dels paquets de corren per una Interfície. Sniffers. Utilització amb canonades UNIX i la comanda grep.</text:p>
              </text:list-item>
              <text:list-item>
                <text:p text:style-name="P161">Comandes de control de l'estat de les comunicacions <text:span text:style-name="T2">netstat, nstat </text:span>i les comandes <text:span text:style-name="T2">snmp*. </text:span>Ús i paràmetres més habituals.</text:p>
              </text:list-item>
              <text:list-item>
                <text:p text:style-name="P161">Comandes <text:span text:style-name="T2">route</text:span> i <text:span text:style-name="T2">traceroute</text:span>.<text:span text:style-name="T2"> </text:span>Comandes d'enroutament. Ús i paràmetres més habituals.</text:p>
              </text:list-item>
              <text:list-item>
                <text:p text:style-name="P161">Les comandes del servei de resolució de de noms <text:span text:style-name="T2">dig i host</text:span>. Ús i paràmetres més habituals.</text:p>
                <text:p text:style-name="P164"><text:bookmark text:name="Network Monitoring"/><text:bookmark text:name="Network Monitoring4"/></text:p>
              </text:list-item>
            </text:list>
          </table:table-cell>
          <table:covered-table-cell/>
        </table:table-row>
        <text:soft-page-break/>
        <table:table-row>
          <table:table-cell table:style-name="ExempleFitxaNucliActivitat.A4" table:number-columns-spanned="2" office:value-type="string">
            <text:p text:style-name="P80">Desenvolupament de l'activitat</text:p>
          </table:table-cell>
          <table:covered-table-cell/>
        </table:table-row>
        <table:table-row>
          <table:table-cell table:style-name="ExempleFitxaNucliActivitat.A5" table:number-columns-spanned="2" office:value-type="string">
            <text:list xml:id="list34233875" text:style-name="L184">
              <text:list-item>
                <text:p text:style-name="P157">Els alumnes treballaran en parelles però cadascú amb els seu corresponent ordinador i durant a terme les següents operacions:</text:p>
                <text:list>
                  <text:list-item>
                    <text:list>
                      <text:list-item>
                        <text:p text:style-name="P157">Comprovació de hosts mitjançant la comanda <text:span text:style-name="T2">ping</text:span>. Comprovació de hosts remots a Internet</text:p>
                      </text:list-item>
                      <text:list-item>
                        <text:p text:style-name="P163">Explicació de les utilitats de la comanda ping. Ús i paràmetres més habituals a partir de la lectura de l'entrada del manual Unix (<text:span text:style-name="T2">man ping</text:span>)</text:p>
                      </text:list-item>
                      <text:list-item>
                        <text:p text:style-name="P163">Activació i desactivació de les interfícies de xarxa amb les comandes<text:span text:style-name="T2"> ifdown / ifup. </text:span>Ús i paràmetres més habituals a partir de la lectura de l'entrada del manual Unix (<text:span text:style-name="T2">man ifdown</text:span>)</text:p>
                      </text:list-item>
                      <text:list-item>
                        <text:p text:style-name="P163">Tornar a comprovar un cop desactivada una interfície de xarxa amb <text:span text:style-name="T2">ifdown</text:span> la seva connectivitat utilitzant la comanda <text:span text:style-name="T2">ping</text:span>.</text:p>
                      </text:list-item>
                      <text:list-item>
                        <text:p text:style-name="P163">Fitxers de configuració de xarxa. El fitxer <text:span text:style-name="T2">/etc/network/interfaces</text:span>. Comprovació a <text:span text:style-name="T2">ifup </text:span>del funcionament de <text:span text:style-name="T2">DHCP. </text:span>Entrada del manual per als fitxers de configuracio<text:span text:style-name="T2"> (man interfaces)</text:span></text:p>
                      </text:list-item>
                      <text:list-item>
                        <text:p text:style-name="P163">Proves del funcionament de les comandes d'enroutament <text:span text:style-name="T2">route i traceroute. </text:span>Ús i paràmetres més habituals a partir de la lectura de l'entrada del manual Unix (<text:span text:style-name="T2">man route</text:span>)</text:p>
                      </text:list-item>
                      <text:list-item>
                        <text:p text:style-name="P163">Comprovació de l'estat de la connexió. Les comandes <text:span text:style-name="T2">tcpdump, netstat i nstat. </text:span>Ús i paràmetres més habituals a partir de la lectura de l'entrada del manual Unix (<text:span text:style-name="T2">man tcpdump</text:span>)</text:p>
                      </text:list-item>
                      <text:list-item>
                        <text:p text:style-name="P163">Comprovació del funcionament del sistema de resolució de noms DNS. Les comandes <text:span text:style-name="T2">dig i host</text:span>. Executar alguns exemples amb servidors coneguts d'Internet. Ús i paràmetres més habituals a partir de la lectura de l'entrada del manual Unix (<text:span text:style-name="T2">man dig</text:span>)</text:p>
                      </text:list-item>
                    </text:list>
                  </text:list-item>
                </text:list>
              </text:list-item>
            </text:list>
          </table:table-cell>
          <table:covered-table-cell/>
        </table:table-row>
        <table:table-row>
          <table:table-cell table:style-name="ExempleFitxaNucliActivitat.A4" table:number-columns-spanned="2" office:value-type="string">
            <text:p text:style-name="P80">Recursos</text:p>
          </table:table-cell>
          <table:covered-table-cell/>
        </table:table-row>
        <table:table-row>
          <table:table-cell table:style-name="ExempleFitxaNucliActivitat.A5" table:number-columns-spanned="2" office:value-type="string">
            <text:list xml:id="list1198239468" text:style-name="L185">
              <text:list-item>
                <text:p text:style-name="P162">Ordinadors connectats amb xarxa d'àrea local amb connexió a Internet.</text:p>
              </text:list-item>
              <text:list-item>
                <text:p text:style-name="P162">Cal tenir els paquets del sistema operatiu Debian amb les unitats de gestió de xarxa i els manuals Unix.</text:p>
              </text:list-item>
            </text:list>
          </table:table-cell>
          <table:covered-table-cell/>
        </table:table-row>
        <table:table-row>
          <table:table-cell table:style-name="ExempleFitxaNucliActivitat.A4" table:number-columns-spanned="2" office:value-type="string">
            <text:p text:style-name="P80">Avaluació</text:p>
          </table:table-cell>
          <table:covered-table-cell/>
        </table:table-row>
        <table:table-row>
          <table:table-cell table:style-name="ExempleFitxaNucliActivitat.A5" table:number-columns-spanned="2" office:value-type="string">
            <text:p text:style-name="P45">Mitjançant la fitxa de registre (veure l'Annex 1), avaluaré els continguts actitudinals: motivació i interès per la matèria, participació, observació d'activitats i assistència així com l'observació de la realització de les <text:s/>activitats proposades.</text:p>
          </table:table-cell>
          <table:covered-table-cell/>
        </table:table-row>
      </table:table>
      <text:p text:style-name="P26"/>
      <text:p text:style-name="Text_20_body"/>
      <text:p text:style-name="Text_20_body"/>
      <text:p text:style-name="Text_20_body"/>
      <text:p text:style-name="Text_20_body"/>
      <text:p text:style-name="Text_20_body"/>
      <text:p text:style-name="Text_20_body"/>
      <text:h text:style-name="P379" text:outline-level="1"><text:line-break/></text:h>
      <text:h text:style-name="P379" text:outline-level="1"/>
      <text:h text:style-name="P379" text:outline-level="1"/>
      <text:h text:style-name="P379" text:outline-level="1"/>
      <text:h text:style-name="P379" text:outline-level="1"/>
      <text:h text:style-name="P379" text:outline-level="1"/>
      <text:h text:style-name="P379" text:outline-level="1"/>
      <text:h text:style-name="P379" text:outline-level="1"/>
      <text:h text:style-name="P379"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9" text:outline-level="1"><text:soft-page-break/>Annex 3. Recursos a Internet</text:h>
      <text:p text:style-name="Text_20_body"/>
      <text:p text:style-name="P48"><text:bookmark text:name="SECTION00040000000000000000"/>Simulacions i animacions de protocols </text:p>
      <text:list xml:id="list1959355661" text:style-name="L186">
        <text:list-item>
          <text:p text:style-name="P346"><text:a xlink:type="simple" xlink:href="http://www.cs.wcu.edu/%7Eholliday/cware/Stack/Stack.html"><text:span text:style-name="T16">Animació d'una pila de protocols</text:span></text:a><text:span text:style-name="T16"> </text:span></text:p>
        </text:list-item>
        <text:list-item>
          <text:p text:style-name="P346"><text:a xlink:type="simple" xlink:href="http://www.cs.wcu.edu/%7Eholliday/cware/ether/ether.html"><text:span text:style-name="T16">Simulació animada de CSMA/CD</text:span></text:a><text:span text:style-name="T16"> </text:span></text:p>
        </text:list-item>
        <text:list-item>
          <text:p text:style-name="P346"><text:a xlink:type="simple" xlink:href="http://www.lkn.ei.tum.de/mmprog/mac/index.html"><text:span text:style-name="T16">Animacions de protocols de control d'accés al medi</text:span></text:a></text:p>
        </text:list-item>
        <text:list-item>
          <text:p text:style-name="P346"><text:a xlink:type="simple" xlink:href="http://www.cs.wcu.edu/%7Eholliday/cware/ErrorControl/arqSim.html"><text:span text:style-name="T16">Animacions de protocols de control de fluxe</text:span></text:a><text:span text:style-name="T16"> </text:span></text:p>
        </text:list-item>
        <text:list-item>
          <text:p text:style-name="P346"><text:span text:style-name="T16">Animacions de </text:span><text:a xlink:type="simple" xlink:href="http://www.rad.com/networks/1998/packet/sim.htm"><text:span text:style-name="T16">Conmutació de paquets: circuits virtuals vs. datagramas</text:span></text:a><text:span text:style-name="T16"> </text:span></text:p>
        </text:list-item>
        <text:list-item>
          <text:p text:style-name="P346"><text:a xlink:type="simple" xlink:href="http://www.chl.chalmers.se/%7Ealgo/simulator/applet-collection.html"><text:span text:style-name="T16">Altres web amb enllaços a animacions</text:span></text:a><text:span text:style-name="T16">. </text:span></text:p>
        </text:list-item>
        <text:list-item>
          <text:p text:style-name="P346"><text:a xlink:type="simple" xlink:href="http://www-mash.cs.berkeley.edu/ns/"><text:span text:style-name="T16">Simulador de xarxes ns</text:span></text:a><text:span text:style-name="T16">.</text:span></text:p>
        </text:list-item>
        <text:list-item>
          <text:p text:style-name="P346"><text:span text:style-name="T16">L'animador de protocols </text:span><text:a xlink:type="simple" xlink:href="http://www-mash.CS.Berkeley.EDU/nam/"><text:span text:style-name="T16">Nam</text:span></text:a><text:span text:style-name="T16">. </text:span><text:a xlink:type="simple" xlink:href="http://www-mash.cs.berkeley.edu/cs268-s98/animations.html"><text:span text:style-name="T16">Animacions per nam de Steve McCanne.</text:span></text:a><text:span text:style-name="T16"> Hi ha una </text:span><text:a xlink:type="simple" xlink:href="http://www.cs.ucl.ac.uk/students/b20b98_1/"><text:span text:style-name="T16">interfície Java</text:span></text:a><text:span text:style-name="T16"> per aquest simulador.</text:span></text:p>
        </text:list-item>
        <text:list-item>
          <text:p text:style-name="P346"><text:a xlink:type="simple" xlink:href="http://www.ce.chalmers.se/%7Efcela/tcp-tour.html"><text:span text:style-name="T16">Introducció a TCP</text:span></text:a><text:span text:style-name="T16"> </text:span></text:p>
        </text:list-item>
        <text:list-item>
          <text:p text:style-name="P364"><text:a xlink:type="simple" xlink:href="http://www.ce.chalmers.se/%7Efcela/rfc793edu.html"><text:span text:style-name="T16">Control de Congestió amb TCP</text:span></text:a><text:span text:style-name="T16"> </text:span></text:p>
        </text:list-item>
      </text:list>
      <text:p text:style-name="P53"><text:span text:style-name="T2">Documents sobre Internet</text:span> </text:p>
      <text:list xml:id="list939683358" text:style-name="L187">
        <text:list-item>
          <text:p text:style-name="P356"><text:span text:style-name="T16">Internet a la wikipedia: </text:span><text:a xlink:type="simple" xlink:href="http://en.wikipedia.org/wiki/Internet"><text:span text:style-name="T16">Anglès</text:span></text:a><text:span text:style-name="T16">, </text:span><text:a xlink:type="simple" xlink:href="http://es.wikipedia.org/wiki/Internet"><text:span text:style-name="T16">castellà</text:span></text:a><text:span text:style-name="T16"> i </text:span><text:a xlink:type="simple" xlink:href="http://ca.wikipedia.org/wiki/Internet"><text:span text:style-name="T16">català</text:span></text:a><text:span text:style-name="T16">.</text:span></text:p>
        </text:list-item>
        <text:list-item>
          <text:p text:style-name="P356"><text:a xlink:type="simple" xlink:href="http://www.rfc-editor.org/"><text:span text:style-name="T16">Lloc <text:s/>web oficial dels RFCs i altres documents sobre Internet</text:span></text:a><text:span text:style-name="T16">. </text:span></text:p>
        </text:list-item>
        <text:list-item>
          <text:p text:style-name="P356"><text:a xlink:type="simple" xlink:href="http://www.cis.ohio-state.edu/htbin/rfc/rfc2606.html"><text:span text:style-name="T16">Què és un RFC</text:span></text:a><text:span text:style-name="T16">? </text:span></text:p>
        </text:list-item>
        <text:list-item>
          <text:p text:style-name="P356"><text:a xlink:type="simple" xlink:href="http://www.faqs.org/rfcs/"><text:span text:style-name="T16">RFCs, STDs i altres documents relacionats amb Internet</text:span></text:a></text:p>
        </text:list-item>
        <text:list-item>
          <text:p text:style-name="P356"><text:span text:style-name="T16">El </text:span><text:a xlink:type="simple" xlink:href="http://w3.org/"><text:span text:style-name="T16">World Wide Web Consortium</text:span></text:a><text:span text:style-name="T16"> s'encarrega d'estandarditzar múltiples <text:s/>tecnologies relacionades amb WWW.</text:span></text:p>
        </text:list-item>
        <text:list-item>
          <text:p text:style-name="P356"><text:a xlink:type="simple" xlink:href="http://www.lcs.mit.edu/impact/perspect/9902b"><text:span text:style-name="T16">An Insider's Guide to the Internet</text:span></text:a><text:span text:style-name="T16">.</text:span></text:p>
        </text:list-item>
        <text:list-item>
          <text:p text:style-name="P356"><text:a xlink:type="simple" xlink:href="http://www.faqs.org/rfcs/bcp/bcp9.html"><text:span text:style-name="T16">El procés d'estandardització de protocols a Internet</text:span></text:a><text:span text:style-name="T16"> </text:span></text:p>
        </text:list-item>
        <text:list-item>
          <text:p text:style-name="P356"><text:a xlink:type="simple" xlink:href="http://www.arrakis.es/%7Epjleon/rfc-es/"><text:span text:style-name="T16">Traduccions als castellà d'alguns RFCs</text:span></text:a></text:p>
        </text:list-item>
        <text:list-item>
          <text:p text:style-name="P356"><text:a xlink:type="simple" xlink:href="http://www.arrakis.es/%7Epjleon/rfc-es/rfc/rfc791-es.txt"><text:span text:style-name="T16">RFC791 del protocol IP</text:span></text:a><text:span text:style-name="T16"> i </text:span><text:a xlink:type="simple" xlink:href="http://www.arrakis.es/%7Epjleon/rfc-es/rfc/rfc1219-es.txt"><text:span text:style-name="T16">RFC1219, assignació de nombres de subxarxa</text:span></text:a></text:p>
        </text:list-item>
        <text:list-item>
          <text:p text:style-name="P356"><text:a xlink:type="simple" xlink:href="http://www.ati.es/DOCS/internet/histint/"><text:span text:style-name="T16">Història d'Internet I</text:span></text:a></text:p>
        </text:list-item>
        <text:list-item>
          <text:p text:style-name="P356"><text:a xlink:type="simple" xlink:href="http://www.cs.columbia.edu/%7Ehgs/internet/history.html"><text:span text:style-name="T16">Documents que relaten la història d'Internet</text:span></text:a></text:p>
        </text:list-item>
        <text:list-item>
          <text:p text:style-name="P356"><text:a xlink:type="simple" xlink:href="http://playground.sun.com/pub/ipng/html/ipng-main.html"><text:span text:style-name="T16">IPv6</text:span></text:a><text:span text:style-name="T16">. </text:span></text:p>
        </text:list-item>
        <text:list-item>
          <text:p text:style-name="P356"><text:a xlink:type="simple" xlink:href="http://www.faqs.org/rfcs/rfc2711.html"><text:span text:style-name="T16">CIDR: Classless Inter-Domain Routing</text:span></text:a><text:span text:style-name="T16">)</text:span></text:p>
        </text:list-item>
        <text:list-item>
          <text:p text:style-name="P356"><text:a xlink:type="simple" xlink:href="http://www.safety.net/nattech.html"><text:span text:style-name="T16">NATs</text:span></text:a><text:span text:style-name="T16"> (Network Address Translation).</text:span></text:p>
        </text:list-item>
      </text:list>
      <text:p text:style-name="P53"/>
      <text:p text:style-name="P48"><text:bookmark text:name="SECTION00020000000000000000"/><text:soft-page-break/>Informació sobre HTTP, WWW, etc. </text:p>
      <text:list xml:id="list2146808168" text:style-name="L188">
        <text:list-item>
          <text:p text:style-name="P357"><text:a xlink:type="simple" xlink:href="http://gsyc.escet.urjc.es/docencia/asignaturas/ral-05-06/referencias/rfc2616.txt"><text:span text:style-name="T16">Protocol HTTP</text:span></text:a><text:span text:style-name="T16"> del </text:span><text:a xlink:type="simple" xlink:href="http://www.w3.org/"><text:span text:style-name="T16">http://www.w3.org/</text:span></text:a></text:p>
        </text:list-item>
      </text:list>
      <text:list xml:id="list1634252121" text:style-name="L189">
        <text:list-item>
          <text:p text:style-name="P358"><text:span text:style-name="T16">Cursos sobre HTML, CGI y HTTP: </text:span><text:a xlink:type="simple" xlink:href="http://www.jmarshall.com/easy/"><text:span text:style-name="T16">http://www.jmarshall.com/easy/</text:span></text:a><text:span text:style-name="T16"> </text:span></text:p>
        </text:list-item>
        <text:list-item>
          <text:p text:style-name="P358"><text:span text:style-name="T16">Més informació sobre altres protocols del W3C: </text:span><text:a xlink:type="simple" xlink:href="http://www.w3.org/Protocols"><text:span text:style-name="T16">http://www.w3.org/Protocols</text:span></text:a><text:span text:style-name="T16"> </text:span></text:p>
        </text:list-item>
        <text:list-item>
          <text:p text:style-name="P358"><text:span text:style-name="T16">Servidor WWW Apache: </text:span><text:a xlink:type="simple" xlink:href="http://www.apache.org/"><text:span text:style-name="T16">http://www.apache.org</text:span></text:a><text:span text:style-name="T16"> </text:span></text:p>
        </text:list-item>
        <text:list-item>
          <text:p text:style-name="P358"><text:a xlink:type="simple" xlink:href="http://gsyc.escet.urjc.es/external/apache-doc/index.html"><text:span text:style-name="T16">Documentació sobre Apache</text:span></text:a></text:p>
        </text:list-item>
        <text:list-item>
          <text:p text:style-name="P358"><text:a xlink:type="simple" xlink:href="http://squid.nlanr.net/Squid/"><text:span text:style-name="T16">Servidor proxy Squid</text:span></text:a><text:bookmark text:name="SECTION00030000000000000000"/></text:p>
        </text:list-item>
      </text:list>
      <text:p text:style-name="P56"/>
      <text:p text:style-name="P48"><text:bookmark text:name="SECTION00060000000000000000"/>Organismes relacionats amb les xarxes d'ordinadors</text:p>
      <text:list xml:id="list1322192611" text:style-name="L190">
        <text:list-item>
          <text:p text:style-name="P376"><text:a xlink:type="simple" xlink:href="http://www.acm.org/sigcomm/"><text:span text:style-name="T16">ACM SIGCOMM</text:span></text:a><text:span text:style-name="T16">: ACM Special Interest Group on Data Communication </text:span></text:p>
        </text:list-item>
        <text:list-item>
          <text:p text:style-name="P376"><text:a xlink:type="simple" xlink:href="http://www.acm.org/sigmobile/"><text:span text:style-name="T16">ACM SIGMOBILE</text:span></text:a><text:span text:style-name="T16">: ACM Special Interest Group on Mobile Computing and Communications </text:span></text:p>
        </text:list-item>
        <text:list-item>
          <text:p text:style-name="P376"><text:a xlink:type="simple" xlink:href="http://www.isoc.org/"><text:span text:style-name="T16">ISOC</text:span></text:a><text:span text:style-name="T16"> (Internet Society) </text:span></text:p>
        </text:list-item>
        <text:list-item>
          <text:p text:style-name="P376"><text:a xlink:type="simple" xlink:href="http://www.iana.org/"><text:span text:style-name="T16">IANA</text:span></text:a><text:span text:style-name="T16"> (Internet Assigned Numbers Association) </text:span></text:p>
        </text:list-item>
        <text:list-item>
          <text:p text:style-name="P376"><text:a xlink:type="simple" xlink:href="http://www.w3.org/"><text:span text:style-name="T16">W3C</text:span></text:a><text:span text:style-name="T16"> (WWW Consortium). </text:span><text:a xlink:type="simple" xlink:href="http://www.simonstl.com/articles/civilw3c.htm"><text:span text:style-name="T16">Outsiders Guide to W3C</text:span></text:a><text:span text:style-name="T16"> </text:span></text:p>
        </text:list-item>
        <text:list-item>
          <text:p text:style-name="P376"><text:a xlink:type="simple" xlink:href="http://www.iab.org/iab/"><text:span text:style-name="T16">IAB</text:span></text:a><text:span text:style-name="T16"> (Internet Architecture Board) </text:span></text:p>
        </text:list-item>
        <text:list-item>
          <text:p text:style-name="P376"><text:a xlink:type="simple" xlink:href="http://www.ietf.org/"><text:span text:style-name="T16">IETF</text:span></text:a><text:span text:style-name="T16"> (Internet Engineering Task Force). </text:span></text:p>
          <text:list>
            <text:list-item>
              <text:p text:style-name="P378"><text:a xlink:type="simple" xlink:href="http://www.ietf.org/html.charters/wg-dir.html"><text:span text:style-name="T16">Active working groups in IETF</text:span></text:a><text:span text:style-name="T16"> </text:span></text:p>
            </text:list-item>
          </text:list>
        </text:list-item>
        <text:list-item>
          <text:p text:style-name="P376"><text:a xlink:type="simple" xlink:href="http://standards.ieee.org/"><text:span text:style-name="T16">Estàndards del IEEE</text:span></text:a><text:span text:style-name="T16"> </text:span></text:p>
        </text:list-item>
        <text:list-item>
          <text:p text:style-name="P376"><text:a xlink:type="simple" xlink:href="http://www.ecma.ch/"><text:span text:style-name="T16">European Computer Manufacturers Associacion</text:span></text:a><text:span text:style-name="T16">. Estàndard de JavaScript </text:span></text:p>
        </text:list-item>
        <text:list-item>
          <text:p text:style-name="P376"><text:a xlink:type="simple" xlink:href="http://www.itu.int/"><text:span text:style-name="T16">ITU</text:span></text:a><text:span text:style-name="T16"> (International Telecommunication Union) </text:span></text:p>
        </text:list-item>
        <text:list-item>
          <text:p text:style-name="P347"><text:a xlink:type="simple" xlink:href="http://www.etsi.org/"><text:span text:style-name="T16">ETSI</text:span></text:a><text:span text:style-name="T16"> (European Telecommunication Standards Institute) </text:span></text:p>
        </text:list-item>
      </text:list>
      <text:p text:style-name="Text_20_body"><text:bookmark text:name="SECTION00070000000000000000"/><text:span text:style-name="T11">FAQs</text:span> </text:p>
      <text:list xml:id="list400066597" text:style-name="L191">
        <text:list-item>
          <text:p text:style-name="P377"><text:a xlink:type="simple" xlink:href="http://www.faqs.org/faqs/LANs/ethernet-faq/"><text:span text:style-name="T16">FAQ de Ethernet</text:span></text:a><text:span text:style-name="T16"> (Frequently Asked Questions) </text:span></text:p>
        </text:list-item>
        <text:list-item>
          <text:p text:style-name="P348"><text:a xlink:type="simple" xlink:href="http://www.faqs.org/"><text:span text:style-name="T16">Altres FAQ</text:span></text:a><text:span text:style-name="T16"> </text:span></text:p>
        </text:list-item>
      </text:list>
      <text:p text:style-name="Text_20_body"><text:bookmark text:name="SECTION00080000000000000000"/><text:span text:style-name="T11">Miscelànea</text:span> </text:p>
      <text:list xml:id="list1711349871" text:style-name="L192">
        <text:list-item>
          <text:p text:style-name="P349"><text:a xlink:type="simple" xlink:href="http://www.cs.columbia.edu/%7Ehgs/internet/"><text:span text:style-name="T16">Col·lecció de documentació sobre Xarxes i Internet de Henning Schulzrinne</text:span></text:a><text:span text:style-name="T16"> </text:span></text:p>
        </text:list-item>
        <text:list-item>
          <text:p text:style-name="P349"><text:a xlink:type="simple" xlink:href="http://www.cisco.com/univercd/cc/td/doc/cisintwk/ito_doc/"><text:span text:style-name="T16">Internetworking Technology Overview</text:span></text:a><text:span text:style-name="T16"> y </text:span><text:a xlink:type="simple" xlink:href="http://www.cisco.com/univercd/cc/td/doc/cisintwk/idg4/index.htm"><text:span text:style-name="T16">Internetwork Design Guide</text:span></text:a><text:span text:style-name="T16"> llibres online</text:span><text:a xlink:type="simple" xlink:href="http://www.cisco.com/pcgi-bin/ibld/all.pl?i=support&amp;c=2&amp;m=GUEST">.</text:a><text:span text:style-name="T16"> </text:span></text:p>
        </text:list-item>
        <text:list-item>
          <text:p text:style-name="P349"><text:span text:style-name="T16">Versió en línia del llibre </text:span><text:a xlink:type="simple" xlink:href="http://www.ssc.com/mirrors/LDP/LDP/nag/node1.html"><text:span text:style-name="T16">GNU/Linux Network Administrators Guide</text:span></text:a><text:span text:style-name="T16"> </text:span></text:p>
        </text:list-item>
        <text:list-item>
          <text:p text:style-name="P349"><text:a xlink:type="simple" xlink:href="http://www.faqs.org/rfcs/fyi/fyi28.html"><text:span text:style-name="T16">Netiquette: normas de urbanidad en Internet</text:span></text:a><text:span text:style-name="T16"> </text:span></text:p>
        </text:list-item>
        <text:list-item>
          <text:p text:style-name="P349"><text:a xlink:type="simple" xlink:href="http://www.netbook.cs.purdue.edu/othrpags/page17.htm"><text:span text:style-name="T16">Fotografies de hardware de xarxa</text:span></text:a><text:span text:style-name="T16"> recopilades per Douglas Comer. </text:span></text:p>
        </text:list-item>
        <text:list-item>
          <text:p text:style-name="P349"><text:soft-page-break/><text:a xlink:type="simple" xlink:href="http://www.cs.columbia.edu/%7Ehgs/netbib/"><text:span text:style-name="T16">Bibliografia sobre investigació en Xarxes</text:span></text:a></text:p>
        </text:list-item>
        <text:list-item>
          <text:p text:style-name="P349"><text:a xlink:type="simple" xlink:href="http://www.cybergeography.org/atlas/atlas.html"><text:span text:style-name="T16">Estadístiques y representacions visuals d'Internet</text:span></text:a><text:span text:style-name="T16"> </text:span></text:p>
        </text:list-item>
        <text:list-item>
          <text:p text:style-name="P349"><text:a xlink:type="simple" xlink:href="http://www.ati.es/PUBLICACIONES/novatica/glointv2.html"><text:span text:style-name="T16">Glossari sobre Internet</text:span></text:a><text:span text:style-name="T16"> de Rafael Fernández Calvo. </text:span></text:p>
        </text:list-item>
        <text:list-item>
          <text:p text:style-name="P349"><text:a xlink:type="simple" xlink:href="http://www.rediris.es/"><text:span text:style-name="T16">RedIRIS</text:span></text:a><text:span text:style-name="T16"> </text:span></text:p>
        </text:list-item>
        <text:list-item>
          <text:p text:style-name="P349"><text:span text:style-name="T16">Per estar informat sobre el que passa a Internet recomano la lectura i d'utilització dels RSS de </text:span><text:a xlink:type="simple" xlink:href="http://www.nua.ie/"><text:span text:style-name="T16">Nua</text:span></text:a><text:span text:style-name="T16">, </text:span><text:a xlink:type="simple" xlink:href="http://www.internet.com/"><text:span text:style-name="T16">Internet.com</text:span></text:a><text:span text:style-name="T16">, </text:span><text:a xlink:type="simple" xlink:href="http://www.slashdot.org/"><text:span text:style-name="T16">Slashdot</text:span></text:a><text:span text:style-name="T16"> i </text:span><text:a xlink:type="simple" xlink:href="http://www.barrapunto.com/"><text:span text:style-name="T16">BarraPunto</text:span></text:a><text:span text:style-name="T16"> </text:span></text:p>
        </text:list-item>
      </text:list>
      <text:p text:style-name="P136">Distribucions Linux amb xarxes preconfigurades</text:p>
      <text:list xml:id="list1549014029" text:style-name="L193">
        <text:list-item>
          <text:p text:style-name="P408"><text:a xlink:type="simple" xlink:href="http://www.skolelinux.org/index.html.en">SkoleLinux</text:a> (Debian-Edu)</text:p>
        </text:list-item>
        <text:list-item>
          <text:p text:style-name="P408"><text:a xlink:type="simple" xlink:href="http://www.edubuntu.org/">Edubuntu</text:a></text:p>
        </text:list-item>
        <text:list-item>
          <text:p text:style-name="P408"><text:a xlink:type="simple" xlink:href="http://linkat.xtec.cat/portal/">Linkat</text:a></text:p>
        </text:list-item>
      </text:list>
      <text:p text:style-name="P142"/>
      <text:p text:style-name="P143">Programari</text:p>
      <text:list xml:id="list885328747" text:style-name="L194">
        <text:list-item>
          <text:p text:style-name="P409"><text:a xlink:type="simple" xlink:href="http://alioth.debian.org/projects/minicom/">Minicom</text:a>. Un programari lliure basat en menús que emula els terminals ANSI i VT102 i serveix per a la pràctica de laboratori amb el mòd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TimesTen Roman" svg:font-family="'TimesTen Roman'"/>
    <style:font-face style:name="Courier New" svg:font-family="'Courier New'" style:font-family-generic="modern" style:font-pitch="fixed"/>
    <style:font-face style:name="ARial1" svg:font-family="ARial" style:font-pitch="variable"/>
    <style:font-face style:name="Arial1" svg:font-family="Arial" style:font-pitch="variable"/>
    <style:font-face style:name="HG Mincho Light J" svg:font-family="'HG Mincho Light J'" style:font-pitch="variable"/>
    <style:font-face style:name="HG Mincho Light J1" svg:font-family="'HG Mincho Light J', ms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default-outline-level="1" style:list-style-name="Numbering_20_1" style:class="text">
      <style:paragraph-properties fo:background-color="transparent" style:shadow="none" text:number-lines="true" text:line-number="0">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HG Mincho Light J1" style:font-size-complex="14pt"/>
    </style:style>
    <style:style style:name="heading_20_1" style:display-name="heading 1" style:family="paragraph" style:parent-style-name="Heading_20__28_user_29_" style:next-style-name="Text_20_body">
      <style:text-properties fo:font-size="16pt" fo:font-weight="bold" style:font-size-complex="16pt" style:font-weight-complex="bold"/>
    </style:style>
    <style:style style:name="Index_20__28_user_29_" style:display-name="Index (user)" style:family="paragraph" style:parent-style-name="Standard"/>
    <style:style style:name="toc_20_1" style:display-name="toc 1" style:family="paragraph" style:parent-style-name="Standard" style:next-style-name="Standard">
      <style:paragraph-properties fo:margin-left="1.27cm" fo:margin-right="1.27cm" fo:margin-top="0.847cm" fo:margin-bottom="0cm" fo:hyphenation-ladder-count="no-limit" fo:text-indent="-1.27cm" style:auto-text-indent="false">
        <style:tab-stops>
          <style:tab-stop style:position="0cm"/>
          <style:tab-stop style:position="14.605cm" style:leader-style="dotted" style:leader-text="."/>
          <style:tab-stop style:position="15.24cm" style:type="right"/>
        </style:tab-stops>
      </style:paragraph-properties>
      <style:text-properties fo:language="en" fo:country="US" fo:hyphenate="false" fo:hyphenation-remain-char-count="2" fo:hyphenation-push-char-count="2"/>
    </style:style>
    <style:style style:name="toc_20_2" style:display-name="toc 2" style:family="paragraph" style:parent-style-name="Standard" style:next-style-name="Standard">
      <style:paragraph-properties fo:margin-left="2.54cm" fo:margin-right="1.27cm" fo:hyphenation-ladder-count="no-limit" fo:text-indent="-1.27cm" style:auto-text-indent="false">
        <style:tab-stops>
          <style:tab-stop style:position="0cm"/>
          <style:tab-stop style:position="13.335cm" style:leader-style="dotted" style:leader-text="."/>
          <style:tab-stop style:position="13.97cm" style:type="right"/>
        </style:tab-stops>
      </style:paragraph-properties>
      <style:text-properties fo:language="en" fo:country="US" fo:hyphenate="false" fo:hyphenation-remain-char-count="2" fo:hyphenation-push-char-count="2"/>
    </style:style>
    <style:style style:name="toc_20_3" style:display-name="toc 3" style:family="paragraph" style:parent-style-name="Standard" style:next-style-name="Standard">
      <style:paragraph-properties fo:margin-left="3.81cm" fo:margin-right="1.27cm" fo:hyphenation-ladder-count="no-limit" fo:text-indent="-1.27cm" style:auto-text-indent="false">
        <style:tab-stops>
          <style:tab-stop style:position="0cm"/>
          <style:tab-stop style:position="12.065cm" style:leader-style="dotted" style:leader-text="."/>
          <style:tab-stop style:position="12.7cm" style:type="right"/>
        </style:tab-stops>
      </style:paragraph-properties>
      <style:text-properties fo:language="en" fo:country="US" fo:hyphenate="false" fo:hyphenation-remain-char-count="2" fo:hyphenation-push-char-count="2"/>
    </style:style>
    <style:style style:name="toc_20_4" style:display-name="toc 4" style:family="paragraph" style:parent-style-name="Standard" style:next-style-name="Standard">
      <style:paragraph-properties fo:margin-left="5.08cm" fo:margin-right="1.27cm" fo:hyphenation-ladder-count="no-limit" fo:text-indent="-1.27cm" style:auto-text-indent="false">
        <style:tab-stops>
          <style:tab-stop style:position="0cm"/>
          <style:tab-stop style:position="10.795cm" style:leader-style="dotted" style:leader-text="."/>
          <style:tab-stop style:position="11.43cm" style:type="right"/>
        </style:tab-stops>
      </style:paragraph-properties>
      <style:text-properties fo:language="en" fo:country="US" fo:hyphenate="false" fo:hyphenation-remain-char-count="2" fo:hyphenation-push-char-count="2"/>
    </style:style>
    <style:style style:name="toc_20_5" style:display-name="toc 5" style:family="paragraph" style:parent-style-name="Standard" style:next-style-name="Standard">
      <style:paragraph-properties fo:margin-left="6.35cm" fo:margin-right="1.27cm" fo:hyphenation-ladder-count="no-limit" fo:text-indent="-1.27cm" style:auto-text-indent="false">
        <style:tab-stops>
          <style:tab-stop style:position="0cm"/>
          <style:tab-stop style:position="9.525cm" style:leader-style="dotted" style:leader-text="."/>
          <style:tab-stop style:position="10.16cm" style:type="right"/>
        </style:tab-stops>
      </style:paragraph-properties>
      <style:text-properties fo:language="en" fo:country="US" fo:hyphenate="false" fo:hyphenation-remain-char-count="2" fo:hyphenation-push-char-count="2"/>
    </style:style>
    <style:style style:name="toc_20_6" style:display-name="toc 6" style:family="paragraph" style:parent-style-name="Standard" style:next-style-name="Standard">
      <style:paragraph-properties fo:margin-left="1.27cm" fo:margin-right="0cm" fo:hyphenation-ladder-count="no-limit" fo:text-indent="-1.27cm" style:auto-text-indent="false">
        <style:tab-stops>
          <style:tab-stop style:position="0cm"/>
          <style:tab-stop style:position="14.605cm"/>
          <style:tab-stop style:position="15.24cm" style:type="right"/>
        </style:tab-stops>
      </style:paragraph-properties>
      <style:text-properties fo:language="en" fo:country="US" fo:hyphenate="false" fo:hyphenation-remain-char-count="2" fo:hyphenation-push-char-count="2"/>
    </style:style>
    <style:style style:name="toc_20_7" style:display-name="toc 7" style:family="paragraph" style:parent-style-name="Standard" style:next-style-name="Standard">
      <style:paragraph-properties fo:margin-left="1.27cm" fo:margin-right="0cm" fo:hyphenation-ladder-count="no-limit" fo:text-indent="-1.27cm" style:auto-text-indent="false">
        <style:tab-stops/>
      </style:paragraph-properties>
      <style:text-properties fo:language="en" fo:country="US" fo:hyphenate="false" fo:hyphenation-remain-char-count="2" fo:hyphenation-push-char-count="2"/>
    </style:style>
    <style:style style:name="toc_20_8" style:display-name="toc 8" style:family="paragraph" style:parent-style-name="Standard" style:next-style-name="Standard">
      <style:paragraph-properties fo:margin-left="1.27cm" fo:margin-right="0cm" fo:hyphenation-ladder-count="no-limit" fo:text-indent="-1.27cm" style:auto-text-indent="false">
        <style:tab-stops>
          <style:tab-stop style:position="0cm"/>
          <style:tab-stop style:position="14.605cm"/>
          <style:tab-stop style:position="15.24cm" style:type="right"/>
        </style:tab-stops>
      </style:paragraph-properties>
      <style:text-properties fo:language="en" fo:country="US" fo:hyphenate="false" fo:hyphenation-remain-char-count="2" fo:hyphenation-push-char-count="2"/>
    </style:style>
    <style:style style:name="toc_20_9" style:display-name="toc 9" style:family="paragraph" style:parent-style-name="Standard" style:next-style-name="Standard">
      <style:paragraph-properties fo:margin-left="1.27cm" fo:margin-right="0cm" fo:hyphenation-ladder-count="no-limit" fo:text-indent="-1.27cm" style:auto-text-indent="false">
        <style:tab-stops>
          <style:tab-stop style:position="0cm"/>
          <style:tab-stop style:position="14.605cm" style:leader-style="dotted" style:leader-text="."/>
          <style:tab-stop style:position="15.24cm" style:type="right"/>
        </style:tab-stops>
      </style:paragraph-properties>
      <style:text-properties fo:language="en" fo:country="US" fo:hyphenate="false" fo:hyphenation-remain-char-count="2" fo:hyphenation-push-char-count="2"/>
    </style:style>
    <style:style style:name="índice_20_1" style:display-name="índice 1" style:family="paragraph" style:parent-style-name="Standard">
      <style:paragraph-properties fo:margin-left="2.54cm" fo:margin-right="1.27cm" fo:hyphenation-ladder-count="no-limit" fo:text-indent="-2.54cm" style:auto-text-indent="false">
        <style:tab-stops>
          <style:tab-stop style:position="0cm"/>
          <style:tab-stop style:position="13.335cm" style:leader-style="dotted" style:leader-text="."/>
          <style:tab-stop style:position="13.97cm" style:type="right"/>
        </style:tab-stops>
      </style:paragraph-properties>
      <style:text-properties fo:language="en" fo:country="US" fo:hyphenate="false" fo:hyphenation-remain-char-count="2" fo:hyphenation-push-char-count="2"/>
    </style:style>
    <style:style style:name="índice_20_2" style:display-name="índice 2" style:family="paragraph" style:parent-style-name="Standard">
      <style:paragraph-properties fo:margin-left="2.54cm" fo:margin-right="1.27cm" fo:hyphenation-ladder-count="no-limit" fo:text-indent="-1.27cm" style:auto-text-indent="false">
        <style:tab-stops>
          <style:tab-stop style:position="0cm"/>
          <style:tab-stop style:position="13.335cm" style:leader-style="dotted" style:leader-text="."/>
          <style:tab-stop style:position="13.97cm" style:type="right"/>
        </style:tab-stops>
      </style:paragraph-properties>
      <style:text-properties fo:language="en" fo:country="US" fo:hyphenate="false" fo:hyphenation-remain-char-count="2" fo:hyphenation-push-char-count="2"/>
    </style:style>
    <style:style style:name="toa" style:family="paragraph" style:parent-style-name="Standard">
      <style:paragraph-properties fo:hyphenation-ladder-count="no-limit">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epígrafe" style:family="paragraph" style:parent-style-name="Standard"/>
    <style:style style:name="footnote_20_text" style:display-name="footnote text" style:family="paragraph" style:parent-style-name="Standard">
      <style:text-properties fo:font-size="10pt"/>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style="italic" fo:font-weight="bold" style:font-style-complex="italic"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Numbering_20_Symbols_20__28_user_29_" style:display-name="Numbering Symbols (user)" style:family="text">
      <style:text-properties fo:font-size="12pt" fo:language="zxx" fo:country="none" style:language-asian="zxx" style:country-asian="none" style:font-size-complex="12pt"/>
    </style:style>
    <style:style style:name="WW8NumSt1z0" style:family="text">
      <style:text-properties style:font-name="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style style:name="WW8NumSt3z0" style:family="text">
      <style:text-properties style:use-window-font-color="true" style:font-name="Symbol" fo:font-size="12pt" fo:language="es" fo:country="ES" style:font-name-asian="Arial1" style:language-asian="zxx" style:country-asian="none" style:font-name-complex="Arial1" style:font-size-complex="12pt"/>
    </style:style>
    <style:style style:name="WW8NumSt4z0" style:family="text">
      <style:text-properties style:use-window-font-color="true" style:font-name="Symbol" fo:font-size="12pt" fo:language="es" fo:country="ES" style:font-name-asian="Arial1" style:language-asian="zxx" style:country-asian="none" style:font-name-complex="Arial1" style:font-size-complex="12pt"/>
    </style:style>
    <style:style style:name="WW8NumSt6z0" style:family="text">
      <style:text-properties style:use-window-font-color="true" style:font-name="Symbol" fo:font-size="12pt" fo:language="es" fo:country="ES" style:font-name-asian="Arial1" style:language-asian="zxx" style:country-asian="none" style:font-name-complex="Arial1" style:font-size-complex="12pt"/>
    </style:style>
    <style:style style:name="Fuente_20_de_20_párrafo_20_predeter." style:display-name="Fuente de párrafo predeter." style:family="text">
      <style:text-properties style:use-window-font-color="true" style:font-name="Times New Roman" fo:font-size="12pt" fo:language="es" fo:country="ES" style:font-name-asian="Arial1" style:language-asian="zxx" style:country-asian="none" style:font-name-complex="Arial1" style:font-size-complex="12pt"/>
    </style:style>
    <style:style style:name="Fuente_20_de_20_encabezado_20_predeter." style:display-name="Fuente de encabezado predeter." style:family="text">
      <style:text-properties style:use-window-font-color="true" style:font-name="Times New Roman" fo:font-size="12pt" fo:language="es" fo:country="ES" style:font-name-asian="Arial1" style:language-asian="zxx" style:country-asian="none" style:font-name-complex="Arial1" style:font-size-complex="12pt"/>
    </style:style>
    <style:style style:name="_5f_Equation_20_Caption" style:display-name="_Equation Caption" style:family="text">
      <style:text-properties style:use-window-font-color="true" style:font-name="Times New Roman" fo:font-size="12pt" fo:language="es" fo:country="ES" style:font-name-asian="Arial1" style:language-asian="zxx" style:country-asian="none" style:font-name-complex="Arial1" style:font-size-complex="12pt"/>
    </style:style>
    <style:style style:name="Endnote_20_Symbol_20__28_user_29_" style:display-name="Endnote Symbol (user)" style:family="text" style:parent-style-name="Fuente_20_de_20_párrafo_20_predeter.">
      <style:text-properties style:text-position="41% 100%"/>
    </style:style>
    <style:style style:name="Footnote_20_Symbol_20__28_user_29_" style:display-name="Footnote Symbol (user)" style:family="text" style:parent-style-name="Fuente_20_de_20_párrafo_20_predeter.">
      <style:text-properties style:text-position="41% 100%"/>
    </style:style>
    <style:style style:name="Footnote_20_anchor_20__28_user_29_" style:display-name="Footnote anchor (user)" style:family="text">
      <style:text-properties style:use-window-font-color="true" style:text-position="10% 100%" style:font-name="Times New Roman" fo:font-size="12pt" fo:language="es" fo:country="ES" style:font-name-asian="Arial1" style:language-asian="zxx" style:country-asian="none" style:font-name-complex="Arial1"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min-label-width="0.499cm"/>
      </text:list-level-style-number>
      <text:list-level-style-number text:level="2" text:style-name="RTF_5f_Num_20_2_20_2" style:num-suffix="." style:num-format="1">
        <style:list-level-properties text:space-before="0.501cm" text:min-label-width="0.499cm"/>
      </text:list-level-style-number>
      <text:list-level-style-number text:level="3" text:style-name="RTF_5f_Num_20_2_20_3" style:num-suffix="." style:num-format="1">
        <style:list-level-properties text:space-before="1cm" text:min-label-width="0.499cm"/>
      </text:list-level-style-number>
      <text:list-level-style-number text:level="4" text:style-name="RTF_5f_Num_20_2_20_4" style:num-suffix="." style:num-format="1">
        <style:list-level-properties text:space-before="1.501cm" text:min-label-width="0.499cm"/>
      </text:list-level-style-number>
      <text:list-level-style-number text:level="5" text:style-name="RTF_5f_Num_20_2_20_5" style:num-suffix="." style:num-format="1">
        <style:list-level-properties text:space-before="2cm" text:min-label-width="0.499cm"/>
      </text:list-level-style-number>
      <text:list-level-style-number text:level="6" text:style-name="RTF_5f_Num_20_2_20_6" style:num-suffix="." style:num-format="1">
        <style:list-level-properties text:space-before="2.501cm" text:min-label-width="0.499cm"/>
      </text:list-level-style-number>
      <text:list-level-style-number text:level="7" text:style-name="RTF_5f_Num_20_2_20_7" style:num-suffix="." style:num-format="1">
        <style:list-level-properties text:space-before="3.001cm" text:min-label-width="0.499cm"/>
      </text:list-level-style-number>
      <text:list-level-style-number text:level="8" text:style-name="RTF_5f_Num_20_2_20_8" style:num-suffix="." style:num-format="1">
        <style:list-level-properties text:space-before="3.502cm" text:min-label-width="0.499cm"/>
      </text:list-level-style-number>
      <text:list-level-style-number text:level="9" text:style-name="RTF_5f_Num_20_2_20_9" style:num-suffix="." style:num-format="1">
        <style:list-level-properties text:space-before="4.001cm" text:min-label-width="0.499cm"/>
      </text:list-level-style-number>
      <text:list-level-style-number text:level="10" text:style-name="RTF_5f_Num_20_2_20_10" style:num-suffix="." style:num-format="1">
        <style:list-level-properties text:space-before="4.502cm" text:min-label-width="0.499cm"/>
      </text:list-level-style-number>
    </text:list-style>
    <text:list-style style:name="RTF_5f_Num_20_3" style:display-name="RTF_Num 3" text:consecutive-numbering="true">
      <text:list-level-style-bullet text:level="1" text:style-name="RTF_5f_Num_20_3_20_1" style:num-suffix="." text:bullet-char="">
        <style:list-level-properties text:space-before="0.501cm" text:min-label-width="0.499cm"/>
        <style:text-properties style:font-name="Symbol"/>
      </text:list-level-style-bullet>
      <text:list-level-style-bullet text:level="2" text:style-name="RTF_5f_Num_20_3_20_1" style:num-suffix="." text:bullet-char="">
        <style:list-level-properties text:space-before="1.501cm" text:min-label-width="0.499cm"/>
        <style:text-properties style:font-name="Symbol"/>
      </text:list-level-style-bullet>
      <text:list-level-style-bullet text:level="3" text:style-name="RTF_5f_Num_20_3_20_1" style:num-suffix="." text:bullet-char="">
        <style:list-level-properties text:space-before="2.501cm" text:min-label-width="0.499cm"/>
        <style:text-properties style:font-name="Symbol"/>
      </text:list-level-style-bullet>
      <text:list-level-style-bullet text:level="4" text:style-name="RTF_5f_Num_20_3_20_1" style:num-suffix="." text:bullet-char="">
        <style:list-level-properties text:space-before="3.502cm" text:min-label-width="0.499cm"/>
        <style:text-properties style:font-name="Symbol"/>
      </text:list-level-style-bullet>
      <text:list-level-style-bullet text:level="5" text:style-name="RTF_5f_Num_20_3_20_1" style:num-suffix="." text:bullet-char="">
        <style:list-level-properties text:space-before="4.502cm" text:min-label-width="0.499cm"/>
        <style:text-properties style:font-name="Symbol"/>
      </text:list-level-style-bullet>
      <text:list-level-style-bullet text:level="6" text:style-name="RTF_5f_Num_20_3_20_1" style:num-suffix="." text:bullet-char="">
        <style:list-level-properties text:space-before="5.502cm" text:min-label-width="0.499cm"/>
        <style:text-properties style:font-name="Symbol"/>
      </text:list-level-style-bullet>
      <text:list-level-style-bullet text:level="7" text:style-name="RTF_5f_Num_20_3_20_1" style:num-suffix="." text:bullet-char="">
        <style:list-level-properties text:space-before="6.502cm" text:min-label-width="0.499cm"/>
        <style:text-properties style:font-name="Symbol"/>
      </text:list-level-style-bullet>
      <text:list-level-style-bullet text:level="8" text:style-name="RTF_5f_Num_20_3_20_1" style:num-suffix="." text:bullet-char="">
        <style:list-level-properties text:space-before="7.502cm" text:min-label-width="0.499cm"/>
        <style:text-properties style:font-name="Symbol"/>
      </text:list-level-style-bullet>
      <text:list-level-style-bullet text:level="9" text:style-name="RTF_5f_Num_20_3_20_1" style:num-suffix="." text:bullet-char="">
        <style:list-level-properties text:space-before="8.502cm" text:min-label-width="0.499cm"/>
        <style:text-properties style:font-name="Symbol"/>
      </text:list-level-style-bullet>
      <text:list-level-style-bullet text:level="10" text:style-name="RTF_5f_Num_20_3_20_1" style:num-suffix="." text:bullet-char="">
        <style:list-level-properties text:space-before="9.502cm" text:min-label-width="0.499cm"/>
        <style:text-properties style:font-name="Symbol"/>
      </text:list-level-style-bullet>
    </text:list-style>
    <text:list-style style:name="RTF_5f_Num_20_4" style:display-name="RTF_Num 4" text:consecutive-numbering="true">
      <text:list-level-style-bullet text:level="1" text:style-name="RTF_5f_Num_20_4_20_1" style:num-suffix="." text:bullet-char="">
        <style:list-level-properties text:min-label-width="0.499cm"/>
        <style:text-properties style:font-name="Symbol"/>
      </text:list-level-style-bullet>
      <text:list-level-style-bullet text:level="2" text:style-name="RTF_5f_Num_20_4_20_1" style:num-suffix="." text:bullet-char="">
        <style:list-level-properties text:space-before="0.499cm" text:min-label-width="0.499cm"/>
        <style:text-properties style:font-name="Symbol"/>
      </text:list-level-style-bullet>
      <text:list-level-style-bullet text:level="3" text:style-name="RTF_5f_Num_20_4_20_1" style:num-suffix="." text:bullet-char="">
        <style:list-level-properties text:space-before="0.999cm" text:min-label-width="0.499cm"/>
        <style:text-properties style:font-name="Symbol"/>
      </text:list-level-style-bullet>
      <text:list-level-style-bullet text:level="4" text:style-name="RTF_5f_Num_20_4_20_1" style:num-suffix="." text:bullet-char="">
        <style:list-level-properties text:space-before="1.498cm" text:min-label-width="0.499cm"/>
        <style:text-properties style:font-name="Symbol"/>
      </text:list-level-style-bullet>
      <text:list-level-style-bullet text:level="5" text:style-name="RTF_5f_Num_20_4_20_1" style:num-suffix="." text:bullet-char="">
        <style:list-level-properties text:space-before="1.997cm" text:min-label-width="0.499cm"/>
        <style:text-properties style:font-name="Symbol"/>
      </text:list-level-style-bullet>
      <text:list-level-style-bullet text:level="6" text:style-name="RTF_5f_Num_20_4_20_1" style:num-suffix="." text:bullet-char="">
        <style:list-level-properties text:space-before="2.496cm" text:min-label-width="0.499cm"/>
        <style:text-properties style:font-name="Symbol"/>
      </text:list-level-style-bullet>
      <text:list-level-style-bullet text:level="7" text:style-name="RTF_5f_Num_20_4_20_1" style:num-suffix="." text:bullet-char="">
        <style:list-level-properties text:space-before="2.995cm" text:min-label-width="0.499cm"/>
        <style:text-properties style:font-name="Symbol"/>
      </text:list-level-style-bullet>
      <text:list-level-style-bullet text:level="8" text:style-name="RTF_5f_Num_20_4_20_1" style:num-suffix="." text:bullet-char="">
        <style:list-level-properties text:space-before="3.494cm" text:min-label-width="0.499cm"/>
        <style:text-properties style:font-name="Symbol"/>
      </text:list-level-style-bullet>
      <text:list-level-style-bullet text:level="9" text:style-name="RTF_5f_Num_20_4_20_1" style:num-suffix="." text:bullet-char="">
        <style:list-level-properties text:space-before="3.994cm" text:min-label-width="0.499cm"/>
        <style:text-properties style:font-name="Symbol"/>
      </text:list-level-style-bullet>
      <text:list-level-style-bullet text:level="10" text:style-name="RTF_5f_Num_20_4_20_1" style:num-suffix="." text:bullet-char="">
        <style:list-level-properties text:space-before="4.493cm" text:min-label-width="0.499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min-label-width="0.499cm"/>
        <style:text-properties style:font-name="Symbol"/>
      </text:list-level-style-bullet>
      <text:list-level-style-bullet text:level="2" text:style-name="RTF_5f_Num_20_5_20_1" style:num-suffix="." text:bullet-char="">
        <style:list-level-properties text:space-before="0.499cm" text:min-label-width="0.499cm"/>
        <style:text-properties style:font-name="Symbol"/>
      </text:list-level-style-bullet>
      <text:list-level-style-bullet text:level="3" text:style-name="RTF_5f_Num_20_5_20_1" style:num-suffix="." text:bullet-char="">
        <style:list-level-properties text:space-before="0.999cm" text:min-label-width="0.499cm"/>
        <style:text-properties style:font-name="Symbol"/>
      </text:list-level-style-bullet>
      <text:list-level-style-bullet text:level="4" text:style-name="RTF_5f_Num_20_5_20_1" style:num-suffix="." text:bullet-char="">
        <style:list-level-properties text:space-before="1.498cm" text:min-label-width="0.499cm"/>
        <style:text-properties style:font-name="Symbol"/>
      </text:list-level-style-bullet>
      <text:list-level-style-bullet text:level="5" text:style-name="RTF_5f_Num_20_5_20_1" style:num-suffix="." text:bullet-char="">
        <style:list-level-properties text:space-before="1.997cm" text:min-label-width="0.499cm"/>
        <style:text-properties style:font-name="Symbol"/>
      </text:list-level-style-bullet>
      <text:list-level-style-bullet text:level="6" text:style-name="RTF_5f_Num_20_5_20_1" style:num-suffix="." text:bullet-char="">
        <style:list-level-properties text:space-before="2.496cm" text:min-label-width="0.499cm"/>
        <style:text-properties style:font-name="Symbol"/>
      </text:list-level-style-bullet>
      <text:list-level-style-bullet text:level="7" text:style-name="RTF_5f_Num_20_5_20_1" style:num-suffix="." text:bullet-char="">
        <style:list-level-properties text:space-before="2.995cm" text:min-label-width="0.499cm"/>
        <style:text-properties style:font-name="Symbol"/>
      </text:list-level-style-bullet>
      <text:list-level-style-bullet text:level="8" text:style-name="RTF_5f_Num_20_5_20_1" style:num-suffix="." text:bullet-char="">
        <style:list-level-properties text:space-before="3.494cm" text:min-label-width="0.499cm"/>
        <style:text-properties style:font-name="Symbol"/>
      </text:list-level-style-bullet>
      <text:list-level-style-bullet text:level="9" text:style-name="RTF_5f_Num_20_5_20_1" style:num-suffix="." text:bullet-char="">
        <style:list-level-properties text:space-before="3.994cm" text:min-label-width="0.499cm"/>
        <style:text-properties style:font-name="Symbol"/>
      </text:list-level-style-bullet>
      <text:list-level-style-bullet text:level="10" text:style-name="RTF_5f_Num_20_5_20_1" style:num-suffix="." text:bullet-char="">
        <style:list-level-properties text:space-before="4.493cm" text:min-label-width="0.499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space-before="1cm" text:min-label-width="0.499cm"/>
        <style:text-properties style:font-name="Symbol"/>
      </text:list-level-style-bullet>
      <text:list-level-style-bullet text:level="2" text:style-name="RTF_5f_Num_20_6_20_1" style:num-suffix="." text:bullet-char="">
        <style:list-level-properties text:space-before="2.5cm" text:min-label-width="0.499cm"/>
        <style:text-properties style:font-name="Symbol"/>
      </text:list-level-style-bullet>
      <text:list-level-style-bullet text:level="3" text:style-name="RTF_5f_Num_20_6_20_1" style:num-suffix="." text:bullet-char="">
        <style:list-level-properties text:space-before="3.999cm" text:min-label-width="0.499cm"/>
        <style:text-properties style:font-name="Symbol"/>
      </text:list-level-style-bullet>
      <text:list-level-style-bullet text:level="4" text:style-name="RTF_5f_Num_20_6_20_1" style:num-suffix="." text:bullet-char="">
        <style:list-level-properties text:space-before="5.498cm" text:min-label-width="0.499cm"/>
        <style:text-properties style:font-name="Symbol"/>
      </text:list-level-style-bullet>
      <text:list-level-style-bullet text:level="5" text:style-name="RTF_5f_Num_20_6_20_1" style:num-suffix="." text:bullet-char="">
        <style:list-level-properties text:space-before="6.998cm" text:min-label-width="0.499cm"/>
        <style:text-properties style:font-name="Symbol"/>
      </text:list-level-style-bullet>
      <text:list-level-style-bullet text:level="6" text:style-name="RTF_5f_Num_20_6_20_1" style:num-suffix="." text:bullet-char="">
        <style:list-level-properties text:space-before="8.497cm" text:min-label-width="0.499cm"/>
        <style:text-properties style:font-name="Symbol"/>
      </text:list-level-style-bullet>
      <text:list-level-style-bullet text:level="7" text:style-name="RTF_5f_Num_20_6_20_1" style:num-suffix="." text:bullet-char="">
        <style:list-level-properties text:space-before="9.996cm" text:min-label-width="0.499cm"/>
        <style:text-properties style:font-name="Symbol"/>
      </text:list-level-style-bullet>
      <text:list-level-style-bullet text:level="8" text:style-name="RTF_5f_Num_20_6_20_1" style:num-suffix="." text:bullet-char="">
        <style:list-level-properties text:space-before="11.495cm" text:min-label-width="0.499cm"/>
        <style:text-properties style:font-name="Symbol"/>
      </text:list-level-style-bullet>
      <text:list-level-style-bullet text:level="9" text:style-name="RTF_5f_Num_20_6_20_1" style:num-suffix="." text:bullet-char="">
        <style:list-level-properties text:space-before="12.995cm" text:min-label-width="0.499cm"/>
        <style:text-properties style:font-name="Symbol"/>
      </text:list-level-style-bullet>
      <text:list-level-style-bullet text:level="10" text:style-name="RTF_5f_Num_20_6_20_1" style:num-suffix="." text:bullet-char="">
        <style:list-level-properties text:space-before="14.494cm" text:min-label-width="0.499cm"/>
        <style:text-properties style:font-name="Symbol"/>
      </text:list-level-style-bullet>
    </text:list-style>
    <text:list-style style:name="WW8Num6" text:consecutive-numbering="true">
      <text:list-level-style-number text:level="1" text:style-name="RTF_5f_Num_20_7_20_1" style:num-suffix=")" style:num-format="a" style:num-letter-sync="true">
        <style:list-level-properties text:min-label-width="0.499cm"/>
      </text:list-level-style-number>
      <text:list-level-style-number text:level="2" text:style-name="RTF_5f_Num_20_7_20_1" style:num-suffix=")" style:num-format="a" style:num-letter-sync="true">
        <style:list-level-properties text:space-before="0.499cm" text:min-label-width="0.499cm"/>
      </text:list-level-style-number>
      <text:list-level-style-number text:level="3" text:style-name="RTF_5f_Num_20_7_20_1" style:num-suffix=")" style:num-format="a" style:num-letter-sync="true">
        <style:list-level-properties text:space-before="0.999cm" text:min-label-width="0.499cm"/>
      </text:list-level-style-number>
      <text:list-level-style-number text:level="4" text:style-name="RTF_5f_Num_20_7_20_1" style:num-suffix=")" style:num-format="a" style:num-letter-sync="true">
        <style:list-level-properties text:space-before="1.498cm" text:min-label-width="0.499cm"/>
      </text:list-level-style-number>
      <text:list-level-style-number text:level="5" text:style-name="RTF_5f_Num_20_7_20_1" style:num-suffix=")" style:num-format="a" style:num-letter-sync="true">
        <style:list-level-properties text:space-before="1.997cm" text:min-label-width="0.499cm"/>
      </text:list-level-style-number>
      <text:list-level-style-number text:level="6" text:style-name="RTF_5f_Num_20_7_20_1" style:num-suffix=")" style:num-format="a" style:num-letter-sync="true">
        <style:list-level-properties text:space-before="2.496cm" text:min-label-width="0.499cm"/>
      </text:list-level-style-number>
      <text:list-level-style-number text:level="7" text:style-name="RTF_5f_Num_20_7_20_1" style:num-suffix=")" style:num-format="a" style:num-letter-sync="true">
        <style:list-level-properties text:space-before="2.995cm" text:min-label-width="0.499cm"/>
      </text:list-level-style-number>
      <text:list-level-style-number text:level="8" text:style-name="RTF_5f_Num_20_7_20_1" style:num-suffix=")" style:num-format="a" style:num-letter-sync="true">
        <style:list-level-properties text:space-before="3.494cm" text:min-label-width="0.499cm"/>
      </text:list-level-style-number>
      <text:list-level-style-number text:level="9" text:style-name="RTF_5f_Num_20_7_20_1" style:num-suffix=")" style:num-format="a" style:num-letter-sync="true">
        <style:list-level-properties text:space-before="3.994cm" text:min-label-width="0.499cm"/>
      </text:list-level-style-number>
      <text:list-level-style-number text:level="10" text:style-name="RTF_5f_Num_20_7_20_1" style:num-suffix=")" style:num-format="a" style:num-letter-sync="true">
        <style:list-level-properties text:space-before="4.493cm" text:min-label-width="0.499cm"/>
      </text:list-level-style-number>
    </text:list-style>
    <text:list-style style:name="WW8Num5" text:consecutive-numbering="true">
      <text:list-level-style-number text:level="1" text:style-name="RTF_5f_Num_20_7_20_1" style:num-suffix=")" style:num-format="a" style:num-letter-sync="true">
        <style:list-level-properties text:space-before="0.501cm" text:min-label-width="0.499cm"/>
      </text:list-level-style-number>
      <text:list-level-style-number text:level="2" text:style-name="RTF_5f_Num_20_7_20_1" style:num-suffix=")" style:num-format="a" style:num-letter-sync="true">
        <style:list-level-properties text:space-before="1.501cm" text:min-label-width="0.499cm"/>
      </text:list-level-style-number>
      <text:list-level-style-number text:level="3" text:style-name="RTF_5f_Num_20_7_20_1" style:num-suffix=")" style:num-format="a" style:num-letter-sync="true">
        <style:list-level-properties text:space-before="2.501cm" text:min-label-width="0.499cm"/>
      </text:list-level-style-number>
      <text:list-level-style-number text:level="4" text:style-name="RTF_5f_Num_20_7_20_1" style:num-suffix=")" style:num-format="a" style:num-letter-sync="true">
        <style:list-level-properties text:space-before="3.502cm" text:min-label-width="0.499cm"/>
      </text:list-level-style-number>
      <text:list-level-style-number text:level="5" text:style-name="RTF_5f_Num_20_7_20_1" style:num-suffix=")" style:num-format="a" style:num-letter-sync="true">
        <style:list-level-properties text:space-before="4.502cm" text:min-label-width="0.499cm"/>
      </text:list-level-style-number>
      <text:list-level-style-number text:level="6" text:style-name="RTF_5f_Num_20_7_20_1" style:num-suffix=")" style:num-format="a" style:num-letter-sync="true">
        <style:list-level-properties text:space-before="5.502cm" text:min-label-width="0.499cm"/>
      </text:list-level-style-number>
      <text:list-level-style-number text:level="7" text:style-name="RTF_5f_Num_20_7_20_1" style:num-suffix=")" style:num-format="a" style:num-letter-sync="true">
        <style:list-level-properties text:space-before="6.502cm" text:min-label-width="0.499cm"/>
      </text:list-level-style-number>
      <text:list-level-style-number text:level="8" text:style-name="RTF_5f_Num_20_7_20_1" style:num-suffix=")" style:num-format="a" style:num-letter-sync="true">
        <style:list-level-properties text:space-before="7.502cm" text:min-label-width="0.499cm"/>
      </text:list-level-style-number>
      <text:list-level-style-number text:level="9" text:style-name="RTF_5f_Num_20_7_20_1" style:num-suffix=")" style:num-format="a" style:num-letter-sync="true">
        <style:list-level-properties text:space-before="8.502cm" text:min-label-width="0.499cm"/>
      </text:list-level-style-number>
      <text:list-level-style-number text:level="10" text:style-name="RTF_5f_Num_20_7_20_1" style:num-suffix=")" style:num-format="a" style:num-letter-sync="true">
        <style:list-level-properties text:space-before="9.502cm" text:min-label-width="0.499cm"/>
      </text:list-level-style-number>
    </text:list-style>
    <text:list-style style:name="WW8Num4" text:consecutive-numbering="true">
      <text:list-level-style-number text:level="1" text:style-name="RTF_5f_Num_20_7_20_1" style:num-suffix="." style:num-format="1">
        <style:list-level-properties text:min-label-width="0.499cm"/>
      </text:list-level-style-number>
      <text:list-level-style-number text:level="2" text:style-name="RTF_5f_Num_20_7_20_1" style:num-suffix="." style:num-format="1">
        <style:list-level-properties text:space-before="0.499cm" text:min-label-width="0.499cm"/>
      </text:list-level-style-number>
      <text:list-level-style-number text:level="3" text:style-name="RTF_5f_Num_20_7_20_1" style:num-suffix="." style:num-format="1">
        <style:list-level-properties text:space-before="0.999cm" text:min-label-width="0.499cm"/>
      </text:list-level-style-number>
      <text:list-level-style-number text:level="4" text:style-name="RTF_5f_Num_20_7_20_1" style:num-suffix="." style:num-format="1">
        <style:list-level-properties text:space-before="1.498cm" text:min-label-width="0.499cm"/>
      </text:list-level-style-number>
      <text:list-level-style-number text:level="5" text:style-name="RTF_5f_Num_20_7_20_1" style:num-suffix="." style:num-format="1">
        <style:list-level-properties text:space-before="1.997cm" text:min-label-width="0.499cm"/>
      </text:list-level-style-number>
      <text:list-level-style-number text:level="6" text:style-name="RTF_5f_Num_20_7_20_1" style:num-suffix="." style:num-format="1">
        <style:list-level-properties text:space-before="2.496cm" text:min-label-width="0.499cm"/>
      </text:list-level-style-number>
      <text:list-level-style-number text:level="7" text:style-name="RTF_5f_Num_20_7_20_1" style:num-suffix="." style:num-format="1">
        <style:list-level-properties text:space-before="2.995cm" text:min-label-width="0.499cm"/>
      </text:list-level-style-number>
      <text:list-level-style-number text:level="8" text:style-name="RTF_5f_Num_20_7_20_1" style:num-suffix="." style:num-format="1">
        <style:list-level-properties text:space-before="3.494cm" text:min-label-width="0.499cm"/>
      </text:list-level-style-number>
      <text:list-level-style-number text:level="9" text:style-name="RTF_5f_Num_20_7_20_1" style:num-suffix="." style:num-format="1">
        <style:list-level-properties text:space-before="3.994cm" text:min-label-width="0.499cm"/>
      </text:list-level-style-number>
      <text:list-level-style-number text:level="10" text:style-name="RTF_5f_Num_20_7_20_1" style:num-suffix="." style:num-format="1">
        <style:list-level-properties text:space-before="4.493cm" text:min-label-width="0.499cm"/>
      </text:list-level-style-number>
    </text:list-style>
    <text:list-style style:name="WW8Num3" text:consecutive-numbering="true">
      <text:list-level-style-number text:level="1" text:style-name="RTF_5f_Num_20_7_20_1" style:num-suffix=")" style:num-format="a" style:num-letter-sync="true">
        <style:list-level-properties text:min-label-width="0.499cm"/>
      </text:list-level-style-number>
      <text:list-level-style-number text:level="2" text:style-name="RTF_5f_Num_20_7_20_1" style:num-suffix=")" style:num-format="a" style:num-letter-sync="true">
        <style:list-level-properties text:space-before="0.499cm" text:min-label-width="0.499cm"/>
      </text:list-level-style-number>
      <text:list-level-style-number text:level="3" text:style-name="RTF_5f_Num_20_7_20_1" style:num-suffix=")" style:num-format="a" style:num-letter-sync="true">
        <style:list-level-properties text:space-before="0.999cm" text:min-label-width="0.499cm"/>
      </text:list-level-style-number>
      <text:list-level-style-number text:level="4" text:style-name="RTF_5f_Num_20_7_20_1" style:num-suffix=")" style:num-format="a" style:num-letter-sync="true">
        <style:list-level-properties text:space-before="1.498cm" text:min-label-width="0.499cm"/>
      </text:list-level-style-number>
      <text:list-level-style-number text:level="5" text:style-name="RTF_5f_Num_20_7_20_1" style:num-suffix=")" style:num-format="a" style:num-letter-sync="true">
        <style:list-level-properties text:space-before="1.997cm" text:min-label-width="0.499cm"/>
      </text:list-level-style-number>
      <text:list-level-style-number text:level="6" text:style-name="RTF_5f_Num_20_7_20_1" style:num-suffix=")" style:num-format="a" style:num-letter-sync="true">
        <style:list-level-properties text:space-before="2.496cm" text:min-label-width="0.499cm"/>
      </text:list-level-style-number>
      <text:list-level-style-number text:level="7" text:style-name="RTF_5f_Num_20_7_20_1" style:num-suffix=")" style:num-format="a" style:num-letter-sync="true">
        <style:list-level-properties text:space-before="2.995cm" text:min-label-width="0.499cm"/>
      </text:list-level-style-number>
      <text:list-level-style-number text:level="8" text:style-name="RTF_5f_Num_20_7_20_1" style:num-suffix=")" style:num-format="a" style:num-letter-sync="true">
        <style:list-level-properties text:space-before="3.494cm" text:min-label-width="0.499cm"/>
      </text:list-level-style-number>
      <text:list-level-style-number text:level="9" text:style-name="RTF_5f_Num_20_7_20_1" style:num-suffix=")" style:num-format="a" style:num-letter-sync="true">
        <style:list-level-properties text:space-before="3.994cm" text:min-label-width="0.499cm"/>
      </text:list-level-style-number>
      <text:list-level-style-number text:level="10" text:style-name="RTF_5f_Num_20_7_20_1" style:num-suffix=")" style:num-format="a" style:num-letter-sync="true">
        <style:list-level-properties text:space-before="4.493cm" text:min-label-width="0.499cm"/>
      </text:list-level-style-number>
    </text:list-style>
    <text:list-style style:name="WW8Num2" text:consecutive-numbering="true">
      <text:list-level-style-number text:level="1" text:style-name="RTF_5f_Num_20_7_20_1" style:num-suffix=")" style:num-format="a" style:num-letter-sync="true">
        <style:list-level-properties text:space-before="1cm" text:min-label-width="0.499cm"/>
      </text:list-level-style-number>
      <text:list-level-style-number text:level="2" text:style-name="RTF_5f_Num_20_7_20_1" style:num-suffix=")" style:num-format="a" style:num-letter-sync="true">
        <style:list-level-properties text:space-before="2.5cm" text:min-label-width="0.499cm"/>
      </text:list-level-style-number>
      <text:list-level-style-number text:level="3" text:style-name="RTF_5f_Num_20_7_20_1" style:num-suffix=")" style:num-format="a" style:num-letter-sync="true">
        <style:list-level-properties text:space-before="3.999cm" text:min-label-width="0.499cm"/>
      </text:list-level-style-number>
      <text:list-level-style-number text:level="4" text:style-name="RTF_5f_Num_20_7_20_1" style:num-suffix=")" style:num-format="a" style:num-letter-sync="true">
        <style:list-level-properties text:space-before="5.498cm" text:min-label-width="0.499cm"/>
      </text:list-level-style-number>
      <text:list-level-style-number text:level="5" text:style-name="RTF_5f_Num_20_7_20_1" style:num-suffix=")" style:num-format="a" style:num-letter-sync="true">
        <style:list-level-properties text:space-before="6.998cm" text:min-label-width="0.499cm"/>
      </text:list-level-style-number>
      <text:list-level-style-number text:level="6" text:style-name="RTF_5f_Num_20_7_20_1" style:num-suffix=")" style:num-format="a" style:num-letter-sync="true">
        <style:list-level-properties text:space-before="8.497cm" text:min-label-width="0.499cm"/>
      </text:list-level-style-number>
      <text:list-level-style-number text:level="7" text:style-name="RTF_5f_Num_20_7_20_1" style:num-suffix=")" style:num-format="a" style:num-letter-sync="true">
        <style:list-level-properties text:space-before="9.996cm" text:min-label-width="0.499cm"/>
      </text:list-level-style-number>
      <text:list-level-style-number text:level="8" text:style-name="RTF_5f_Num_20_7_20_1" style:num-suffix=")" style:num-format="a" style:num-letter-sync="true">
        <style:list-level-properties text:space-before="11.495cm" text:min-label-width="0.499cm"/>
      </text:list-level-style-number>
      <text:list-level-style-number text:level="9" text:style-name="RTF_5f_Num_20_7_20_1" style:num-suffix=")" style:num-format="a" style:num-letter-sync="true">
        <style:list-level-properties text:space-before="12.995cm" text:min-label-width="0.499cm"/>
      </text:list-level-style-number>
      <text:list-level-style-number text:level="10" text:style-name="RTF_5f_Num_20_7_20_1" style:num-suffix=")" style:num-format="a" style:num-letter-sync="true">
        <style:list-level-properties text:space-before="14.494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Quadre">
      <style:footer>
        <text:p text:style-name="MP1">Pàg. <text:page-number text:select-page="current">6</text:page-number></text:p>
      </style:footer>
    </style:master-page>
    <style:master-page style:name="Quadre" style:page-layout-name="Mpm2" style:next-style-name="Standard">
      <style:footer>
        <text:p text:style-name="MP1">Pàg.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5-28T16:38:26</meta:creation-date>
    <dc:date>2011-03-15T09:30:29</dc:date>
    <dc:language>es-ES</dc:language>
    <meta:editing-cycles>653</meta:editing-cycles>
    <meta:editing-duration>PT49H39M09S</meta:editing-duration>
    <meta:document-statistic meta:table-count="32" meta:image-count="0" meta:object-count="0" meta:page-count="71" meta:paragraph-count="1701" meta:word-count="23137" meta:character-count="150096"/>
    <dc:creator>Sergi Badenas</dc:creator>
    <meta:user-defined meta:name="Info 1"/>
    <meta:user-defined meta:name="Info 2"/>
    <meta:user-defined meta:name="Info 3"/>
    <meta:user-defined meta:name="Info 4"/>
  </office:meta>
</office:document-meta>
</file>